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draw:stroke="solid" draw:stroke-dash="Dash_20_1" svg:stroke-width="0cm" svg:stroke-color="#000000" draw:stroke-linejoin="none" draw:fill="solid" draw:fill-color="#99ccff" draw:textarea-horizontal-align="center" draw:textarea-vertical-align="middle"/>
    </style:style>
    <style:style style:name="gr5" style:family="graphic" style:parent-style-name="standard">
      <style:graphic-properties svg:stroke-width="0cm" draw:marker-start-width="0.2cm" draw:marker-end-width="0.2cm" draw:fill="solid" draw:fill-color="#9966cc" draw:textarea-horizontal-align="justify" draw:textarea-vertical-align="middle" draw:auto-grow-height="false" fo:padding-top="0.125cm" fo:padding-bottom="0.125cm" fo:padding-left="0.25cm" fo:padding-right="0.25cm" draw:shadow="hidden"/>
    </style:style>
    <style:style style:name="gr6" style:family="graphic" style:parent-style-name="standard">
      <style:graphic-properties svg:stroke-width="0cm" svg:stroke-color="#808080" draw:marker-start-width="0.2cm" draw:marker-end-width="0.2cm" draw:fill="solid" draw:fill-color="#000000" draw:textarea-horizontal-align="justify" draw:textarea-vertical-align="middle" draw:auto-grow-height="false" fo:padding-top="0.125cm" fo:padding-bottom="0.125cm" fo:padding-left="0.25cm" fo:padding-right="0.25cm" draw:shadow="hidden"/>
    </style:style>
    <style:style style:name="gr7" style:family="graphic" style:parent-style-name="standard">
      <style:graphic-properties svg:stroke-width="0cm" draw:marker-start-width="0.2cm" draw:marker-end-width="0.2cm" draw:fill="solid" draw:fill-color="#000000" draw:textarea-horizontal-align="justify" draw:textarea-vertical-align="middle" draw:auto-grow-height="false" fo:padding-top="0.125cm" fo:padding-bottom="0.125cm" fo:padding-left="0.25cm" fo:padding-right="0.25cm" draw:shadow="hidden"/>
    </style:style>
    <style:style style:name="gr8" style:family="graphic" style:parent-style-name="standard">
      <style:graphic-properties draw:textarea-horizontal-align="center" draw:textarea-vertical-align="middle" draw:auto-grow-height="false" fo:min-height="0.749cm" fo:min-width="0.499cm" draw:shadow="hidden"/>
    </style:style>
    <style:style style:name="gr9" style:family="graphic" style:parent-style-name="standard">
      <style:graphic-properties svg:stroke-width="0cm" draw:marker-start-width="0.2cm" draw:marker-end-width="0.2cm" draw:fill="solid" draw:fill-color="#ff3366" draw:textarea-horizontal-align="justify" draw:textarea-vertical-align="middle" draw:auto-grow-height="false" fo:padding-top="0.125cm" fo:padding-bottom="0.125cm" fo:padding-left="0.25cm" fo:padding-right="0.25cm" draw:shadow="hidden"/>
    </style:style>
    <style:style style:name="gr10" style:family="graphic" style:parent-style-name="standard">
      <style:graphic-properties svg:stroke-width="0cm" draw:marker-start-width="0.2cm" draw:marker-end-width="0.2cm" draw:fill="solid" draw:fill-color="#008080" draw:textarea-horizontal-align="justify" draw:textarea-vertical-align="middle" draw:auto-grow-height="false" fo:padding-top="0.125cm" fo:padding-bottom="0.125cm" fo:padding-left="0.25cm" fo:padding-right="0.25cm" draw:shadow="hidden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 draw:shadow="hidden"/>
    </style:style>
    <style:style style:name="gr12" style:family="graphic" style:parent-style-name="standard">
      <style:graphic-properties draw:fill="solid" draw:fill-color="#ff6633" draw:textarea-horizontal-align="justify" draw:textarea-vertical-align="middle" draw:auto-grow-height="false" draw:shadow="hidden"/>
    </style:style>
    <style:style style:name="gr13" style:family="graphic" style:parent-style-name="standard">
      <style:graphic-properties draw:fill="solid" draw:fill-color="#ff6633" draw:textarea-horizontal-align="center" draw:textarea-vertical-align="middle" draw:auto-grow-height="false" fo:min-height="0.749cm" fo:min-width="0.499cm" draw:shadow="hidden"/>
    </style:style>
    <style:style style:name="gr14" style:family="graphic" style:parent-style-name="standard">
      <style:graphic-properties draw:fill="solid" draw:fill-color="#23ff23" draw:textarea-horizontal-align="justify" draw:textarea-vertical-align="middle" draw:auto-grow-height="false" draw:shadow="hidden"/>
    </style:style>
    <style:style style:name="gr15" style:family="graphic" style:parent-style-name="standard">
      <style:graphic-properties draw:fill="solid" draw:fill-color="#23ff23" draw:textarea-horizontal-align="center" draw:textarea-vertical-align="middle" draw:auto-grow-height="false" fo:min-height="0.749cm" fo:min-width="0.499cm" draw:shadow="hidden"/>
    </style:style>
    <style:style style:name="gr16" style:family="graphic" style:parent-style-name="standard">
      <style:graphic-properties draw:fill="solid" draw:fill-color="#ff8080" draw:textarea-horizontal-align="center" draw:textarea-vertical-align="middle" draw:auto-grow-height="false" fo:min-height="0.749cm" fo:min-width="0.499cm" draw:shadow="hidden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solid" draw:stroke-dash="Dash_20_1" svg:stroke-width="0cm" svg:stroke-color="#000000" draw:stroke-linejoin="none" draw:fill="solid" draw:fill-color="#ffff00" draw:textarea-horizontal-align="center" draw:textarea-vertical-align="middle"/>
    </style:style>
    <style:style style:name="gr19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20" style:family="graphic" style:parent-style-name="standard" style:list-style-name="L1">
      <style:graphic-properties draw:stroke="solid" draw:stroke-dash="Dash_20_1" svg:stroke-width="0.05cm" svg:stroke-color="#808080" draw:marker-start="" draw:marker-start-width="0.275cm" draw:marker-start-center="false" draw:marker-end="" draw:marker-end-width="0.275cm" draw:marker-end-center="false" svg:stroke-opacity="100%" draw:stroke-linejoin="round" draw:fill="solid" draw:fill-color="#0099ff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solid" draw:stroke-dash="Dash_20_1" svg:stroke-width="0.05cm" svg:stroke-color="#808080" draw:marker-start="" draw:marker-start-width="0.275cm" draw:marker-start-center="false" draw:marker-end="" draw:marker-end-width="0.275cm" draw:marker-end-center="false" svg:stroke-opacity="100%" draw:stroke-linejoin="round" draw:fill="solid" draw:fill-color="#0099ff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solid" draw:stroke-dash="Dash_20_1" svg:stroke-width="0.05cm" svg:stroke-color="#808080" draw:marker-start="" draw:marker-start-width="0.275cm" draw:marker-start-center="false" draw:marker-end="" draw:marker-end-width="0.275cm" draw:marker-end-center="false" svg:stroke-opacity="100%" draw:stroke-linejoin="round" draw:fill="solid" draw:fill-color="#0099ff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Dash_20_1" svg:stroke-width="0.05cm" svg:stroke-color="#808080" draw:marker-start="" draw:marker-start-width="0.275cm" draw:marker-start-center="false" draw:marker-end="" draw:marker-end-width="0.275cm" draw:marker-end-center="false" svg:stroke-opacity="100%" draw:stroke-linejoin="round" draw:fill="solid" draw:fill-color="#0099ff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1">
      <style:graphic-properties draw:stroke="solid" draw:stroke-dash="Dash_20_1" svg:stroke-width="0.05cm" svg:stroke-color="#808080" draw:marker-start="" draw:marker-start-width="0.275cm" draw:marker-start-center="false" draw:marker-end="" draw:marker-end-width="0.275cm" draw:marker-end-center="false" svg:stroke-opacity="100%" draw:stroke-linejoin="round" draw:fill="solid" draw:fill-color="#0099ff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1">
      <style:graphic-properties draw:stroke="solid" draw:stroke-dash="Dash_20_1" svg:stroke-width="0.05cm" svg:stroke-color="#808080" draw:marker-start="" draw:marker-start-width="0.275cm" draw:marker-start-center="false" draw:marker-end="" draw:marker-end-width="0.275cm" draw:marker-end-center="false" svg:stroke-opacity="100%" draw:stroke-linejoin="round" draw:fill="solid" draw:fill-color="#0099ff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2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8" style:family="graphic" style:parent-style-name="standard">
      <style:graphic-properties draw:fill="solid" draw:fill-color="#ffff00" draw:textarea-horizontal-align="justify" draw:textarea-vertical-align="middle" draw:auto-grow-height="false" draw:shadow="hidden"/>
    </style:style>
    <style:style style:name="gr29" style:family="graphic" style:parent-style-name="standard" style:list-style-name="L1">
      <style:graphic-properties draw:stroke="solid" draw:stroke-dash="Dash_20_1" svg:stroke-width="0.1cm" svg:stroke-color="#ffffff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standard" style:list-style-name="L1">
      <style:graphic-properties draw:stroke="solid" draw:stroke-dash="Dash_20_1" svg:stroke-width="0.1cm" svg:stroke-color="#ffffff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 style:list-style-name="L1">
      <style:graphic-properties draw:stroke="solid" draw:stroke-dash="Dash_20_1" svg:stroke-width="0.1cm" svg:stroke-color="#ffffff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1">
      <style:graphic-properties draw:stroke="solid" draw:stroke-dash="Dash_20_1" svg:stroke-width="0.1cm" svg:stroke-color="#ffffff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 style:list-style-name="L1">
      <style:graphic-properties draw:stroke="solid" draw:stroke-dash="Dash_20_1" svg:stroke-width="0.1cm" svg:stroke-color="#ffffff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35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9966cc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6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7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9966cc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8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standard" style:list-style-name="L1">
      <style:graphic-properties draw:stroke="solid" draw:stroke-dash="Dash_20_1" svg:stroke-width="0.1cm" svg:stroke-color="#ffffff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standard" style:list-style-name="L1">
      <style:graphic-properties draw:stroke="solid" draw:stroke-dash="Dash_20_1" svg:stroke-width="0.1cm" svg:stroke-color="#ffffff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standard" style:list-style-name="L1">
      <style:graphic-properties draw:stroke="solid" draw:stroke-dash="Dash_20_1" svg:stroke-width="0.1cm" svg:stroke-color="#ffffff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2" style:family="graphic" style:parent-style-name="standard" style:list-style-name="L1">
      <style:graphic-properties draw:stroke="solid" draw:stroke-dash="Dash_20_1" svg:stroke-width="0.1cm" svg:stroke-color="#ffffff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3" style:family="graphic" style:parent-style-name="standard" style:list-style-name="L1">
      <style:graphic-properties draw:stroke="solid" draw:stroke-dash="Dash_20_1" svg:stroke-width="0.1cm" svg:stroke-color="#ffffff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4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6633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5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6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6633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7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8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9" style:family="graphic" style:parent-style-name="standard" style:list-style-name="L1">
      <style:graphic-properties draw:stroke="solid" draw:stroke-dash="Dash_20_1" svg:stroke-width="0.1cm" svg:stroke-color="#ffffff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0" style:family="graphic" style:parent-style-name="standard" style:list-style-name="L1">
      <style:graphic-properties draw:stroke="solid" draw:stroke-dash="Dash_20_1" svg:stroke-width="0.1cm" svg:stroke-color="#ffffff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1" style:family="graphic" style:parent-style-name="standard" style:list-style-name="L1">
      <style:graphic-properties draw:stroke="solid" draw:stroke-dash="Dash_20_1" svg:stroke-width="0.1cm" svg:stroke-color="#ffffff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2" style:family="graphic" style:parent-style-name="standard" style:list-style-name="L1">
      <style:graphic-properties draw:stroke="solid" draw:stroke-dash="Dash_20_1" svg:stroke-width="0.1cm" svg:stroke-color="#ffffff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3" style:family="graphic" style:parent-style-name="standard" style:list-style-name="L1">
      <style:graphic-properties draw:stroke="solid" draw:stroke-dash="Dash_20_1" svg:stroke-width="0.1cm" svg:stroke-color="#ffffff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4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6633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5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6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6633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7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8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9" style:family="graphic" style:parent-style-name="standard" style:list-style-name="L1">
      <style:graphic-properties draw:stroke="solid" draw:stroke-dash="Dash_20_1" svg:stroke-width="0.1cm" svg:stroke-color="#ffffff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0" style:family="graphic" style:parent-style-name="standard" style:list-style-name="L1">
      <style:graphic-properties draw:stroke="solid" draw:stroke-dash="Dash_20_1" svg:stroke-width="0.1cm" svg:stroke-color="#ffffff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1" style:family="graphic" style:parent-style-name="standard" style:list-style-name="L1">
      <style:graphic-properties draw:stroke="solid" draw:stroke-dash="Dash_20_1" svg:stroke-width="0.1cm" svg:stroke-color="#ffffff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2" style:family="graphic" style:parent-style-name="standard" style:list-style-name="L1">
      <style:graphic-properties draw:stroke="solid" draw:stroke-dash="Dash_20_1" svg:stroke-width="0.1cm" svg:stroke-color="#ffffff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3" style:family="graphic" style:parent-style-name="standard" style:list-style-name="L1">
      <style:graphic-properties draw:stroke="solid" draw:stroke-dash="Dash_20_1" svg:stroke-width="0.1cm" svg:stroke-color="#ffffff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4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9966cc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5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6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9966cc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7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8" style:family="graphic" style:parent-style-name="standard" style:list-style-name="L1">
      <style:graphic-properties draw:stroke="solid" draw:stroke-dash="Dash_20_1" svg:stroke-width="0.1cm" svg:stroke-color="#ffffff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9" style:family="graphic" style:parent-style-name="standard" style:list-style-name="L1">
      <style:graphic-properties draw:stroke="solid" draw:stroke-dash="Dash_20_1" svg:stroke-width="0.1cm" svg:stroke-color="#ffffff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0" style:family="graphic" style:parent-style-name="standard" style:list-style-name="L1">
      <style:graphic-properties draw:stroke="solid" draw:stroke-dash="Dash_20_1" svg:stroke-width="0.1cm" svg:stroke-color="#ffffff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1" style:family="graphic" style:parent-style-name="standard" style:list-style-name="L1">
      <style:graphic-properties draw:stroke="solid" draw:stroke-dash="Dash_20_1" svg:stroke-width="0.1cm" svg:stroke-color="#ffffff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2" style:family="graphic" style:parent-style-name="standard" style:list-style-name="L1">
      <style:graphic-properties draw:stroke="solid" draw:stroke-dash="Dash_20_1" svg:stroke-width="0.1cm" svg:stroke-color="#ffffff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3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6633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4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5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6633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6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7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8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6633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9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0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6633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1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2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3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6633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4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5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6633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6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7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8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6633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9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0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6633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1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2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3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94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6633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5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6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6633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7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8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9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6633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0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1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6633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2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3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4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6633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5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6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6633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7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8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9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6633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0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1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6633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2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3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4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6633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5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6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6633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7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8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9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6633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0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1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6633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2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3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4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6633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5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6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6633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7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8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0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6633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1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2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6633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3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4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5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6633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6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7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6633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8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9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0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6633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1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2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6633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3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4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5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6633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6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7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6633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8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9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0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6633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1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2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6633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3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4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5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6633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6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7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6633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8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9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0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6633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1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2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6633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3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4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5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6633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6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7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6633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8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9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0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171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172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134cm"/>
    </style:style>
    <style:style style:name="gr174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6633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5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6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6633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7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8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9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6633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0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1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6633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2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3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4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6633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5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6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6633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7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8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9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6633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0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1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6633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2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3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4" style:family="graphic" style:parent-style-name="objectwithoutfill">
      <style:graphic-properties svg:stroke-width="0.2cm" draw:marker-start="Arrow_20_concave" draw:marker-start-width="0.5cm" draw:marker-end-width="0.5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ＭＳ Ｐゴシック'" style:font-family-generic-asian="system" style:font-pitch-asian="variable" style:font-size-asian="18pt" style:language-asian="ja" style:country-asian="JP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text-align="center"/>
      <style:text-properties style:font-size-asian="18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style:font-size-asian="26pt"/>
    </style:style>
    <style:style style:name="P9" style:family="paragraph">
      <style:text-properties fo:font-size="60pt" style:font-size-asian="60pt" style:font-size-complex="6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path draw:style-name="gr1" draw:text-style-name="P1" draw:layer="layout" svg:width="4.699cm" svg:height="4.699cm" svg:x="1.5cm" svg:y="1.298cm" svg:viewBox="0 0 4700 4700" svg:d="m2350 2100c142 0 250 108 250 250s-108 250-250 250-250-108-250-250 108-250 250-250zm0-1300c-879 0-1550 671-1550 1550s671 1550 1550 1550 1550-671 1550-1550-671-1550-1550-1550zm0-800c20 0 39 0 58 1l119 406c60 5 119 13 178 23l206-367c35 8 69 17 103 26l9 423c59 21 116 44 172 70l295-303c30 16 60 33 89 51l-102 412c52 36 103 75 151 116l363-215c24 23 48 46 70 71l-205 374c40 49 78 100 113 152l405-113c17 29 34 59 50 89l-297 309c25 56 48 113 68 172l418-5c9 35 18 69 25 104l-365 221c10 58 17 117 21 178l405 103c1 17 1 35 1 52 0 20 0 39-1 59l-407 118c-4 60-12 120-22 178l367 206c-8 35-17 69-26 103l-423 9c-21 59-44 116-70 172l303 295c-16 30-33 60-51 89l-412-102c-36 52-75 103-116 151l215 363c-23 24-46 48-71 70l-374-205c-49 40-100 78-152 113l113 405c-29 17-59 34-89 50l-309-297c-56 25-113 48-172 68l5 418c-35 9-69 18-104 25l-221-365c-58 10-117 17-178 21l-103 405c-17 1-35 1-52 1-20 0-39 0-59-1l-118-407c-60-4-120-12-178-22l-206 367c-35-8-69-17-103-26l-9-423c-59-21-116-44-172-70l-295 303c-30-16-60-33-89-51l102-412c-52-36-103-75-151-116l-363 215c-24-23-48-46-70-71l205-374c-40-49-78-100-113-152l-405 113c-17-29-34-59-50-89l297-309c-25-56-48-113-68-172l-418 5c-9-35-18-69-25-104l365-221c-10-58-17-117-21-178l-405-104c-1-17-1-34-1-51 0-20 0-39 1-58l406-119c5-60 13-119 23-178l-367-206c8-35 17-69 26-103l423-9c21-59 44-116 70-172l-303-295c16-30 33-60 51-89l412 102c36-52 75-103 116-151l-215-363c23-24 46-48 71-70l374 205c49-40 100-78 152-113l-113-405c29-17 59-34 89-50l309 297c56-25 113-48 172-68l-5-418c35-9 69-18 104-25l221 365c58-10 117-17 178-21l104-405c17-1 34-1 51-1z">
          <text:p/>
        </draw:path>
        <draw:path draw:style-name="gr1" draw:text-style-name="P1" draw:layer="layout" svg:width="4.699cm" svg:height="4.699cm" draw:transform="rotate (-0.398458668230306) translate (6.99689452838126cm 0.57130289566112cm)" svg:viewBox="0 0 4700 4700" svg:d="m2350 2100c142 0 250 108 250 250s-108 250-250 250-250-108-250-250 108-250 250-250zm0-1300c-879 0-1550 671-1550 1550s671 1550 1550 1550 1550-671 1550-1550-671-1550-1550-1550zm0-800c20 0 39 0 58 1l119 406c60 5 119 13 178 23l206-367c35 8 69 17 103 26l9 423c59 21 116 44 172 70l295-303c30 16 60 33 89 51l-102 412c52 36 103 75 151 116l363-215c24 23 48 46 70 71l-205 374c40 49 78 100 113 152l405-113c17 29 34 59 50 89l-297 309c25 56 48 113 68 172l418-5c9 35 18 69 25 104l-365 221c10 58 17 117 21 178l405 103c1 17 1 35 1 52 0 20 0 39-1 59l-407 118c-4 60-12 120-22 178l367 206c-8 35-17 69-26 103l-423 9c-21 59-44 116-70 172l303 295c-16 30-33 60-51 89l-412-102c-36 52-75 103-116 151l215 363c-23 24-46 48-71 70l-374-205c-49 40-100 78-152 113l113 405c-29 17-59 34-89 50l-309-297c-56 25-113 48-172 68l5 418c-35 9-69 18-104 25l-221-365c-58 10-117 17-178 21l-103 405c-17 1-35 1-52 1-20 0-39 0-59-1l-118-407c-60-4-120-12-178-22l-206 367c-35-8-69-17-103-26l-9-423c-59-21-116-44-172-70l-295 303c-30-16-60-33-89-51l102-412c-52-36-103-75-151-116l-363 215c-24-23-48-46-70-71l205-374c-40-49-78-100-113-152l-405 113c-17-29-34-59-50-89l297-309c-25-56-48-113-68-172l-418 5c-9-35-18-69-25-104l365-221c-10-58-17-117-21-178l-405-104c-1-17-1-34-1-51 0-20 0-39 1-58l406-119c5-60 13-119 23-178l-367-206c8-35 17-69 26-103l423-9c21-59 44-116 70-172l-303-295c16-30 33-60 51-89l412 102c36-52 75-103 116-151l-215-363c23-24 46-48 71-70l374 205c49-40 100-78 152-113l-113-405c29-17 59-34 89-50l309 297c56-25 113-48 172-68l-5-418c35-9 69-18 104-25l221 365c58-10 117-17 178-21l104-405c17-1 34-1 51-1z">
          <text:p/>
        </draw:path>
        <draw:path draw:style-name="gr1" draw:text-style-name="P1" draw:layer="layout" svg:width="4.699cm" svg:height="4.699cm" svg:x="5cm" svg:y="7.402cm" svg:viewBox="0 0 4700 4700" svg:d="m2350 2100c142 0 250 108 250 250s-108 250-250 250-250-108-250-250 108-250 250-250zm0-1300c-879 0-1550 671-1550 1550s671 1550 1550 1550 1550-671 1550-1550-671-1550-1550-1550zm0-800c20 0 39 0 58 1l119 406c60 5 119 13 178 23l206-367c35 8 69 17 103 26l9 423c59 21 116 44 172 70l295-303c30 16 60 33 89 51l-102 412c52 36 103 75 151 116l363-215c24 23 48 46 70 71l-205 374c40 49 78 100 113 152l405-113c17 29 34 59 50 89l-297 309c25 56 48 113 68 172l418-5c9 35 18 69 25 104l-365 221c10 58 17 117 21 178l405 103c1 17 1 35 1 52 0 20 0 39-1 59l-407 118c-4 60-12 120-22 178l367 206c-8 35-17 69-26 103l-423 9c-21 59-44 116-70 172l303 295c-16 30-33 60-51 89l-412-102c-36 52-75 103-116 151l215 363c-23 24-46 48-71 70l-374-205c-49 40-100 78-152 113l113 405c-29 17-59 34-89 50l-309-297c-56 25-113 48-172 68l5 418c-35 9-69 18-104 25l-221-365c-58 10-117 17-178 21l-103 405c-17 1-35 1-52 1-20 0-39 0-59-1l-118-407c-60-4-120-12-178-22l-206 367c-35-8-69-17-103-26l-9-423c-59-21-116-44-172-70l-295 303c-30-16-60-33-89-51l102-412c-52-36-103-75-151-116l-363 215c-24-23-48-46-70-71l205-374c-40-49-78-100-113-152l-405 113c-17-29-34-59-50-89l297-309c-25-56-48-113-68-172l-418 5c-9-35-18-69-25-104l365-221c-10-58-17-117-21-178l-405-104c-1-17-1-34-1-51 0-20 0-39 1-58l406-119c5-60 13-119 23-178l-367-206c8-35 17-69 26-103l423-9c21-59 44-116 70-172l-303-295c16-30 33-60 51-89l412 102c36-52 75-103 116-151l-215-363c23-24 46-48 71-70l374 205c49-40 100-78 152-113l-113-405c29-17 59-34 89-50l309 297c56-25 113-48 172-68l-5-418c35-9 69-18 104-25l221 365c58-10 117-17 178-21l104-405c17-1 34-1 51-1z">
          <text:p/>
        </draw:path>
        <draw:path draw:style-name="gr1" draw:text-style-name="P1" draw:layer="layout" svg:width="4.699cm" svg:height="4.699cm" draw:transform="rotate (-0.398458668230306) translate (10.4968945283813cm 6.67530289566112cm)" svg:viewBox="0 0 4700 4700" svg:d="m2350 2100c142 0 250 108 250 250s-108 250-250 250-250-108-250-250 108-250 250-250zm0-1300c-879 0-1550 671-1550 1550s671 1550 1550 1550 1550-671 1550-1550-671-1550-1550-1550zm0-800c20 0 39 0 58 1l119 406c60 5 119 13 178 23l206-367c35 8 69 17 103 26l9 423c59 21 116 44 172 70l295-303c30 16 60 33 89 51l-102 412c52 36 103 75 151 116l363-215c24 23 48 46 70 71l-205 374c40 49 78 100 113 152l405-113c17 29 34 59 50 89l-297 309c25 56 48 113 68 172l418-5c9 35 18 69 25 104l-365 221c10 58 17 117 21 178l405 103c1 17 1 35 1 52 0 20 0 39-1 59l-407 118c-4 60-12 120-22 178l367 206c-8 35-17 69-26 103l-423 9c-21 59-44 116-70 172l303 295c-16 30-33 60-51 89l-412-102c-36 52-75 103-116 151l215 363c-23 24-46 48-71 70l-374-205c-49 40-100 78-152 113l113 405c-29 17-59 34-89 50l-309-297c-56 25-113 48-172 68l5 418c-35 9-69 18-104 25l-221-365c-58 10-117 17-178 21l-103 405c-17 1-35 1-52 1-20 0-39 0-59-1l-118-407c-60-4-120-12-178-22l-206 367c-35-8-69-17-103-26l-9-423c-59-21-116-44-172-70l-295 303c-30-16-60-33-89-51l102-412c-52-36-103-75-151-116l-363 215c-24-23-48-46-70-71l205-374c-40-49-78-100-113-152l-405 113c-17-29-34-59-50-89l297-309c-25-56-48-113-68-172l-418 5c-9-35-18-69-25-104l365-221c-10-58-17-117-21-178l-405-104c-1-17-1-34-1-51 0-20 0-39 1-58l406-119c5-60 13-119 23-178l-367-206c8-35 17-69 26-103l423-9c21-59 44-116 70-172l-303-295c16-30 33-60 51-89l412 102c36-52 75-103 116-151l-215-363c23-24 46-48 71-70l374 205c49-40 100-78 152-113l-113-405c29-17 59-34 89-50l309 297c56-25 113-48 172-68l-5-418c35-9 69-18 104-25l221 365c58-10 117-17 178-21l104-405c17-1 34-1 51-1z">
          <text:p/>
        </draw:path>
        <draw:path draw:style-name="gr1" draw:text-style-name="P1" draw:layer="layout" svg:width="4.699cm" svg:height="4.699cm" svg:x="13.8cm" svg:y="7.402cm" svg:viewBox="0 0 4700 4700" svg:d="m2350 2100c142 0 250 108 250 250s-108 250-250 250-250-108-250-250 108-250 250-250zm0-1300c-879 0-1550 671-1550 1550s671 1550 1550 1550 1550-671 1550-1550-671-1550-1550-1550zm0-800c20 0 39 0 58 1l119 406c60 5 119 13 178 23l206-367c35 8 69 17 103 26l9 423c59 21 116 44 172 70l295-303c30 16 60 33 89 51l-102 412c52 36 103 75 151 116l363-215c24 23 48 46 70 71l-205 374c40 49 78 100 113 152l405-113c17 29 34 59 50 89l-297 309c25 56 48 113 68 172l418-5c9 35 18 69 25 104l-365 221c10 58 17 117 21 178l405 103c1 17 1 35 1 52 0 20 0 39-1 59l-407 118c-4 60-12 120-22 178l367 206c-8 35-17 69-26 103l-423 9c-21 59-44 116-70 172l303 295c-16 30-33 60-51 89l-412-102c-36 52-75 103-116 151l215 363c-23 24-46 48-71 70l-374-205c-49 40-100 78-152 113l113 405c-29 17-59 34-89 50l-309-297c-56 25-113 48-172 68l5 418c-35 9-69 18-104 25l-221-365c-58 10-117 17-178 21l-103 405c-17 1-35 1-52 1-20 0-39 0-59-1l-118-407c-60-4-120-12-178-22l-206 367c-35-8-69-17-103-26l-9-423c-59-21-116-44-172-70l-295 303c-30-16-60-33-89-51l102-412c-52-36-103-75-151-116l-363 215c-24-23-48-46-70-71l205-374c-40-49-78-100-113-152l-405 113c-17-29-34-59-50-89l297-309c-25-56-48-113-68-172l-418 5c-9-35-18-69-25-104l365-221c-10-58-17-117-21-178l-405-104c-1-17-1-34-1-51 0-20 0-39 1-58l406-119c5-60 13-119 23-178l-367-206c8-35 17-69 26-103l423-9c21-59 44-116 70-172l-303-295c16-30 33-60 51-89l412 102c36-52 75-103 116-151l-215-363c23-24 46-48 71-70l374 205c49-40 100-78 152-113l-113-405c29-17 59-34 89-50l309 297c56-25 113-48 172-68l-5-418c35-9 69-18 104-25l221 365c58-10 117-17 178-21l104-405c17-1 34-1 51-1z">
          <text:p/>
        </draw:path>
        <draw:path draw:style-name="gr1" draw:text-style-name="P1" draw:layer="layout" svg:width="4.699cm" svg:height="4.699cm" draw:transform="rotate (-0.398458668230306) translate (19.2948945283813cm 6.67330289566112cm)" svg:viewBox="0 0 4700 4700" svg:d="m2350 2100c142 0 250 108 250 250s-108 250-250 250-250-108-250-250 108-250 250-250zm0-1300c-879 0-1550 671-1550 1550s671 1550 1550 1550 1550-671 1550-1550-671-1550-1550-1550zm0-800c20 0 39 0 58 1l119 406c60 5 119 13 178 23l206-367c35 8 69 17 103 26l9 423c59 21 116 44 172 70l295-303c30 16 60 33 89 51l-102 412c52 36 103 75 151 116l363-215c24 23 48 46 70 71l-205 374c40 49 78 100 113 152l405-113c17 29 34 59 50 89l-297 309c25 56 48 113 68 172l418-5c9 35 18 69 25 104l-365 221c10 58 17 117 21 178l405 103c1 17 1 35 1 52 0 20 0 39-1 59l-407 118c-4 60-12 120-22 178l367 206c-8 35-17 69-26 103l-423 9c-21 59-44 116-70 172l303 295c-16 30-33 60-51 89l-412-102c-36 52-75 103-116 151l215 363c-23 24-46 48-71 70l-374-205c-49 40-100 78-152 113l113 405c-29 17-59 34-89 50l-309-297c-56 25-113 48-172 68l5 418c-35 9-69 18-104 25l-221-365c-58 10-117 17-178 21l-103 405c-17 1-35 1-52 1-20 0-39 0-59-1l-118-407c-60-4-120-12-178-22l-206 367c-35-8-69-17-103-26l-9-423c-59-21-116-44-172-70l-295 303c-30-16-60-33-89-51l102-412c-52-36-103-75-151-116l-363 215c-24-23-48-46-70-71l205-374c-40-49-78-100-113-152l-405 113c-17-29-34-59-50-89l297-309c-25-56-48-113-68-172l-418 5c-9-35-18-69-25-104l365-221c-10-58-17-117-21-178l-405-104c-1-17-1-34-1-51 0-20 0-39 1-58l406-119c5-60 13-119 23-178l-367-206c8-35 17-69 26-103l423-9c21-59 44-116 70-172l-303-295c16-30 33-60 51-89l412 102c36-52 75-103 116-151l-215-363c23-24 46-48 71-70l374 205c49-40 100-78 152-113l-113-405c29-17 59-34 89-50l309 297c56-25 113-48 172-68l-5-418c35-9 69-18 104-25l221 365c58-10 117-17 178-21l104-405c17-1 34-1 51-1z">
          <text:p/>
        </draw:path>
        <draw:path draw:style-name="gr1" draw:text-style-name="P1" draw:layer="layout" svg:width="4.699cm" svg:height="4.699cm" draw:transform="rotate (-0.398458668230306) translate (19.2948945283813cm 6.67330289566112cm)" svg:viewBox="0 0 4700 4700" svg:d="m2350 2100c142 0 250 108 250 250s-108 250-250 250-250-108-250-250 108-250 250-250zm0-1300c-879 0-1550 671-1550 1550s671 1550 1550 1550 1550-671 1550-1550-671-1550-1550-1550zm0-800c20 0 39 0 58 1l119 406c60 5 119 13 178 23l206-367c35 8 69 17 103 26l9 423c59 21 116 44 172 70l295-303c30 16 60 33 89 51l-102 412c52 36 103 75 151 116l363-215c24 23 48 46 70 71l-205 374c40 49 78 100 113 152l405-113c17 29 34 59 50 89l-297 309c25 56 48 113 68 172l418-5c9 35 18 69 25 104l-365 221c10 58 17 117 21 178l405 103c1 17 1 35 1 52 0 20 0 39-1 59l-407 118c-4 60-12 120-22 178l367 206c-8 35-17 69-26 103l-423 9c-21 59-44 116-70 172l303 295c-16 30-33 60-51 89l-412-102c-36 52-75 103-116 151l215 363c-23 24-46 48-71 70l-374-205c-49 40-100 78-152 113l113 405c-29 17-59 34-89 50l-309-297c-56 25-113 48-172 68l5 418c-35 9-69 18-104 25l-221-365c-58 10-117 17-178 21l-103 405c-17 1-35 1-52 1-20 0-39 0-59-1l-118-407c-60-4-120-12-178-22l-206 367c-35-8-69-17-103-26l-9-423c-59-21-116-44-172-70l-295 303c-30-16-60-33-89-51l102-412c-52-36-103-75-151-116l-363 215c-24-23-48-46-70-71l205-374c-40-49-78-100-113-152l-405 113c-17-29-34-59-50-89l297-309c-25-56-48-113-68-172l-418 5c-9-35-18-69-25-104l365-221c-10-58-17-117-21-178l-405-104c-1-17-1-34-1-51 0-20 0-39 1-58l406-119c5-60 13-119 23-178l-367-206c8-35 17-69 26-103l423-9c21-59 44-116 70-172l-303-295c16-30 33-60 51-89l412 102c36-52 75-103 116-151l-215-363c23-24 46-48 71-70l374 205c49-40 100-78 152-113l-113-405c29-17 59-34 89-50l309 297c56-25 113-48 172-68l-5-418c35-9 69-18 104-25l221 365c58-10 117-17 178-21l104-405c17-1 34-1 51-1z">
          <text:p/>
        </draw:path>
        <draw:path draw:style-name="gr1" draw:text-style-name="P1" draw:layer="layout" svg:width="4.699cm" svg:height="4.699cm" svg:x="2.7cm" svg:y="13.202cm" svg:viewBox="0 0 4700 4700" svg:d="m2350 2100c142 0 250 108 250 250s-108 250-250 250-250-108-250-250 108-250 250-250zm0-1300c-879 0-1550 671-1550 1550s671 1550 1550 1550 1550-671 1550-1550-671-1550-1550-1550zm0-800c20 0 39 0 58 1l119 406c60 5 119 13 178 23l206-367c35 8 69 17 103 26l9 423c59 21 116 44 172 70l295-303c30 16 60 33 89 51l-102 412c52 36 103 75 151 116l363-215c24 23 48 46 70 71l-205 374c40 49 78 100 113 152l405-113c17 29 34 59 50 89l-297 309c25 56 48 113 68 172l418-5c9 35 18 69 25 104l-365 221c10 58 17 117 21 178l405 103c1 17 1 35 1 52 0 20 0 39-1 59l-407 118c-4 60-12 120-22 178l367 206c-8 35-17 69-26 103l-423 9c-21 59-44 116-70 172l303 295c-16 30-33 60-51 89l-412-102c-36 52-75 103-116 151l215 363c-23 24-46 48-71 70l-374-205c-49 40-100 78-152 113l113 405c-29 17-59 34-89 50l-309-297c-56 25-113 48-172 68l5 418c-35 9-69 18-104 25l-221-365c-58 10-117 17-178 21l-103 405c-17 1-35 1-52 1-20 0-39 0-59-1l-118-407c-60-4-120-12-178-22l-206 367c-35-8-69-17-103-26l-9-423c-59-21-116-44-172-70l-295 303c-30-16-60-33-89-51l102-412c-52-36-103-75-151-116l-363 215c-24-23-48-46-70-71l205-374c-40-49-78-100-113-152l-405 113c-17-29-34-59-50-89l297-309c-25-56-48-113-68-172l-418 5c-9-35-18-69-25-104l365-221c-10-58-17-117-21-178l-405-104c-1-17-1-34-1-51 0-20 0-39 1-58l406-119c5-60 13-119 23-178l-367-206c8-35 17-69 26-103l423-9c21-59 44-116 70-172l-303-295c16-30 33-60 51-89l412 102c36-52 75-103 116-151l-215-363c23-24 46-48 71-70l374 205c49-40 100-78 152-113l-113-405c29-17 59-34 89-50l309 297c56-25 113-48 172-68l-5-418c35-9 69-18 104-25l221 365c58-10 117-17 178-21l104-405c17-1 34-1 51-1z">
          <text:p/>
        </draw:path>
        <draw:path draw:style-name="gr1" draw:text-style-name="P1" draw:layer="layout" svg:width="4.699cm" svg:height="4.699cm" draw:transform="rotate (-0.398458668230306) translate (8.19689452838126cm 12.4753028956611cm)" svg:viewBox="0 0 4700 4700" svg:d="m2350 2100c142 0 250 108 250 250s-108 250-250 250-250-108-250-250 108-250 250-250zm0-1300c-879 0-1550 671-1550 1550s671 1550 1550 1550 1550-671 1550-1550-671-1550-1550-1550zm0-800c20 0 39 0 58 1l119 406c60 5 119 13 178 23l206-367c35 8 69 17 103 26l9 423c59 21 116 44 172 70l295-303c30 16 60 33 89 51l-102 412c52 36 103 75 151 116l363-215c24 23 48 46 70 71l-205 374c40 49 78 100 113 152l405-113c17 29 34 59 50 89l-297 309c25 56 48 113 68 172l418-5c9 35 18 69 25 104l-365 221c10 58 17 117 21 178l405 103c1 17 1 35 1 52 0 20 0 39-1 59l-407 118c-4 60-12 120-22 178l367 206c-8 35-17 69-26 103l-423 9c-21 59-44 116-70 172l303 295c-16 30-33 60-51 89l-412-102c-36 52-75 103-116 151l215 363c-23 24-46 48-71 70l-374-205c-49 40-100 78-152 113l113 405c-29 17-59 34-89 50l-309-297c-56 25-113 48-172 68l5 418c-35 9-69 18-104 25l-221-365c-58 10-117 17-178 21l-103 405c-17 1-35 1-52 1-20 0-39 0-59-1l-118-407c-60-4-120-12-178-22l-206 367c-35-8-69-17-103-26l-9-423c-59-21-116-44-172-70l-295 303c-30-16-60-33-89-51l102-412c-52-36-103-75-151-116l-363 215c-24-23-48-46-70-71l205-374c-40-49-78-100-113-152l-405 113c-17-29-34-59-50-89l297-309c-25-56-48-113-68-172l-418 5c-9-35-18-69-25-104l365-221c-10-58-17-117-21-178l-405-104c-1-17-1-34-1-51 0-20 0-39 1-58l406-119c5-60 13-119 23-178l-367-206c8-35 17-69 26-103l423-9c21-59 44-116 70-172l-303-295c16-30 33-60 51-89l412 102c36-52 75-103 116-151l-215-363c23-24 46-48 71-70l374 205c49-40 100-78 152-113l-113-405c29-17 59-34 89-50l309 297c56-25 113-48 172-68l-5-418c35-9 69-18 104-25l221 365c58-10 117-17 178-21l104-405c17-1 34-1 51-1z">
          <text:p/>
        </draw:path>
        <draw:path draw:style-name="gr1" draw:text-style-name="P1" draw:layer="layout" svg:width="4.699cm" svg:height="4.699cm" svg:x="11.5cm" svg:y="13.202cm" svg:viewBox="0 0 4700 4700" svg:d="m2350 2100c142 0 250 108 250 250s-108 250-250 250-250-108-250-250 108-250 250-250zm0-1300c-879 0-1550 671-1550 1550s671 1550 1550 1550 1550-671 1550-1550-671-1550-1550-1550zm0-800c20 0 39 0 58 1l119 406c60 5 119 13 178 23l206-367c35 8 69 17 103 26l9 423c59 21 116 44 172 70l295-303c30 16 60 33 89 51l-102 412c52 36 103 75 151 116l363-215c24 23 48 46 70 71l-205 374c40 49 78 100 113 152l405-113c17 29 34 59 50 89l-297 309c25 56 48 113 68 172l418-5c9 35 18 69 25 104l-365 221c10 58 17 117 21 178l405 103c1 17 1 35 1 52 0 20 0 39-1 59l-407 118c-4 60-12 120-22 178l367 206c-8 35-17 69-26 103l-423 9c-21 59-44 116-70 172l303 295c-16 30-33 60-51 89l-412-102c-36 52-75 103-116 151l215 363c-23 24-46 48-71 70l-374-205c-49 40-100 78-152 113l113 405c-29 17-59 34-89 50l-309-297c-56 25-113 48-172 68l5 418c-35 9-69 18-104 25l-221-365c-58 10-117 17-178 21l-103 405c-17 1-35 1-52 1-20 0-39 0-59-1l-118-407c-60-4-120-12-178-22l-206 367c-35-8-69-17-103-26l-9-423c-59-21-116-44-172-70l-295 303c-30-16-60-33-89-51l102-412c-52-36-103-75-151-116l-363 215c-24-23-48-46-70-71l205-374c-40-49-78-100-113-152l-405 113c-17-29-34-59-50-89l297-309c-25-56-48-113-68-172l-418 5c-9-35-18-69-25-104l365-221c-10-58-17-117-21-178l-405-104c-1-17-1-34-1-51 0-20 0-39 1-58l406-119c5-60 13-119 23-178l-367-206c8-35 17-69 26-103l423-9c21-59 44-116 70-172l-303-295c16-30 33-60 51-89l412 102c36-52 75-103 116-151l-215-363c23-24 46-48 71-70l374 205c49-40 100-78 152-113l-113-405c29-17 59-34 89-50l309 297c56-25 113-48 172-68l-5-418c35-9 69-18 104-25l221 365c58-10 117-17 178-21l104-405c17-1 34-1 51-1z">
          <text:p/>
        </draw:path>
        <draw:path draw:style-name="gr1" draw:text-style-name="P1" draw:layer="layout" svg:width="4.699cm" svg:height="4.699cm" draw:transform="rotate (-0.398458668230306) translate (16.9948945283813cm 12.4733028956611cm)" svg:viewBox="0 0 4700 4700" svg:d="m2350 2100c142 0 250 108 250 250s-108 250-250 250-250-108-250-250 108-250 250-250zm0-1300c-879 0-1550 671-1550 1550s671 1550 1550 1550 1550-671 1550-1550-671-1550-1550-1550zm0-800c20 0 39 0 58 1l119 406c60 5 119 13 178 23l206-367c35 8 69 17 103 26l9 423c59 21 116 44 172 70l295-303c30 16 60 33 89 51l-102 412c52 36 103 75 151 116l363-215c24 23 48 46 70 71l-205 374c40 49 78 100 113 152l405-113c17 29 34 59 50 89l-297 309c25 56 48 113 68 172l418-5c9 35 18 69 25 104l-365 221c10 58 17 117 21 178l405 103c1 17 1 35 1 52 0 20 0 39-1 59l-407 118c-4 60-12 120-22 178l367 206c-8 35-17 69-26 103l-423 9c-21 59-44 116-70 172l303 295c-16 30-33 60-51 89l-412-102c-36 52-75 103-116 151l215 363c-23 24-46 48-71 70l-374-205c-49 40-100 78-152 113l113 405c-29 17-59 34-89 50l-309-297c-56 25-113 48-172 68l5 418c-35 9-69 18-104 25l-221-365c-58 10-117 17-178 21l-103 405c-17 1-35 1-52 1-20 0-39 0-59-1l-118-407c-60-4-120-12-178-22l-206 367c-35-8-69-17-103-26l-9-423c-59-21-116-44-172-70l-295 303c-30-16-60-33-89-51l102-412c-52-36-103-75-151-116l-363 215c-24-23-48-46-70-71l205-374c-40-49-78-100-113-152l-405 113c-17-29-34-59-50-89l297-309c-25-56-48-113-68-172l-418 5c-9-35-18-69-25-104l365-221c-10-58-17-117-21-178l-405-104c-1-17-1-34-1-51 0-20 0-39 1-58l406-119c5-60 13-119 23-178l-367-206c8-35 17-69 26-103l423-9c21-59 44-116 70-172l-303-295c16-30 33-60 51-89l412 102c36-52 75-103 116-151l-215-363c23-24 46-48 71-70l374 205c49-40 100-78 152-113l-113-405c29-17 59-34 89-50l309 297c56-25 113-48 172-68l-5-418c35-9 69-18 104-25l221 365c58-10 117-17 178-21l104-405c17-1 34-1 51-1z">
          <text:p/>
        </draw:path>
        <draw:path draw:style-name="gr1" draw:text-style-name="P1" draw:layer="layout" svg:width="4.699cm" svg:height="4.699cm" draw:transform="rotate (-0.398458668230306) translate (16.9948945283813cm 12.4733028956611cm)" svg:viewBox="0 0 4700 4700" svg:d="m2350 2100c142 0 250 108 250 250s-108 250-250 250-250-108-250-250 108-250 250-250zm0-1300c-879 0-1550 671-1550 1550s671 1550 1550 1550 1550-671 1550-1550-671-1550-1550-1550zm0-800c20 0 39 0 58 1l119 406c60 5 119 13 178 23l206-367c35 8 69 17 103 26l9 423c59 21 116 44 172 70l295-303c30 16 60 33 89 51l-102 412c52 36 103 75 151 116l363-215c24 23 48 46 70 71l-205 374c40 49 78 100 113 152l405-113c17 29 34 59 50 89l-297 309c25 56 48 113 68 172l418-5c9 35 18 69 25 104l-365 221c10 58 17 117 21 178l405 103c1 17 1 35 1 52 0 20 0 39-1 59l-407 118c-4 60-12 120-22 178l367 206c-8 35-17 69-26 103l-423 9c-21 59-44 116-70 172l303 295c-16 30-33 60-51 89l-412-102c-36 52-75 103-116 151l215 363c-23 24-46 48-71 70l-374-205c-49 40-100 78-152 113l113 405c-29 17-59 34-89 50l-309-297c-56 25-113 48-172 68l5 418c-35 9-69 18-104 25l-221-365c-58 10-117 17-178 21l-103 405c-17 1-35 1-52 1-20 0-39 0-59-1l-118-407c-60-4-120-12-178-22l-206 367c-35-8-69-17-103-26l-9-423c-59-21-116-44-172-70l-295 303c-30-16-60-33-89-51l102-412c-52-36-103-75-151-116l-363 215c-24-23-48-46-70-71l205-374c-40-49-78-100-113-152l-405 113c-17-29-34-59-50-89l297-309c-25-56-48-113-68-172l-418 5c-9-35-18-69-25-104l365-221c-10-58-17-117-21-178l-405-104c-1-17-1-34-1-51 0-20 0-39 1-58l406-119c5-60 13-119 23-178l-367-206c8-35 17-69 26-103l423-9c21-59 44-116 70-172l-303-295c16-30 33-60 51-89l412 102c36-52 75-103 116-151l-215-363c23-24 46-48 71-70l374 205c49-40 100-78 152-113l-113-405c29-17 59-34 89-50l309 297c56-25 113-48 172-68l-5-418c35-9 69-18 104-25l221 365c58-10 117-17 178-21l104-405c17-1 34-1 51-1z">
          <text:p/>
        </draw:path>
        <draw:path draw:style-name="gr1" draw:text-style-name="P1" draw:layer="layout" svg:width="4.699cm" svg:height="4.699cm" svg:x="20.3cm" svg:y="13.204cm" svg:viewBox="0 0 4700 4700" svg:d="m2350 2100c142 0 250 108 250 250s-108 250-250 250-250-108-250-250 108-250 250-250zm0-1300c-879 0-1550 671-1550 1550s671 1550 1550 1550 1550-671 1550-1550-671-1550-1550-1550zm0-800c20 0 39 0 58 1l119 406c60 5 119 13 178 23l206-367c35 8 69 17 103 26l9 423c59 21 116 44 172 70l295-303c30 16 60 33 89 51l-102 412c52 36 103 75 151 116l363-215c24 23 48 46 70 71l-205 374c40 49 78 100 113 152l405-113c17 29 34 59 50 89l-297 309c25 56 48 113 68 172l418-5c9 35 18 69 25 104l-365 221c10 58 17 117 21 178l405 103c1 17 1 35 1 52 0 20 0 39-1 59l-407 118c-4 60-12 120-22 178l367 206c-8 35-17 69-26 103l-423 9c-21 59-44 116-70 172l303 295c-16 30-33 60-51 89l-412-102c-36 52-75 103-116 151l215 363c-23 24-46 48-71 70l-374-205c-49 40-100 78-152 113l113 405c-29 17-59 34-89 50l-309-297c-56 25-113 48-172 68l5 418c-35 9-69 18-104 25l-221-365c-58 10-117 17-178 21l-103 405c-17 1-35 1-52 1-20 0-39 0-59-1l-118-407c-60-4-120-12-178-22l-206 367c-35-8-69-17-103-26l-9-423c-59-21-116-44-172-70l-295 303c-30-16-60-33-89-51l102-412c-52-36-103-75-151-116l-363 215c-24-23-48-46-70-71l205-374c-40-49-78-100-113-152l-405 113c-17-29-34-59-50-89l297-309c-25-56-48-113-68-172l-418 5c-9-35-18-69-25-104l365-221c-10-58-17-117-21-178l-405-104c-1-17-1-34-1-51 0-20 0-39 1-58l406-119c5-60 13-119 23-178l-367-206c8-35 17-69 26-103l423-9c21-59 44-116 70-172l-303-295c16-30 33-60 51-89l412 102c36-52 75-103 116-151l-215-363c23-24 46-48 71-70l374 205c49-40 100-78 152-113l-113-405c29-17 59-34 89-50l309 297c56-25 113-48 172-68l-5-418c35-9 69-18 104-25l221 365c58-10 117-17 178-21l104-405c17-1 34-1 51-1z">
          <text:p/>
        </draw:path>
        <draw:path draw:style-name="gr1" draw:text-style-name="P1" draw:layer="layout" svg:width="4.699cm" svg:height="4.699cm" svg:x="14.1cm" svg:y="1.5cm" svg:viewBox="0 0 4700 4700" svg:d="m2350 2100c142 0 250 108 250 250s-108 250-250 250-250-108-250-250 108-250 250-250zm0-1300c-879 0-1550 671-1550 1550s671 1550 1550 1550 1550-671 1550-1550-671-1550-1550-1550zm0-800c20 0 39 0 58 1l119 406c60 5 119 13 178 23l206-367c35 8 69 17 103 26l9 423c59 21 116 44 172 70l295-303c30 16 60 33 89 51l-102 412c52 36 103 75 151 116l363-215c24 23 48 46 70 71l-205 374c40 49 78 100 113 152l405-113c17 29 34 59 50 89l-297 309c25 56 48 113 68 172l418-5c9 35 18 69 25 104l-365 221c10 58 17 117 21 178l405 103c1 17 1 35 1 52 0 20 0 39-1 59l-407 118c-4 60-12 120-22 178l367 206c-8 35-17 69-26 103l-423 9c-21 59-44 116-70 172l303 295c-16 30-33 60-51 89l-412-102c-36 52-75 103-116 151l215 363c-23 24-46 48-71 70l-374-205c-49 40-100 78-152 113l113 405c-29 17-59 34-89 50l-309-297c-56 25-113 48-172 68l5 418c-35 9-69 18-104 25l-221-365c-58 10-117 17-178 21l-103 405c-17 1-35 1-52 1-20 0-39 0-59-1l-118-407c-60-4-120-12-178-22l-206 367c-35-8-69-17-103-26l-9-423c-59-21-116-44-172-70l-295 303c-30-16-60-33-89-51l102-412c-52-36-103-75-151-116l-363 215c-24-23-48-46-70-71l205-374c-40-49-78-100-113-152l-405 113c-17-29-34-59-50-89l297-309c-25-56-48-113-68-172l-418 5c-9-35-18-69-25-104l365-221c-10-58-17-117-21-178l-405-104c-1-17-1-34-1-51 0-20 0-39 1-58l406-119c5-60 13-119 23-178l-367-206c8-35 17-69 26-103l423-9c21-59 44-116 70-172l-303-295c16-30 33-60 51-89l412 102c36-52 75-103 116-151l-215-363c23-24 46-48 71-70l374 205c49-40 100-78 152-113l-113-405c29-17 59-34 89-50l309 297c56-25 113-48 172-68l-5-418c35-9 69-18 104-25l221 365c58-10 117-17 178-21l104-405c17-1 34-1 51-1z">
          <text:p/>
        </draw:path>
        <draw:path draw:style-name="gr1" draw:text-style-name="P1" draw:layer="layout" svg:width="4.699cm" svg:height="4.699cm" draw:transform="rotate (-0.398458668230306) translate (19.5968945283813cm 0.773302895661115cm)" svg:viewBox="0 0 4700 4700" svg:d="m2350 2100c142 0 250 108 250 250s-108 250-250 250-250-108-250-250 108-250 250-250zm0-1300c-879 0-1550 671-1550 1550s671 1550 1550 1550 1550-671 1550-1550-671-1550-1550-1550zm0-800c20 0 39 0 58 1l119 406c60 5 119 13 178 23l206-367c35 8 69 17 103 26l9 423c59 21 116 44 172 70l295-303c30 16 60 33 89 51l-102 412c52 36 103 75 151 116l363-215c24 23 48 46 70 71l-205 374c40 49 78 100 113 152l405-113c17 29 34 59 50 89l-297 309c25 56 48 113 68 172l418-5c9 35 18 69 25 104l-365 221c10 58 17 117 21 178l405 103c1 17 1 35 1 52 0 20 0 39-1 59l-407 118c-4 60-12 120-22 178l367 206c-8 35-17 69-26 103l-423 9c-21 59-44 116-70 172l303 295c-16 30-33 60-51 89l-412-102c-36 52-75 103-116 151l215 363c-23 24-46 48-71 70l-374-205c-49 40-100 78-152 113l113 405c-29 17-59 34-89 50l-309-297c-56 25-113 48-172 68l5 418c-35 9-69 18-104 25l-221-365c-58 10-117 17-178 21l-103 405c-17 1-35 1-52 1-20 0-39 0-59-1l-118-407c-60-4-120-12-178-22l-206 367c-35-8-69-17-103-26l-9-423c-59-21-116-44-172-70l-295 303c-30-16-60-33-89-51l102-412c-52-36-103-75-151-116l-363 215c-24-23-48-46-70-71l205-374c-40-49-78-100-113-152l-405 113c-17-29-34-59-50-89l297-309c-25-56-48-113-68-172l-418 5c-9-35-18-69-25-104l365-221c-10-58-17-117-21-178l-405-104c-1-17-1-34-1-51 0-20 0-39 1-58l406-119c5-60 13-119 23-178l-367-206c8-35 17-69 26-103l423-9c21-59 44-116 70-172l-303-295c16-30 33-60 51-89l412 102c36-52 75-103 116-151l-215-363c23-24 46-48 71-70l374 205c49-40 100-78 152-113l-113-405c29-17 59-34 89-50l309 297c56-25 113-48 172-68l-5-418c35-9 69-18 104-25l221 365c58-10 117-17 178-21l104-405c17-1 34-1 51-1z">
          <text:p/>
        </draw:path>
        <draw:path draw:style-name="gr1" draw:text-style-name="P1" draw:layer="layout" svg:width="4.699cm" svg:height="4.699cm" svg:x="22.9cm" svg:y="1.5cm" svg:viewBox="0 0 4700 4700" svg:d="m2350 2100c142 0 250 108 250 250s-108 250-250 250-250-108-250-250 108-250 250-250zm0-1300c-879 0-1550 671-1550 1550s671 1550 1550 1550 1550-671 1550-1550-671-1550-1550-1550zm0-800c20 0 39 0 58 1l119 406c60 5 119 13 178 23l206-367c35 8 69 17 103 26l9 423c59 21 116 44 172 70l295-303c30 16 60 33 89 51l-102 412c52 36 103 75 151 116l363-215c24 23 48 46 70 71l-205 374c40 49 78 100 113 152l405-113c17 29 34 59 50 89l-297 309c25 56 48 113 68 172l418-5c9 35 18 69 25 104l-365 221c10 58 17 117 21 178l405 103c1 17 1 35 1 52 0 20 0 39-1 59l-407 118c-4 60-12 120-22 178l367 206c-8 35-17 69-26 103l-423 9c-21 59-44 116-70 172l303 295c-16 30-33 60-51 89l-412-102c-36 52-75 103-116 151l215 363c-23 24-46 48-71 70l-374-205c-49 40-100 78-152 113l113 405c-29 17-59 34-89 50l-309-297c-56 25-113 48-172 68l5 418c-35 9-69 18-104 25l-221-365c-58 10-117 17-178 21l-103 405c-17 1-35 1-52 1-20 0-39 0-59-1l-118-407c-60-4-120-12-178-22l-206 367c-35-8-69-17-103-26l-9-423c-59-21-116-44-172-70l-295 303c-30-16-60-33-89-51l102-412c-52-36-103-75-151-116l-363 215c-24-23-48-46-70-71l205-374c-40-49-78-100-113-152l-405 113c-17-29-34-59-50-89l297-309c-25-56-48-113-68-172l-418 5c-9-35-18-69-25-104l365-221c-10-58-17-117-21-178l-405-104c-1-17-1-34-1-51 0-20 0-39 1-58l406-119c5-60 13-119 23-178l-367-206c8-35 17-69 26-103l423-9c21-59 44-116 70-172l-303-295c16-30 33-60 51-89l412 102c36-52 75-103 116-151l-215-363c23-24 46-48 71-70l374 205c49-40 100-78 152-113l-113-405c29-17 59-34 89-50l309 297c56-25 113-48 172-68l-5-418c35-9 69-18 104-25l221 365c58-10 117-17 178-21l104-405c17-1 34-1 51-1z">
          <text:p/>
        </draw:path>
      </draw:page>
      <draw:page draw:name="page2" draw:style-name="dp1" draw:master-page-name="標準">
        <draw:path draw:style-name="gr1" draw:text-style-name="P1" draw:layer="layout" svg:width="4.699cm" svg:height="4.699cm" svg:x="1.5cm" svg:y="1.298cm" svg:viewBox="0 0 4700 4700" svg:d="m2350 2100c142 0 250 108 250 250s-108 250-250 250-250-108-250-250 108-250 250-250zm0-1300c-879 0-1550 671-1550 1550s671 1550 1550 1550 1550-671 1550-1550-671-1550-1550-1550zm0-800c20 0 39 0 58 1l119 406c60 5 119 13 178 23l206-367c35 8 69 17 103 26l9 423c59 21 116 44 172 70l295-303c30 16 60 33 89 51l-102 412c52 36 103 75 151 116l363-215c24 23 48 46 70 71l-205 374c40 49 78 100 113 152l405-113c17 29 34 59 50 89l-297 309c25 56 48 113 68 172l418-5c9 35 18 69 25 104l-365 221c10 58 17 117 21 178l405 103c1 17 1 35 1 52 0 20 0 39-1 59l-407 118c-4 60-12 120-22 178l367 206c-8 35-17 69-26 103l-423 9c-21 59-44 116-70 172l303 295c-16 30-33 60-51 89l-412-102c-36 52-75 103-116 151l215 363c-23 24-46 48-71 70l-374-205c-49 40-100 78-152 113l113 405c-29 17-59 34-89 50l-309-297c-56 25-113 48-172 68l5 418c-35 9-69 18-104 25l-221-365c-58 10-117 17-178 21l-103 405c-17 1-35 1-52 1-20 0-39 0-59-1l-118-407c-60-4-120-12-178-22l-206 367c-35-8-69-17-103-26l-9-423c-59-21-116-44-172-70l-295 303c-30-16-60-33-89-51l102-412c-52-36-103-75-151-116l-363 215c-24-23-48-46-70-71l205-374c-40-49-78-100-113-152l-405 113c-17-29-34-59-50-89l297-309c-25-56-48-113-68-172l-418 5c-9-35-18-69-25-104l365-221c-10-58-17-117-21-178l-405-104c-1-17-1-34-1-51 0-20 0-39 1-58l406-119c5-60 13-119 23-178l-367-206c8-35 17-69 26-103l423-9c21-59 44-116 70-172l-303-295c16-30 33-60 51-89l412 102c36-52 75-103 116-151l-215-363c23-24 46-48 71-70l374 205c49-40 100-78 152-113l-113-405c29-17 59-34 89-50l309 297c56-25 113-48 172-68l-5-418c35-9 69-18 104-25l221 365c58-10 117-17 178-21l104-405c17-1 34-1 51-1z">
          <text:p/>
        </draw:path>
        <draw:path draw:style-name="gr1" draw:text-style-name="P1" draw:layer="layout" svg:width="4.699cm" svg:height="4.699cm" draw:transform="rotate (-0.398458668230306) translate (6.99689452838126cm 0.57130289566112cm)" svg:viewBox="0 0 4700 4700" svg:d="m2350 2100c142 0 250 108 250 250s-108 250-250 250-250-108-250-250 108-250 250-250zm0-1300c-879 0-1550 671-1550 1550s671 1550 1550 1550 1550-671 1550-1550-671-1550-1550-1550zm0-800c20 0 39 0 58 1l119 406c60 5 119 13 178 23l206-367c35 8 69 17 103 26l9 423c59 21 116 44 172 70l295-303c30 16 60 33 89 51l-102 412c52 36 103 75 151 116l363-215c24 23 48 46 70 71l-205 374c40 49 78 100 113 152l405-113c17 29 34 59 50 89l-297 309c25 56 48 113 68 172l418-5c9 35 18 69 25 104l-365 221c10 58 17 117 21 178l405 103c1 17 1 35 1 52 0 20 0 39-1 59l-407 118c-4 60-12 120-22 178l367 206c-8 35-17 69-26 103l-423 9c-21 59-44 116-70 172l303 295c-16 30-33 60-51 89l-412-102c-36 52-75 103-116 151l215 363c-23 24-46 48-71 70l-374-205c-49 40-100 78-152 113l113 405c-29 17-59 34-89 50l-309-297c-56 25-113 48-172 68l5 418c-35 9-69 18-104 25l-221-365c-58 10-117 17-178 21l-103 405c-17 1-35 1-52 1-20 0-39 0-59-1l-118-407c-60-4-120-12-178-22l-206 367c-35-8-69-17-103-26l-9-423c-59-21-116-44-172-70l-295 303c-30-16-60-33-89-51l102-412c-52-36-103-75-151-116l-363 215c-24-23-48-46-70-71l205-374c-40-49-78-100-113-152l-405 113c-17-29-34-59-50-89l297-309c-25-56-48-113-68-172l-418 5c-9-35-18-69-25-104l365-221c-10-58-17-117-21-178l-405-104c-1-17-1-34-1-51 0-20 0-39 1-58l406-119c5-60 13-119 23-178l-367-206c8-35 17-69 26-103l423-9c21-59 44-116 70-172l-303-295c16-30 33-60 51-89l412 102c36-52 75-103 116-151l-215-363c23-24 46-48 71-70l374 205c49-40 100-78 152-113l-113-405c29-17 59-34 89-50l309 297c56-25 113-48 172-68l-5-418c35-9 69-18 104-25l221 365c58-10 117-17 178-21l104-405c17-1 34-1 51-1z">
          <text:p/>
        </draw:path>
        <draw:path draw:style-name="gr1" draw:text-style-name="P1" draw:layer="layout" svg:width="4.699cm" svg:height="4.699cm" svg:x="5.3cm" svg:y="5.7cm" svg:viewBox="0 0 4700 4700" svg:d="m2350 2100c142 0 250 108 250 250s-108 250-250 250-250-108-250-250 108-250 250-250zm0-1300c-879 0-1550 671-1550 1550s671 1550 1550 1550 1550-671 1550-1550-671-1550-1550-1550zm0-800c20 0 39 0 58 1l119 406c60 5 119 13 178 23l206-367c35 8 69 17 103 26l9 423c59 21 116 44 172 70l295-303c30 16 60 33 89 51l-102 412c52 36 103 75 151 116l363-215c24 23 48 46 70 71l-205 374c40 49 78 100 113 152l405-113c17 29 34 59 50 89l-297 309c25 56 48 113 68 172l418-5c9 35 18 69 25 104l-365 221c10 58 17 117 21 178l405 103c1 17 1 35 1 52 0 20 0 39-1 59l-407 118c-4 60-12 120-22 178l367 206c-8 35-17 69-26 103l-423 9c-21 59-44 116-70 172l303 295c-16 30-33 60-51 89l-412-102c-36 52-75 103-116 151l215 363c-23 24-46 48-71 70l-374-205c-49 40-100 78-152 113l113 405c-29 17-59 34-89 50l-309-297c-56 25-113 48-172 68l5 418c-35 9-69 18-104 25l-221-365c-58 10-117 17-178 21l-103 405c-17 1-35 1-52 1-20 0-39 0-59-1l-118-407c-60-4-120-12-178-22l-206 367c-35-8-69-17-103-26l-9-423c-59-21-116-44-172-70l-295 303c-30-16-60-33-89-51l102-412c-52-36-103-75-151-116l-363 215c-24-23-48-46-70-71l205-374c-40-49-78-100-113-152l-405 113c-17-29-34-59-50-89l297-309c-25-56-48-113-68-172l-418 5c-9-35-18-69-25-104l365-221c-10-58-17-117-21-178l-405-104c-1-17-1-34-1-51 0-20 0-39 1-58l406-119c5-60 13-119 23-178l-367-206c8-35 17-69 26-103l423-9c21-59 44-116 70-172l-303-295c16-30 33-60 51-89l412 102c36-52 75-103 116-151l-215-363c23-24 46-48 71-70l374 205c49-40 100-78 152-113l-113-405c29-17 59-34 89-50l309 297c56-25 113-48 172-68l-5-418c35-9 69-18 104-25l221 365c58-10 117-17 178-21l104-405c17-1 34-1 51-1z">
          <text:p/>
        </draw:path>
        <draw:path draw:style-name="gr1" draw:text-style-name="P1" draw:layer="layout" svg:width="4.699cm" svg:height="4.699cm" draw:transform="rotate (-0.398458668230306) translate (10.4968945283813cm 6.67530289566112cm)" svg:viewBox="0 0 4700 4700" svg:d="m2350 2100c142 0 250 108 250 250s-108 250-250 250-250-108-250-250 108-250 250-250zm0-1300c-879 0-1550 671-1550 1550s671 1550 1550 1550 1550-671 1550-1550-671-1550-1550-1550zm0-800c20 0 39 0 58 1l119 406c60 5 119 13 178 23l206-367c35 8 69 17 103 26l9 423c59 21 116 44 172 70l295-303c30 16 60 33 89 51l-102 412c52 36 103 75 151 116l363-215c24 23 48 46 70 71l-205 374c40 49 78 100 113 152l405-113c17 29 34 59 50 89l-297 309c25 56 48 113 68 172l418-5c9 35 18 69 25 104l-365 221c10 58 17 117 21 178l405 103c1 17 1 35 1 52 0 20 0 39-1 59l-407 118c-4 60-12 120-22 178l367 206c-8 35-17 69-26 103l-423 9c-21 59-44 116-70 172l303 295c-16 30-33 60-51 89l-412-102c-36 52-75 103-116 151l215 363c-23 24-46 48-71 70l-374-205c-49 40-100 78-152 113l113 405c-29 17-59 34-89 50l-309-297c-56 25-113 48-172 68l5 418c-35 9-69 18-104 25l-221-365c-58 10-117 17-178 21l-103 405c-17 1-35 1-52 1-20 0-39 0-59-1l-118-407c-60-4-120-12-178-22l-206 367c-35-8-69-17-103-26l-9-423c-59-21-116-44-172-70l-295 303c-30-16-60-33-89-51l102-412c-52-36-103-75-151-116l-363 215c-24-23-48-46-70-71l205-374c-40-49-78-100-113-152l-405 113c-17-29-34-59-50-89l297-309c-25-56-48-113-68-172l-418 5c-9-35-18-69-25-104l365-221c-10-58-17-117-21-178l-405-104c-1-17-1-34-1-51 0-20 0-39 1-58l406-119c5-60 13-119 23-178l-367-206c8-35 17-69 26-103l423-9c21-59 44-116 70-172l-303-295c16-30 33-60 51-89l412 102c36-52 75-103 116-151l-215-363c23-24 46-48 71-70l374 205c49-40 100-78 152-113l-113-405c29-17 59-34 89-50l309 297c56-25 113-48 172-68l-5-418c35-9 69-18 104-25l221 365c58-10 117-17 178-21l104-405c17-1 34-1 51-1z">
          <text:p/>
        </draw:path>
        <draw:path draw:style-name="gr1" draw:text-style-name="P1" draw:layer="layout" svg:width="4.699cm" svg:height="4.699cm" svg:x="13.8cm" svg:y="7.402cm" svg:viewBox="0 0 4700 4700" svg:d="m2350 2100c142 0 250 108 250 250s-108 250-250 250-250-108-250-250 108-250 250-250zm0-1300c-879 0-1550 671-1550 1550s671 1550 1550 1550 1550-671 1550-1550-671-1550-1550-1550zm0-800c20 0 39 0 58 1l119 406c60 5 119 13 178 23l206-367c35 8 69 17 103 26l9 423c59 21 116 44 172 70l295-303c30 16 60 33 89 51l-102 412c52 36 103 75 151 116l363-215c24 23 48 46 70 71l-205 374c40 49 78 100 113 152l405-113c17 29 34 59 50 89l-297 309c25 56 48 113 68 172l418-5c9 35 18 69 25 104l-365 221c10 58 17 117 21 178l405 103c1 17 1 35 1 52 0 20 0 39-1 59l-407 118c-4 60-12 120-22 178l367 206c-8 35-17 69-26 103l-423 9c-21 59-44 116-70 172l303 295c-16 30-33 60-51 89l-412-102c-36 52-75 103-116 151l215 363c-23 24-46 48-71 70l-374-205c-49 40-100 78-152 113l113 405c-29 17-59 34-89 50l-309-297c-56 25-113 48-172 68l5 418c-35 9-69 18-104 25l-221-365c-58 10-117 17-178 21l-103 405c-17 1-35 1-52 1-20 0-39 0-59-1l-118-407c-60-4-120-12-178-22l-206 367c-35-8-69-17-103-26l-9-423c-59-21-116-44-172-70l-295 303c-30-16-60-33-89-51l102-412c-52-36-103-75-151-116l-363 215c-24-23-48-46-70-71l205-374c-40-49-78-100-113-152l-405 113c-17-29-34-59-50-89l297-309c-25-56-48-113-68-172l-418 5c-9-35-18-69-25-104l365-221c-10-58-17-117-21-178l-405-104c-1-17-1-34-1-51 0-20 0-39 1-58l406-119c5-60 13-119 23-178l-367-206c8-35 17-69 26-103l423-9c21-59 44-116 70-172l-303-295c16-30 33-60 51-89l412 102c36-52 75-103 116-151l-215-363c23-24 46-48 71-70l374 205c49-40 100-78 152-113l-113-405c29-17 59-34 89-50l309 297c56-25 113-48 172-68l-5-418c35-9 69-18 104-25l221 365c58-10 117-17 178-21l104-405c17-1 34-1 51-1z">
          <text:p/>
        </draw:path>
        <draw:path draw:style-name="gr1" draw:text-style-name="P1" draw:layer="layout" svg:width="4.699cm" svg:height="4.699cm" draw:transform="rotate (-0.398458668230306) translate (22.4948945283813cm 6.27130289566112cm)" svg:viewBox="0 0 4700 4700" svg:d="m2350 2100c142 0 250 108 250 250s-108 250-250 250-250-108-250-250 108-250 250-250zm0-1300c-879 0-1550 671-1550 1550s671 1550 1550 1550 1550-671 1550-1550-671-1550-1550-1550zm0-800c20 0 39 0 58 1l119 406c60 5 119 13 178 23l206-367c35 8 69 17 103 26l9 423c59 21 116 44 172 70l295-303c30 16 60 33 89 51l-102 412c52 36 103 75 151 116l363-215c24 23 48 46 70 71l-205 374c40 49 78 100 113 152l405-113c17 29 34 59 50 89l-297 309c25 56 48 113 68 172l418-5c9 35 18 69 25 104l-365 221c10 58 17 117 21 178l405 103c1 17 1 35 1 52 0 20 0 39-1 59l-407 118c-4 60-12 120-22 178l367 206c-8 35-17 69-26 103l-423 9c-21 59-44 116-70 172l303 295c-16 30-33 60-51 89l-412-102c-36 52-75 103-116 151l215 363c-23 24-46 48-71 70l-374-205c-49 40-100 78-152 113l113 405c-29 17-59 34-89 50l-309-297c-56 25-113 48-172 68l5 418c-35 9-69 18-104 25l-221-365c-58 10-117 17-178 21l-103 405c-17 1-35 1-52 1-20 0-39 0-59-1l-118-407c-60-4-120-12-178-22l-206 367c-35-8-69-17-103-26l-9-423c-59-21-116-44-172-70l-295 303c-30-16-60-33-89-51l102-412c-52-36-103-75-151-116l-363 215c-24-23-48-46-70-71l205-374c-40-49-78-100-113-152l-405 113c-17-29-34-59-50-89l297-309c-25-56-48-113-68-172l-418 5c-9-35-18-69-25-104l365-221c-10-58-17-117-21-178l-405-104c-1-17-1-34-1-51 0-20 0-39 1-58l406-119c5-60 13-119 23-178l-367-206c8-35 17-69 26-103l423-9c21-59 44-116 70-172l-303-295c16-30 33-60 51-89l412 102c36-52 75-103 116-151l-215-363c23-24 46-48 71-70l374 205c49-40 100-78 152-113l-113-405c29-17 59-34 89-50l309 297c56-25 113-48 172-68l-5-418c35-9 69-18 104-25l221 365c58-10 117-17 178-21l104-405c17-1 34-1 51-1z">
          <text:p/>
        </draw:path>
        <draw:path draw:style-name="gr1" draw:text-style-name="P1" draw:layer="layout" svg:width="4.699cm" svg:height="4.699cm" draw:transform="rotate (-0.398458668230306) translate (19.5948945283813cm 2.87330289566112cm)" svg:viewBox="0 0 4700 4700" svg:d="m2350 2100c142 0 250 108 250 250s-108 250-250 250-250-108-250-250 108-250 250-250zm0-1300c-879 0-1550 671-1550 1550s671 1550 1550 1550 1550-671 1550-1550-671-1550-1550-1550zm0-800c20 0 39 0 58 1l119 406c60 5 119 13 178 23l206-367c35 8 69 17 103 26l9 423c59 21 116 44 172 70l295-303c30 16 60 33 89 51l-102 412c52 36 103 75 151 116l363-215c24 23 48 46 70 71l-205 374c40 49 78 100 113 152l405-113c17 29 34 59 50 89l-297 309c25 56 48 113 68 172l418-5c9 35 18 69 25 104l-365 221c10 58 17 117 21 178l405 103c1 17 1 35 1 52 0 20 0 39-1 59l-407 118c-4 60-12 120-22 178l367 206c-8 35-17 69-26 103l-423 9c-21 59-44 116-70 172l303 295c-16 30-33 60-51 89l-412-102c-36 52-75 103-116 151l215 363c-23 24-46 48-71 70l-374-205c-49 40-100 78-152 113l113 405c-29 17-59 34-89 50l-309-297c-56 25-113 48-172 68l5 418c-35 9-69 18-104 25l-221-365c-58 10-117 17-178 21l-103 405c-17 1-35 1-52 1-20 0-39 0-59-1l-118-407c-60-4-120-12-178-22l-206 367c-35-8-69-17-103-26l-9-423c-59-21-116-44-172-70l-295 303c-30-16-60-33-89-51l102-412c-52-36-103-75-151-116l-363 215c-24-23-48-46-70-71l205-374c-40-49-78-100-113-152l-405 113c-17-29-34-59-50-89l297-309c-25-56-48-113-68-172l-418 5c-9-35-18-69-25-104l365-221c-10-58-17-117-21-178l-405-104c-1-17-1-34-1-51 0-20 0-39 1-58l406-119c5-60 13-119 23-178l-367-206c8-35 17-69 26-103l423-9c21-59 44-116 70-172l-303-295c16-30 33-60 51-89l412 102c36-52 75-103 116-151l-215-363c23-24 46-48 71-70l374 205c49-40 100-78 152-113l-113-405c29-17 59-34 89-50l309 297c56-25 113-48 172-68l-5-418c35-9 69-18 104-25l221 365c58-10 117-17 178-21l104-405c17-1 34-1 51-1z">
          <text:p/>
        </draw:path>
        <draw:path draw:style-name="gr1" draw:text-style-name="P1" draw:layer="layout" svg:width="4.699cm" svg:height="4.699cm" svg:x="5.1cm" svg:y="13.4cm" svg:viewBox="0 0 4700 4700" svg:d="m2350 2100c142 0 250 108 250 250s-108 250-250 250-250-108-250-250 108-250 250-250zm0-1300c-879 0-1550 671-1550 1550s671 1550 1550 1550 1550-671 1550-1550-671-1550-1550-1550zm0-800c20 0 39 0 58 1l119 406c60 5 119 13 178 23l206-367c35 8 69 17 103 26l9 423c59 21 116 44 172 70l295-303c30 16 60 33 89 51l-102 412c52 36 103 75 151 116l363-215c24 23 48 46 70 71l-205 374c40 49 78 100 113 152l405-113c17 29 34 59 50 89l-297 309c25 56 48 113 68 172l418-5c9 35 18 69 25 104l-365 221c10 58 17 117 21 178l405 103c1 17 1 35 1 52 0 20 0 39-1 59l-407 118c-4 60-12 120-22 178l367 206c-8 35-17 69-26 103l-423 9c-21 59-44 116-70 172l303 295c-16 30-33 60-51 89l-412-102c-36 52-75 103-116 151l215 363c-23 24-46 48-71 70l-374-205c-49 40-100 78-152 113l113 405c-29 17-59 34-89 50l-309-297c-56 25-113 48-172 68l5 418c-35 9-69 18-104 25l-221-365c-58 10-117 17-178 21l-103 405c-17 1-35 1-52 1-20 0-39 0-59-1l-118-407c-60-4-120-12-178-22l-206 367c-35-8-69-17-103-26l-9-423c-59-21-116-44-172-70l-295 303c-30-16-60-33-89-51l102-412c-52-36-103-75-151-116l-363 215c-24-23-48-46-70-71l205-374c-40-49-78-100-113-152l-405 113c-17-29-34-59-50-89l297-309c-25-56-48-113-68-172l-418 5c-9-35-18-69-25-104l365-221c-10-58-17-117-21-178l-405-104c-1-17-1-34-1-51 0-20 0-39 1-58l406-119c5-60 13-119 23-178l-367-206c8-35 17-69 26-103l423-9c21-59 44-116 70-172l-303-295c16-30 33-60 51-89l412 102c36-52 75-103 116-151l-215-363c23-24 46-48 71-70l374 205c49-40 100-78 152-113l-113-405c29-17 59-34 89-50l309 297c56-25 113-48 172-68l-5-418c35-9 69-18 104-25l221 365c58-10 117-17 178-21l104-405c17-1 34-1 51-1z">
          <text:p/>
        </draw:path>
        <draw:path draw:style-name="gr1" draw:text-style-name="P1" draw:layer="layout" svg:width="4.699cm" svg:height="4.699cm" draw:transform="rotate (-0.398458668230306) translate (14.7948945283813cm 14.7733028956611cm)" svg:viewBox="0 0 4700 4700" svg:d="m2350 2100c142 0 250 108 250 250s-108 250-250 250-250-108-250-250 108-250 250-250zm0-1300c-879 0-1550 671-1550 1550s671 1550 1550 1550 1550-671 1550-1550-671-1550-1550-1550zm0-800c20 0 39 0 58 1l119 406c60 5 119 13 178 23l206-367c35 8 69 17 103 26l9 423c59 21 116 44 172 70l295-303c30 16 60 33 89 51l-102 412c52 36 103 75 151 116l363-215c24 23 48 46 70 71l-205 374c40 49 78 100 113 152l405-113c17 29 34 59 50 89l-297 309c25 56 48 113 68 172l418-5c9 35 18 69 25 104l-365 221c10 58 17 117 21 178l405 103c1 17 1 35 1 52 0 20 0 39-1 59l-407 118c-4 60-12 120-22 178l367 206c-8 35-17 69-26 103l-423 9c-21 59-44 116-70 172l303 295c-16 30-33 60-51 89l-412-102c-36 52-75 103-116 151l215 363c-23 24-46 48-71 70l-374-205c-49 40-100 78-152 113l113 405c-29 17-59 34-89 50l-309-297c-56 25-113 48-172 68l5 418c-35 9-69 18-104 25l-221-365c-58 10-117 17-178 21l-103 405c-17 1-35 1-52 1-20 0-39 0-59-1l-118-407c-60-4-120-12-178-22l-206 367c-35-8-69-17-103-26l-9-423c-59-21-116-44-172-70l-295 303c-30-16-60-33-89-51l102-412c-52-36-103-75-151-116l-363 215c-24-23-48-46-70-71l205-374c-40-49-78-100-113-152l-405 113c-17-29-34-59-50-89l297-309c-25-56-48-113-68-172l-418 5c-9-35-18-69-25-104l365-221c-10-58-17-117-21-178l-405-104c-1-17-1-34-1-51 0-20 0-39 1-58l406-119c5-60 13-119 23-178l-367-206c8-35 17-69 26-103l423-9c21-59 44-116 70-172l-303-295c16-30 33-60 51-89l412 102c36-52 75-103 116-151l-215-363c23-24 46-48 71-70l374 205c49-40 100-78 152-113l-113-405c29-17 59-34 89-50l309 297c56-25 113-48 172-68l-5-418c35-9 69-18 104-25l221 365c58-10 117-17 178-21l104-405c17-1 34-1 51-1z">
          <text:p/>
        </draw:path>
        <draw:path draw:style-name="gr1" draw:text-style-name="P1" draw:layer="layout" svg:width="4.699cm" svg:height="4.699cm" draw:transform="rotate (-0.398458668230306) translate (18.0968945283813cm 11.8733028956611cm)" svg:viewBox="0 0 4700 4700" svg:d="m2350 2100c142 0 250 108 250 250s-108 250-250 250-250-108-250-250 108-250 250-250zm0-1300c-879 0-1550 671-1550 1550s671 1550 1550 1550 1550-671 1550-1550-671-1550-1550-1550zm0-800c20 0 39 0 58 1l119 406c60 5 119 13 178 23l206-367c35 8 69 17 103 26l9 423c59 21 116 44 172 70l295-303c30 16 60 33 89 51l-102 412c52 36 103 75 151 116l363-215c24 23 48 46 70 71l-205 374c40 49 78 100 113 152l405-113c17 29 34 59 50 89l-297 309c25 56 48 113 68 172l418-5c9 35 18 69 25 104l-365 221c10 58 17 117 21 178l405 103c1 17 1 35 1 52 0 20 0 39-1 59l-407 118c-4 60-12 120-22 178l367 206c-8 35-17 69-26 103l-423 9c-21 59-44 116-70 172l303 295c-16 30-33 60-51 89l-412-102c-36 52-75 103-116 151l215 363c-23 24-46 48-71 70l-374-205c-49 40-100 78-152 113l113 405c-29 17-59 34-89 50l-309-297c-56 25-113 48-172 68l5 418c-35 9-69 18-104 25l-221-365c-58 10-117 17-178 21l-103 405c-17 1-35 1-52 1-20 0-39 0-59-1l-118-407c-60-4-120-12-178-22l-206 367c-35-8-69-17-103-26l-9-423c-59-21-116-44-172-70l-295 303c-30-16-60-33-89-51l102-412c-52-36-103-75-151-116l-363 215c-24-23-48-46-70-71l205-374c-40-49-78-100-113-152l-405 113c-17-29-34-59-50-89l297-309c-25-56-48-113-68-172l-418 5c-9-35-18-69-25-104l365-221c-10-58-17-117-21-178l-405-104c-1-17-1-34-1-51 0-20 0-39 1-58l406-119c5-60 13-119 23-178l-367-206c8-35 17-69 26-103l423-9c21-59 44-116 70-172l-303-295c16-30 33-60 51-89l412 102c36-52 75-103 116-151l-215-363c23-24 46-48 71-70l374 205c49-40 100-78 152-113l-113-405c29-17 59-34 89-50l309 297c56-25 113-48 172-68l-5-418c35-9 69-18 104-25l221 365c58-10 117-17 178-21l104-405c17-1 34-1 51-1z">
          <text:p/>
        </draw:path>
        <draw:path draw:style-name="gr1" draw:text-style-name="P1" draw:layer="layout" svg:width="4.699cm" svg:height="4.699cm" svg:x="21.3cm" svg:y="11.4cm" svg:viewBox="0 0 4700 4700" svg:d="m2350 2100c142 0 250 108 250 250s-108 250-250 250-250-108-250-250 108-250 250-250zm0-1300c-879 0-1550 671-1550 1550s671 1550 1550 1550 1550-671 1550-1550-671-1550-1550-1550zm0-800c20 0 39 0 58 1l119 406c60 5 119 13 178 23l206-367c35 8 69 17 103 26l9 423c59 21 116 44 172 70l295-303c30 16 60 33 89 51l-102 412c52 36 103 75 151 116l363-215c24 23 48 46 70 71l-205 374c40 49 78 100 113 152l405-113c17 29 34 59 50 89l-297 309c25 56 48 113 68 172l418-5c9 35 18 69 25 104l-365 221c10 58 17 117 21 178l405 103c1 17 1 35 1 52 0 20 0 39-1 59l-407 118c-4 60-12 120-22 178l367 206c-8 35-17 69-26 103l-423 9c-21 59-44 116-70 172l303 295c-16 30-33 60-51 89l-412-102c-36 52-75 103-116 151l215 363c-23 24-46 48-71 70l-374-205c-49 40-100 78-152 113l113 405c-29 17-59 34-89 50l-309-297c-56 25-113 48-172 68l5 418c-35 9-69 18-104 25l-221-365c-58 10-117 17-178 21l-103 405c-17 1-35 1-52 1-20 0-39 0-59-1l-118-407c-60-4-120-12-178-22l-206 367c-35-8-69-17-103-26l-9-423c-59-21-116-44-172-70l-295 303c-30-16-60-33-89-51l102-412c-52-36-103-75-151-116l-363 215c-24-23-48-46-70-71l205-374c-40-49-78-100-113-152l-405 113c-17-29-34-59-50-89l297-309c-25-56-48-113-68-172l-418 5c-9-35-18-69-25-104l365-221c-10-58-17-117-21-178l-405-104c-1-17-1-34-1-51 0-20 0-39 1-58l406-119c5-60 13-119 23-178l-367-206c8-35 17-69 26-103l423-9c21-59 44-116 70-172l-303-295c16-30 33-60 51-89l412 102c36-52 75-103 116-151l-215-363c23-24 46-48 71-70l374 205c49-40 100-78 152-113l-113-405c29-17 59-34 89-50l309 297c56-25 113-48 172-68l-5-418c35-9 69-18 104-25l221 365c58-10 117-17 178-21l104-405c17-1 34-1 51-1z">
          <text:p/>
        </draw:path>
        <draw:path draw:style-name="gr1" draw:text-style-name="P1" draw:layer="layout" svg:width="4.699cm" svg:height="4.699cm" svg:x="14.1cm" svg:y="3cm" svg:viewBox="0 0 4700 4700" svg:d="m2350 2100c142 0 250 108 250 250s-108 250-250 250-250-108-250-250 108-250 250-250zm0-1300c-879 0-1550 671-1550 1550s671 1550 1550 1550 1550-671 1550-1550-671-1550-1550-1550zm0-800c20 0 39 0 58 1l119 406c60 5 119 13 178 23l206-367c35 8 69 17 103 26l9 423c59 21 116 44 172 70l295-303c30 16 60 33 89 51l-102 412c52 36 103 75 151 116l363-215c24 23 48 46 70 71l-205 374c40 49 78 100 113 152l405-113c17 29 34 59 50 89l-297 309c25 56 48 113 68 172l418-5c9 35 18 69 25 104l-365 221c10 58 17 117 21 178l405 103c1 17 1 35 1 52 0 20 0 39-1 59l-407 118c-4 60-12 120-22 178l367 206c-8 35-17 69-26 103l-423 9c-21 59-44 116-70 172l303 295c-16 30-33 60-51 89l-412-102c-36 52-75 103-116 151l215 363c-23 24-46 48-71 70l-374-205c-49 40-100 78-152 113l113 405c-29 17-59 34-89 50l-309-297c-56 25-113 48-172 68l5 418c-35 9-69 18-104 25l-221-365c-58 10-117 17-178 21l-103 405c-17 1-35 1-52 1-20 0-39 0-59-1l-118-407c-60-4-120-12-178-22l-206 367c-35-8-69-17-103-26l-9-423c-59-21-116-44-172-70l-295 303c-30-16-60-33-89-51l102-412c-52-36-103-75-151-116l-363 215c-24-23-48-46-70-71l205-374c-40-49-78-100-113-152l-405 113c-17-29-34-59-50-89l297-309c-25-56-48-113-68-172l-418 5c-9-35-18-69-25-104l365-221c-10-58-17-117-21-178l-405-104c-1-17-1-34-1-51 0-20 0-39 1-58l406-119c5-60 13-119 23-178l-367-206c8-35 17-69 26-103l423-9c21-59 44-116 70-172l-303-295c16-30 33-60 51-89l412 102c36-52 75-103 116-151l-215-363c23-24 46-48 71-70l374 205c49-40 100-78 152-113l-113-405c29-17 59-34 89-50l309 297c56-25 113-48 172-68l-5-418c35-9 69-18 104-25l221 365c58-10 117-17 178-21l104-405c17-1 34-1 51-1z">
          <text:p/>
        </draw:path>
        <draw:path draw:style-name="gr1" draw:text-style-name="P1" draw:layer="layout" svg:width="4.699cm" svg:height="4.699cm" draw:transform="rotate (-0.398458668230306) translate (10.4948945283813cm 13.8733028956611cm)" svg:viewBox="0 0 4700 4700" svg:d="m2350 2100c142 0 250 108 250 250s-108 250-250 250-250-108-250-250 108-250 250-250zm0-1300c-879 0-1550 671-1550 1550s671 1550 1550 1550 1550-671 1550-1550-671-1550-1550-1550zm0-800c20 0 39 0 58 1l119 406c60 5 119 13 178 23l206-367c35 8 69 17 103 26l9 423c59 21 116 44 172 70l295-303c30 16 60 33 89 51l-102 412c52 36 103 75 151 116l363-215c24 23 48 46 70 71l-205 374c40 49 78 100 113 152l405-113c17 29 34 59 50 89l-297 309c25 56 48 113 68 172l418-5c9 35 18 69 25 104l-365 221c10 58 17 117 21 178l405 103c1 17 1 35 1 52 0 20 0 39-1 59l-407 118c-4 60-12 120-22 178l367 206c-8 35-17 69-26 103l-423 9c-21 59-44 116-70 172l303 295c-16 30-33 60-51 89l-412-102c-36 52-75 103-116 151l215 363c-23 24-46 48-71 70l-374-205c-49 40-100 78-152 113l113 405c-29 17-59 34-89 50l-309-297c-56 25-113 48-172 68l5 418c-35 9-69 18-104 25l-221-365c-58 10-117 17-178 21l-103 405c-17 1-35 1-52 1-20 0-39 0-59-1l-118-407c-60-4-120-12-178-22l-206 367c-35-8-69-17-103-26l-9-423c-59-21-116-44-172-70l-295 303c-30-16-60-33-89-51l102-412c-52-36-103-75-151-116l-363 215c-24-23-48-46-70-71l205-374c-40-49-78-100-113-152l-405 113c-17-29-34-59-50-89l297-309c-25-56-48-113-68-172l-418 5c-9-35-18-69-25-104l365-221c-10-58-17-117-21-178l-405-104c-1-17-1-34-1-51 0-20 0-39 1-58l406-119c5-60 13-119 23-178l-367-206c8-35 17-69 26-103l423-9c21-59 44-116 70-172l-303-295c16-30 33-60 51-89l412 102c36-52 75-103 116-151l-215-363c23-24 46-48 71-70l374 205c49-40 100-78 152-113l-113-405c29-17 59-34 89-50l309 297c56-25 113-48 172-68l-5-418c35-9 69-18 104-25l221 365c58-10 117-17 178-21l104-405c17-1 34-1 51-1z">
          <text:p/>
        </draw:path>
        <draw:path draw:style-name="gr1" draw:text-style-name="P1" draw:layer="layout" svg:width="4.699cm" svg:height="4.699cm" svg:x="24.6cm" svg:y="3.9cm" svg:viewBox="0 0 4700 4700" svg:d="m2350 2100c142 0 250 108 250 250s-108 250-250 250-250-108-250-250 108-250 250-250zm0-1300c-879 0-1550 671-1550 1550s671 1550 1550 1550 1550-671 1550-1550-671-1550-1550-1550zm0-800c20 0 39 0 58 1l119 406c60 5 119 13 178 23l206-367c35 8 69 17 103 26l9 423c59 21 116 44 172 70l295-303c30 16 60 33 89 51l-102 412c52 36 103 75 151 116l363-215c24 23 48 46 70 71l-205 374c40 49 78 100 113 152l405-113c17 29 34 59 50 89l-297 309c25 56 48 113 68 172l418-5c9 35 18 69 25 104l-365 221c10 58 17 117 21 178l405 103c1 17 1 35 1 52 0 20 0 39-1 59l-407 118c-4 60-12 120-22 178l367 206c-8 35-17 69-26 103l-423 9c-21 59-44 116-70 172l303 295c-16 30-33 60-51 89l-412-102c-36 52-75 103-116 151l215 363c-23 24-46 48-71 70l-374-205c-49 40-100 78-152 113l113 405c-29 17-59 34-89 50l-309-297c-56 25-113 48-172 68l5 418c-35 9-69 18-104 25l-221-365c-58 10-117 17-178 21l-103 405c-17 1-35 1-52 1-20 0-39 0-59-1l-118-407c-60-4-120-12-178-22l-206 367c-35-8-69-17-103-26l-9-423c-59-21-116-44-172-70l-295 303c-30-16-60-33-89-51l102-412c-52-36-103-75-151-116l-363 215c-24-23-48-46-70-71l205-374c-40-49-78-100-113-152l-405 113c-17-29-34-59-50-89l297-309c-25-56-48-113-68-172l-418 5c-9-35-18-69-25-104l365-221c-10-58-17-117-21-178l-405-104c-1-17-1-34-1-51 0-20 0-39 1-58l406-119c5-60 13-119 23-178l-367-206c8-35 17-69 26-103l423-9c21-59 44-116 70-172l-303-295c16-30 33-60 51-89l412 102c36-52 75-103 116-151l-215-363c23-24 46-48 71-70l374 205c49-40 100-78 152-113l-113-405c29-17 59-34 89-50l309 297c56-25 113-48 172-68l-5-418c35-9 69-18 104-25l221 365c58-10 117-17 178-21l104-405c17-1 34-1 51-1z">
          <text:p/>
        </draw:path>
      </draw:page>
      <draw:page draw:name="page3" draw:style-name="dp1" draw:master-page-name="標準">
        <draw:path draw:style-name="gr1" draw:text-style-name="P1" draw:layer="layout" svg:width="4.699cm" svg:height="4.699cm" draw:transform="rotate (-0.398458668230306) translate (18.3978945283813cm 7.9743028956611cm)" svg:viewBox="0 0 4700 4700" svg:d="m2350 2100c142 0 250 108 250 250s-108 250-250 250-250-108-250-250 108-250 250-250zm0-1300c-879 0-1550 671-1550 1550s671 1550 1550 1550 1550-671 1550-1550-671-1550-1550-1550zm0-800c20 0 39 0 58 1l119 406c60 5 119 13 178 23l206-367c35 8 69 17 103 26l9 423c59 21 116 44 172 70l295-303c30 16 60 33 89 51l-102 412c52 36 103 75 151 116l363-215c24 23 48 46 70 71l-205 374c40 49 78 100 113 152l405-113c17 29 34 59 50 89l-297 309c25 56 48 113 68 172l418-5c9 35 18 69 25 104l-365 221c10 58 17 117 21 178l405 103c1 17 1 35 1 52 0 20 0 39-1 59l-407 118c-4 60-12 120-22 178l367 206c-8 35-17 69-26 103l-423 9c-21 59-44 116-70 172l303 295c-16 30-33 60-51 89l-412-102c-36 52-75 103-116 151l215 363c-23 24-46 48-71 70l-374-205c-49 40-100 78-152 113l113 405c-29 17-59 34-89 50l-309-297c-56 25-113 48-172 68l5 418c-35 9-69 18-104 25l-221-365c-58 10-117 17-178 21l-103 405c-17 1-35 1-52 1-20 0-39 0-59-1l-118-407c-60-4-120-12-178-22l-206 367c-35-8-69-17-103-26l-9-423c-59-21-116-44-172-70l-295 303c-30-16-60-33-89-51l102-412c-52-36-103-75-151-116l-363 215c-24-23-48-46-70-71l205-374c-40-49-78-100-113-152l-405 113c-17-29-34-59-50-89l297-309c-25-56-48-113-68-172l-418 5c-9-35-18-69-25-104l365-221c-10-58-17-117-21-178l-405-104c-1-17-1-34-1-51 0-20 0-39 1-58l406-119c5-60 13-119 23-178l-367-206c8-35 17-69 26-103l423-9c21-59 44-116 70-172l-303-295c16-30 33-60 51-89l412 102c36-52 75-103 116-151l-215-363c23-24 46-48 71-70l374 205c49-40 100-78 152-113l-113-405c29-17 59-34 89-50l309 297c56-25 113-48 172-68l-5-418c35-9 69-18 104-25l221 365c58-10 117-17 178-21l104-405c17-1 34-1 51-1z">
          <text:p/>
        </draw:path>
        <draw:path draw:style-name="gr1" draw:text-style-name="P1" draw:layer="layout" svg:width="1.999cm" svg:height="1.999cm" svg:x="21.55cm" svg:y="11.3cm" svg:viewBox="0 0 2000 2000" svg:d="m306 901c16-124 63-236 133-329l-177-258c17-19 34-36 53-53l260 176c94-70 206-116 330-131l57-305c13-1 25-1 38-1s26 0 39 1l60 306c123 16 235 63 328 133l259-178c19 17 36 34 53 53l-176 261c69 93 115 205 130 329l306 57c1 13 1 25 1 38s0 26-1 39l-307 60c-16 123-63 234-132 327l178 260c-17 19-34 36-53 53l-262-177c-93 69-204 115-328 131l-57 306c-13 1-25 1-38 1s-26 0-39-1l-60-306c-123-17-235-63-328-133l-259 178c-19-17-36-34-53-53l176-261c-69-93-115-205-131-329l-305-57c-1-13-1-25-1-38s0-26 1-39z">
          <text:p/>
        </draw:path>
        <draw:g>
          <draw:path draw:style-name="gr1" draw:text-style-name="P1" draw:layer="layout" svg:width="8.6cm" svg:height="8.599cm" svg:x="8.925cm" svg:y="7.85cm" svg:viewBox="0 0 8601 8600" svg:d="m4645 441c4-15 7-22 10-22l156-388c17 1 33 4 50 6 20 2 39 5 58 8l65 418c3 1 4 9 4 23 54 9 107 19 159 31 5-13 9-19 11-18l205-365c17 4 34 8 50 13 19 5 38 10 56 15l10 423c2 1 3 8 2 19 52 16 104 34 155 52 5-9 9-14 11-13l251-334c16 5 32 12 48 18 18 8 36 15 53 23l-46 421c2 1 3 6 1 15 50 23 100 47 149 72 5-6 8-9 10-8l292-299c16 8 30 17 45 25 17 10 34 20 50 30l-100 411c2 1 1 5-1 12 48 29 94 60 140 92 4-4 7-6 9-5l329-258c14 10 27 20 41 31 16 12 31 23 45 36l-153 394c2 2 1 5-1 11 43 35 84 72 125 111 6-4 9-5 10-4l360-213c13 11 25 23 37 35 14 15 27 28 40 42l-203 371c1 2 0 6-4 12 37 41 73 83 108 126 8-4 12-5 13-3l385-165c11 13 21 27 31 40 13 16 24 31 35 47l-250 342c2 2-1 7-9 15 31 45 61 91 90 138 11-5 17-6 18-4l403-113c9 14 18 29 26 44 10 17 20 34 29 51l-293 306c2 3-4 9-16 18 24 48 47 96 68 145 17-5 25-6 27-4l414-58c7 15 14 31 20 46 8 19 15 36 21 54l-329 266c1 3-8 10-27 20 17 49 33 99 48 150 22-4 35-5 36-2l418-4c5 16 10 33 14 49 5 19 10 38 14 56l-361 220c0 5-12 11-38 20 11 50 20 101 28 153 28-2 43-2 44 2l415 50c3 17 5 34 8 51 2 19 5 38 6 57l-387 171c1 5-15 10-45 16 4 51 7 102 9 154 31 1 47 4 48 8l405 104c1 17 1 34 1 51 0 20 0 39-1 58l-407 119c0 5-17 8-48 10-1 51-5 103-9 153 30 6 46 11 45 14l388 156c-1 17-3 34-5 51-3 20-5 39-9 58l-418 64c-1 5-16 6-44 4-8 52-18 103-29 153 26 8 39 14 38 18l364 205c-3 17-8 33-12 50-5 19-10 37-16 56l-423 9c-1 4-14 4-36 0-15 51-31 100-49 150 19 9 28 16 27 19l335 251c-6 16-12 32-19 47-7 19-15 36-23 54l-421-46c-1 3-11 2-27-2-22 48-45 96-69 144 12 9 18 14 17 17l299 292c-8 16-17 30-25 45-10 17-20 34-30 50l-411-100c-2 2-8 1-19-3-29 46-58 92-90 136 8 8 11 13 10 15l258 329c-10 14-20 27-31 41-12 16-23 31-36 45l-394-153c-2 2-6 1-14-2-35 42-71 84-108 125 4 6 5 10 4 11l213 360c-11 13-23 25-35 37-15 14-28 27-42 40l-371-203c-2 1-5 0-11-3-41 38-83 75-126 110 3 6 4 9 2 10l165 385c-13 11-27 21-40 31-16 13-31 24-47 35l-342-250c-1 1-4 0-9-4-46 32-93 62-140 92 2 6 3 10 1 11l113 403c-15 9-29 17-44 26-17 10-34 19-51 28l-306-292c-2 1-6-2-11-8-49 25-99 49-149 72 2 9 2 13 0 14l59 414c-15 8-31 14-46 21-19 7-36 15-54 21l-266-330c-2 1-6-3-12-12-51 18-103 35-156 50 2 12 2 18 0 19l4 418c-16 6-33 10-49 14-19 6-38 11-56 15l-220-362c-3 1-8-5-13-18-52 11-105 21-159 30 1 14 0 22-3 22l-50 416c-17 3-34 5-51 7-20 3-38 5-57 7l-171-387c-4 0-7-8-11-23-53 5-107 9-162 11-1 15-3 23-6 23l-104 405c-17 1-34 1-51 1-20 0-39 0-58-1l-119-406c-3 0-6-7-7-21-55-2-109-5-162-10-3 13-6 19-9 19l-156 388c-17-1-33-4-50-6-20-2-39-5-58-8l-65-418c-2-1-4-6-4-15-55-8-109-18-163-30-3 7-5 10-7 9l-205 365c-17-4-34-8-50-13-19-5-38-10-56-15l-10-423c-1-1-1-2-2-5-56-16-111-34-166-53l-251 334c-16-5-32-12-48-18-18-8-36-15-53-23l45-414c-57-24-112-51-166-78l-285 291c-16-8-30-17-45-25-17-10-34-20-50-30l96-394c-54-34-107-68-159-104l-314 246c-14-10-27-20-41-31-16-12-31-23-45-36l144-372c-50-41-99-83-147-127l-338 200c-13-11-25-23-37-35-14-15-27-28-40-42l190-348c-44-48-87-97-128-147l-361 154c-11-13-21-27-31-40-13-16-24-31-35-47l234-320c-37-53-72-108-107-163l-378 106c-9-15-17-29-26-44-10-17-19-34-28-51l276-289c-29-57-57-115-83-174l-393 56c-8-15-14-31-21-46-7-19-15-36-21-54l316-255c-20-59-39-119-57-179l-404 4c-6-16-10-33-14-49-6-19-11-38-15-56l354-215c-13-60-24-120-33-181l-409-49c-3-17-5-34-7-51-3-20-5-38-7-57l384-170c-6-59-9-119-11-180l-402-103c-1-17-1-34-1-51 0-20 0-39 1-58l403-118c2-61 6-121 11-180l-384-155c1-17 4-33 6-50 2-20 5-39 8-58l411-63c10-61 21-121 34-181l-356-200c4-17 8-34 13-50 5-19 10-38 15-56l409-9c18-61 38-120 59-179l-321-241c5-16 12-32 18-48 8-18 15-36 23-53l400 43c26-59 55-117 84-174l-282-276c8-15 16-30 25-45 10-17 19-34 29-50l386 94c35-55 71-109 108-163l-241-307c9-15 20-28 30-42 12-15 24-30 36-45l369 143c42-50 85-99 130-147l-199-337c11-12 23-24 35-36 14-15 28-28 42-41l348 191c48-44 97-86 148-126l-155-363c13-12 26-22 40-32 16-12 31-24 46-35l326 238c52-36 105-70 160-102l-108-387c14-10 29-18 44-27 17-10 33-19 50-28l298 285c55-28 111-53 167-78l-58-407c16-8 31-14 47-21 18-7 36-14 54-21l265 330h1c55-19 110-36 166-52 0-3 1-5 2-5l-4-418c16-6 32-10 49-14 19-6 37-10 56-14l220 361c2 0 5 3 9 10 53-11 107-21 162-29 0-10 1-15 4-15l50-415c17-4 33-6 50-8 20-3 39-5 58-7l171 387c3 0 6 7 10 20 53-4 107-7 161-9 1-14 3-21 6-21l104-405c17-1 34-1 51-1 20 0 39 0 58 1l119 406c3 0 6 8 8 24 54 2 107 5 160 10z">
            <text:p/>
          </draw:path>
          <draw:custom-shape draw:style-name="gr2" draw:text-style-name="P1" draw:layer="layout" svg:width="7.125cm" svg:height="7.125cm" svg:x="9.676cm" svg:y="8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025cm" svg:height="7.1cm" svg:x="13.225cm" svg:y="8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7.125cm" svg:height="0.025cm" svg:x="9.675cm" svg:y="12.1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6.779cm" svg:height="6.779cm" svg:x="9.85cm" svg:y="8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12.936cm" svg:y="11.8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1" draw:layer="layout" svg:width="4.85cm" svg:height="0.05cm" svg:x="4.05cm" svg:y="9.575cm">
          <text:p/>
          <draw:enhanced-geometry svg:viewBox="0 0 21600 21600" draw:mirror-vertical="true" draw:type="rectangle" draw:enhanced-path="M 0 0 L 21600 0 21600 21600 0 21600 0 0 Z N"/>
        </draw:custom-shape>
        <draw:g>
          <draw:path draw:style-name="gr4" draw:text-style-name="P1" draw:layer="layout" svg:width="6.423cm" svg:height="6.415cm" svg:x="3.25cm" svg:y="6.409cm" svg:viewBox="0 0 6424 6416" svg:d="m5906 2327v0c42 129 404-9 436 123v0c33 132-353 175-331 309v0c21 134 401 54 412 189v0c11 136-376 117-376 254v0c0 135 387 116 377 251v0c-11 136-390 57-411 192v0c-21 134 364 175 333 307v0c-31 132-394-4-436 125v0c-42 129 333 230 281 356v0c-52 125-389-66-450 55v0c-62 121 292 278 221 394v0c-70 116-373-126-453-16v0c-80 110 245 322 157 425v0c-88 104-349-182-445-86v0c-96 96 192 355 89 444v0c-104 89-317-235-427-155v0c-110 80 134 381 18 453v0c-116 71-275-282-396-220v0c-121 62 73 398-53 450v0c-125 52-228-321-357-279v0c-130 42 9 404-123 436v0c-133 32-175-353-310-331v0c-134 21-54 400-190 411v0c-135 11-117-376-253-375v0c-136 0-116 386-252 377v0c-136-11-57-390-192-411v0c-135-21-176 364-308 333v0c-132-32 5-394-125-436v0c-129-42-230 332-356 281v0c-126-52 66-389-55-450v0c-121-62-280 292-396 221v0c-116-71 126-373 16-452v0c-110-80-322 245-426 157v0c-103-89 183-349 87-445v0c-97-96-356 191-445 88v0c-89-103 236-316 155-425v0c-80-110-382 133-453 18v0c-72-116 282-275 220-396v0c-62-121-398 73-450-53v0c-53-125 321-228 279-357v0c-43-129-405 10-437-123v0c-32-132 353-174 332-309v0c-22-134-401-54-412-189v0c-11-136 376-118 376-253v0c-1-136-388-117-377-252v0c10-136 390-57 411-191v0c21-135-365-176-333-308v0c31-132 394 5 436-125v0c41-129-333-230-281-356v0c52-125 389 67 450-55v0c62-121-293-279-222-395v0c71-116 374 126 454 16v0c80-110-246-322-157-425v0c88-104 349 183 445 86v0c96-96-192-355-89-444v0c103-89 316 235 427 155v0c110-80-134-381-18-453v0c116-71 275 282 396 220v0c121-62-72-398 53-450v0c126-52 229 321 358 279v0c130-42-9-404 123-436v0c132-32 175 353 309 331v0c135-21 55-400 190-411v0c136-11 118 376 254 375v0c136 0 116-387 252-376v0c136 10 57 390 191 410v0c135 22 176-364 308-332v0c132 31-4 393 125 435v0c130 42 231-332 356-280v0c127 51-66 388 56 449v0c121 62 278-292 394-222v0c117 71-126 374-15 454v0c110 79 322-245 425-157v0c104 87-183 348-86 444v0c96 96 356-192 445-88v0c88 103-236 316-156 426v0c81 109 382-134 454-18v0c71 115-282 275-220 396v0c62 121 398-72 450 53v0c53 125-321 228-279 357z">
            <text:p/>
          </draw:path>
          <draw:custom-shape draw:style-name="gr3" draw:text-style-name="P1" draw:layer="layout" svg:width="5.075cm" svg:height="5.075cm" svg:x="3.925cm" svg:y="7.0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5cm" svg:height="4.925cm" svg:x="6.475cm" svg:y="7.1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3.475cm" svg:height="3.475cm" svg:x="4.76cm" svg:y="7.87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1" draw:layer="layout" svg:width="0.938cm" svg:height="0.938cm" svg:x="6.025cm" svg:y="9.1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</draw:page>
      <draw:page draw:name="page4" draw:style-name="dp1" draw:master-page-name="標準">
        <draw:g>
          <draw:path draw:style-name="gr5" draw:text-style-name="P1" draw:layer="layout" svg:width="4.598cm" svg:height="4.598cm" svg:x="17.7cm" svg:y="15.2cm" svg:viewBox="0 0 4599 4599" svg:d="m3191 182c18 7 35 14 52 22l-47 411c52 28 103 57 152 89l325-253c28 21 56 42 83 63l-153 384c46 42 88 84 129 129l381-161c21 25 41 52 61 79l-249 333c34 52 65 107 92 162l409-56c13 29 26 59 36 90l-326 260c17 59 32 119 44 179l408 52c4 33 8 66 11 99l-385 166c1 60 1 120-4 181l379 154c-5 35-10 69-17 103l-413 61c-13 56-29 112-49 168l326 247c-5 16-12 32-18 47-8 18-15 35-24 53l-411-48c-27 52-57 103-88 152l253 325c-21 28-42 56-63 83l-384-153c-42 46-84 88-129 129l162 381c-26 21-53 41-80 61l-333-249c-52 34-106 65-162 92l56 409c-29 13-59 26-90 36l-259-326c-60 17-120 32-180 44l-52 408c-33 4-66 8-99 11l-166-385c-60 1-120 1-181-4l-154 379c-35-5-69-10-103-17l-61-413c-56-13-112-29-168-49l-247 326c-16-5-32-12-47-18-18-8-35-15-53-24l48-411c-52-27-103-57-152-88l-325 253c-28-21-56-42-83-63l153-384c-46-42-88-84-129-129l-381 162c-21-26-41-53-61-80l249-333c-34-52-65-106-92-162l-409 56c-13-29-26-59-36-90l326-259c-17-60-32-120-44-180l-408-52c-4-33-8-66-11-99l385-166c-1-60 0-120 4-181l-379-154c5-35 10-69 17-103l413-61c13-56 29-112 49-168l-326-248c6-15 12-31 19-46 7-18 14-35 22-52l411 47c28-52 57-103 89-152l-253-325c21-28 42-56 63-83l384 153c42-46 84-88 129-129l-161-381c25-21 52-41 79-61l333 249c52-34 107-65 162-92l-56-409c29-13 59-26 90-36l260 326c59-17 119-32 179-44l52-408c33-4 66-8 99-11l166 385c60-1 120 0 181 4l154-379c35 5 69 10 103 17l61 413c56 13 112 29 168 49l248-326c16 6 31 12 46 19z">
            <text:p/>
          </draw:path>
          <draw:path draw:style-name="gr6" draw:text-style-name="P1" draw:layer="layout" svg:width="3.045cm" svg:height="3.045cm" svg:x="18.477cm" svg:y="15.977cm" svg:viewBox="0 0 3046 3046" svg:d="m2111 126c-792-334-1652 16-1985 809s16 1651 809 1985 1651-17 1985-809-17-1652-809-1985z">
            <text:p/>
          </draw:path>
          <draw:path draw:style-name="gr5" draw:text-style-name="P1" draw:layer="layout" svg:width="1.999cm" svg:height="1.999cm" svg:x="19cm" svg:y="16.5cm" svg:viewBox="0 0 2000 2000" svg:d="m306 901c16-124 63-236 133-329l-177-258c17-19 34-36 53-53l260 176c94-70 206-116 330-131l57-305c13-1 25-1 38-1s26 0 39 1l60 306c123 16 235 63 328 133l259-178c19 17 36 34 53 53l-176 261c69 93 115 205 130 329l306 57c1 13 1 25 1 38s0 26-1 39l-307 60c-16 123-63 234-132 327l178 260c-17 19-34 36-53 53l-262-177c-93 69-204 115-328 131l-57 306c-13 1-25 1-38 1s-26 0-39-1l-60-306c-123-17-235-63-328-133l-259 178c-19-17-36-34-53-53l176-261c-69-93-115-205-131-329l-305-57c-1-13-1-25-1-38s0-26 1-39z">
            <text:p/>
          </draw:path>
          <draw:path draw:style-name="gr7" draw:text-style-name="P1" draw:layer="layout" svg:width="0.491cm" svg:height="0.491cm" svg:x="19.754cm" svg:y="17.254cm" svg:viewBox="0 0 492 492" svg:d="m341 20c128 54 184 193 130 321s-192 184-320 130-185-192-131-320 193-185 321-131z">
            <text:p/>
          </draw:path>
        </draw:g>
        <draw:path draw:style-name="gr1" draw:text-style-name="P1" draw:layer="layout" svg:width="4.699cm" svg:height="4.699cm" svg:x="1.5cm" svg:y="1.298cm" svg:viewBox="0 0 4700 4700" svg:d="m2350 2100c142 0 250 108 250 250s-108 250-250 250-250-108-250-250 108-250 250-250zm0-1300c-879 0-1550 671-1550 1550s671 1550 1550 1550 1550-671 1550-1550-671-1550-1550-1550zm0-800c20 0 39 0 58 1l119 406c60 5 119 13 178 23l206-367c35 8 69 17 103 26l9 423c59 21 116 44 172 70l295-303c30 16 60 33 89 51l-102 412c52 36 103 75 151 116l363-215c24 23 48 46 70 71l-205 374c40 49 78 100 113 152l405-113c17 29 34 59 50 89l-297 309c25 56 48 113 68 172l418-5c9 35 18 69 25 104l-365 221c10 58 17 117 21 178l405 103c1 17 1 35 1 52 0 20 0 39-1 59l-407 118c-4 60-12 120-22 178l367 206c-8 35-17 69-26 103l-423 9c-21 59-44 116-70 172l303 295c-16 30-33 60-51 89l-412-102c-36 52-75 103-116 151l215 363c-23 24-46 48-71 70l-374-205c-49 40-100 78-152 113l113 405c-29 17-59 34-89 50l-309-297c-56 25-113 48-172 68l5 418c-35 9-69 18-104 25l-221-365c-58 10-117 17-178 21l-103 405c-17 1-35 1-52 1-20 0-39 0-59-1l-118-407c-60-4-120-12-178-22l-206 367c-35-8-69-17-103-26l-9-423c-59-21-116-44-172-70l-295 303c-30-16-60-33-89-51l102-412c-52-36-103-75-151-116l-363 215c-24-23-48-46-70-71l205-374c-40-49-78-100-113-152l-405 113c-17-29-34-59-50-89l297-309c-25-56-48-113-68-172l-418 5c-9-35-18-69-25-104l365-221c-10-58-17-117-21-178l-405-104c-1-17-1-34-1-51 0-20 0-39 1-58l406-119c5-60 13-119 23-178l-367-206c8-35 17-69 26-103l423-9c21-59 44-116 70-172l-303-295c16-30 33-60 51-89l412 102c36-52 75-103 116-151l-215-363c23-24 46-48 71-70l374 205c49-40 100-78 152-113l-113-405c29-17 59-34 89-50l309 297c56-25 113-48 172-68l-5-418c35-9 69-18 104-25l221 365c58-10 117-17 178-21l104-405c17-1 34-1 51-1z">
          <text:p/>
        </draw:path>
        <draw:path draw:style-name="gr1" draw:text-style-name="P1" draw:layer="layout" svg:width="4.699cm" svg:height="4.699cm" draw:transform="rotate (-0.398458668230306) translate (7.09689452838126cm 0.571302895661121cm)" svg:viewBox="0 0 4700 4700" svg:d="m2350 2100c142 0 250 108 250 250s-108 250-250 250-250-108-250-250 108-250 250-250zm0-1300c-879 0-1550 671-1550 1550s671 1550 1550 1550 1550-671 1550-1550-671-1550-1550-1550zm0-800c20 0 39 0 58 1l119 406c60 5 119 13 178 23l206-367c35 8 69 17 103 26l9 423c59 21 116 44 172 70l295-303c30 16 60 33 89 51l-102 412c52 36 103 75 151 116l363-215c24 23 48 46 70 71l-205 374c40 49 78 100 113 152l405-113c17 29 34 59 50 89l-297 309c25 56 48 113 68 172l418-5c9 35 18 69 25 104l-365 221c10 58 17 117 21 178l405 103c1 17 1 35 1 52 0 20 0 39-1 59l-407 118c-4 60-12 120-22 178l367 206c-8 35-17 69-26 103l-423 9c-21 59-44 116-70 172l303 295c-16 30-33 60-51 89l-412-102c-36 52-75 103-116 151l215 363c-23 24-46 48-71 70l-374-205c-49 40-100 78-152 113l113 405c-29 17-59 34-89 50l-309-297c-56 25-113 48-172 68l5 418c-35 9-69 18-104 25l-221-365c-58 10-117 17-178 21l-103 405c-17 1-35 1-52 1-20 0-39 0-59-1l-118-407c-60-4-120-12-178-22l-206 367c-35-8-69-17-103-26l-9-423c-59-21-116-44-172-70l-295 303c-30-16-60-33-89-51l102-412c-52-36-103-75-151-116l-363 215c-24-23-48-46-70-71l205-374c-40-49-78-100-113-152l-405 113c-17-29-34-59-50-89l297-309c-25-56-48-113-68-172l-418 5c-9-35-18-69-25-104l365-221c-10-58-17-117-21-178l-405-104c-1-17-1-34-1-51 0-20 0-39 1-58l406-119c5-60 13-119 23-178l-367-206c8-35 17-69 26-103l423-9c21-59 44-116 70-172l-303-295c16-30 33-60 51-89l412 102c36-52 75-103 116-151l-215-363c23-24 46-48 71-70l374 205c49-40 100-78 152-113l-113-405c29-17 59-34 89-50l309 297c56-25 113-48 172-68l-5-418c35-9 69-18 104-25l221 365c58-10 117-17 178-21l104-405c17-1 34-1 51-1z">
          <text:p/>
        </draw:path>
        <draw:path draw:style-name="gr1" draw:text-style-name="P1" draw:layer="layout" svg:width="1.999cm" svg:height="1.999cm" svg:x="20.7cm" svg:y="2.2cm" svg:viewBox="0 0 2000 2000" svg:d="m306 901c16-124 63-236 133-329l-177-258c17-19 34-36 53-53l260 176c94-70 206-116 330-131l57-305c13-1 25-1 38-1s26 0 39 1l60 306c123 16 235 63 328 133l259-178c19 17 36 34 53 53l-176 261c69 93 115 205 130 329l306 57c1 13 1 25 1 38s0 26-1 39l-307 60c-16 123-63 234-132 327l178 260c-17 19-34 36-53 53l-262-177c-93 69-204 115-328 131l-57 306c-13 1-25 1-38 1s-26 0-39-1l-60-306c-123-17-235-63-328-133l-259 178c-19-17-36-34-53-53l176-261c-69-93-115-205-131-329l-305-57c-1-13-1-25-1-38s0-26 1-39z">
          <text:p/>
        </draw:path>
        <draw:path draw:style-name="gr8" draw:text-style-name="P1" draw:layer="layout" svg:width="2.999cm" svg:height="2.999cm" svg:x="12.5cm" svg:y="2.1cm" svg:viewBox="0 0 3000 3000" svg:d="m1622 406c115 12 224 40 324 83l276-314c21 12 43 24 63 36l-132 394c91 66 172 146 238 237l397-128c15 24 29 50 42 75l-312 281c39 96 65 200 76 309l405 81c1 13 1 27 1 40s0 27-1 40l-405 81c-11 109-37 213-76 309l312 281c-13 25-27 51-42 75l-397-128c-66 91-147 171-238 237l132 394c-20 12-42 24-63 36l-276-314c-100 43-209 71-324 83l-90 406c-10 0-21 0-32 0-17 0-34 0-52-1l-79-406c-112-13-218-41-315-82l-276 314c-21-12-43-24-63-36l132-394c-91-66-172-146-238-237l-397 128c-15-24-29-50-42-75l312-281c-39-96-65-200-76-310l-405-80c-1-13-1-27-1-40s0-27 1-40l405-80c11-110 37-214 76-310l-312-281c13-25 27-51 42-75l397 128c66-91 147-171 238-237l-132-394c20-12 42-24 63-36l276 314c97-41 203-69 315-82l80-406c17-1 34-1 51-1 11 0 22 0 32 0z">
          <text:p/>
        </draw:path>
        <draw:path draw:style-name="gr8" draw:text-style-name="P1" draw:layer="layout" svg:width="2.999cm" svg:height="2.999cm" draw:transform="rotate (0.202458193231342) translate (14.953020243882cm 2.45325400731993cm)" svg:viewBox="0 0 3000 3000" svg:d="m1622 406c115 12 224 40 324 83l276-314c21 12 43 24 63 36l-132 394c91 66 172 146 238 237l397-128c15 24 29 50 42 75l-312 281c39 96 65 200 76 309l405 81c1 13 1 27 1 40s0 27-1 40l-405 81c-11 109-37 213-76 309l312 281c-13 25-27 51-42 75l-397-128c-66 91-147 171-238 237l132 394c-20 12-42 24-63 36l-276-314c-100 43-209 71-324 83l-90 406c-10 0-21 0-32 0-17 0-34 0-52-1l-79-406c-112-13-218-41-315-82l-276 314c-21-12-43-24-63-36l132-394c-91-66-172-146-238-237l-397 128c-15-24-29-50-42-75l312-281c-39-96-65-200-76-310l-405-80c-1-13-1-27-1-40s0-27 1-40l405-80c11-110 37-214 76-310l-312-281c13-25 27-51 42-75l397 128c66-91 147-171 238-237l-132-394c20-12 42-24 63-36l276 314c97-41 203-69 315-82l80-406c17-1 34-1 51-1 11 0 22 0 32 0z">
          <text:p/>
        </draw:path>
        <draw:path draw:style-name="gr8" draw:text-style-name="P1" draw:layer="layout" svg:width="2.999cm" svg:height="2.999cm" svg:x="5.4cm" svg:y="8.304cm" svg:viewBox="0 0 3000 3000" svg:d="m1622 406c115 12 224 40 324 83l276-314c21 12 43 24 63 36l-132 394c91 66 172 146 238 237l397-128c15 24 29 50 42 75l-312 281c39 96 65 200 76 309l405 81c1 13 1 27 1 40s0 27-1 40l-405 81c-11 109-37 213-76 309l312 281c-13 25-27 51-42 75l-397-128c-66 91-147 171-238 237l132 394c-20 12-42 24-63 36l-276-314c-100 43-209 71-324 83l-90 406c-10 0-21 0-32 0-17 0-34 0-52-1l-79-406c-112-13-218-41-315-82l-276 314c-21-12-43-24-63-36l132-394c-91-66-172-146-238-237l-397 128c-15-24-29-50-42-75l312-281c-39-96-65-200-76-310l-405-80c-1-13-1-27-1-40s0-27 1-40l405-80c11-110 37-214 76-310l-312-281c13-25 27-51 42-75l397 128c66-91 147-171 238-237l-132-394c20-12 42-24 63-36l276 314c97-41 203-69 315-82l80-406c17-1 34-1 51-1 11 0 22 0 32 0z">
          <text:p/>
        </draw:path>
        <draw:path draw:style-name="gr1" draw:text-style-name="P1" draw:layer="layout" svg:width="4.699cm" svg:height="4.699cm" draw:transform="rotate (-0.398458668230306) translate (1.99789452838126cm 6.77430289566112cm)" svg:viewBox="0 0 4700 4700" svg:d="m2350 2100c142 0 250 108 250 250s-108 250-250 250-250-108-250-250 108-250 250-250zm0-1300c-879 0-1550 671-1550 1550s671 1550 1550 1550 1550-671 1550-1550-671-1550-1550-1550zm0-800c20 0 39 0 58 1l119 406c60 5 119 13 178 23l206-367c35 8 69 17 103 26l9 423c59 21 116 44 172 70l295-303c30 16 60 33 89 51l-102 412c52 36 103 75 151 116l363-215c24 23 48 46 70 71l-205 374c40 49 78 100 113 152l405-113c17 29 34 59 50 89l-297 309c25 56 48 113 68 172l418-5c9 35 18 69 25 104l-365 221c10 58 17 117 21 178l405 103c1 17 1 35 1 52 0 20 0 39-1 59l-407 118c-4 60-12 120-22 178l367 206c-8 35-17 69-26 103l-423 9c-21 59-44 116-70 172l303 295c-16 30-33 60-51 89l-412-102c-36 52-75 103-116 151l215 363c-23 24-46 48-71 70l-374-205c-49 40-100 78-152 113l113 405c-29 17-59 34-89 50l-309-297c-56 25-113 48-172 68l5 418c-35 9-69 18-104 25l-221-365c-58 10-117 17-178 21l-103 405c-17 1-35 1-52 1-20 0-39 0-59-1l-118-407c-60-4-120-12-178-22l-206 367c-35-8-69-17-103-26l-9-423c-59-21-116-44-172-70l-295 303c-30-16-60-33-89-51l102-412c-52-36-103-75-151-116l-363 215c-24-23-48-46-70-71l205-374c-40-49-78-100-113-152l-405 113c-17-29-34-59-50-89l297-309c-25-56-48-113-68-172l-418 5c-9-35-18-69-25-104l365-221c-10-58-17-117-21-178l-405-104c-1-17-1-34-1-51 0-20 0-39 1-58l406-119c5-60 13-119 23-178l-367-206c8-35 17-69 26-103l423-9c21-59 44-116 70-172l-303-295c16-30 33-60 51-89l412 102c36-52 75-103 116-151l-215-363c23-24 46-48 71-70l374 205c49-40 100-78 152-113l-113-405c29-17 59-34 89-50l309 297c56-25 113-48 172-68l-5-418c35-9 69-18 104-25l221 365c58-10 117-17 178-21l104-405c17-1 34-1 51-1z">
          <text:p/>
        </draw:path>
        <draw:path draw:style-name="gr1" draw:text-style-name="P1" draw:layer="layout" svg:width="1.999cm" svg:height="1.999cm" draw:transform="rotate (0.283616003449078) translate (22.3301211315831cm 2.54977915964506cm)" svg:viewBox="0 0 2000 2000" svg:d="m306 901c16-124 63-236 133-329l-177-258c17-19 34-36 53-53l260 176c94-70 206-116 330-131l57-305c13-1 25-1 38-1s26 0 39 1l60 306c123 16 235 63 328 133l259-178c19 17 36 34 53 53l-176 261c69 93 115 205 130 329l306 57c1 13 1 25 1 38s0 26-1 39l-307 60c-16 123-63 234-132 327l178 260c-17 19-34 36-53 53l-262-177c-93 69-204 115-328 131l-57 306c-13 1-25 1-38 1s-26 0-39-1l-60-306c-123-17-235-63-328-133l-259 178c-19-17-36-34-53-53l176-261c-69-93-115-205-131-329l-305-57c-1-13-1-25-1-38s0-26 1-39z">
          <text:p/>
        </draw:path>
        <draw:g>
          <draw:path draw:style-name="gr9" draw:text-style-name="P1" draw:layer="layout" svg:width="4.598cm" svg:height="4.598cm" svg:x="20.9cm" svg:y="15.3cm" svg:viewBox="0 0 4599 4599" svg:d="m3191 182c18 7 35 14 52 22l-47 411c52 28 103 57 152 89l325-253c28 21 56 42 83 63l-153 384c46 42 88 84 129 129l381-161c21 25 41 52 61 79l-249 333c34 52 65 107 92 162l409-56c13 29 26 59 36 90l-326 260c17 59 32 119 44 179l408 52c4 33 8 66 11 99l-385 166c1 60 1 120-4 181l379 154c-5 35-10 69-17 103l-413 61c-13 56-29 112-49 168l326 247c-5 16-12 32-18 47-8 18-15 35-24 53l-411-48c-27 52-57 103-88 152l253 325c-21 28-42 56-63 83l-384-153c-42 46-84 88-129 129l162 381c-26 21-53 41-80 61l-333-249c-52 34-106 65-162 92l56 409c-29 13-59 26-90 36l-259-326c-60 17-120 32-180 44l-52 408c-33 4-66 8-99 11l-166-385c-60 1-120 1-181-4l-154 379c-35-5-69-10-103-17l-61-413c-56-13-112-29-168-49l-247 326c-16-5-32-12-47-18-18-8-35-15-53-24l48-411c-52-27-103-57-152-88l-325 253c-28-21-56-42-83-63l153-384c-46-42-88-84-129-129l-381 162c-21-26-41-53-61-80l249-333c-34-52-65-106-92-162l-409 56c-13-29-26-59-36-90l326-259c-17-60-32-120-44-180l-408-52c-4-33-8-66-11-99l385-166c-1-60 0-120 4-181l-379-154c5-35 10-69 17-103l413-61c13-56 29-112 49-168l-326-248c6-15 12-31 19-46 7-18 14-35 22-52l411 47c28-52 57-103 89-152l-253-325c21-28 42-56 63-83l384 153c42-46 84-88 129-129l-161-381c25-21 52-41 79-61l333 249c52-34 107-65 162-92l-56-409c29-13 59-26 90-36l260 326c59-17 119-32 179-44l52-408c33-4 66-8 99-11l166 385c60-1 120 0 181 4l154-379c35 5 69 10 103 17l61 413c56 13 112 29 168 49l248-326c16 6 31 12 46 19z">
            <text:p/>
          </draw:path>
          <draw:path draw:style-name="gr6" draw:text-style-name="P1" draw:layer="layout" svg:width="3.045cm" svg:height="3.045cm" svg:x="21.677cm" svg:y="16.077cm" svg:viewBox="0 0 3046 3046" svg:d="m2111 126c-792-334-1652 16-1985 809s16 1651 809 1985 1651-17 1985-809-17-1652-809-1985z">
            <text:p/>
          </draw:path>
          <draw:path draw:style-name="gr9" draw:text-style-name="P1" draw:layer="layout" svg:width="1.999cm" svg:height="1.999cm" svg:x="22.2cm" svg:y="16.6cm" svg:viewBox="0 0 2000 2000" svg:d="m306 901c16-124 63-236 133-329l-177-258c17-19 34-36 53-53l260 176c94-70 206-116 330-131l57-305c13-1 25-1 38-1s26 0 39 1l60 306c123 16 235 63 328 133l259-178c19 17 36 34 53 53l-176 261c69 93 115 205 130 329l306 57c1 13 1 25 1 38s0 26-1 39l-307 60c-16 123-63 234-132 327l178 260c-17 19-34 36-53 53l-262-177c-93 69-204 115-328 131l-57 306c-13 1-25 1-38 1s-26 0-39-1l-60-306c-123-17-235-63-328-133l-259 178c-19-17-36-34-53-53l176-261c-69-93-115-205-131-329l-305-57c-1-13-1-25-1-38s0-26 1-39z">
            <text:p/>
          </draw:path>
          <draw:path draw:style-name="gr7" draw:text-style-name="P1" draw:layer="layout" svg:width="0.491cm" svg:height="0.491cm" svg:x="22.954cm" svg:y="17.354cm" svg:viewBox="0 0 492 492" svg:d="m341 20c128 54 184 193 130 321s-192 184-320 130-185-192-131-320 193-185 321-131z">
            <text:p/>
          </draw:path>
        </draw:g>
        <draw:g>
          <draw:path draw:style-name="gr10" draw:text-style-name="P1" draw:layer="layout" svg:width="4.598cm" svg:height="4.598cm" svg:x="24cm" svg:y="15.3cm" svg:viewBox="0 0 4599 4599" svg:d="m3191 182c18 7 35 14 52 22l-47 411c52 28 103 57 152 89l325-253c28 21 56 42 83 63l-153 384c46 42 88 84 129 129l381-161c21 25 41 52 61 79l-249 333c34 52 65 107 92 162l409-56c13 29 26 59 36 90l-326 260c17 59 32 119 44 179l408 52c4 33 8 66 11 99l-385 166c1 60 1 120-4 181l379 154c-5 35-10 69-17 103l-413 61c-13 56-29 112-49 168l326 247c-5 16-12 32-18 47-8 18-15 35-24 53l-411-48c-27 52-57 103-88 152l253 325c-21 28-42 56-63 83l-384-153c-42 46-84 88-129 129l162 381c-26 21-53 41-80 61l-333-249c-52 34-106 65-162 92l56 409c-29 13-59 26-90 36l-259-326c-60 17-120 32-180 44l-52 408c-33 4-66 8-99 11l-166-385c-60 1-120 1-181-4l-154 379c-35-5-69-10-103-17l-61-413c-56-13-112-29-168-49l-247 326c-16-5-32-12-47-18-18-8-35-15-53-24l48-411c-52-27-103-57-152-88l-325 253c-28-21-56-42-83-63l153-384c-46-42-88-84-129-129l-381 162c-21-26-41-53-61-80l249-333c-34-52-65-106-92-162l-409 56c-13-29-26-59-36-90l326-259c-17-60-32-120-44-180l-408-52c-4-33-8-66-11-99l385-166c-1-60 0-120 4-181l-379-154c5-35 10-69 17-103l413-61c13-56 29-112 49-168l-326-248c6-15 12-31 19-46 7-18 14-35 22-52l411 47c28-52 57-103 89-152l-253-325c21-28 42-56 63-83l384 153c42-46 84-88 129-129l-161-381c25-21 52-41 79-61l333 249c52-34 107-65 162-92l-56-409c29-13 59-26 90-36l260 326c59-17 119-32 179-44l52-408c33-4 66-8 99-11l166 385c60-1 120 0 181 4l154-379c35 5 69 10 103 17l61 413c56 13 112 29 168 49l248-326c16 6 31 12 46 19z">
            <text:p/>
          </draw:path>
          <draw:path draw:style-name="gr6" draw:text-style-name="P1" draw:layer="layout" svg:width="3.045cm" svg:height="3.045cm" svg:x="24.777cm" svg:y="16.077cm" svg:viewBox="0 0 3046 3046" svg:d="m2111 126c-792-334-1652 16-1985 809s16 1651 809 1985 1651-17 1985-809-17-1652-809-1985z">
            <text:p/>
          </draw:path>
          <draw:path draw:style-name="gr10" draw:text-style-name="P1" draw:layer="layout" svg:width="1.999cm" svg:height="1.999cm" svg:x="25.3cm" svg:y="16.6cm" svg:viewBox="0 0 2000 2000" svg:d="m306 901c16-124 63-236 133-329l-177-258c17-19 34-36 53-53l260 176c94-70 206-116 330-131l57-305c13-1 25-1 38-1s26 0 39 1l60 306c123 16 235 63 328 133l259-178c19 17 36 34 53 53l-176 261c69 93 115 205 130 329l306 57c1 13 1 25 1 38s0 26-1 39l-307 60c-16 123-63 234-132 327l178 260c-17 19-34 36-53 53l-262-177c-93 69-204 115-328 131l-57 306c-13 1-25 1-38 1s-26 0-39-1l-60-306c-123-17-235-63-328-133l-259 178c-19-17-36-34-53-53l176-261c-69-93-115-205-131-329l-305-57c-1-13-1-25-1-38s0-26 1-39z">
            <text:p/>
          </draw:path>
          <draw:path draw:style-name="gr7" draw:text-style-name="P1" draw:layer="layout" svg:width="0.491cm" svg:height="0.491cm" svg:x="26.054cm" svg:y="17.354cm" svg:viewBox="0 0 492 492" svg:d="m341 20c128 54 184 193 130 321s-192 184-320 130-185-192-131-320 193-185 321-131z">
            <text:p/>
          </draw:path>
        </draw:g>
        <draw:g>
          <draw:path draw:style-name="gr5" draw:text-style-name="P1" draw:layer="layout" svg:width="4.598cm" svg:height="4.598cm" svg:x="8.9cm" svg:y="15.1cm" svg:viewBox="0 0 4599 4599" svg:d="m3191 182c18 7 35 14 52 22l-47 411c52 28 103 57 152 89l325-253c28 21 56 42 83 63l-153 384c46 42 88 84 129 129l381-161c21 25 41 52 61 79l-249 333c34 52 65 107 92 162l409-56c13 29 26 59 36 90l-326 260c17 59 32 119 44 179l408 52c4 33 8 66 11 99l-385 166c1 60 1 120-4 181l379 154c-5 35-10 69-17 103l-413 61c-13 56-29 112-49 168l326 247c-5 16-12 32-18 47-8 18-15 35-24 53l-411-48c-27 52-57 103-88 152l253 325c-21 28-42 56-63 83l-384-153c-42 46-84 88-129 129l162 381c-26 21-53 41-80 61l-333-249c-52 34-106 65-162 92l56 409c-29 13-59 26-90 36l-259-326c-60 17-120 32-180 44l-52 408c-33 4-66 8-99 11l-166-385c-60 1-120 1-181-4l-154 379c-35-5-69-10-103-17l-61-413c-56-13-112-29-168-49l-247 326c-16-5-32-12-47-18-18-8-35-15-53-24l48-411c-52-27-103-57-152-88l-325 253c-28-21-56-42-83-63l153-384c-46-42-88-84-129-129l-381 162c-21-26-41-53-61-80l249-333c-34-52-65-106-92-162l-409 56c-13-29-26-59-36-90l326-259c-17-60-32-120-44-180l-408-52c-4-33-8-66-11-99l385-166c-1-60 0-120 4-181l-379-154c5-35 10-69 17-103l413-61c13-56 29-112 49-168l-326-248c6-15 12-31 19-46 7-18 14-35 22-52l411 47c28-52 57-103 89-152l-253-325c21-28 42-56 63-83l384 153c42-46 84-88 129-129l-161-381c25-21 52-41 79-61l333 249c52-34 107-65 162-92l-56-409c29-13 59-26 90-36l260 326c59-17 119-32 179-44l52-408c33-4 66-8 99-11l166 385c60-1 120 0 181 4l154-379c35 5 69 10 103 17l61 413c56 13 112 29 168 49l248-326c16 6 31 12 46 19z">
            <text:p/>
          </draw:path>
          <draw:path draw:style-name="gr6" draw:text-style-name="P1" draw:layer="layout" svg:width="3.045cm" svg:height="3.045cm" svg:x="9.677cm" svg:y="15.877cm" svg:viewBox="0 0 3046 3046" svg:d="m2111 126c-792-334-1652 16-1985 809s16 1651 809 1985 1651-17 1985-809-17-1652-809-1985z">
            <text:p/>
          </draw:path>
          <draw:path draw:style-name="gr5" draw:text-style-name="P1" draw:layer="layout" svg:width="1.999cm" svg:height="1.999cm" svg:x="10.2cm" svg:y="16.4cm" svg:viewBox="0 0 2000 2000" svg:d="m306 901c16-124 63-236 133-329l-177-258c17-19 34-36 53-53l260 176c94-70 206-116 330-131l57-305c13-1 25-1 38-1s26 0 39 1l60 306c123 16 235 63 328 133l259-178c19 17 36 34 53 53l-176 261c69 93 115 205 130 329l306 57c1 13 1 25 1 38s0 26-1 39l-307 60c-16 123-63 234-132 327l178 260c-17 19-34 36-53 53l-262-177c-93 69-204 115-328 131l-57 306c-13 1-25 1-38 1s-26 0-39-1l-60-306c-123-17-235-63-328-133l-259 178c-19-17-36-34-53-53l176-261c-69-93-115-205-131-329l-305-57c-1-13-1-25-1-38s0-26 1-39z">
            <text:p/>
          </draw:path>
          <draw:path draw:style-name="gr7" draw:text-style-name="P1" draw:layer="layout" svg:width="0.491cm" svg:height="0.491cm" svg:x="10.954cm" svg:y="17.154cm" svg:viewBox="0 0 492 492" svg:d="m341 20c128 54 184 193 130 321s-192 184-320 130-185-192-131-320 193-185 321-131z">
            <text:p/>
          </draw:path>
        </draw:g>
        <draw:g>
          <draw:path draw:style-name="gr9" draw:text-style-name="P1" draw:layer="layout" svg:width="4.598cm" svg:height="4.598cm" svg:x="12.1cm" svg:y="15.2cm" svg:viewBox="0 0 4599 4599" svg:d="m3191 182c18 7 35 14 52 22l-47 411c52 28 103 57 152 89l325-253c28 21 56 42 83 63l-153 384c46 42 88 84 129 129l381-161c21 25 41 52 61 79l-249 333c34 52 65 107 92 162l409-56c13 29 26 59 36 90l-326 260c17 59 32 119 44 179l408 52c4 33 8 66 11 99l-385 166c1 60 1 120-4 181l379 154c-5 35-10 69-17 103l-413 61c-13 56-29 112-49 168l326 247c-5 16-12 32-18 47-8 18-15 35-24 53l-411-48c-27 52-57 103-88 152l253 325c-21 28-42 56-63 83l-384-153c-42 46-84 88-129 129l162 381c-26 21-53 41-80 61l-333-249c-52 34-106 65-162 92l56 409c-29 13-59 26-90 36l-259-326c-60 17-120 32-180 44l-52 408c-33 4-66 8-99 11l-166-385c-60 1-120 1-181-4l-154 379c-35-5-69-10-103-17l-61-413c-56-13-112-29-168-49l-247 326c-16-5-32-12-47-18-18-8-35-15-53-24l48-411c-52-27-103-57-152-88l-325 253c-28-21-56-42-83-63l153-384c-46-42-88-84-129-129l-381 162c-21-26-41-53-61-80l249-333c-34-52-65-106-92-162l-409 56c-13-29-26-59-36-90l326-259c-17-60-32-120-44-180l-408-52c-4-33-8-66-11-99l385-166c-1-60 0-120 4-181l-379-154c5-35 10-69 17-103l413-61c13-56 29-112 49-168l-326-248c6-15 12-31 19-46 7-18 14-35 22-52l411 47c28-52 57-103 89-152l-253-325c21-28 42-56 63-83l384 153c42-46 84-88 129-129l-161-381c25-21 52-41 79-61l333 249c52-34 107-65 162-92l-56-409c29-13 59-26 90-36l260 326c59-17 119-32 179-44l52-408c33-4 66-8 99-11l166 385c60-1 120 0 181 4l154-379c35 5 69 10 103 17l61 413c56 13 112 29 168 49l248-326c16 6 31 12 46 19z">
            <text:p/>
          </draw:path>
          <draw:path draw:style-name="gr6" draw:text-style-name="P1" draw:layer="layout" svg:width="3.045cm" svg:height="3.045cm" svg:x="12.877cm" svg:y="15.977cm" svg:viewBox="0 0 3046 3046" svg:d="m2111 126c-792-334-1652 16-1985 809s16 1651 809 1985 1651-17 1985-809-17-1652-809-1985z">
            <text:p/>
          </draw:path>
          <draw:path draw:style-name="gr9" draw:text-style-name="P1" draw:layer="layout" svg:width="1.999cm" svg:height="1.999cm" svg:x="13.4cm" svg:y="16.5cm" svg:viewBox="0 0 2000 2000" svg:d="m306 901c16-124 63-236 133-329l-177-258c17-19 34-36 53-53l260 176c94-70 206-116 330-131l57-305c13-1 25-1 38-1s26 0 39 1l60 306c123 16 235 63 328 133l259-178c19 17 36 34 53 53l-176 261c69 93 115 205 130 329l306 57c1 13 1 25 1 38s0 26-1 39l-307 60c-16 123-63 234-132 327l178 260c-17 19-34 36-53 53l-262-177c-93 69-204 115-328 131l-57 306c-13 1-25 1-38 1s-26 0-39-1l-60-306c-123-17-235-63-328-133l-259 178c-19-17-36-34-53-53l176-261c-69-93-115-205-131-329l-305-57c-1-13-1-25-1-38s0-26 1-39z">
            <text:p/>
          </draw:path>
          <draw:path draw:style-name="gr7" draw:text-style-name="P1" draw:layer="layout" svg:width="0.491cm" svg:height="0.491cm" svg:x="14.154cm" svg:y="17.254cm" svg:viewBox="0 0 492 492" svg:d="m341 20c128 54 184 193 130 321s-192 184-320 130-185-192-131-320 193-185 321-131z">
            <text:p/>
          </draw:path>
        </draw:g>
        <draw:path draw:style-name="gr1" draw:text-style-name="P1" draw:layer="layout" svg:width="4.699cm" svg:height="4.699cm" draw:transform="rotate (-0.398458668230306) translate (2.59789452838126cm 12.7743028956611cm)" svg:viewBox="0 0 4700 4700" svg:d="m2350 2100c142 0 250 108 250 250s-108 250-250 250-250-108-250-250 108-250 250-250zm0-1300c-879 0-1550 671-1550 1550s671 1550 1550 1550 1550-671 1550-1550-671-1550-1550-1550zm0-800c20 0 39 0 58 1l119 406c60 5 119 13 178 23l206-367c35 8 69 17 103 26l9 423c59 21 116 44 172 70l295-303c30 16 60 33 89 51l-102 412c52 36 103 75 151 116l363-215c24 23 48 46 70 71l-205 374c40 49 78 100 113 152l405-113c17 29 34 59 50 89l-297 309c25 56 48 113 68 172l418-5c9 35 18 69 25 104l-365 221c10 58 17 117 21 178l405 103c1 17 1 35 1 52 0 20 0 39-1 59l-407 118c-4 60-12 120-22 178l367 206c-8 35-17 69-26 103l-423 9c-21 59-44 116-70 172l303 295c-16 30-33 60-51 89l-412-102c-36 52-75 103-116 151l215 363c-23 24-46 48-71 70l-374-205c-49 40-100 78-152 113l113 405c-29 17-59 34-89 50l-309-297c-56 25-113 48-172 68l5 418c-35 9-69 18-104 25l-221-365c-58 10-117 17-178 21l-103 405c-17 1-35 1-52 1-20 0-39 0-59-1l-118-407c-60-4-120-12-178-22l-206 367c-35-8-69-17-103-26l-9-423c-59-21-116-44-172-70l-295 303c-30-16-60-33-89-51l102-412c-52-36-103-75-151-116l-363 215c-24-23-48-46-70-71l205-374c-40-49-78-100-113-152l-405 113c-17-29-34-59-50-89l297-309c-25-56-48-113-68-172l-418 5c-9-35-18-69-25-104l365-221c-10-58-17-117-21-178l-405-104c-1-17-1-34-1-51 0-20 0-39 1-58l406-119c5-60 13-119 23-178l-367-206c8-35 17-69 26-103l423-9c21-59 44-116 70-172l-303-295c16-30 33-60 51-89l412 102c36-52 75-103 116-151l-215-363c23-24 46-48 71-70l374 205c49-40 100-78 152-113l-113-405c29-17 59-34 89-50l309 297c56-25 113-48 172-68l-5-418c35-9 69-18 104-25l221 365c58-10 117-17 178-21l104-405c17-1 34-1 51-1z">
          <text:p/>
        </draw:path>
        <draw:path draw:style-name="gr1" draw:text-style-name="P1" draw:layer="layout" svg:width="1.999cm" svg:height="1.999cm" svg:x="6cm" svg:y="14.904cm" svg:viewBox="0 0 2000 2000" svg:d="m306 901c16-124 63-236 133-329l-177-258c17-19 34-36 53-53l260 176c94-70 206-116 330-131l57-305c13-1 25-1 38-1s26 0 39 1l60 306c123 16 235 63 328 133l259-178c19 17 36 34 53 53l-176 261c69 93 115 205 130 329l306 57c1 13 1 25 1 38s0 26-1 39l-307 60c-16 123-63 234-132 327l178 260c-17 19-34 36-53 53l-262-177c-93 69-204 115-328 131l-57 306c-13 1-25 1-38 1s-26 0-39-1l-60-306c-123-17-235-63-328-133l-259 178c-19-17-36-34-53-53l176-261c-69-93-115-205-131-329l-305-57c-1-13-1-25-1-38s0-26 1-39z">
          <text:p/>
        </draw:path>
        <draw:g>
          <draw:path draw:style-name="gr1" draw:text-style-name="P1" draw:layer="layout" svg:width="4.598cm" svg:height="4.602cm" svg:x="17.5cm" svg:y="8.7cm" svg:viewBox="0 0 4599 4603" svg:d="m3191 182c18 7 35 14 52 23l-47 411c52 27 103 57 152 88l325-252c28 20 56 41 83 62l-153 385c46 41 88 84 129 129l381-162c21 26 41 53 61 80l-249 333c34 52 65 107 92 162l409-56c13 30 26 60 36 90l-326 260c17 59 32 120 44 180l408 52c4 33 8 66 11 99l-385 166c1 60 1 120-4 181l379 154c-5 35-10 69-17 104l-413 60c-13 57-29 112-49 169l326 247c-5 15-12 32-18 47-8 18-15 35-24 53l-411-48c-27 52-57 103-88 152l253 325c-21 29-42 56-63 83l-384-152c-42 45-84 88-129 128l162 381c-26 21-53 42-80 61l-333-248c-52 33-106 64-162 92l56 409c-29 13-59 26-90 36l-259-327c-60 18-120 33-180 44l-52 409c-33 4-66 8-99 11l-166-385c-60 1-120 0-181-4l-154 379c-35-5-69-10-103-17l-61-413c-56-13-112-29-168-49l-247 326c-16-5-32-12-47-19-18-7-35-14-53-23l48-412c-52-26-103-56-152-87l-325 253c-28-21-56-42-83-63l153-385c-46-41-88-84-129-129l-381 162c-21-26-41-53-61-80l249-333c-34-52-65-107-92-162l-409 56c-13-30-26-60-36-90l326-260c-17-59-32-120-44-180l-408-52c-4-32-8-66-11-99l385-166c-1-60 0-120 4-181l-379-154c5-35 10-69 17-104l413-60c13-56 29-112 49-169l-326-248c6-15 12-31 19-46 7-18 14-35 22-52l411 47c28-52 57-102 89-152l-253-325c21-29 42-56 63-83l384 152c42-45 84-87 129-128l-161-381c25-21 52-42 79-61l333 248c52-33 107-64 162-92l-56-409c29-13 59-26 90-36l260 327c59-18 119-33 179-44l52-409c33-4 66-8 99-11l166 385c60-1 120 0 181 4l154-379c35 5 69 10 103 17l61 413c56 13 112 29 168 49l248-326c16 6 31 12 46 19z">
            <text:p/>
          </draw:path>
          <draw:path draw:style-name="gr11" draw:text-style-name="P1" draw:layer="layout" svg:width="3.4cm" svg:height="3.402cm" svg:x="18.1cm" svg:y="9.301cm" svg:viewBox="0 0 3401 3403" svg:d="m2358 141c-885-373-1844 18-2217 903s19 1846 904 2219 1844-19 2216-904-19-1846-903-2218z">
            <text:p/>
          </draw:path>
          <draw:path draw:style-name="gr8" draw:text-style-name="P1" draw:layer="layout" svg:width="2.999cm" svg:height="2.999cm" svg:x="18.3cm" svg:y="9.504cm" svg:viewBox="0 0 3000 3000" svg:d="m1622 406c115 12 224 40 324 83l276-314c21 12 43 24 63 36l-132 394c91 66 172 146 238 237l397-128c15 24 29 50 42 75l-312 281c39 96 65 200 76 309l405 81c1 13 1 27 1 40s0 27-1 40l-405 81c-11 109-37 213-76 309l312 281c-13 25-27 51-42 75l-397-128c-66 91-147 171-238 237l132 394c-20 12-42 24-63 36l-276-314c-100 43-209 71-324 83l-90 406c-10 0-21 0-32 0-17 0-34 0-52-1l-79-406c-112-13-218-41-315-82l-276 314c-21-12-43-24-63-36l132-394c-91-66-172-146-238-237l-397 128c-15-24-29-50-42-75l312-281c-39-96-65-200-76-310l-405-80c-1-13-1-27-1-40s0-27 1-40l405-80c11-110 37-214 76-310l-312-281c13-25 27-51 42-75l397 128c66-91 147-171 238-237l-132-394c20-12 42-24 63-36l276 314c97-41 203-69 315-82l80-406c17-1 34-1 51-1 11 0 22 0 32 0z">
            <text:p/>
          </draw:path>
          <draw:path draw:style-name="gr11" draw:text-style-name="P1" draw:layer="layout" svg:width="1.8cm" svg:height="1.801cm" svg:x="18.9cm" svg:y="10.101cm" svg:viewBox="0 0 1801 1802" svg:d="m1249 74c-468-197-976 10-1174 479s10 978 479 1175 976-10 1173-479-9-977-478-1175z">
            <text:p/>
          </draw:path>
          <draw:path draw:style-name="gr1" draw:text-style-name="P1" draw:layer="layout" svg:width="0.491cm" svg:height="0.491cm" svg:x="19.554cm" svg:y="10.756cm" svg:viewBox="0 0 492 492" svg:d="m341 20c128 54 184 193 130 321s-192 184-320 130-185-192-131-320 193-185 321-131z">
            <text:p/>
          </draw:path>
        </draw:g>
        <draw:g>
          <draw:path draw:style-name="gr12" draw:text-style-name="P1" draw:layer="layout" svg:width="4.598cm" svg:height="4.602cm" svg:x="21.1cm" svg:y="8.7cm" svg:viewBox="0 0 4599 4603" svg:d="m3191 182c18 7 35 14 52 23l-47 411c52 27 103 57 152 88l325-252c28 20 56 41 83 62l-153 385c46 41 88 84 129 129l381-162c21 26 41 53 61 80l-249 333c34 52 65 107 92 162l409-56c13 30 26 60 36 90l-326 260c17 59 32 120 44 180l408 52c4 33 8 66 11 99l-385 166c1 60 1 120-4 181l379 154c-5 35-10 69-17 104l-413 60c-13 57-29 112-49 169l326 247c-5 15-12 32-18 47-8 18-15 35-24 53l-411-48c-27 52-57 103-88 152l253 325c-21 29-42 56-63 83l-384-152c-42 45-84 88-129 128l162 381c-26 21-53 42-80 61l-333-248c-52 33-106 64-162 92l56 409c-29 13-59 26-90 36l-259-327c-60 18-120 33-180 44l-52 409c-33 4-66 8-99 11l-166-385c-60 1-120 0-181-4l-154 379c-35-5-69-10-103-17l-61-413c-56-13-112-29-168-49l-247 326c-16-5-32-12-47-19-18-7-35-14-53-23l48-412c-52-26-103-56-152-87l-325 253c-28-21-56-42-83-63l153-385c-46-41-88-84-129-129l-381 162c-21-26-41-53-61-80l249-333c-34-52-65-107-92-162l-409 56c-13-30-26-60-36-90l326-260c-17-59-32-120-44-180l-408-52c-4-32-8-66-11-99l385-166c-1-60 0-120 4-181l-379-154c5-35 10-69 17-104l413-60c13-56 29-112 49-169l-326-248c6-15 12-31 19-46 7-18 14-35 22-52l411 47c28-52 57-102 89-152l-253-325c21-29 42-56 63-83l384 152c42-45 84-87 129-128l-161-381c25-21 52-42 79-61l333 248c52-33 107-64 162-92l-56-409c29-13 59-26 90-36l260 327c59-18 119-33 179-44l52-409c33-4 66-8 99-11l166 385c60-1 120 0 181 4l154-379c35 5 69 10 103 17l61 413c56 13 112 29 168 49l248-326c16 6 31 12 46 19z">
            <text:p/>
          </draw:path>
          <draw:path draw:style-name="gr11" draw:text-style-name="P1" draw:layer="layout" svg:width="3.4cm" svg:height="3.402cm" svg:x="21.7cm" svg:y="9.301cm" svg:viewBox="0 0 3401 3403" svg:d="m2358 141c-885-373-1844 18-2217 903s19 1846 904 2219 1844-19 2216-904-19-1846-903-2218z">
            <text:p/>
          </draw:path>
          <draw:path draw:style-name="gr13" draw:text-style-name="P1" draw:layer="layout" svg:width="2.999cm" svg:height="2.999cm" svg:x="21.9cm" svg:y="9.504cm" svg:viewBox="0 0 3000 3000" svg:d="m1622 406c115 12 224 40 324 83l276-314c21 12 43 24 63 36l-132 394c91 66 172 146 238 237l397-128c15 24 29 50 42 75l-312 281c39 96 65 200 76 309l405 81c1 13 1 27 1 40s0 27-1 40l-405 81c-11 109-37 213-76 309l312 281c-13 25-27 51-42 75l-397-128c-66 91-147 171-238 237l132 394c-20 12-42 24-63 36l-276-314c-100 43-209 71-324 83l-90 406c-10 0-21 0-32 0-17 0-34 0-52-1l-79-406c-112-13-218-41-315-82l-276 314c-21-12-43-24-63-36l132-394c-91-66-172-146-238-237l-397 128c-15-24-29-50-42-75l312-281c-39-96-65-200-76-310l-405-80c-1-13-1-27-1-40s0-27 1-40l405-80c11-110 37-214 76-310l-312-281c13-25 27-51 42-75l397 128c66-91 147-171 238-237l-132-394c20-12 42-24 63-36l276 314c97-41 203-69 315-82l80-406c17-1 34-1 51-1 11 0 22 0 32 0z">
            <text:p/>
          </draw:path>
          <draw:path draw:style-name="gr11" draw:text-style-name="P1" draw:layer="layout" svg:width="1.8cm" svg:height="1.801cm" svg:x="22.5cm" svg:y="10.101cm" svg:viewBox="0 0 1801 1802" svg:d="m1249 74c-468-197-976 10-1174 479s10 978 479 1175 976-10 1173-479-9-977-478-1175z">
            <text:p/>
          </draw:path>
          <draw:path draw:style-name="gr1" draw:text-style-name="P1" draw:layer="layout" svg:width="0.491cm" svg:height="0.491cm" svg:x="23.154cm" svg:y="10.756cm" svg:viewBox="0 0 492 492" svg:d="m341 20c128 54 184 193 130 321s-192 184-320 130-185-192-131-320 193-185 321-131z">
            <text:p/>
          </draw:path>
        </draw:g>
        <draw:g>
          <draw:path draw:style-name="gr14" draw:text-style-name="P1" draw:layer="layout" svg:width="4.598cm" svg:height="4.602cm" svg:x="24.8cm" svg:y="8.7cm" svg:viewBox="0 0 4599 4603" svg:d="m3191 182c18 7 35 14 52 23l-47 411c52 27 103 57 152 88l325-252c28 20 56 41 83 62l-153 385c46 41 88 84 129 129l381-162c21 26 41 53 61 80l-249 333c34 52 65 107 92 162l409-56c13 30 26 60 36 90l-326 260c17 59 32 120 44 180l408 52c4 33 8 66 11 99l-385 166c1 60 1 120-4 181l379 154c-5 35-10 69-17 104l-413 60c-13 57-29 112-49 169l326 247c-5 15-12 32-18 47-8 18-15 35-24 53l-411-48c-27 52-57 103-88 152l253 325c-21 29-42 56-63 83l-384-152c-42 45-84 88-129 128l162 381c-26 21-53 42-80 61l-333-248c-52 33-106 64-162 92l56 409c-29 13-59 26-90 36l-259-327c-60 18-120 33-180 44l-52 409c-33 4-66 8-99 11l-166-385c-60 1-120 0-181-4l-154 379c-35-5-69-10-103-17l-61-413c-56-13-112-29-168-49l-247 326c-16-5-32-12-47-19-18-7-35-14-53-23l48-412c-52-26-103-56-152-87l-325 253c-28-21-56-42-83-63l153-385c-46-41-88-84-129-129l-381 162c-21-26-41-53-61-80l249-333c-34-52-65-107-92-162l-409 56c-13-30-26-60-36-90l326-260c-17-59-32-120-44-180l-408-52c-4-32-8-66-11-99l385-166c-1-60 0-120 4-181l-379-154c5-35 10-69 17-104l413-60c13-56 29-112 49-169l-326-248c6-15 12-31 19-46 7-18 14-35 22-52l411 47c28-52 57-102 89-152l-253-325c21-29 42-56 63-83l384 152c42-45 84-87 129-128l-161-381c25-21 52-42 79-61l333 248c52-33 107-64 162-92l-56-409c29-13 59-26 90-36l260 327c59-18 119-33 179-44l52-409c33-4 66-8 99-11l166 385c60-1 120 0 181 4l154-379c35 5 69 10 103 17l61 413c56 13 112 29 168 49l248-326c16 6 31 12 46 19z">
            <text:p/>
          </draw:path>
          <draw:path draw:style-name="gr11" draw:text-style-name="P1" draw:layer="layout" svg:width="3.4cm" svg:height="3.402cm" svg:x="25.4cm" svg:y="9.301cm" svg:viewBox="0 0 3401 3403" svg:d="m2358 141c-885-373-1844 18-2217 903s19 1846 904 2219 1844-19 2216-904-19-1846-903-2218z">
            <text:p/>
          </draw:path>
          <draw:path draw:style-name="gr15" draw:text-style-name="P1" draw:layer="layout" svg:width="2.999cm" svg:height="2.999cm" svg:x="25.6cm" svg:y="9.504cm" svg:viewBox="0 0 3000 3000" svg:d="m1622 406c115 12 224 40 324 83l276-314c21 12 43 24 63 36l-132 394c91 66 172 146 238 237l397-128c15 24 29 50 42 75l-312 281c39 96 65 200 76 309l405 81c1 13 1 27 1 40s0 27-1 40l-405 81c-11 109-37 213-76 309l312 281c-13 25-27 51-42 75l-397-128c-66 91-147 171-238 237l132 394c-20 12-42 24-63 36l-276-314c-100 43-209 71-324 83l-90 406c-10 0-21 0-32 0-17 0-34 0-52-1l-79-406c-112-13-218-41-315-82l-276 314c-21-12-43-24-63-36l132-394c-91-66-172-146-238-237l-397 128c-15-24-29-50-42-75l312-281c-39-96-65-200-76-310l-405-80c-1-13-1-27-1-40s0-27 1-40l405-80c11-110 37-214 76-310l-312-281c13-25 27-51 42-75l397 128c66-91 147-171 238-237l-132-394c20-12 42-24 63-36l276 314c97-41 203-69 315-82l80-406c17-1 34-1 51-1 11 0 22 0 32 0z">
            <text:p/>
          </draw:path>
          <draw:path draw:style-name="gr11" draw:text-style-name="P1" draw:layer="layout" svg:width="1.8cm" svg:height="1.801cm" svg:x="26.2cm" svg:y="10.101cm" svg:viewBox="0 0 1801 1802" svg:d="m1249 74c-468-197-976 10-1174 479s10 978 479 1175 976-10 1173-479-9-977-478-1175z">
            <text:p/>
          </draw:path>
          <draw:path draw:style-name="gr1" draw:text-style-name="P1" draw:layer="layout" svg:width="0.491cm" svg:height="0.491cm" svg:x="26.854cm" svg:y="10.756cm" svg:viewBox="0 0 492 492" svg:d="m341 20c128 54 184 193 130 321s-192 184-320 130-185-192-131-320 193-185 321-131z">
            <text:p/>
          </draw:path>
        </draw:g>
        <draw:g>
          <draw:path draw:style-name="gr1" draw:text-style-name="P1" draw:layer="layout" svg:width="4.598cm" svg:height="4.602cm" svg:x="8.9cm" svg:y="7.696cm" svg:viewBox="0 0 4599 4603" svg:d="m3191 182c18 7 35 14 52 23l-47 411c52 27 103 57 152 88l325-252c28 20 56 41 83 62l-153 385c46 41 88 84 129 129l381-162c21 26 41 53 61 80l-249 333c34 52 65 107 92 162l409-56c13 30 26 60 36 90l-326 260c17 59 32 120 44 180l408 52c4 33 8 66 11 99l-385 166c1 60 1 120-4 181l379 154c-5 35-10 69-17 104l-413 60c-13 57-29 112-49 169l326 247c-5 15-12 32-18 47-8 18-15 35-24 53l-411-48c-27 52-57 103-88 152l253 325c-21 29-42 56-63 83l-384-152c-42 45-84 88-129 128l162 381c-26 21-53 42-80 61l-333-248c-52 33-106 64-162 92l56 409c-29 13-59 26-90 36l-259-327c-60 18-120 33-180 44l-52 409c-33 4-66 8-99 11l-166-385c-60 1-120 0-181-4l-154 379c-35-5-69-10-103-17l-61-413c-56-13-112-29-168-49l-247 326c-16-5-32-12-47-19-18-7-35-14-53-23l48-412c-52-26-103-56-152-87l-325 253c-28-21-56-42-83-63l153-385c-46-41-88-84-129-129l-381 162c-21-26-41-53-61-80l249-333c-34-52-65-107-92-162l-409 56c-13-30-26-60-36-90l326-260c-17-59-32-120-44-180l-408-52c-4-32-8-66-11-99l385-166c-1-60 0-120 4-181l-379-154c5-35 10-69 17-104l413-60c13-56 29-112 49-169l-326-248c6-15 12-31 19-46 7-18 14-35 22-52l411 47c28-52 57-102 89-152l-253-325c21-29 42-56 63-83l384 152c42-45 84-87 129-128l-161-381c25-21 52-42 79-61l333 248c52-33 107-64 162-92l-56-409c29-13 59-26 90-36l260 327c59-18 119-33 179-44l52-409c33-4 66-8 99-11l166 385c60-1 120 0 181 4l154-379c35 5 69 10 103 17l61 413c56 13 112 29 168 49l248-326c16 6 31 12 46 19z">
            <text:p/>
          </draw:path>
          <draw:path draw:style-name="gr11" draw:text-style-name="P1" draw:layer="layout" svg:width="3.4cm" svg:height="3.402cm" svg:x="9.5cm" svg:y="8.297cm" svg:viewBox="0 0 3401 3403" svg:d="m2358 141c-885-373-1844 18-2217 903s19 1846 904 2219 1844-19 2216-904-19-1846-903-2218z">
            <text:p/>
          </draw:path>
          <draw:path draw:style-name="gr8" draw:text-style-name="P1" draw:layer="layout" svg:width="2.999cm" svg:height="2.999cm" svg:x="9.7cm" svg:y="8.5cm" svg:viewBox="0 0 3000 3000" svg:d="m1622 406c115 12 224 40 324 83l276-314c21 12 43 24 63 36l-132 394c91 66 172 146 238 237l397-128c15 24 29 50 42 75l-312 281c39 96 65 200 76 309l405 81c1 13 1 27 1 40s0 27-1 40l-405 81c-11 109-37 213-76 309l312 281c-13 25-27 51-42 75l-397-128c-66 91-147 171-238 237l132 394c-20 12-42 24-63 36l-276-314c-100 43-209 71-324 83l-90 406c-10 0-21 0-32 0-17 0-34 0-52-1l-79-406c-112-13-218-41-315-82l-276 314c-21-12-43-24-63-36l132-394c-91-66-172-146-238-237l-397 128c-15-24-29-50-42-75l312-281c-39-96-65-200-76-310l-405-80c-1-13-1-27-1-40s0-27 1-40l405-80c11-110 37-214 76-310l-312-281c13-25 27-51 42-75l397 128c66-91 147-171 238-237l-132-394c20-12 42-24 63-36l276 314c97-41 203-69 315-82l80-406c17-1 34-1 51-1 11 0 22 0 32 0z">
            <text:p/>
          </draw:path>
          <draw:path draw:style-name="gr11" draw:text-style-name="P1" draw:layer="layout" svg:width="1.8cm" svg:height="1.801cm" svg:x="10.3cm" svg:y="9.097cm" svg:viewBox="0 0 1801 1802" svg:d="m1249 74c-468-197-976 10-1174 479s10 978 479 1175 976-10 1173-479-9-977-478-1175z">
            <text:p/>
          </draw:path>
          <draw:path draw:style-name="gr1" draw:text-style-name="P1" draw:layer="layout" svg:width="0.491cm" svg:height="0.491cm" svg:x="10.954cm" svg:y="9.752cm" svg:viewBox="0 0 492 492" svg:d="m341 20c128 54 184 193 130 321s-192 184-320 130-185-192-131-320 193-185 321-131z">
            <text:p/>
          </draw:path>
        </draw:g>
        <draw:g>
          <draw:path draw:style-name="gr12" draw:text-style-name="P1" draw:layer="layout" svg:width="4.598cm" svg:height="4.602cm" svg:x="12.5cm" svg:y="7.696cm" svg:viewBox="0 0 4599 4603" svg:d="m3191 182c18 7 35 14 52 23l-47 411c52 27 103 57 152 88l325-252c28 20 56 41 83 62l-153 385c46 41 88 84 129 129l381-162c21 26 41 53 61 80l-249 333c34 52 65 107 92 162l409-56c13 30 26 60 36 90l-326 260c17 59 32 120 44 180l408 52c4 33 8 66 11 99l-385 166c1 60 1 120-4 181l379 154c-5 35-10 69-17 104l-413 60c-13 57-29 112-49 169l326 247c-5 15-12 32-18 47-8 18-15 35-24 53l-411-48c-27 52-57 103-88 152l253 325c-21 29-42 56-63 83l-384-152c-42 45-84 88-129 128l162 381c-26 21-53 42-80 61l-333-248c-52 33-106 64-162 92l56 409c-29 13-59 26-90 36l-259-327c-60 18-120 33-180 44l-52 409c-33 4-66 8-99 11l-166-385c-60 1-120 0-181-4l-154 379c-35-5-69-10-103-17l-61-413c-56-13-112-29-168-49l-247 326c-16-5-32-12-47-19-18-7-35-14-53-23l48-412c-52-26-103-56-152-87l-325 253c-28-21-56-42-83-63l153-385c-46-41-88-84-129-129l-381 162c-21-26-41-53-61-80l249-333c-34-52-65-107-92-162l-409 56c-13-30-26-60-36-90l326-260c-17-59-32-120-44-180l-408-52c-4-32-8-66-11-99l385-166c-1-60 0-120 4-181l-379-154c5-35 10-69 17-104l413-60c13-56 29-112 49-169l-326-248c6-15 12-31 19-46 7-18 14-35 22-52l411 47c28-52 57-102 89-152l-253-325c21-29 42-56 63-83l384 152c42-45 84-87 129-128l-161-381c25-21 52-42 79-61l333 248c52-33 107-64 162-92l-56-409c29-13 59-26 90-36l260 327c59-18 119-33 179-44l52-409c33-4 66-8 99-11l166 385c60-1 120 0 181 4l154-379c35 5 69 10 103 17l61 413c56 13 112 29 168 49l248-326c16 6 31 12 46 19z">
            <text:p/>
          </draw:path>
          <draw:path draw:style-name="gr11" draw:text-style-name="P1" draw:layer="layout" svg:width="3.4cm" svg:height="3.402cm" svg:x="13.1cm" svg:y="8.297cm" svg:viewBox="0 0 3401 3403" svg:d="m2358 141c-885-373-1844 18-2217 903s19 1846 904 2219 1844-19 2216-904-19-1846-903-2218z">
            <text:p/>
          </draw:path>
          <draw:path draw:style-name="gr13" draw:text-style-name="P1" draw:layer="layout" svg:width="2.999cm" svg:height="2.999cm" svg:x="13.3cm" svg:y="8.5cm" svg:viewBox="0 0 3000 3000" svg:d="m1622 406c115 12 224 40 324 83l276-314c21 12 43 24 63 36l-132 394c91 66 172 146 238 237l397-128c15 24 29 50 42 75l-312 281c39 96 65 200 76 309l405 81c1 13 1 27 1 40s0 27-1 40l-405 81c-11 109-37 213-76 309l312 281c-13 25-27 51-42 75l-397-128c-66 91-147 171-238 237l132 394c-20 12-42 24-63 36l-276-314c-100 43-209 71-324 83l-90 406c-10 0-21 0-32 0-17 0-34 0-52-1l-79-406c-112-13-218-41-315-82l-276 314c-21-12-43-24-63-36l132-394c-91-66-172-146-238-237l-397 128c-15-24-29-50-42-75l312-281c-39-96-65-200-76-310l-405-80c-1-13-1-27-1-40s0-27 1-40l405-80c11-110 37-214 76-310l-312-281c13-25 27-51 42-75l397 128c66-91 147-171 238-237l-132-394c20-12 42-24 63-36l276 314c97-41 203-69 315-82l80-406c17-1 34-1 51-1 11 0 22 0 32 0z">
            <text:p/>
          </draw:path>
          <draw:path draw:style-name="gr11" draw:text-style-name="P1" draw:layer="layout" svg:width="1.8cm" svg:height="1.801cm" svg:x="13.9cm" svg:y="9.097cm" svg:viewBox="0 0 1801 1802" svg:d="m1249 74c-468-197-976 10-1174 479s10 978 479 1175 976-10 1173-479-9-977-478-1175z">
            <text:p/>
          </draw:path>
          <draw:path draw:style-name="gr1" draw:text-style-name="P1" draw:layer="layout" svg:width="0.491cm" svg:height="0.491cm" svg:x="14.554cm" svg:y="9.752cm" svg:viewBox="0 0 492 492" svg:d="m341 20c128 54 184 193 130 321s-192 184-320 130-185-192-131-320 193-185 321-131z">
            <text:p/>
          </draw:path>
        </draw:g>
      </draw:page>
      <draw:page draw:name="page5" draw:style-name="dp1" draw:master-page-name="標準">
        <draw:path draw:style-name="gr1" draw:text-style-name="P1" draw:layer="layout" svg:width="1.999cm" svg:height="1.999cm" svg:x="4.025cm" svg:y="5.45cm" svg:viewBox="0 0 2000 2000" svg:d="m306 901c16-124 63-236 133-329l-177-258c17-19 34-36 53-53l260 176c94-70 206-116 330-131l57-305c13-1 25-1 38-1s26 0 39 1l60 306c123 16 235 63 328 133l259-178c19 17 36 34 53 53l-176 261c69 93 115 205 130 329l306 57c1 13 1 25 1 38s0 26-1 39l-307 60c-16 123-63 234-132 327l178 260c-17 19-34 36-53 53l-262-177c-93 69-204 115-328 131l-57 306c-13 1-25 1-38 1s-26 0-39-1l-60-306c-123-17-235-63-328-133l-259 178c-19-17-36-34-53-53l176-261c-69-93-115-205-131-329l-305-57c-1-13-1-25-1-38s0-26 1-39z">
          <text:p/>
        </draw:path>
        <draw:path draw:style-name="gr16" draw:text-style-name="P1" draw:layer="layout" svg:width="2.999cm" svg:height="2.999cm" svg:x="3.45cm" svg:y="9.275cm" svg:viewBox="0 0 3000 3000" svg:d="m1622 406c115 12 224 40 324 83l276-314c21 12 43 24 63 36l-132 394c91 66 172 146 238 237l397-128c15 24 29 50 42 75l-312 281c39 96 65 200 76 309l405 81c1 13 1 27 1 40s0 27-1 40l-405 81c-11 109-37 213-76 309l312 281c-13 25-27 51-42 75l-397-128c-66 91-147 171-238 237l132 394c-20 12-42 24-63 36l-276-314c-100 43-209 71-324 83l-90 406c-10 0-21 0-32 0-17 0-34 0-52-1l-79-406c-112-13-218-41-315-82l-276 314c-21-12-43-24-63-36l132-394c-91-66-172-146-238-237l-397 128c-15-24-29-50-42-75l312-281c-39-96-65-200-76-310l-405-80c-1-13-1-27-1-40s0-27 1-40l405-80c11-110 37-214 76-310l-312-281c13-25 27-51 42-75l397 128c66-91 147-171 238-237l-132-394c20-12 42-24 63-36l276 314c97-41 203-69 315-82l80-406c17-1 34-1 51-1 11 0 22 0 32 0z">
          <text:p/>
        </draw:path>
        <draw:path draw:style-name="gr14" draw:text-style-name="P1" draw:layer="layout" svg:width="6.023cm" svg:height="6.023cm" draw:transform="rotate (-0.398458668230306) translate (3.28205343248886cm 12.8446693951045cm)" svg:viewBox="0 0 6024 6024" svg:d="m3012 2692c182 0 321 138 321 320s-139 321-321 321-320-139-320-321 138-320 320-320zm0-1667c-1127 0-1987 860-1987 1987s860 1987 1987 1987 1987-860 1987-1987-860-1987-1987-1987zm0-1025c26 0 50 0 74 1l153 521c77 6 153 16 228 29l264-470c45 10 89 22 132 33l12 542c75 27 148 57 220 90l378-388c39 20 77 42 114 65l-130 528c66 46 132 96 193 149l465-276c31 30 62 59 90 91l-263 480c52 62 100 128 145 194l519-144c22 37 44 75 64 114l-380 396c32 71 61 145 87 220l536-6c11 45 23 88 32 133l-468 283c13 75 22 150 27 228l519 132c1 22 1 45 1 67 0 26 0 50-1 76l-522 151c-5 77-15 154-28 228l470 264c-10 45-21 89-33 132l-542 12c-27 75-56 148-90 220l389 378c-21 39-43 77-66 114l-528-130c-46 66-96 132-149 193l276 465c-29 31-59 62-91 90l-479-263c-63 52-129 100-195 145l145 519c-37 22-76 44-114 64l-396-380c-72 32-145 61-221 87l6 536c-44 11-88 23-133 32l-283-468c-74 13-150 22-228 27l-132 519c-22 1-45 1-67 1-26 0-50 0-76-1l-151-522c-77-5-154-15-228-28l-264 470c-45-10-88-21-132-33l-12-542c-75-27-148-56-220-90l-378 389c-39-21-77-43-114-66l131-528c-67-46-132-96-194-149l-465 276c-31-29-62-59-90-91l263-479c-51-63-100-129-145-195l-519 145c-22-37-44-76-64-114l380-396c-32-72-61-145-87-221l-535 6c-12-44-24-88-33-133l468-283c-13-74-21-150-27-228l-519-134c-1-21-1-43-1-65 0-26 0-50 1-74l521-153c6-77 16-152 29-228l-470-264c10-45 22-88 33-132l542-12c27-75 57-148 90-220l-388-378c20-39 42-77 65-114l528 131c46-67 96-132 149-194l-276-465c30-31 59-62 91-90l480 263c62-51 128-100 194-145l-144-519c37-22 75-44 114-64l396 380c71-32 145-61 220-87l-6-535c45-12 88-24 133-33l283 468c75-13 150-21 228-27l134-519c22-1 43-1 65-1z">
          <text:p/>
        </draw:path>
        <draw:frame draw:style-name="gr17" draw:text-style-name="P2" draw:layer="layout" svg:width="9.108cm" svg:height="3.359cm" svg:x="1.544cm" svg:y="1.12cm">
          <draw:text-box>
            <text:p text:style-name="P2"><text:span text:style-name="T1">いくつ歯が</text:span></text:p>
            <text:p text:style-name="P2"><text:span text:style-name="T1">ありますか？</text:span></text:p>
          </draw:text-box>
        </draw:frame>
        <draw:g>
          <draw:path draw:style-name="gr18" draw:text-style-name="P1" draw:layer="layout" svg:width="10.098cm" svg:height="10.086cm" svg:x="11.476cm" svg:y="0.85cm" svg:viewBox="0 0 10099 10087" svg:d="m9285 3658v0c66 203 635-14 685 193v0c52 208-555 275-520 486v0c33 211 630 85 647 297v0c18 214-591 184-591 399v0c0 212 609 183 593 395v0c-17 213-613 89-646 301v0c-33 211 572 276 523 483v0c-48 207-619-6-685 196v0c-66 203 524 362 442 560v0c-82 197-612-104-708 86v0c-97 191 459 439 348 621v0c-110 183-586-198-712-25v0c-126 173 385 506 247 668v0c-139 164-549-286-700-135v0c-151 151 302 558 140 698v0c-163 140-498-369-671-244v0c-173 126 211 599 28 712v0c-182 112-434-443-624-346v0c-190 98 115 626-83 708v0c-197 82-358-505-561-439v0c-205 66 14 635-194 686v0c-209 50-275-555-487-521v0c-210 33-85 629-298 646v0c-213 18-184-591-398-589v0c-214 0-182 607-396 592v0c-214-17-90-613-302-646v0c-212-33-277 573-484 524v0c-208-50 8-619-197-685v0c-202-66-361 521-559 441v0c-198-82 104-611-87-707v0c-190-98-440 459-622 347v0c-182-111 198-586 25-710v0c-173-126-506 385-669 247v0c-162-140 287-549 136-700v0c-152-151-559 300-699 138v0c-140-161 371-496 244-668v0c-126-172-601 210-712 29v0c-114-183 443-434 345-624v0c-97-190-625 115-707-84v0c-83-196 505-358 439-561v0c-68-202-637 16-687-193v0c-51-207 555-273 522-486v0c-35-210-631-85-648-297v0c-17-213 591-185 591-397v0c-2-214-610-184-593-396v0c16-214 613-90 646-301v0c33-212-573-276-523-484v0c49-207 619 8 685-196v0c65-203-523-362-441-560v0c81-196 611 105 707-86v0c97-190-461-439-349-621v0c112-182 588 198 714 25v0c125-173-387-506-247-668v0c138-163 548 288 699 135v0c151-151-302-558-140-698v0c162-140 497 370 671 244v0c173-126-210-599-28-712v0c182-112 432 443 623 346v0c190-98-114-626 83-708v0c198-81 360 505 563 439v0c204-66-15-635 193-685v0c207-51 275 555 486 520v0c212-33 86-629 298-646v0c214-17 186 591 399 589v0c214 0 183-608 397-591v0c213 16 89 613 300 645v0c212 34 276-572 484-522v0c207 49-6 618 196 684v0c205 66 363-522 560-440v0c200 80-104 609 88 705v0c190 98 438-459 621-349v0c184 112-198 588-24 714v0c173 124 506-385 668-247v0c164 137-287 547-135 698v0c151 151 560-302 699-138v0c139 162-370 496-245 669v0c128 172 601-210 714-28v0c111 181-443 432-346 622v0c98 191 626-113 707 84v0c84 196-504 358-438 561z">
            <text:p/>
          </draw:path>
          <draw:custom-shape draw:style-name="gr19" draw:text-style-name="P1" draw:layer="layout" svg:width="7.979cm" svg:height="7.978cm" svg:x="12.537cm" svg:y="1.89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1" draw:layer="layout" svg:width="0.123cm" svg:height="7.743cm" svg:x="16.501cm" svg:y="2.0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7.825cm" svg:height="0.125cm" svg:x="12.652cm" svg:y="5.81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5.462cm" svg:height="5.463cm" svg:x="13.851cm" svg:y="3.15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1" draw:layer="layout" svg:width="1.476cm" svg:height="1.475cm" svg:x="15.837cm" svg:y="5.15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path draw:style-name="gr20" draw:text-style-name="P3" draw:layer="layout" svg:width="12cm" svg:height="11.999cm" svg:x="16.85cm" svg:y="8.375cm" svg:viewBox="0 0 12001 12000" svg:d="m6481 615c6-21 10-30 14-30l218-542c24 2 46 6 70 9 27 2 54 7 81 11l90 583c4 1 6 13 6 32 75 13 149 27 222 43 7-18 12-26 15-25l286-509c24 6 47 11 70 18 26 7 53 14 78 21l14 590c3 2 4 11 3 27 72 22 145 47 216 72 7-12 13-19 15-18l351-466c22 7 44 17 66 25 26 11 51 21 74 32l-64 588c3 1 4 8 2 21 69 32 139 65 208 100 7-8 11-12 14-11l407-417c22 11 42 24 63 35 23 14 47 28 69 42l-139 573c3 1 1 7-1 17 67 40 131 83 195 128 5-5 10-8 12-7l460-360c19 14 37 28 57 43 22 17 43 33 63 51l-214 549c3 3 1 7-1 16 60 49 117 100 174 155 8-6 13-7 14-6l502-297c18 15 35 32 52 49 19 21 38 39 56 58l-283 518c1 3 0 8-6 17 52 57 102 116 151 176 11-6 16-7 18-5l537-230c15 18 29 38 43 56 18 22 34 43 49 65l-349 478c3 2-1 9-12 21 43 62 85 127 125 192 16-7 24-8 25-5l563-158c12 19 25 40 36 61 14 24 28 48 40 71l-408 427c2 5-6 13-23 26 34 67 66 133 95 202 24-7 35-9 38-6l577-81c10 21 20 44 28 65 12 26 21 50 30 75l-459 371c1 4-12 14-38 28 24 68 46 138 67 209 31-5 49-7 50-3l583-5c7 22 14 46 20 68 7 27 14 53 19 78l-503 307c0 7-17 16-53 28 15 70 28 141 39 214 39-3 60-3 61 3l579 69c4 24 7 48 11 71 3 27 7 53 9 80l-540 239c1 7-21 14-63 22 6 71 10 142 13 215 43 1 65 5 67 11l565 145c1 24 1 47 1 71 0 28 0 55-1 81l-568 166c0 7-24 11-67 14-2 71-7 144-13 214 42 8 64 15 63 19l541 218c-1 24-4 47-7 71-4 28-7 54-12 81l-583 89c-2 7-23 9-62 6-11 72-25 144-40 213 36 11 54 20 53 25l508 286c-5 24-12 46-17 70-7 27-14 52-22 78l-591 13c-1 5-19 5-50 0-21 71-43 139-68 209 26 13 39 23 37 27l468 350c-8 22-17 45-27 65-9 27-21 51-32 76l-587-64c-2 4-16 2-38-3-31 67-63 134-96 201 17 12 25 19 24 24l417 407c-11 22-24 42-35 63-14 23-28 47-42 69l-573-139c-3 3-12 1-27-4-40 64-81 128-125 190 11 11 15 18 13 20l360 460c-13 19-27 37-43 57-17 22-32 43-50 63l-550-214c-3 3-8 1-19-3-49 59-99 117-151 175 6 8 7 14 6 15l297 502c-16 18-32 35-49 52-21 19-39 38-59 56l-517-283c-3 1-7 0-16-5-57 53-115 105-175 154 4 8 5 12 2 14l231 537c-19 15-38 29-56 43-23 18-44 34-66 49l-477-349c-1 2-6 0-13-5-64 44-129 86-195 128 3 8 4 14 1 15l158 563c-21 12-40 23-61 36-24 14-48 26-71 39l-427-407c-3 1-9-3-16-12-68 35-138 69-208 101 3 12 3 18 0 19l83 578c-21 11-44 20-65 29-26 10-50 21-75 30l-371-461c-3 2-8-4-17-17-71 26-143 49-217 70 2 17 2 25 0 27l5 583c-22 8-46 14-68 20-27 8-53 15-78 20l-307-505c-5 2-11-7-18-25-73 16-147 30-222 42 1 20 0 31-4 31l-70 580c-24 4-48 7-71 10-28 4-53 7-80 10l-239-540c-5 0-9-11-15-32-74 7-149 12-226 15-1 21-4 32-8 32l-145 565c-24 2-48 2-72 2-27 0-54 0-81-2l-166-566c-4 0-8-10-9-30-77-2-152-7-226-14-5 19-9 27-13 27l-218 541c-23-1-46-5-69-8-28-3-55-7-81-11l-91-583c-3-2-6-9-6-21-76-11-152-25-227-42-4 10-7 14-10 12l-286 510c-24-6-47-12-70-18-26-7-53-14-78-21l-14-591c-1-1-1-2-2-7-79-22-155-47-232-74l-350 466c-23-6-45-16-67-25-25-11-50-21-74-32l63-577c-80-34-157-72-232-109l-398 406c-22-11-42-24-62-35-24-14-48-28-70-42l134-550c-76-47-150-95-222-145l-438 343c-20-13-38-27-57-43-23-17-44-32-63-50l201-519c-70-57-138-116-205-177l-472 279c-18-16-35-32-52-49-19-21-37-39-56-59l266-485c-62-67-122-136-179-205l-504 215c-15-19-29-38-43-56-18-23-33-44-49-66l327-446c-52-74-101-151-150-228l-527 148c-13-21-24-40-36-61-14-24-27-48-39-71l385-404c-41-79-80-160-116-242l-548 78c-12-21-20-44-30-65-10-26-21-50-29-75l441-356c-28-82-55-166-80-249l-563 5c-9-22-14-46-20-68-8-27-15-53-21-78l494-300c-18-84-33-168-46-253l-571-68c-4-24-7-48-9-71-5-28-7-53-10-80l536-237c-9-82-13-166-16-251l-561-144c-1-24-1-47-1-71 0-28 0-55 1-81l563-165c2-85 8-169 15-251l-536-216c2-24 6-46 9-70 2-28 7-54 11-81l573-88c14-85 30-169 48-252l-497-279c6-24 11-48 18-70 7-27 14-53 21-78l571-13c25-85 53-167 82-250l-448-336c7-22 17-45 25-67 11-25 21-50 32-74l558 60c37-82 77-163 118-243l-394-385c11-21 23-42 35-62 14-24 27-48 41-70l538 131c49-77 99-152 151-228l-336-428c12-21 27-39 41-58 17-21 34-42 51-63l515 199c58-70 118-138 181-205l-278-470c16-17 32-34 49-50 20-21 39-39 59-58l485 267c67-61 136-120 207-176l-217-506c19-17 37-31 56-45 23-17 44-33 64-49l455 332c73-50 147-97 224-142l-151-540c19-14 40-25 61-38 24-14 46-26 70-39l416 398c77-39 155-74 233-109l-81-568c22-11 43-19 66-29 25-10 50-20 75-29l370 460h1c77-26 154-50 232-73 0-4 1-7 2-7l-5-583c22-8 45-14 68-19 27-9 52-14 78-20l307 504c3 0 7 4 13 14 74-16 149-29 226-41 0-14 1-21 6-21l69-579c24-5 46-8 70-11 28-4 54-7 81-10l239 540c4 0 8 10 14 28 73-5 149-9 224-12 2-20 4-30 9-30l145-565c23-1 47-1 71-1 28 0 54 0 81 1l166 567c4 0 8 11 11 33 75 3 149 7 223 14z">
            <text:p/>
          </draw:path>
          <draw:custom-shape draw:style-name="gr21" draw:text-style-name="P3" draw:layer="layout" svg:width="9.942cm" svg:height="9.941cm" svg:x="17.898cm" svg:y="9.4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3" draw:layer="layout" svg:width="0.034cm" svg:height="9.906cm" svg:x="22.85cm" svg:y="9.422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3" draw:layer="layout" svg:width="9.941cm" svg:height="0.036cm" svg:x="17.897cm" svg:y="14.374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9.46cm" svg:height="9.459cm" svg:x="18.141cm" svg:y="9.6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" draw:layer="layout" svg:width="0.836cm" svg:height="0.838cm" svg:x="22.448cm" svg:y="13.9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6" draw:text-style-name="P1" draw:layer="layout" svg:width="3.25cm" svg:height="2.325cm" svg:x="7.05cm" svg:y="5.125cm">
          <text:p/>
          <draw:enhanced-geometry svg:viewBox="0 0 21600 21600" draw:text-areas="800 800 20800 20800" draw:type="round-rectangular-callout" draw:modifiers="-5448.16979390957 12118.65864144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" draw:layer="layout" svg:width="4.275cm" svg:height="2.225cm" svg:x="7.475cm" svg:y="9.4cm">
          <text:p/>
          <draw:enhanced-geometry svg:viewBox="0 0 21600 21600" draw:text-areas="800 800 20800 20800" draw:type="round-rectangular-callout" draw:modifiers="-4137.13751169317 12663.07277628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" draw:layer="layout" svg:width="4.55cm" svg:height="2.375cm" svg:x="8.9cm" svg:y="14.55cm">
          <text:p/>
          <draw:enhanced-geometry svg:viewBox="0 0 21600 21600" draw:text-areas="800 800 20800 20800" draw:type="round-rectangular-callout" draw:modifiers="-3891.89189189189 15272.72727272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" draw:layer="layout" svg:width="3.25cm" svg:height="1.725cm" svg:x="22.025cm" svg:y="2.8cm">
          <text:p/>
          <draw:enhanced-geometry svg:viewBox="0 0 21600 21600" draw:text-areas="800 800 20800 20800" draw:type="round-rectangular-callout" draw:modifiers="-5448.16979390957 16331.40208574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" draw:layer="layout" svg:width="3.25cm" svg:height="1.725cm" svg:x="24.55cm" svg:y="6.25cm">
          <text:p/>
          <draw:enhanced-geometry svg:viewBox="0 0 21600 21600" draw:text-areas="800 800 20800 20800" draw:type="round-rectangular-callout" draw:modifiers="-3587.81913257459 27657.0104287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" draw:style-name="dp1" draw:master-page-name="標準">
        <draw:path draw:style-name="gr14" draw:text-style-name="P1" draw:layer="layout" svg:width="4.699cm" svg:height="4.699cm" draw:transform="rotate (-0.398458668230306) translate (11.4728945283813cm 5.0993028956611cm)" svg:viewBox="0 0 4700 4700" svg:d="m2350 2100c142 0 250 108 250 250s-108 250-250 250-250-108-250-250 108-250 250-250zm0-1300c-879 0-1550 671-1550 1550s671 1550 1550 1550 1550-671 1550-1550-671-1550-1550-1550zm0-800c20 0 39 0 58 1l119 406c60 5 119 13 178 23l206-367c35 8 69 17 103 26l9 423c59 21 116 44 172 70l295-303c30 16 60 33 89 51l-102 412c52 36 103 75 151 116l363-215c24 23 48 46 70 71l-205 374c40 49 78 100 113 152l405-113c17 29 34 59 50 89l-297 309c25 56 48 113 68 172l418-5c9 35 18 69 25 104l-365 221c10 58 17 117 21 178l405 103c1 17 1 35 1 52 0 20 0 39-1 59l-407 118c-4 60-12 120-22 178l367 206c-8 35-17 69-26 103l-423 9c-21 59-44 116-70 172l303 295c-16 30-33 60-51 89l-412-102c-36 52-75 103-116 151l215 363c-23 24-46 48-71 70l-374-205c-49 40-100 78-152 113l113 405c-29 17-59 34-89 50l-309-297c-56 25-113 48-172 68l5 418c-35 9-69 18-104 25l-221-365c-58 10-117 17-178 21l-103 405c-17 1-35 1-52 1-20 0-39 0-59-1l-118-407c-60-4-120-12-178-22l-206 367c-35-8-69-17-103-26l-9-423c-59-21-116-44-172-70l-295 303c-30-16-60-33-89-51l102-412c-52-36-103-75-151-116l-363 215c-24-23-48-46-70-71l205-374c-40-49-78-100-113-152l-405 113c-17-29-34-59-50-89l297-309c-25-56-48-113-68-172l-418 5c-9-35-18-69-25-104l365-221c-10-58-17-117-21-178l-405-104c-1-17-1-34-1-51 0-20 0-39 1-58l406-119c5-60 13-119 23-178l-367-206c8-35 17-69 26-103l423-9c21-59 44-116 70-172l-303-295c16-30 33-60 51-89l412 102c36-52 75-103 116-151l-215-363c23-24 46-48 71-70l374 205c49-40 100-78 152-113l-113-405c29-17 59-34 89-50l309 297c56-25 113-48 172-68l-5-418c35-9 69-18 104-25l221 365c58-10 117-17 178-21l104-405c17-1 34-1 51-1z">
          <text:p/>
        </draw:path>
        <draw:frame draw:style-name="gr17" draw:text-style-name="P4" draw:layer="layout" svg:width="20.78cm" svg:height="4.646cm" svg:x="5.65cm" svg:y="12.504cm">
          <draw:text-box>
            <text:p text:style-name="P4"><text:span text:style-name="T2">大きな歯車が</text:span><text:span text:style-name="T2">1</text:span><text:span text:style-name="T2">回まわると</text:span></text:p>
            <text:p text:style-name="P4"><text:span text:style-name="T2"/></text:p>
            <text:p text:style-name="P4"><text:span text:style-name="T2">中ぐらいの歯車は　　回まわります</text:span></text:p>
          </draw:text-box>
        </draw:frame>
        <draw:custom-shape draw:style-name="gr2" draw:text-style-name="P1" draw:layer="layout" svg:width="1.725cm" svg:height="2.9cm" svg:x="16.575cm" svg:y="14.95cm">
          <text:p/>
          <draw:enhanced-geometry svg:viewBox="0 0 21600 21600" draw:type="rectangle" draw:enhanced-path="M 0 0 L 21600 0 21600 21600 0 21600 0 0 Z N"/>
        </draw:custom-shape>
        <draw:path draw:style-name="gr16" draw:text-style-name="P1" draw:layer="layout" svg:width="2.999cm" svg:height="2.999cm" svg:x="14.85cm" svg:y="6.675cm" svg:viewBox="0 0 3000 3000" svg:d="m1622 406c115 12 224 40 324 83l276-314c21 12 43 24 63 36l-132 394c91 66 172 146 238 237l397-128c15 24 29 50 42 75l-312 281c39 96 65 200 76 309l405 81c1 13 1 27 1 40s0 27-1 40l-405 81c-11 109-37 213-76 309l312 281c-13 25-27 51-42 75l-397-128c-66 91-147 171-238 237l132 394c-20 12-42 24-63 36l-276-314c-100 43-209 71-324 83l-90 406c-10 0-21 0-32 0-17 0-34 0-52-1l-79-406c-112-13-218-41-315-82l-276 314c-21-12-43-24-63-36l132-394c-91-66-172-146-238-237l-397 128c-15-24-29-50-42-75l312-281c-39-96-65-200-76-310l-405-80c-1-13-1-27-1-40s0-27 1-40l405-80c11-110 37-214 76-310l-312-281c13-25 27-51 42-75l397 128c66-91 147-171 238-237l-132-394c20-12 42-24 63-36l276 314c97-41 203-69 315-82l80-406c17-1 34-1 51-1 11 0 22 0 32 0z">
          <text:p/>
        </draw:path>
      </draw:page>
      <draw:page draw:name="page7" draw:style-name="dp1" draw:master-page-name="標準">
        <draw:path draw:style-name="gr14" draw:text-style-name="P1" draw:layer="layout" svg:width="4.699cm" svg:height="4.699cm" draw:transform="rotate (-0.398458668230306) translate (11.9438945283813cm 1.2953028956611cm)" svg:viewBox="0 0 4700 4700" svg:d="m2350 2100c142 0 250 108 250 250s-108 250-250 250-250-108-250-250 108-250 250-250zm0-1300c-879 0-1550 671-1550 1550s671 1550 1550 1550 1550-671 1550-1550-671-1550-1550-1550zm0-800c20 0 39 0 58 1l119 406c60 5 119 13 178 23l206-367c35 8 69 17 103 26l9 423c59 21 116 44 172 70l295-303c30 16 60 33 89 51l-102 412c52 36 103 75 151 116l363-215c24 23 48 46 70 71l-205 374c40 49 78 100 113 152l405-113c17 29 34 59 50 89l-297 309c25 56 48 113 68 172l418-5c9 35 18 69 25 104l-365 221c10 58 17 117 21 178l405 103c1 17 1 35 1 52 0 20 0 39-1 59l-407 118c-4 60-12 120-22 178l367 206c-8 35-17 69-26 103l-423 9c-21 59-44 116-70 172l303 295c-16 30-33 60-51 89l-412-102c-36 52-75 103-116 151l215 363c-23 24-46 48-71 70l-374-205c-49 40-100 78-152 113l113 405c-29 17-59 34-89 50l-309-297c-56 25-113 48-172 68l5 418c-35 9-69 18-104 25l-221-365c-58 10-117 17-178 21l-103 405c-17 1-35 1-52 1-20 0-39 0-59-1l-118-407c-60-4-120-12-178-22l-206 367c-35-8-69-17-103-26l-9-423c-59-21-116-44-172-70l-295 303c-30-16-60-33-89-51l102-412c-52-36-103-75-151-116l-363 215c-24-23-48-46-70-71l205-374c-40-49-78-100-113-152l-405 113c-17-29-34-59-50-89l297-309c-25-56-48-113-68-172l-418 5c-9-35-18-69-25-104l365-221c-10-58-17-117-21-178l-405-104c-1-17-1-34-1-51 0-20 0-39 1-58l406-119c5-60 13-119 23-178l-367-206c8-35 17-69 26-103l423-9c21-59 44-116 70-172l-303-295c16-30 33-60 51-89l412 102c36-52 75-103 116-151l-215-363c23-24 46-48 71-70l374 205c49-40 100-78 152-113l-113-405c29-17 59-34 89-50l309 297c56-25 113-48 172-68l-5-418c35-9 69-18 104-25l221 365c58-10 117-17 178-21l104-405c17-1 34-1 51-1z">
          <text:p/>
        </draw:path>
        <draw:frame draw:style-name="gr17" draw:text-style-name="P4" draw:layer="layout" svg:width="18.1cm" svg:height="4.646cm" svg:x="5.65cm" svg:y="7.804cm">
          <draw:text-box>
            <text:p text:style-name="P4"><text:span text:style-name="T2">大きな歯車が</text:span><text:span text:style-name="T2">1</text:span><text:span text:style-name="T2">回まわると</text:span></text:p>
            <text:p text:style-name="P4"><text:span text:style-name="T2"/></text:p>
            <text:p text:style-name="P4"><text:span text:style-name="T2">小さな歯車は　　回まわります</text:span></text:p>
          </draw:text-box>
        </draw:frame>
        <draw:custom-shape draw:style-name="gr2" draw:text-style-name="P1" draw:layer="layout" svg:width="1.725cm" svg:height="2.9cm" svg:x="13.975cm" svg:y="10.2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1.999cm" svg:height="1.999cm" svg:x="15.525cm" svg:y="3.5cm" svg:viewBox="0 0 2000 2000" svg:d="m306 901c16-124 63-236 133-329l-177-258c17-19 34-36 53-53l260 176c94-70 206-116 330-131l57-305c13-1 25-1 38-1s26 0 39 1l60 306c123 16 235 63 328 133l259-178c19 17 36 34 53 53l-176 261c69 93 115 205 130 329l306 57c1 13 1 25 1 38s0 26-1 39l-307 60c-16 123-63 234-132 327l178 260c-17 19-34 36-53 53l-262-177c-93 69-204 115-328 131l-57 306c-13 1-25 1-38 1s-26 0-39-1l-60-306c-123-17-235-63-328-133l-259 178c-19-17-36-34-53-53l176-261c-69-93-115-205-131-329l-305-57c-1-13-1-25-1-38s0-26 1-39z">
          <text:p/>
        </draw:path>
        <draw:frame draw:style-name="gr17" draw:text-style-name="P4" draw:layer="layout" svg:width="18.1cm" svg:height="4.646cm" svg:x="5.475cm" svg:y="13.875cm">
          <draw:text-box>
            <text:p text:style-name="P4"><text:span text:style-name="T2">大きな歯車が</text:span><text:span text:style-name="T2">2</text:span><text:span text:style-name="T2">回まわると</text:span></text:p>
            <text:p text:style-name="P4"><text:span text:style-name="T2"/></text:p>
            <text:p text:style-name="P4"><text:span text:style-name="T2">小さな歯車は　　回まわります</text:span></text:p>
          </draw:text-box>
        </draw:frame>
        <draw:custom-shape draw:style-name="gr2" draw:text-style-name="P1" draw:layer="layout" svg:width="1.725cm" svg:height="2.9cm" svg:x="13.8cm" svg:y="16.271cm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標準">
        <draw:frame draw:style-name="gr17" draw:text-style-name="P2" draw:layer="layout" svg:width="16.081cm" svg:height="1.805cm" svg:x="7.894cm" svg:y="1.595cm">
          <draw:text-box>
            <text:p text:style-name="P2"><text:span text:style-name="T1">いくつ歯がありますか？</text:span></text:p>
          </draw:text-box>
        </draw:frame>
        <draw:g>
          <draw:path draw:style-name="gr5" draw:text-style-name="P1" draw:layer="layout" svg:width="4.598cm" svg:height="4.598cm" svg:x="1.975cm" svg:y="4.525cm" svg:viewBox="0 0 4599 4599" svg:d="m3191 182c18 7 35 14 52 22l-47 411c52 28 103 57 152 89l325-253c28 21 56 42 83 63l-153 384c46 42 88 84 129 129l381-161c21 25 41 52 61 79l-249 333c34 52 65 107 92 162l409-56c13 29 26 59 36 90l-326 260c17 59 32 119 44 179l408 52c4 33 8 66 11 99l-385 166c1 60 1 120-4 181l379 154c-5 35-10 69-17 103l-413 61c-13 56-29 112-49 168l326 247c-5 16-12 32-18 47-8 18-15 35-24 53l-411-48c-27 52-57 103-88 152l253 325c-21 28-42 56-63 83l-384-153c-42 46-84 88-129 129l162 381c-26 21-53 41-80 61l-333-249c-52 34-106 65-162 92l56 409c-29 13-59 26-90 36l-259-326c-60 17-120 32-180 44l-52 408c-33 4-66 8-99 11l-166-385c-60 1-120 1-181-4l-154 379c-35-5-69-10-103-17l-61-413c-56-13-112-29-168-49l-247 326c-16-5-32-12-47-18-18-8-35-15-53-24l48-411c-52-27-103-57-152-88l-325 253c-28-21-56-42-83-63l153-384c-46-42-88-84-129-129l-381 162c-21-26-41-53-61-80l249-333c-34-52-65-106-92-162l-409 56c-13-29-26-59-36-90l326-259c-17-60-32-120-44-180l-408-52c-4-33-8-66-11-99l385-166c-1-60 0-120 4-181l-379-154c5-35 10-69 17-103l413-61c13-56 29-112 49-168l-326-248c6-15 12-31 19-46 7-18 14-35 22-52l411 47c28-52 57-103 89-152l-253-325c21-28 42-56 63-83l384 153c42-46 84-88 129-129l-161-381c25-21 52-41 79-61l333 249c52-34 107-65 162-92l-56-409c29-13 59-26 90-36l260 326c59-17 119-32 179-44l52-408c33-4 66-8 99-11l166 385c60-1 120 0 181 4l154-379c35 5 69 10 103 17l61 413c56 13 112 29 168 49l248-326c16 6 31 12 46 19z">
            <text:p/>
          </draw:path>
          <draw:path draw:style-name="gr6" draw:text-style-name="P1" draw:layer="layout" svg:width="3.045cm" svg:height="3.045cm" svg:x="2.752cm" svg:y="5.302cm" svg:viewBox="0 0 3046 3046" svg:d="m2111 126c-792-334-1652 16-1985 809s16 1651 809 1985 1651-17 1985-809-17-1652-809-1985z">
            <text:p/>
          </draw:path>
          <draw:path draw:style-name="gr5" draw:text-style-name="P1" draw:layer="layout" svg:width="1.999cm" svg:height="1.999cm" svg:x="3.275cm" svg:y="5.825cm" svg:viewBox="0 0 2000 2000" svg:d="m306 901c16-124 63-236 133-329l-177-258c17-19 34-36 53-53l260 176c94-70 206-116 330-131l57-305c13-1 25-1 38-1s26 0 39 1l60 306c123 16 235 63 328 133l259-178c19 17 36 34 53 53l-176 261c69 93 115 205 130 329l306 57c1 13 1 25 1 38s0 26-1 39l-307 60c-16 123-63 234-132 327l178 260c-17 19-34 36-53 53l-262-177c-93 69-204 115-328 131l-57 306c-13 1-25 1-38 1s-26 0-39-1l-60-306c-123-17-235-63-328-133l-259 178c-19-17-36-34-53-53l176-261c-69-93-115-205-131-329l-305-57c-1-13-1-25-1-38s0-26 1-39z">
            <text:p/>
          </draw:path>
          <draw:path draw:style-name="gr7" draw:text-style-name="P1" draw:layer="layout" svg:width="0.491cm" svg:height="0.491cm" svg:x="4.029cm" svg:y="6.579cm" svg:viewBox="0 0 492 492" svg:d="m341 20c128 54 184 193 130 321s-192 184-320 130-185-192-131-320 193-185 321-131z">
            <text:p/>
          </draw:path>
        </draw:g>
        <draw:g>
          <draw:path draw:style-name="gr12" draw:text-style-name="P1" draw:layer="layout" svg:width="4.598cm" svg:height="4.602cm" svg:x="15.401cm" svg:y="4.575cm" svg:viewBox="0 0 4599 4603" svg:d="m3191 182c18 7 35 14 52 23l-47 411c52 27 103 57 152 88l325-252c28 20 56 41 83 62l-153 385c46 41 88 84 129 129l381-162c21 26 41 53 61 80l-249 333c34 52 65 107 92 162l409-56c13 30 26 60 36 90l-326 260c17 59 32 120 44 180l408 52c4 33 8 66 11 99l-385 166c1 60 1 120-4 181l379 154c-5 35-10 69-17 104l-413 60c-13 57-29 112-49 169l326 247c-5 15-12 32-18 47-8 18-15 35-24 53l-411-48c-27 52-57 103-88 152l253 325c-21 29-42 56-63 83l-384-152c-42 45-84 88-129 128l162 381c-26 21-53 42-80 61l-333-248c-52 33-106 64-162 92l56 409c-29 13-59 26-90 36l-259-327c-60 18-120 33-180 44l-52 409c-33 4-66 8-99 11l-166-385c-60 1-120 0-181-4l-154 379c-35-5-69-10-103-17l-61-413c-56-13-112-29-168-49l-247 326c-16-5-32-12-47-19-18-7-35-14-53-23l48-412c-52-26-103-56-152-87l-325 253c-28-21-56-42-83-63l153-385c-46-41-88-84-129-129l-381 162c-21-26-41-53-61-80l249-333c-34-52-65-107-92-162l-409 56c-13-30-26-60-36-90l326-260c-17-59-32-120-44-180l-408-52c-4-32-8-66-11-99l385-166c-1-60 0-120 4-181l-379-154c5-35 10-69 17-104l413-60c13-56 29-112 49-169l-326-248c6-15 12-31 19-46 7-18 14-35 22-52l411 47c28-52 57-102 89-152l-253-325c21-29 42-56 63-83l384 152c42-45 84-87 129-128l-161-381c25-21 52-42 79-61l333 248c52-33 107-64 162-92l-56-409c29-13 59-26 90-36l260 327c59-18 119-33 179-44l52-409c33-4 66-8 99-11l166 385c60-1 120 0 181 4l154-379c35 5 69 10 103 17l61 413c56 13 112 29 168 49l248-326c16 6 31 12 46 19z">
            <text:p/>
          </draw:path>
          <draw:path draw:style-name="gr11" draw:text-style-name="P1" draw:layer="layout" svg:width="3.4cm" svg:height="3.402cm" svg:x="16.001cm" svg:y="5.176cm" svg:viewBox="0 0 3401 3403" svg:d="m2358 141c-885-373-1844 18-2217 903s19 1846 904 2219 1844-19 2216-904-19-1846-903-2218z">
            <text:p/>
          </draw:path>
          <draw:path draw:style-name="gr13" draw:text-style-name="P1" draw:layer="layout" svg:width="2.999cm" svg:height="2.999cm" svg:x="16.201cm" svg:y="5.379cm" svg:viewBox="0 0 3000 3000" svg:d="m1622 406c115 12 224 40 324 83l276-314c21 12 43 24 63 36l-132 394c91 66 172 146 238 237l397-128c15 24 29 50 42 75l-312 281c39 96 65 200 76 309l405 81c1 13 1 27 1 40s0 27-1 40l-405 81c-11 109-37 213-76 309l312 281c-13 25-27 51-42 75l-397-128c-66 91-147 171-238 237l132 394c-20 12-42 24-63 36l-276-314c-100 43-209 71-324 83l-90 406c-10 0-21 0-32 0-17 0-34 0-52-1l-79-406c-112-13-218-41-315-82l-276 314c-21-12-43-24-63-36l132-394c-91-66-172-146-238-237l-397 128c-15-24-29-50-42-75l312-281c-39-96-65-200-76-310l-405-80c-1-13-1-27-1-40s0-27 1-40l405-80c11-110 37-214 76-310l-312-281c13-25 27-51 42-75l397 128c66-91 147-171 238-237l-132-394c20-12 42-24 63-36l276 314c97-41 203-69 315-82l80-406c17-1 34-1 51-1 11 0 22 0 32 0z">
            <text:p/>
          </draw:path>
          <draw:path draw:style-name="gr11" draw:text-style-name="P1" draw:layer="layout" svg:width="1.8cm" svg:height="1.801cm" svg:x="16.801cm" svg:y="5.976cm" svg:viewBox="0 0 1801 1802" svg:d="m1249 74c-468-197-976 10-1174 479s10 978 479 1175 976-10 1173-479-9-977-478-1175z">
            <text:p/>
          </draw:path>
          <draw:path draw:style-name="gr1" draw:text-style-name="P1" draw:layer="layout" svg:width="0.491cm" svg:height="0.491cm" svg:x="17.455cm" svg:y="6.631cm" svg:viewBox="0 0 492 492" svg:d="m341 20c128 54 184 193 130 321s-192 184-320 130-185-192-131-320 193-185 321-131z">
            <text:p/>
          </draw:path>
        </draw:g>
        <draw:custom-shape draw:style-name="gr26" draw:text-style-name="P1" draw:layer="layout" svg:width="6.5cm" svg:height="2.525cm" svg:x="21.6cm" svg:y="7.2cm">
          <text:p/>
          <draw:enhanced-geometry svg:viewBox="0 0 21600 21600" draw:text-areas="800 800 20800 20800" draw:type="round-rectangular-callout" draw:modifiers="-4897.46192893401 3967.695961995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" draw:layer="layout" svg:width="6.375cm" svg:height="2.625cm" svg:x="21.625cm" svg:y="4.025cm">
          <text:p/>
          <draw:enhanced-geometry svg:viewBox="0 0 21600 21600" draw:text-areas="800 800 20800 20800" draw:type="round-rectangular-callout" draw:modifiers="-9956.4617314931 18589.48971820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" draw:layer="layout" svg:width="6.65cm" svg:height="2.525cm" svg:x="7.95cm" svg:y="7.225cm">
          <text:p/>
          <draw:enhanced-geometry svg:viewBox="0 0 21600 21600" draw:text-areas="800 800 20800 20800" draw:type="round-rectangular-callout" draw:modifiers="-4787.00947225981 3967.695961995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" draw:layer="layout" svg:width="6.575cm" svg:height="2.625cm" svg:x="7.975cm" svg:y="4.05cm">
          <text:p/>
          <draw:enhanced-geometry svg:viewBox="0 0 21600 21600" draw:text-areas="800 800 20800 20800" draw:type="round-rectangular-callout" draw:modifiers="-9653.6496350365 18589.48971820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path draw:style-name="gr18" draw:text-style-name="P1" draw:layer="layout" svg:width="10.098cm" svg:height="10.086cm" svg:x="3.475cm" svg:y="9.9cm" svg:viewBox="0 0 10099 10087" svg:d="m9285 3658v0c66 203 635-14 685 193v0c52 208-555 275-520 486v0c33 211 630 85 647 297v0c18 214-591 184-591 399v0c0 212 609 183 593 395v0c-17 213-613 89-646 301v0c-33 211 572 276 523 483v0c-48 207-619-6-685 196v0c-66 203 524 362 442 560v0c-82 197-612-104-708 86v0c-97 191 459 439 348 621v0c-110 183-586-198-712-25v0c-126 173 385 506 247 668v0c-139 164-549-286-700-135v0c-151 151 302 558 140 698v0c-163 140-498-369-671-244v0c-173 126 211 599 28 712v0c-182 112-434-443-624-346v0c-190 98 115 626-83 708v0c-197 82-358-505-561-439v0c-205 66 14 635-194 686v0c-209 50-275-555-487-521v0c-210 33-85 629-298 646v0c-213 18-184-591-398-589v0c-214 0-182 607-396 592v0c-214-17-90-613-302-646v0c-212-33-277 573-484 524v0c-208-50 8-619-197-685v0c-202-66-361 521-559 441v0c-198-82 104-611-87-707v0c-190-98-440 459-622 347v0c-182-111 198-586 25-710v0c-173-126-506 385-669 247v0c-162-140 287-549 136-700v0c-152-151-559 300-699 138v0c-140-161 371-496 244-668v0c-126-172-601 210-712 29v0c-114-183 443-434 345-624v0c-97-190-625 115-707-84v0c-83-196 505-358 439-561v0c-68-202-637 16-687-193v0c-51-207 555-273 522-486v0c-35-210-631-85-648-297v0c-17-213 591-185 591-397v0c-2-214-610-184-593-396v0c16-214 613-90 646-301v0c33-212-573-276-523-484v0c49-207 619 8 685-196v0c65-203-523-362-441-560v0c81-196 611 105 707-86v0c97-190-461-439-349-621v0c112-182 588 198 714 25v0c125-173-387-506-247-668v0c138-163 548 288 699 135v0c151-151-302-558-140-698v0c162-140 497 370 671 244v0c173-126-210-599-28-712v0c182-112 432 443 623 346v0c190-98-114-626 83-708v0c198-81 360 505 563 439v0c204-66-15-635 193-685v0c207-51 275 555 486 520v0c212-33 86-629 298-646v0c214-17 186 591 399 589v0c214 0 183-608 397-591v0c213 16 89 613 300 645v0c212 34 276-572 484-522v0c207 49-6 618 196 684v0c205 66 363-522 560-440v0c200 80-104 609 88 705v0c190 98 438-459 621-349v0c184 112-198 588-24 714v0c173 124 506-385 668-247v0c164 137-287 547-135 698v0c151 151 560-302 699-138v0c139 162-370 496-245 669v0c128 172 601-210 714-28v0c111 181-443 432-346 622v0c98 191 626-113 707 84v0c84 196-504 358-438 561z">
            <text:p/>
          </draw:path>
          <draw:custom-shape draw:style-name="gr19" draw:text-style-name="P1" draw:layer="layout" svg:width="7.979cm" svg:height="7.978cm" svg:x="4.536cm" svg:y="10.94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1" draw:layer="layout" svg:width="0.123cm" svg:height="7.743cm" svg:x="8.5cm" svg:y="11.1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7.825cm" svg:height="0.125cm" svg:x="4.651cm" svg:y="14.86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5.462cm" svg:height="5.463cm" svg:x="5.85cm" svg:y="12.20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1" draw:layer="layout" svg:width="1.476cm" svg:height="1.475cm" svg:x="7.836cm" svg:y="14.20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path draw:style-name="gr28" draw:text-style-name="P1" draw:layer="layout" svg:width="1.999cm" svg:height="1.999cm" svg:x="7.574cm" svg:y="13.95cm" svg:viewBox="0 0 2000 2000" svg:d="m306 901c16-124 63-236 133-329l-177-258c17-19 34-36 53-53l260 176c94-70 206-116 330-131l57-305c13-1 25-1 38-1s26 0 39 1l60 306c123 16 235 63 328 133l259-178c19 17 36 34 53 53l-176 261c69 93 115 205 130 329l306 57c1 13 1 25 1 38s0 26-1 39l-307 60c-16 123-63 234-132 327l178 260c-17 19-34 36-53 53l-262-177c-93 69-204 115-328 131l-57 306c-13 1-25 1-38 1s-26 0-39-1l-60-306c-123-17-235-63-328-133l-259 178c-19-17-36-34-53-53l176-261c-69-93-115-205-131-329l-305-57c-1-13-1-25-1-38s0-26 1-39z">
            <text:p/>
          </draw:path>
        </draw:g>
        <draw:custom-shape draw:style-name="gr26" draw:text-style-name="P1" draw:layer="layout" svg:width="6.5cm" svg:height="2.525cm" svg:x="14.45cm" svg:y="16.425cm">
          <text:p/>
          <draw:enhanced-geometry svg:viewBox="0 0 21600 21600" draw:text-areas="800 800 20800 20800" draw:type="round-rectangular-callout" draw:modifiers="-4897.46192893401 3967.695961995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" draw:layer="layout" svg:width="6.375cm" svg:height="2.625cm" svg:x="14.425cm" svg:y="11.375cm">
          <text:p/>
          <draw:enhanced-geometry svg:viewBox="0 0 21600 21600" draw:text-areas="800 800 20800 20800" draw:type="round-rectangular-callout" draw:modifiers="-16701.3801756587 25498.85757806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9" draw:style-name="dp1" draw:master-page-name="標準">
        <draw:g>
          <draw:path draw:style-name="gr5" draw:text-style-name="P1" draw:layer="layout" svg:width="4.598cm" svg:height="4.598cm" svg:x="14.099cm" svg:y="2.1cm" svg:viewBox="0 0 4599 4599" svg:d="m1408 182c-18 7-35 14-52 22l47 411c-52 28-103 57-152 89l-325-253c-28 21-56 42-83 63l153 384c-46 42-88 84-129 129l-381-161c-21 25-41 52-61 79l249 333c-34 52-65 107-92 162l-409-56c-13 29-26 59-36 90l326 260c-17 59-32 119-44 179l-408 52c-4 33-8 66-11 99l385 166c-1 60-1 120 4 181l-379 154c5 35 10 69 17 103l413 61c13 56 29 112 49 168l-326 247c5 16 12 32 18 47 8 18 15 35 24 53l411-48c27 52 57 103 88 152l-253 325c21 28 42 56 63 83l384-153c42 46 84 88 129 129l-162 381c26 21 53 41 80 61l333-249c52 34 106 65 162 92l-56 409c29 13 59 26 90 36l259-326c60 17 120 32 180 44l52 408c33 4 66 8 99 11l166-385c60 1 120 1 181-4l154 379c35-5 69-10 103-17l61-413c56-13 112-29 168-49l247 326c16-5 32-12 47-18 18-8 35-15 53-24l-48-411c52-27 103-57 152-88l325 253c28-21 56-42 83-63l-153-384c46-42 88-84 129-129l381 162c21-26 41-53 61-80l-249-333c34-52 65-106 92-162l409 56c13-29 26-59 36-90l-326-259c17-60 32-120 44-180l408-52c4-33 8-66 11-99l-385-166c1-60 0-120-4-181l379-154c-5-35-10-69-17-103l-413-61c-13-56-29-112-49-168l326-248c-6-15-12-31-19-46-7-18-14-35-22-52l-411 47c-28-52-57-103-89-152l253-325c-21-28-42-56-63-83l-384 153c-42-46-84-88-129-129l161-381c-25-21-52-41-79-61l-333 249c-52-34-107-65-162-92l56-409c-29-13-59-26-90-36l-260 326c-59-17-119-32-179-44l-52-408c-33-4-66-8-99-11l-166 385c-60-1-120 0-181 4l-154-379c-35 5-69 10-103 17l-61 413c-56 13-112 29-168 49l-248-326c-16 6-31 12-46 19z">
            <text:p/>
          </draw:path>
          <draw:path draw:style-name="gr6" draw:text-style-name="P1" draw:layer="layout" svg:width="3.045cm" svg:height="3.045cm" svg:x="14.875cm" svg:y="2.877cm" svg:viewBox="0 0 3046 3046" svg:d="m935 126c792-334 1652 16 1985 809s-16 1651-809 1985-1651-17-1985-809 17-1652 809-1985z">
            <text:p/>
          </draw:path>
          <draw:path draw:style-name="gr5" draw:text-style-name="P1" draw:layer="layout" svg:width="1.999cm" svg:height="1.999cm" svg:x="15.398cm" svg:y="3.4cm" svg:viewBox="0 0 2000 2000" svg:d="m1694 901c-16-124-63-236-133-329l177-258c-17-19-34-36-53-53l-260 176c-94-70-206-116-330-131l-57-305c-13-1-25-1-38-1s-26 0-39 1l-60 306c-123 16-235 63-328 133l-259-178c-19 17-36 34-53 53l176 261c-69 93-115 205-130 329l-306 57c-1 13-1 25-1 38s0 26 1 39l307 60c16 123 63 234 132 327l-178 260c17 19 34 36 53 53l262-177c93 69 204 115 328 131l57 306c13 1 25 1 38 1s26 0 39-1l60-306c123-17 235-63 328-133l259 178c19-17 36-34 53-53l-176-261c69-93 115-205 131-329l305-57c1-13 1-25 1-38s0-26-1-39z">
            <text:p/>
          </draw:path>
          <draw:path draw:style-name="gr7" draw:text-style-name="P1" draw:layer="layout" svg:width="0.491cm" svg:height="0.491cm" svg:x="16.152cm" svg:y="4.154cm" svg:viewBox="0 0 492 492" svg:d="m150 20c-128 54-184 193-130 321s192 184 320 130 185-192 131-320-193-185-321-131z">
            <text:p/>
          </draw:path>
        </draw:g>
        <draw:g>
          <draw:path draw:style-name="gr29" draw:text-style-name="P3" draw:layer="layout" svg:width="4.598cm" svg:height="4.602cm" svg:x="10.899cm" svg:y="2.101cm" svg:viewBox="0 0 4599 4603" svg:d="m1408 182c-18 7-35 14-52 23l47 411c-52 27-103 57-152 88l-325-252c-28 20-56 41-83 62l153 385c-46 41-88 84-129 129l-381-162c-21 26-41 53-61 80l249 333c-34 52-65 107-92 162l-409-56c-13 30-26 60-36 90l326 260c-17 59-32 120-44 180l-408 52c-4 33-8 66-11 99l385 166c-1 60-1 120 4 181l-379 154c5 35 10 69 17 104l413 60c13 57 29 112 49 169l-326 247c5 15 12 32 18 47 8 18 15 35 24 53l411-48c27 52 57 103 88 152l-253 325c21 29 42 56 63 83l384-152c42 45 84 88 129 128l-162 381c26 21 53 42 80 61l333-248c52 33 106 64 162 92l-56 409c29 13 59 26 90 36l259-327c60 18 120 33 180 44l52 409c33 4 66 8 99 11l166-385c60 1 120 0 181-4l154 379c35-5 69-10 103-17l61-413c56-13 112-29 168-49l247 326c16-5 32-12 47-19 18-7 35-14 53-23l-48-412c52-26 103-56 152-87l325 253c28-21 56-42 83-63l-153-385c46-41 88-84 129-129l381 162c21-26 41-53 61-80l-249-333c34-52 65-107 92-162l409 56c13-30 26-60 36-90l-326-260c17-59 32-120 44-180l408-52c4-32 8-66 11-99l-385-166c1-60 0-120-4-181l379-154c-5-35-10-69-17-104l-413-60c-13-56-29-112-49-169l326-248c-6-15-12-31-19-46-7-18-14-35-22-52l-411 47c-28-52-57-102-89-152l253-325c-21-29-42-56-63-83l-384 152c-42-45-84-87-129-128l161-381c-25-21-52-42-79-61l-333 248c-52-33-107-64-162-92l56-409c-29-13-59-26-90-36l-260 327c-59-18-119-33-179-44l-52-409c-33-4-66-8-99-11l-166 385c-60-1-120 0-181 4l-154-379c-35 5-69 10-103 17l-61 413c-56 13-112 29-168 49l-248-326c-16 6-31 12-46 19z">
            <text:p/>
          </draw:path>
          <draw:path draw:style-name="gr30" draw:text-style-name="P3" draw:layer="layout" svg:width="3.4cm" svg:height="3.402cm" svg:x="11.497cm" svg:y="2.702cm" svg:viewBox="0 0 3401 3403" svg:d="m1043 141c885-373 1844 18 2217 903s-19 1846-904 2219-1844-19-2216-904 19-1846 903-2218z">
            <text:p/>
          </draw:path>
          <draw:path draw:style-name="gr31" draw:text-style-name="P3" draw:layer="layout" svg:width="2.999cm" svg:height="2.999cm" svg:x="11.698cm" svg:y="2.905cm" svg:viewBox="0 0 3000 3000" svg:d="m1378 406c-115 12-224 40-324 83l-276-314c-21 12-43 24-63 36l132 394c-91 66-172 146-238 237l-397-128c-15 24-29 50-42 75l312 281c-39 96-65 200-76 309l-405 81c-1 13-1 27-1 40s0 27 1 40l405 81c11 109 37 213 76 309l-312 281c13 25 27 51 42 75l397-128c66 91 147 171 238 237l-132 394c20 12 42 24 63 36l276-314c100 43 209 71 324 83l90 406c10 0 21 0 32 0 17 0 34 0 52-1l79-406c112-13 218-41 315-82l276 314c21-12 43-24 63-36l-132-394c91-66 172-146 238-237l397 128c15-24 29-50 42-75l-312-281c39-96 65-200 76-310l405-80c1-13 1-27 1-40s0-27-1-40l-405-80c-11-110-37-214-76-310l312-281c-13-25-27-51-42-75l-397 128c-66-91-147-171-238-237l132-394c-20-12-42-24-63-36l-276 314c-97-41-203-69-315-82l-80-406c-17-1-34-1-51-1-11 0-22 0-32 0z">
            <text:p/>
          </draw:path>
          <draw:path draw:style-name="gr32" draw:text-style-name="P3" draw:layer="layout" svg:width="1.8cm" svg:height="1.801cm" svg:x="12.297cm" svg:y="3.502cm" svg:viewBox="0 0 1801 1802" svg:d="m552 74c468-197 976 10 1174 479s-10 978-479 1175-976-10-1173-479 9-977 478-1175z">
            <text:p/>
          </draw:path>
          <draw:path draw:style-name="gr33" draw:text-style-name="P3" draw:layer="layout" svg:width="0.491cm" svg:height="0.491cm" svg:x="12.952cm" svg:y="4.157cm" svg:viewBox="0 0 492 492" svg:d="m150 20c-128 54-184 193-130 321s192 184 320 130 185-192 131-320-193-185-321-131z">
            <text:p/>
          </draw:path>
        </draw:g>
        <draw:custom-shape draw:style-name="gr34" draw:text-style-name="P5" draw:layer="layout" svg:width="5.025cm" svg:height="2.325cm" svg:x="8.55cm" svg:y="8.075cm">
          <text:p text:style-name="P5">歯車Ａ</text:p>
          <draw:enhanced-geometry svg:viewBox="0 0 21600 21600" draw:text-areas="800 800 20800 20800" draw:type="round-rectangular-callout" draw:modifiers="18217.7477118981 -12527.25709372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5" draw:layer="layout" svg:width="5.025cm" svg:height="2.325cm" svg:x="15.8cm" svg:y="8.1cm">
          <text:p text:style-name="P5">歯車Ｂ</text:p>
          <draw:enhanced-geometry svg:viewBox="0 0 21600 21600" draw:text-areas="800 800 20800 20800" draw:type="round-rectangular-callout" draw:modifiers="4233.18742538798 -12508.68443680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7" draw:text-style-name="P4" draw:layer="layout" svg:width="15.437cm" svg:height="4.811cm" svg:x="7.35cm" svg:y="12.504cm">
          <draw:text-box>
            <text:p text:style-name="P4"><text:span text:style-name="T2">歯車Ａが</text:span><text:span text:style-name="T2">1</text:span><text:span text:style-name="T2">回まわると</text:span></text:p>
            <text:p text:style-name="P4"><text:span text:style-name="T2"/></text:p>
            <text:p text:style-name="P4"><text:span text:style-name="T2">歯車Ｂは　　回まわります</text:span></text:p>
          </draw:text-box>
        </draw:frame>
        <draw:custom-shape draw:style-name="gr2" draw:text-style-name="P1" draw:layer="layout" svg:width="1.725cm" svg:height="2.9cm" svg:x="12.95cm" svg:y="15cm">
          <text:p/>
          <draw:enhanced-geometry svg:viewBox="0 0 21600 21600" draw:type="rectangle" draw:enhanced-path="M 0 0 L 21600 0 21600 21600 0 21600 0 0 Z N"/>
        </draw:custom-shape>
        <draw:g>
          <draw:path draw:style-name="gr35" draw:text-style-name="P3" draw:layer="layout" svg:width="4.598cm" svg:height="4.598cm" svg:x="10.875cm" svg:y="2.096cm" svg:viewBox="0 0 4599 4599" svg:d="m1408 182c-18 7-35 14-52 22l47 411c-52 28-103 57-152 89l-325-253c-28 21-56 42-83 63l153 384c-46 42-88 84-129 129l-381-161c-21 25-41 52-61 79l249 333c-34 52-65 107-92 162l-409-56c-13 29-26 59-36 90l326 260c-17 59-32 119-44 179l-408 52c-4 33-8 66-11 99l385 166c-1 60-1 120 4 181l-379 154c5 35 10 69 17 103l413 61c13 56 29 112 49 168l-326 247c5 16 12 32 18 47 8 18 15 35 24 53l411-48c27 52 57 103 88 152l-253 325c21 28 42 56 63 83l384-153c42 46 84 88 129 129l-162 381c26 21 53 41 80 61l333-249c52 34 106 65 162 92l-56 409c29 13 59 26 90 36l259-326c60 17 120 32 180 44l52 408c33 4 66 8 99 11l166-385c60 1 120 1 181-4l154 379c35-5 69-10 103-17l61-413c56-13 112-29 168-49l247 326c16-5 32-12 47-18 18-8 35-15 53-24l-48-411c52-27 103-57 152-88l325 253c28-21 56-42 83-63l-153-384c46-42 88-84 129-129l381 162c21-26 41-53 61-80l-249-333c34-52 65-106 92-162l409 56c13-29 26-59 36-90l-326-259c17-60 32-120 44-180l408-52c4-33 8-66 11-99l-385-166c1-60 0-120-4-181l379-154c-5-35-10-69-17-103l-413-61c-13-56-29-112-49-168l326-248c-6-15-12-31-19-46-7-18-14-35-22-52l-411 47c-28-52-57-103-89-152l253-325c-21-28-42-56-63-83l-384 153c-42-46-84-88-129-129l161-381c-25-21-52-41-79-61l-333 249c-52-34-107-65-162-92l56-409c-29-13-59-26-90-36l-260 326c-59-17-119-32-179-44l-52-408c-33-4-66-8-99-11l-166 385c-60-1-120 0-181 4l-154-379c-35 5-69 10-103 17l-61 413c-56 13-112 29-168 49l-248-326c-16 6-31 12-46 19z">
            <text:p/>
          </draw:path>
          <draw:path draw:style-name="gr36" draw:text-style-name="P3" draw:layer="layout" svg:width="3.045cm" svg:height="3.045cm" svg:x="11.651cm" svg:y="2.873cm" svg:viewBox="0 0 3046 3046" svg:d="m935 126c792-334 1652 16 1985 809s-16 1651-809 1985-1651-17-1985-809 17-1652 809-1985z">
            <text:p/>
          </draw:path>
          <draw:path draw:style-name="gr37" draw:text-style-name="P3" draw:layer="layout" svg:width="1.999cm" svg:height="1.999cm" svg:x="12.174cm" svg:y="3.396cm" svg:viewBox="0 0 2000 2000" svg:d="m1694 901c-16-124-63-236-133-329l177-258c-17-19-34-36-53-53l-260 176c-94-70-206-116-330-131l-57-305c-13-1-25-1-38-1s-26 0-39 1l-60 306c-123 16-235 63-328 133l-259-178c-19 17-36 34-53 53l176 261c-69 93-115 205-130 329l-306 57c-1 13-1 25-1 38s0 26 1 39l307 60c16 123 63 234 132 327l-178 260c17 19 34 36 53 53l262-177c93 69 204 115 328 131l57 306c13 1 25 1 38 1s26 0 39-1l60-306c123-17 235-63 328-133l259 178c19-17 36-34 53-53l-176-261c69-93 115-205 131-329l305-57c1-13 1-25 1-38s0-26-1-39z">
            <text:p/>
          </draw:path>
          <draw:path draw:style-name="gr38" draw:text-style-name="P3" draw:layer="layout" svg:width="0.491cm" svg:height="0.491cm" svg:x="12.928cm" svg:y="4.15cm" svg:viewBox="0 0 492 492" svg:d="m150 20c-128 54-184 193-130 321s192 184 320 130 185-192 131-320-193-185-321-131z">
            <text:p/>
          </draw:path>
        </draw:g>
      </draw:page>
      <draw:page draw:name="page10" draw:style-name="dp1" draw:master-page-name="標準">
        <draw:custom-shape draw:style-name="gr34" draw:text-style-name="P5" draw:layer="layout" svg:width="5.025cm" svg:height="2.325cm" svg:x="4.85cm" svg:y="8.05cm">
          <text:p text:style-name="P5">歯車Ａ</text:p>
          <draw:enhanced-geometry svg:viewBox="0 0 21600 21600" draw:text-areas="800 800 20800 20800" draw:type="round-rectangular-callout" draw:modifiers="18217.7477118981 -12527.25709372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5" draw:layer="layout" svg:width="5.025cm" svg:height="2.325cm" svg:x="17.075cm" svg:y="8cm">
          <text:p text:style-name="P5">歯車Ｃ</text:p>
          <draw:enhanced-geometry svg:viewBox="0 0 21600 21600" draw:text-areas="800 800 20800 20800" draw:type="round-rectangular-callout" draw:modifiers="2071.46836450458 -13112.29578675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7" draw:text-style-name="P4" draw:layer="layout" svg:width="15.437cm" svg:height="7.796cm" svg:x="6.55cm" svg:y="10.804cm">
          <draw:text-box>
            <text:p text:style-name="P4"><text:span text:style-name="T2">歯車Ａが</text:span><text:span text:style-name="T2">1</text:span><text:span text:style-name="T2">回まわると</text:span></text:p>
            <text:p text:style-name="P4"><text:span text:style-name="T2"/></text:p>
            <text:p text:style-name="P4"><text:span text:style-name="T2">歯車Ｂは　　回まわります</text:span></text:p>
            <text:p text:style-name="P4"><text:span text:style-name="T2"/></text:p>
            <text:p text:style-name="P4"><text:span text:style-name="T2">歯車Ｃは　　回まわります</text:span></text:p>
          </draw:text-box>
        </draw:frame>
        <draw:custom-shape draw:style-name="gr2" draw:text-style-name="P1" draw:layer="layout" svg:width="1.725cm" svg:height="2.9cm" svg:x="12.125cm" svg:y="13.0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5" draw:layer="layout" svg:width="5.025cm" svg:height="2.325cm" svg:x="10.95cm" svg:y="8cm">
          <text:p text:style-name="P5">歯車Ｂ</text:p>
          <draw:enhanced-geometry svg:viewBox="0 0 21600 21600" draw:text-areas="800 800 20800 20800" draw:type="round-rectangular-callout" draw:modifiers="8969.2001591723 -11320.03439380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path draw:style-name="gr12" draw:text-style-name="P1" draw:layer="layout" svg:width="4.598cm" svg:height="4.602cm" svg:x="14.076cm" svg:y="2.098cm" svg:viewBox="0 0 4599 4603" svg:d="m1408 182c-18 7-35 14-52 23l47 411c-52 27-103 57-152 88l-325-252c-28 20-56 41-83 62l153 385c-46 41-88 84-129 129l-381-162c-21 26-41 53-61 80l249 333c-34 52-65 107-92 162l-409-56c-13 30-26 60-36 90l326 260c-17 59-32 120-44 180l-408 52c-4 33-8 66-11 99l385 166c-1 60-1 120 4 181l-379 154c5 35 10 69 17 104l413 60c13 57 29 112 49 169l-326 247c5 15 12 32 18 47 8 18 15 35 24 53l411-48c27 52 57 103 88 152l-253 325c21 29 42 56 63 83l384-152c42 45 84 88 129 128l-162 381c26 21 53 42 80 61l333-248c52 33 106 64 162 92l-56 409c29 13 59 26 90 36l259-327c60 18 120 33 180 44l52 409c33 4 66 8 99 11l166-385c60 1 120 0 181-4l154 379c35-5 69-10 103-17l61-413c56-13 112-29 168-49l247 326c16-5 32-12 47-19 18-7 35-14 53-23l-48-412c52-26 103-56 152-87l325 253c28-21 56-42 83-63l-153-385c46-41 88-84 129-129l381 162c21-26 41-53 61-80l-249-333c34-52 65-107 92-162l409 56c13-30 26-60 36-90l-326-260c17-59 32-120 44-180l408-52c4-32 8-66 11-99l-385-166c1-60 0-120-4-181l379-154c-5-35-10-69-17-104l-413-60c-13-56-29-112-49-169l326-248c-6-15-12-31-19-46-7-18-14-35-22-52l-411 47c-28-52-57-102-89-152l253-325c-21-29-42-56-63-83l-384 152c-42-45-84-87-129-128l161-381c-25-21-52-42-79-61l-333 248c-52-33-107-64-162-92l56-409c-29-13-59-26-90-36l-260 327c-59-18-119-33-179-44l-52-409c-33-4-66-8-99-11l-166 385c-60-1-120 0-181 4l-154-379c-35 5-69 10-103 17l-61 413c-56 13-112 29-168 49l-248-326c-16 6-31 12-46 19z">
            <text:p/>
          </draw:path>
          <draw:path draw:style-name="gr11" draw:text-style-name="P1" draw:layer="layout" svg:width="3.4cm" svg:height="3.402cm" svg:x="14.674cm" svg:y="2.699cm" svg:viewBox="0 0 3401 3403" svg:d="m1043 141c885-373 1844 18 2217 903s-19 1846-904 2219-1844-19-2216-904 19-1846 903-2218z">
            <text:p/>
          </draw:path>
          <draw:path draw:style-name="gr13" draw:text-style-name="P1" draw:layer="layout" svg:width="2.999cm" svg:height="2.999cm" svg:x="14.875cm" svg:y="2.902cm" svg:viewBox="0 0 3000 3000" svg:d="m1378 406c-115 12-224 40-324 83l-276-314c-21 12-43 24-63 36l132 394c-91 66-172 146-238 237l-397-128c-15 24-29 50-42 75l312 281c-39 96-65 200-76 309l-405 81c-1 13-1 27-1 40s0 27 1 40l405 81c11 109 37 213 76 309l-312 281c13 25 27 51 42 75l397-128c66 91 147 171 238 237l-132 394c20 12 42 24 63 36l276-314c100 43 209 71 324 83l90 406c10 0 21 0 32 0 17 0 34 0 52-1l79-406c112-13 218-41 315-82l276 314c21-12 43-24 63-36l-132-394c91-66 172-146 238-237l397 128c15-24 29-50 42-75l-312-281c39-96 65-200 76-310l405-80c1-13 1-27 1-40s0-27-1-40l-405-80c-11-110-37-214-76-310l312-281c-13-25-27-51-42-75l-397 128c-66-91-147-171-238-237l132-394c-20-12-42-24-63-36l-276 314c-97-41-203-69-315-82l-80-406c-17-1-34-1-51-1-11 0-22 0-32 0z">
            <text:p/>
          </draw:path>
          <draw:path draw:style-name="gr11" draw:text-style-name="P1" draw:layer="layout" svg:width="1.8cm" svg:height="1.801cm" svg:x="15.474cm" svg:y="3.499cm" svg:viewBox="0 0 1801 1802" svg:d="m552 74c468-197 976 10 1174 479s-10 978-479 1175-976-10-1173-479 9-977 478-1175z">
            <text:p/>
          </draw:path>
          <draw:path draw:style-name="gr1" draw:text-style-name="P1" draw:layer="layout" svg:width="0.491cm" svg:height="0.491cm" svg:x="16.129cm" svg:y="4.154cm" svg:viewBox="0 0 492 492" svg:d="m150 20c-128 54-184 193-130 321s192 184 320 130 185-192 131-320-193-185-321-131z">
            <text:p/>
          </draw:path>
        </draw:g>
        <draw:g>
          <draw:path draw:style-name="gr39" draw:text-style-name="P3" draw:layer="layout" svg:width="4.598cm" svg:height="4.602cm" svg:x="10.452cm" svg:y="2.102cm" svg:viewBox="0 0 4599 4603" svg:d="m1408 182c-18 7-35 14-52 23l47 411c-52 27-103 57-152 88l-325-252c-28 20-56 41-83 62l153 385c-46 41-88 84-129 129l-381-162c-21 26-41 53-61 80l249 333c-34 52-65 107-92 162l-409-56c-13 30-26 60-36 90l326 260c-17 59-32 120-44 180l-408 52c-4 33-8 66-11 99l385 166c-1 60-1 120 4 181l-379 154c5 35 10 69 17 104l413 60c13 57 29 112 49 169l-326 247c5 15 12 32 18 47 8 18 15 35 24 53l411-48c27 52 57 103 88 152l-253 325c21 29 42 56 63 83l384-152c42 45 84 88 129 128l-162 381c26 21 53 42 80 61l333-248c52 33 106 64 162 92l-56 409c29 13 59 26 90 36l259-327c60 18 120 33 180 44l52 409c33 4 66 8 99 11l166-385c60 1 120 0 181-4l154 379c35-5 69-10 103-17l61-413c56-13 112-29 168-49l247 326c16-5 32-12 47-19 18-7 35-14 53-23l-48-412c52-26 103-56 152-87l325 253c28-21 56-42 83-63l-153-385c46-41 88-84 129-129l381 162c21-26 41-53 61-80l-249-333c34-52 65-107 92-162l409 56c13-30 26-60 36-90l-326-260c17-59 32-120 44-180l408-52c4-32 8-66 11-99l-385-166c1-60 0-120-4-181l379-154c-5-35-10-69-17-104l-413-60c-13-56-29-112-49-169l326-248c-6-15-12-31-19-46-7-18-14-35-22-52l-411 47c-28-52-57-102-89-152l253-325c-21-29-42-56-63-83l-384 152c-42-45-84-87-129-128l161-381c-25-21-52-42-79-61l-333 248c-52-33-107-64-162-92l56-409c-29-13-59-26-90-36l-260 327c-59-18-119-33-179-44l-52-409c-33-4-66-8-99-11l-166 385c-60-1-120 0-181 4l-154-379c-35 5-69 10-103 17l-61 413c-56 13-112 29-168 49l-248-326c-16 6-31 12-46 19z">
            <text:p/>
          </draw:path>
          <draw:path draw:style-name="gr40" draw:text-style-name="P3" draw:layer="layout" svg:width="3.4cm" svg:height="3.402cm" svg:x="11.05cm" svg:y="2.703cm" svg:viewBox="0 0 3401 3403" svg:d="m1043 141c885-373 1844 18 2217 903s-19 1846-904 2219-1844-19-2216-904 19-1846 903-2218z">
            <text:p/>
          </draw:path>
          <draw:path draw:style-name="gr41" draw:text-style-name="P3" draw:layer="layout" svg:width="2.999cm" svg:height="2.999cm" svg:x="11.251cm" svg:y="2.906cm" svg:viewBox="0 0 3000 3000" svg:d="m1378 406c-115 12-224 40-324 83l-276-314c-21 12-43 24-63 36l132 394c-91 66-172 146-238 237l-397-128c-15 24-29 50-42 75l312 281c-39 96-65 200-76 309l-405 81c-1 13-1 27-1 40s0 27 1 40l405 81c11 109 37 213 76 309l-312 281c13 25 27 51 42 75l397-128c66 91 147 171 238 237l-132 394c20 12 42 24 63 36l276-314c100 43 209 71 324 83l90 406c10 0 21 0 32 0 17 0 34 0 52-1l79-406c112-13 218-41 315-82l276 314c21-12 43-24 63-36l-132-394c91-66 172-146 238-237l397 128c15-24 29-50 42-75l-312-281c39-96 65-200 76-310l405-80c1-13 1-27 1-40s0-27-1-40l-405-80c-11-110-37-214-76-310l312-281c-13-25-27-51-42-75l-397 128c-66-91-147-171-238-237l132-394c-20-12-42-24-63-36l-276 314c-97-41-203-69-315-82l-80-406c-17-1-34-1-51-1-11 0-22 0-32 0z">
            <text:p/>
          </draw:path>
          <draw:path draw:style-name="gr42" draw:text-style-name="P3" draw:layer="layout" svg:width="1.8cm" svg:height="1.801cm" svg:x="11.85cm" svg:y="3.503cm" svg:viewBox="0 0 1801 1802" svg:d="m552 74c468-197 976 10 1174 479s-10 978-479 1175-976-10-1173-479 9-977 478-1175z">
            <text:p/>
          </draw:path>
          <draw:path draw:style-name="gr43" draw:text-style-name="P3" draw:layer="layout" svg:width="0.491cm" svg:height="0.491cm" svg:x="12.505cm" svg:y="4.158cm" svg:viewBox="0 0 492 492" svg:d="m150 20c-128 54-184 193-130 321s192 184 320 130 185-192 131-320-193-185-321-131z">
            <text:p/>
          </draw:path>
        </draw:g>
        <draw:g>
          <draw:path draw:style-name="gr44" draw:text-style-name="P3" draw:layer="layout" svg:width="4.598cm" svg:height="4.602cm" svg:x="10.453cm" svg:y="2.101cm" svg:viewBox="0 0 4599 4603" svg:d="m1408 182c-18 7-35 14-52 23l47 411c-52 27-103 57-152 88l-325-252c-28 20-56 41-83 62l153 385c-46 41-88 84-129 129l-381-162c-21 26-41 53-61 80l249 333c-34 52-65 107-92 162l-409-56c-13 30-26 60-36 90l326 260c-17 59-32 120-44 180l-408 52c-4 33-8 66-11 99l385 166c-1 60-1 120 4 181l-379 154c5 35 10 69 17 104l413 60c13 57 29 112 49 169l-326 247c5 15 12 32 18 47 8 18 15 35 24 53l411-48c27 52 57 103 88 152l-253 325c21 29 42 56 63 83l384-152c42 45 84 88 129 128l-162 381c26 21 53 42 80 61l333-248c52 33 106 64 162 92l-56 409c29 13 59 26 90 36l259-327c60 18 120 33 180 44l52 409c33 4 66 8 99 11l166-385c60 1 120 0 181-4l154 379c35-5 69-10 103-17l61-413c56-13 112-29 168-49l247 326c16-5 32-12 47-19 18-7 35-14 53-23l-48-412c52-26 103-56 152-87l325 253c28-21 56-42 83-63l-153-385c46-41 88-84 129-129l381 162c21-26 41-53 61-80l-249-333c34-52 65-107 92-162l409 56c13-30 26-60 36-90l-326-260c17-59 32-120 44-180l408-52c4-32 8-66 11-99l-385-166c1-60 0-120-4-181l379-154c-5-35-10-69-17-104l-413-60c-13-56-29-112-49-169l326-248c-6-15-12-31-19-46-7-18-14-35-22-52l-411 47c-28-52-57-102-89-152l253-325c-21-29-42-56-63-83l-384 152c-42-45-84-87-129-128l161-381c-25-21-52-42-79-61l-333 248c-52-33-107-64-162-92l56-409c-29-13-59-26-90-36l-260 327c-59-18-119-33-179-44l-52-409c-33-4-66-8-99-11l-166 385c-60-1-120 0-181 4l-154-379c-35 5-69 10-103 17l-61 413c-56 13-112 29-168 49l-248-326c-16 6-31 12-46 19z">
            <text:p/>
          </draw:path>
          <draw:path draw:style-name="gr45" draw:text-style-name="P3" draw:layer="layout" svg:width="3.4cm" svg:height="3.402cm" svg:x="11.051cm" svg:y="2.702cm" svg:viewBox="0 0 3401 3403" svg:d="m1043 141c885-373 1844 18 2217 903s-19 1846-904 2219-1844-19-2216-904 19-1846 903-2218z">
            <text:p/>
          </draw:path>
          <draw:path draw:style-name="gr46" draw:text-style-name="P3" draw:layer="layout" svg:width="2.999cm" svg:height="2.999cm" svg:x="11.252cm" svg:y="2.905cm" svg:viewBox="0 0 3000 3000" svg:d="m1378 406c-115 12-224 40-324 83l-276-314c-21 12-43 24-63 36l132 394c-91 66-172 146-238 237l-397-128c-15 24-29 50-42 75l312 281c-39 96-65 200-76 309l-405 81c-1 13-1 27-1 40s0 27 1 40l405 81c11 109 37 213 76 309l-312 281c13 25 27 51 42 75l397-128c66 91 147 171 238 237l-132 394c20 12 42 24 63 36l276-314c100 43 209 71 324 83l90 406c10 0 21 0 32 0 17 0 34 0 52-1l79-406c112-13 218-41 315-82l276 314c21-12 43-24 63-36l-132-394c91-66 172-146 238-237l397 128c15-24 29-50 42-75l-312-281c39-96 65-200 76-310l405-80c1-13 1-27 1-40s0-27-1-40l-405-80c-11-110-37-214-76-310l312-281c-13-25-27-51-42-75l-397 128c-66-91-147-171-238-237l132-394c-20-12-42-24-63-36l-276 314c-97-41-203-69-315-82l-80-406c-17-1-34-1-51-1-11 0-22 0-32 0z">
            <text:p/>
          </draw:path>
          <draw:path draw:style-name="gr47" draw:text-style-name="P3" draw:layer="layout" svg:width="1.8cm" svg:height="1.801cm" svg:x="11.851cm" svg:y="3.502cm" svg:viewBox="0 0 1801 1802" svg:d="m552 74c468-197 976 10 1174 479s-10 978-479 1175-976-10-1173-479 9-977 478-1175z">
            <text:p/>
          </draw:path>
          <draw:path draw:style-name="gr48" draw:text-style-name="P3" draw:layer="layout" svg:width="0.491cm" svg:height="0.491cm" svg:x="12.506cm" svg:y="4.157cm" svg:viewBox="0 0 492 492" svg:d="m150 20c-128 54-184 193-130 321s192 184 320 130 185-192 131-320-193-185-321-131z">
            <text:p/>
          </draw:path>
        </draw:g>
        <draw:g>
          <draw:path draw:style-name="gr49" draw:text-style-name="P3" draw:layer="layout" svg:width="4.598cm" svg:height="4.602cm" svg:x="6.75cm" svg:y="2.126cm" svg:viewBox="0 0 4599 4603" svg:d="m1408 182c-18 7-35 14-52 23l47 411c-52 27-103 57-152 88l-325-252c-28 20-56 41-83 62l153 385c-46 41-88 84-129 129l-381-162c-21 26-41 53-61 80l249 333c-34 52-65 107-92 162l-409-56c-13 30-26 60-36 90l326 260c-17 59-32 120-44 180l-408 52c-4 33-8 66-11 99l385 166c-1 60-1 120 4 181l-379 154c5 35 10 69 17 104l413 60c13 57 29 112 49 169l-326 247c5 15 12 32 18 47 8 18 15 35 24 53l411-48c27 52 57 103 88 152l-253 325c21 29 42 56 63 83l384-152c42 45 84 88 129 128l-162 381c26 21 53 42 80 61l333-248c52 33 106 64 162 92l-56 409c29 13 59 26 90 36l259-327c60 18 120 33 180 44l52 409c33 4 66 8 99 11l166-385c60 1 120 0 181-4l154 379c35-5 69-10 103-17l61-413c56-13 112-29 168-49l247 326c16-5 32-12 47-19 18-7 35-14 53-23l-48-412c52-26 103-56 152-87l325 253c28-21 56-42 83-63l-153-385c46-41 88-84 129-129l381 162c21-26 41-53 61-80l-249-333c34-52 65-107 92-162l409 56c13-30 26-60 36-90l-326-260c17-59 32-120 44-180l408-52c4-32 8-66 11-99l-385-166c1-60 0-120-4-181l379-154c-5-35-10-69-17-104l-413-60c-13-56-29-112-49-169l326-248c-6-15-12-31-19-46-7-18-14-35-22-52l-411 47c-28-52-57-102-89-152l253-325c-21-29-42-56-63-83l-384 152c-42-45-84-87-129-128l161-381c-25-21-52-42-79-61l-333 248c-52-33-107-64-162-92l56-409c-29-13-59-26-90-36l-260 327c-59-18-119-33-179-44l-52-409c-33-4-66-8-99-11l-166 385c-60-1-120 0-181 4l-154-379c-35 5-69 10-103 17l-61 413c-56 13-112 29-168 49l-248-326c-16 6-31 12-46 19z">
            <text:p/>
          </draw:path>
          <draw:path draw:style-name="gr50" draw:text-style-name="P3" draw:layer="layout" svg:width="3.4cm" svg:height="3.402cm" svg:x="7.348cm" svg:y="2.727cm" svg:viewBox="0 0 3401 3403" svg:d="m1043 141c885-373 1844 18 2217 903s-19 1846-904 2219-1844-19-2216-904 19-1846 903-2218z">
            <text:p/>
          </draw:path>
          <draw:path draw:style-name="gr51" draw:text-style-name="P3" draw:layer="layout" svg:width="2.999cm" svg:height="2.999cm" svg:x="7.549cm" svg:y="2.93cm" svg:viewBox="0 0 3000 3000" svg:d="m1378 406c-115 12-224 40-324 83l-276-314c-21 12-43 24-63 36l132 394c-91 66-172 146-238 237l-397-128c-15 24-29 50-42 75l312 281c-39 96-65 200-76 309l-405 81c-1 13-1 27-1 40s0 27 1 40l405 81c11 109 37 213 76 309l-312 281c13 25 27 51 42 75l397-128c66 91 147 171 238 237l-132 394c20 12 42 24 63 36l276-314c100 43 209 71 324 83l90 406c10 0 21 0 32 0 17 0 34 0 52-1l79-406c112-13 218-41 315-82l276 314c21-12 43-24 63-36l-132-394c91-66 172-146 238-237l397 128c15-24 29-50 42-75l-312-281c39-96 65-200 76-310l405-80c1-13 1-27 1-40s0-27-1-40l-405-80c-11-110-37-214-76-310l312-281c-13-25-27-51-42-75l-397 128c-66-91-147-171-238-237l132-394c-20-12-42-24-63-36l-276 314c-97-41-203-69-315-82l-80-406c-17-1-34-1-51-1-11 0-22 0-32 0z">
            <text:p/>
          </draw:path>
          <draw:path draw:style-name="gr52" draw:text-style-name="P3" draw:layer="layout" svg:width="1.8cm" svg:height="1.801cm" svg:x="8.148cm" svg:y="3.527cm" svg:viewBox="0 0 1801 1802" svg:d="m552 74c468-197 976 10 1174 479s-10 978-479 1175-976-10-1173-479 9-977 478-1175z">
            <text:p/>
          </draw:path>
          <draw:path draw:style-name="gr53" draw:text-style-name="P3" draw:layer="layout" svg:width="0.491cm" svg:height="0.491cm" svg:x="8.803cm" svg:y="4.182cm" svg:viewBox="0 0 492 492" svg:d="m150 20c-128 54-184 193-130 321s192 184 320 130 185-192 131-320-193-185-321-131z">
            <text:p/>
          </draw:path>
        </draw:g>
        <draw:g>
          <draw:path draw:style-name="gr54" draw:text-style-name="P3" draw:layer="layout" svg:width="4.598cm" svg:height="4.602cm" svg:x="6.751cm" svg:y="2.125cm" svg:viewBox="0 0 4599 4603" svg:d="m1408 182c-18 7-35 14-52 23l47 411c-52 27-103 57-152 88l-325-252c-28 20-56 41-83 62l153 385c-46 41-88 84-129 129l-381-162c-21 26-41 53-61 80l249 333c-34 52-65 107-92 162l-409-56c-13 30-26 60-36 90l326 260c-17 59-32 120-44 180l-408 52c-4 33-8 66-11 99l385 166c-1 60-1 120 4 181l-379 154c5 35 10 69 17 104l413 60c13 57 29 112 49 169l-326 247c5 15 12 32 18 47 8 18 15 35 24 53l411-48c27 52 57 103 88 152l-253 325c21 29 42 56 63 83l384-152c42 45 84 88 129 128l-162 381c26 21 53 42 80 61l333-248c52 33 106 64 162 92l-56 409c29 13 59 26 90 36l259-327c60 18 120 33 180 44l52 409c33 4 66 8 99 11l166-385c60 1 120 0 181-4l154 379c35-5 69-10 103-17l61-413c56-13 112-29 168-49l247 326c16-5 32-12 47-19 18-7 35-14 53-23l-48-412c52-26 103-56 152-87l325 253c28-21 56-42 83-63l-153-385c46-41 88-84 129-129l381 162c21-26 41-53 61-80l-249-333c34-52 65-107 92-162l409 56c13-30 26-60 36-90l-326-260c17-59 32-120 44-180l408-52c4-32 8-66 11-99l-385-166c1-60 0-120-4-181l379-154c-5-35-10-69-17-104l-413-60c-13-56-29-112-49-169l326-248c-6-15-12-31-19-46-7-18-14-35-22-52l-411 47c-28-52-57-102-89-152l253-325c-21-29-42-56-63-83l-384 152c-42-45-84-87-129-128l161-381c-25-21-52-42-79-61l-333 248c-52-33-107-64-162-92l56-409c-29-13-59-26-90-36l-260 327c-59-18-119-33-179-44l-52-409c-33-4-66-8-99-11l-166 385c-60-1-120 0-181 4l-154-379c-35 5-69 10-103 17l-61 413c-56 13-112 29-168 49l-248-326c-16 6-31 12-46 19z">
            <text:p/>
          </draw:path>
          <draw:path draw:style-name="gr55" draw:text-style-name="P3" draw:layer="layout" svg:width="3.4cm" svg:height="3.402cm" svg:x="7.349cm" svg:y="2.726cm" svg:viewBox="0 0 3401 3403" svg:d="m1043 141c885-373 1844 18 2217 903s-19 1846-904 2219-1844-19-2216-904 19-1846 903-2218z">
            <text:p/>
          </draw:path>
          <draw:path draw:style-name="gr56" draw:text-style-name="P3" draw:layer="layout" svg:width="2.999cm" svg:height="2.999cm" svg:x="7.55cm" svg:y="2.929cm" svg:viewBox="0 0 3000 3000" svg:d="m1378 406c-115 12-224 40-324 83l-276-314c-21 12-43 24-63 36l132 394c-91 66-172 146-238 237l-397-128c-15 24-29 50-42 75l312 281c-39 96-65 200-76 309l-405 81c-1 13-1 27-1 40s0 27 1 40l405 81c11 109 37 213 76 309l-312 281c13 25 27 51 42 75l397-128c66 91 147 171 238 237l-132 394c20 12 42 24 63 36l276-314c100 43 209 71 324 83l90 406c10 0 21 0 32 0 17 0 34 0 52-1l79-406c112-13 218-41 315-82l276 314c21-12 43-24 63-36l-132-394c91-66 172-146 238-237l397 128c15-24 29-50 42-75l-312-281c39-96 65-200 76-310l405-80c1-13 1-27 1-40s0-27-1-40l-405-80c-11-110-37-214-76-310l312-281c-13-25-27-51-42-75l-397 128c-66-91-147-171-238-237l132-394c-20-12-42-24-63-36l-276 314c-97-41-203-69-315-82l-80-406c-17-1-34-1-51-1-11 0-22 0-32 0z">
            <text:p/>
          </draw:path>
          <draw:path draw:style-name="gr57" draw:text-style-name="P3" draw:layer="layout" svg:width="1.8cm" svg:height="1.801cm" svg:x="8.149cm" svg:y="3.526cm" svg:viewBox="0 0 1801 1802" svg:d="m552 74c468-197 976 10 1174 479s-10 978-479 1175-976-10-1173-479 9-977 478-1175z">
            <text:p/>
          </draw:path>
          <draw:path draw:style-name="gr58" draw:text-style-name="P3" draw:layer="layout" svg:width="0.491cm" svg:height="0.491cm" svg:x="8.804cm" svg:y="4.181cm" svg:viewBox="0 0 492 492" svg:d="m150 20c-128 54-184 193-130 321s192 184 320 130 185-192 131-320-193-185-321-131z">
            <text:p/>
          </draw:path>
        </draw:g>
        <draw:custom-shape draw:style-name="gr2" draw:text-style-name="P1" draw:layer="layout" svg:width="1.725cm" svg:height="2.9cm" svg:x="12.175cm" svg:y="16.55cm">
          <text:p/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標準">
        <draw:g>
          <draw:path draw:style-name="gr5" draw:text-style-name="P1" draw:layer="layout" svg:width="4.598cm" svg:height="4.598cm" svg:x="10.876cm" svg:y="2.1cm" svg:viewBox="0 0 4599 4599" svg:d="m3191 182c18 7 35 14 52 22l-47 411c52 28 103 57 152 89l325-253c28 21 56 42 83 63l-153 384c46 42 88 84 129 129l381-161c21 25 41 52 61 79l-249 333c34 52 65 107 92 162l409-56c13 29 26 59 36 90l-326 260c17 59 32 119 44 179l408 52c4 33 8 66 11 99l-385 166c1 60 1 120-4 181l379 154c-5 35-10 69-17 103l-413 61c-13 56-29 112-49 168l326 247c-5 16-12 32-18 47-8 18-15 35-24 53l-411-48c-27 52-57 103-88 152l253 325c-21 28-42 56-63 83l-384-153c-42 46-84 88-129 129l162 381c-26 21-53 41-80 61l-333-249c-52 34-106 65-162 92l56 409c-29 13-59 26-90 36l-259-326c-60 17-120 32-180 44l-52 408c-33 4-66 8-99 11l-166-385c-60 1-120 1-181-4l-154 379c-35-5-69-10-103-17l-61-413c-56-13-112-29-168-49l-247 326c-16-5-32-12-47-18-18-8-35-15-53-24l48-411c-52-27-103-57-152-88l-325 253c-28-21-56-42-83-63l153-384c-46-42-88-84-129-129l-381 162c-21-26-41-53-61-80l249-333c-34-52-65-106-92-162l-409 56c-13-29-26-59-36-90l326-259c-17-60-32-120-44-180l-408-52c-4-33-8-66-11-99l385-166c-1-60 0-120 4-181l-379-154c5-35 10-69 17-103l413-61c13-56 29-112 49-168l-326-248c6-15 12-31 19-46 7-18 14-35 22-52l411 47c28-52 57-103 89-152l-253-325c21-28 42-56 63-83l384 153c42-46 84-88 129-129l-161-381c25-21 52-41 79-61l333 249c52-34 107-65 162-92l-56-409c29-13 59-26 90-36l260 326c59-17 119-32 179-44l52-408c33-4 66-8 99-11l166 385c60-1 120 0 181 4l154-379c35 5 69 10 103 17l61 413c56 13 112 29 168 49l248-326c16 6 31 12 46 19z">
            <text:p/>
          </draw:path>
          <draw:path draw:style-name="gr6" draw:text-style-name="P1" draw:layer="layout" svg:width="3.045cm" svg:height="3.045cm" svg:x="11.653cm" svg:y="2.877cm" svg:viewBox="0 0 3046 3046" svg:d="m2111 126c-792-334-1652 16-1985 809s16 1651 809 1985 1651-17 1985-809-17-1652-809-1985z">
            <text:p/>
          </draw:path>
          <draw:path draw:style-name="gr5" draw:text-style-name="P1" draw:layer="layout" svg:width="1.999cm" svg:height="1.999cm" svg:x="12.176cm" svg:y="3.4cm" svg:viewBox="0 0 2000 2000" svg:d="m306 901c16-124 63-236 133-329l-177-258c17-19 34-36 53-53l260 176c94-70 206-116 330-131l57-305c13-1 25-1 38-1s26 0 39 1l60 306c123 16 235 63 328 133l259-178c19 17 36 34 53 53l-176 261c69 93 115 205 130 329l306 57c1 13 1 25 1 38s0 26-1 39l-307 60c-16 123-63 234-132 327l178 260c-17 19-34 36-53 53l-262-177c-93 69-204 115-328 131l-57 306c-13 1-25 1-38 1s-26 0-39-1l-60-306c-123-17-235-63-328-133l-259 178c-19-17-36-34-53-53l176-261c-69-93-115-205-131-329l-305-57c-1-13-1-25-1-38s0-26 1-39z">
            <text:p/>
          </draw:path>
          <draw:path draw:style-name="gr7" draw:text-style-name="P1" draw:layer="layout" svg:width="0.491cm" svg:height="0.491cm" svg:x="12.93cm" svg:y="4.154cm" svg:viewBox="0 0 492 492" svg:d="m341 20c128 54 184 193 130 321s-192 184-320 130-185-192-131-320 193-185 321-131z">
            <text:p/>
          </draw:path>
        </draw:g>
        <draw:g>
          <draw:path draw:style-name="gr59" draw:text-style-name="P3" draw:layer="layout" svg:width="4.598cm" svg:height="4.602cm" svg:x="14.076cm" svg:y="2.101cm" svg:viewBox="0 0 4599 4603" svg:d="m3191 182c18 7 35 14 52 23l-47 411c52 27 103 57 152 88l325-252c28 20 56 41 83 62l-153 385c46 41 88 84 129 129l381-162c21 26 41 53 61 80l-249 333c34 52 65 107 92 162l409-56c13 30 26 60 36 90l-326 260c17 59 32 120 44 180l408 52c4 33 8 66 11 99l-385 166c1 60 1 120-4 181l379 154c-5 35-10 69-17 104l-413 60c-13 57-29 112-49 169l326 247c-5 15-12 32-18 47-8 18-15 35-24 53l-411-48c-27 52-57 103-88 152l253 325c-21 29-42 56-63 83l-384-152c-42 45-84 88-129 128l162 381c-26 21-53 42-80 61l-333-248c-52 33-106 64-162 92l56 409c-29 13-59 26-90 36l-259-327c-60 18-120 33-180 44l-52 409c-33 4-66 8-99 11l-166-385c-60 1-120 0-181-4l-154 379c-35-5-69-10-103-17l-61-413c-56-13-112-29-168-49l-247 326c-16-5-32-12-47-19-18-7-35-14-53-23l48-412c-52-26-103-56-152-87l-325 253c-28-21-56-42-83-63l153-385c-46-41-88-84-129-129l-381 162c-21-26-41-53-61-80l249-333c-34-52-65-107-92-162l-409 56c-13-30-26-60-36-90l326-260c-17-59-32-120-44-180l-408-52c-4-32-8-66-11-99l385-166c-1-60 0-120 4-181l-379-154c5-35 10-69 17-104l413-60c13-56 29-112 49-169l-326-248c6-15 12-31 19-46 7-18 14-35 22-52l411 47c28-52 57-102 89-152l-253-325c21-29 42-56 63-83l384 152c42-45 84-87 129-128l-161-381c25-21 52-42 79-61l333 248c52-33 107-64 162-92l-56-409c29-13 59-26 90-36l260 327c59-18 119-33 179-44l52-409c33-4 66-8 99-11l166 385c60-1 120 0 181 4l154-379c35 5 69 10 103 17l61 413c56 13 112 29 168 49l248-326c16 6 31 12 46 19z">
            <text:p/>
          </draw:path>
          <draw:path draw:style-name="gr60" draw:text-style-name="P3" draw:layer="layout" svg:width="3.4cm" svg:height="3.402cm" svg:x="14.676cm" svg:y="2.702cm" svg:viewBox="0 0 3401 3403" svg:d="m2358 141c-885-373-1844 18-2217 903s19 1846 904 2219 1844-19 2216-904-19-1846-903-2218z">
            <text:p/>
          </draw:path>
          <draw:path draw:style-name="gr61" draw:text-style-name="P3" draw:layer="layout" svg:width="2.999cm" svg:height="2.999cm" svg:x="14.876cm" svg:y="2.905cm" svg:viewBox="0 0 3000 3000" svg:d="m1622 406c115 12 224 40 324 83l276-314c21 12 43 24 63 36l-132 394c91 66 172 146 238 237l397-128c15 24 29 50 42 75l-312 281c39 96 65 200 76 309l405 81c1 13 1 27 1 40s0 27-1 40l-405 81c-11 109-37 213-76 309l312 281c-13 25-27 51-42 75l-397-128c-66 91-147 171-238 237l132 394c-20 12-42 24-63 36l-276-314c-100 43-209 71-324 83l-90 406c-10 0-21 0-32 0-17 0-34 0-52-1l-79-406c-112-13-218-41-315-82l-276 314c-21-12-43-24-63-36l132-394c-91-66-172-146-238-237l-397 128c-15-24-29-50-42-75l312-281c-39-96-65-200-76-310l-405-80c-1-13-1-27-1-40s0-27 1-40l405-80c11-110 37-214 76-310l-312-281c13-25 27-51 42-75l397 128c66-91 147-171 238-237l-132-394c20-12 42-24 63-36l276 314c97-41 203-69 315-82l80-406c17-1 34-1 51-1 11 0 22 0 32 0z">
            <text:p/>
          </draw:path>
          <draw:path draw:style-name="gr62" draw:text-style-name="P3" draw:layer="layout" svg:width="1.8cm" svg:height="1.801cm" svg:x="15.476cm" svg:y="3.502cm" svg:viewBox="0 0 1801 1802" svg:d="m1249 74c-468-197-976 10-1174 479s10 978 479 1175 976-10 1173-479-9-977-478-1175z">
            <text:p/>
          </draw:path>
          <draw:path draw:style-name="gr63" draw:text-style-name="P3" draw:layer="layout" svg:width="0.491cm" svg:height="0.491cm" svg:x="16.13cm" svg:y="4.157cm" svg:viewBox="0 0 492 492" svg:d="m341 20c128 54 184 193 130 321s-192 184-320 130-185-192-131-320 193-185 321-131z">
            <text:p/>
          </draw:path>
        </draw:g>
        <draw:custom-shape draw:style-name="gr34" draw:text-style-name="P5" draw:layer="layout" svg:width="5.025cm" svg:height="2.325cm" svg:x="8.55cm" svg:y="8.075cm">
          <text:p text:style-name="P5">歯車Ａ</text:p>
          <draw:enhanced-geometry svg:viewBox="0 0 21600 21600" draw:text-areas="800 800 20800 20800" draw:type="round-rectangular-callout" draw:modifiers="18217.7477118981 -12527.25709372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5" draw:layer="layout" svg:width="5.025cm" svg:height="2.325cm" svg:x="15.8cm" svg:y="8.1cm">
          <text:p text:style-name="P5">歯車Ｂ</text:p>
          <draw:enhanced-geometry svg:viewBox="0 0 21600 21600" draw:text-areas="800 800 20800 20800" draw:type="round-rectangular-callout" draw:modifiers="4233.18742538798 -12508.68443680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7" draw:text-style-name="P4" draw:layer="layout" svg:width="24.674cm" svg:height="4.811cm" svg:x="3.6cm" svg:y="11.725cm">
          <draw:text-box>
            <text:p text:style-name="P4"><text:span text:style-name="T2">歯車Ｂを</text:span><text:span text:style-name="T2">1</text:span><text:span text:style-name="T2">回まわすには</text:span></text:p>
            <text:p text:style-name="P4"><text:span text:style-name="T2"/></text:p>
            <text:p text:style-name="P4"><text:span text:style-name="T2">歯車Ａを　　回まわさなければいけません</text:span></text:p>
          </draw:text-box>
        </draw:frame>
        <draw:custom-shape draw:style-name="gr2" draw:text-style-name="P1" draw:layer="layout" svg:width="1.725cm" svg:height="2.9cm" svg:x="8.95cm" svg:y="14.15cm">
          <text:p/>
          <draw:enhanced-geometry svg:viewBox="0 0 21600 21600" draw:type="rectangle" draw:enhanced-path="M 0 0 L 21600 0 21600 21600 0 21600 0 0 Z N"/>
        </draw:custom-shape>
        <draw:g>
          <draw:path draw:style-name="gr64" draw:text-style-name="P3" draw:layer="layout" svg:width="4.598cm" svg:height="4.598cm" svg:x="14.1cm" svg:y="2.096cm" svg:viewBox="0 0 4599 4599" svg:d="m3191 182c18 7 35 14 52 22l-47 411c52 28 103 57 152 89l325-253c28 21 56 42 83 63l-153 384c46 42 88 84 129 129l381-161c21 25 41 52 61 79l-249 333c34 52 65 107 92 162l409-56c13 29 26 59 36 90l-326 260c17 59 32 119 44 179l408 52c4 33 8 66 11 99l-385 166c1 60 1 120-4 181l379 154c-5 35-10 69-17 103l-413 61c-13 56-29 112-49 168l326 247c-5 16-12 32-18 47-8 18-15 35-24 53l-411-48c-27 52-57 103-88 152l253 325c-21 28-42 56-63 83l-384-153c-42 46-84 88-129 129l162 381c-26 21-53 41-80 61l-333-249c-52 34-106 65-162 92l56 409c-29 13-59 26-90 36l-259-326c-60 17-120 32-180 44l-52 408c-33 4-66 8-99 11l-166-385c-60 1-120 1-181-4l-154 379c-35-5-69-10-103-17l-61-413c-56-13-112-29-168-49l-247 326c-16-5-32-12-47-18-18-8-35-15-53-24l48-411c-52-27-103-57-152-88l-325 253c-28-21-56-42-83-63l153-384c-46-42-88-84-129-129l-381 162c-21-26-41-53-61-80l249-333c-34-52-65-106-92-162l-409 56c-13-29-26-59-36-90l326-259c-17-60-32-120-44-180l-408-52c-4-33-8-66-11-99l385-166c-1-60 0-120 4-181l-379-154c5-35 10-69 17-103l413-61c13-56 29-112 49-168l-326-248c6-15 12-31 19-46 7-18 14-35 22-52l411 47c28-52 57-103 89-152l-253-325c21-28 42-56 63-83l384 153c42-46 84-88 129-129l-161-381c25-21 52-41 79-61l333 249c52-34 107-65 162-92l-56-409c29-13 59-26 90-36l260 326c59-17 119-32 179-44l52-408c33-4 66-8 99-11l166 385c60-1 120 0 181 4l154-379c35 5 69 10 103 17l61 413c56 13 112 29 168 49l248-326c16 6 31 12 46 19z">
            <text:p/>
          </draw:path>
          <draw:path draw:style-name="gr65" draw:text-style-name="P3" draw:layer="layout" svg:width="3.045cm" svg:height="3.045cm" svg:x="14.877cm" svg:y="2.873cm" svg:viewBox="0 0 3046 3046" svg:d="m2111 126c-792-334-1652 16-1985 809s16 1651 809 1985 1651-17 1985-809-17-1652-809-1985z">
            <text:p/>
          </draw:path>
          <draw:path draw:style-name="gr66" draw:text-style-name="P3" draw:layer="layout" svg:width="1.999cm" svg:height="1.999cm" svg:x="15.4cm" svg:y="3.396cm" svg:viewBox="0 0 2000 2000" svg:d="m306 901c16-124 63-236 133-329l-177-258c17-19 34-36 53-53l260 176c94-70 206-116 330-131l57-305c13-1 25-1 38-1s26 0 39 1l60 306c123 16 235 63 328 133l259-178c19 17 36 34 53 53l-176 261c69 93 115 205 130 329l306 57c1 13 1 25 1 38s0 26-1 39l-307 60c-16 123-63 234-132 327l178 260c-17 19-34 36-53 53l-262-177c-93 69-204 115-328 131l-57 306c-13 1-25 1-38 1s-26 0-39-1l-60-306c-123-17-235-63-328-133l-259 178c-19-17-36-34-53-53l176-261c-69-93-115-205-131-329l-305-57c-1-13-1-25-1-38s0-26 1-39z">
            <text:p/>
          </draw:path>
          <draw:path draw:style-name="gr67" draw:text-style-name="P3" draw:layer="layout" svg:width="0.491cm" svg:height="0.491cm" svg:x="16.154cm" svg:y="4.15cm" svg:viewBox="0 0 492 492" svg:d="m341 20c128 54 184 193 130 321s-192 184-320 130-185-192-131-320 193-185 321-131z">
            <text:p/>
          </draw:path>
        </draw:g>
      </draw:page>
      <draw:page draw:name="page12" draw:style-name="dp1" draw:master-page-name="標準">
        <draw:g>
          <draw:path draw:style-name="gr12" draw:text-style-name="P1" draw:layer="layout" svg:width="4.598cm" svg:height="4.602cm" svg:x="14.112cm" svg:y="1.125cm" svg:viewBox="0 0 4599 4603" svg:d="m1408 182c-18 7-35 14-52 23l47 411c-52 27-103 57-152 88l-325-252c-28 20-56 41-83 62l153 385c-46 41-88 84-129 129l-381-162c-21 26-41 53-61 80l249 333c-34 52-65 107-92 162l-409-56c-13 30-26 60-36 90l326 260c-17 59-32 120-44 180l-408 52c-4 33-8 66-11 99l385 166c-1 60-1 120 4 181l-379 154c5 35 10 69 17 104l413 60c13 57 29 112 49 169l-326 247c5 15 12 32 18 47 8 18 15 35 24 53l411-48c27 52 57 103 88 152l-253 325c21 29 42 56 63 83l384-152c42 45 84 88 129 128l-162 381c26 21 53 42 80 61l333-248c52 33 106 64 162 92l-56 409c29 13 59 26 90 36l259-327c60 18 120 33 180 44l52 409c33 4 66 8 99 11l166-385c60 1 120 0 181-4l154 379c35-5 69-10 103-17l61-413c56-13 112-29 168-49l247 326c16-5 32-12 47-19 18-7 35-14 53-23l-48-412c52-26 103-56 152-87l325 253c28-21 56-42 83-63l-153-385c46-41 88-84 129-129l381 162c21-26 41-53 61-80l-249-333c34-52 65-107 92-162l409 56c13-30 26-60 36-90l-326-260c17-59 32-120 44-180l408-52c4-32 8-66 11-99l-385-166c1-60 0-120-4-181l379-154c-5-35-10-69-17-104l-413-60c-13-56-29-112-49-169l326-248c-6-15-12-31-19-46-7-18-14-35-22-52l-411 47c-28-52-57-102-89-152l253-325c-21-29-42-56-63-83l-384 152c-42-45-84-87-129-128l161-381c-25-21-52-42-79-61l-333 248c-52-33-107-64-162-92l56-409c-29-13-59-26-90-36l-260 327c-59-18-119-33-179-44l-52-409c-33-4-66-8-99-11l-166 385c-60-1-120 0-181 4l-154-379c-35 5-69 10-103 17l-61 413c-56 13-112 29-168 49l-248-326c-16 6-31 12-46 19z">
            <text:p/>
          </draw:path>
          <draw:path draw:style-name="gr11" draw:text-style-name="P1" draw:layer="layout" svg:width="3.4cm" svg:height="3.402cm" svg:x="14.71cm" svg:y="1.726cm" svg:viewBox="0 0 3401 3403" svg:d="m1043 141c885-373 1844 18 2217 903s-19 1846-904 2219-1844-19-2216-904 19-1846 903-2218z">
            <text:p/>
          </draw:path>
          <draw:path draw:style-name="gr13" draw:text-style-name="P1" draw:layer="layout" svg:width="2.999cm" svg:height="2.999cm" svg:x="14.911cm" svg:y="1.929cm" svg:viewBox="0 0 3000 3000" svg:d="m1378 406c-115 12-224 40-324 83l-276-314c-21 12-43 24-63 36l132 394c-91 66-172 146-238 237l-397-128c-15 24-29 50-42 75l312 281c-39 96-65 200-76 309l-405 81c-1 13-1 27-1 40s0 27 1 40l405 81c11 109 37 213 76 309l-312 281c13 25 27 51 42 75l397-128c66 91 147 171 238 237l-132 394c20 12 42 24 63 36l276-314c100 43 209 71 324 83l90 406c10 0 21 0 32 0 17 0 34 0 52-1l79-406c112-13 218-41 315-82l276 314c21-12 43-24 63-36l-132-394c91-66 172-146 238-237l397 128c15-24 29-50 42-75l-312-281c39-96 65-200 76-310l405-80c1-13 1-27 1-40s0-27-1-40l-405-80c-11-110-37-214-76-310l312-281c-13-25-27-51-42-75l-397 128c-66-91-147-171-238-237l132-394c-20-12-42-24-63-36l-276 314c-97-41-203-69-315-82l-80-406c-17-1-34-1-51-1-11 0-22 0-32 0z">
            <text:p/>
          </draw:path>
          <draw:path draw:style-name="gr11" draw:text-style-name="P1" draw:layer="layout" svg:width="1.8cm" svg:height="1.801cm" svg:x="15.51cm" svg:y="2.526cm" svg:viewBox="0 0 1801 1802" svg:d="m552 74c468-197 976 10 1174 479s-10 978-479 1175-976-10-1173-479 9-977 478-1175z">
            <text:p/>
          </draw:path>
          <draw:path draw:style-name="gr1" draw:text-style-name="P1" draw:layer="layout" svg:width="0.491cm" svg:height="0.491cm" svg:x="16.165cm" svg:y="3.181cm" svg:viewBox="0 0 492 492" svg:d="m150 20c-128 54-184 193-130 321s192 184 320 130 185-192 131-320-193-185-321-131z">
            <text:p/>
          </draw:path>
        </draw:g>
        <draw:g>
          <draw:path draw:style-name="gr68" draw:text-style-name="P3" draw:layer="layout" svg:width="4.598cm" svg:height="4.602cm" svg:x="10.488cm" svg:y="1.129cm" svg:viewBox="0 0 4599 4603" svg:d="m1408 182c-18 7-35 14-52 23l47 411c-52 27-103 57-152 88l-325-252c-28 20-56 41-83 62l153 385c-46 41-88 84-129 129l-381-162c-21 26-41 53-61 80l249 333c-34 52-65 107-92 162l-409-56c-13 30-26 60-36 90l326 260c-17 59-32 120-44 180l-408 52c-4 33-8 66-11 99l385 166c-1 60-1 120 4 181l-379 154c5 35 10 69 17 104l413 60c13 57 29 112 49 169l-326 247c5 15 12 32 18 47 8 18 15 35 24 53l411-48c27 52 57 103 88 152l-253 325c21 29 42 56 63 83l384-152c42 45 84 88 129 128l-162 381c26 21 53 42 80 61l333-248c52 33 106 64 162 92l-56 409c29 13 59 26 90 36l259-327c60 18 120 33 180 44l52 409c33 4 66 8 99 11l166-385c60 1 120 0 181-4l154 379c35-5 69-10 103-17l61-413c56-13 112-29 168-49l247 326c16-5 32-12 47-19 18-7 35-14 53-23l-48-412c52-26 103-56 152-87l325 253c28-21 56-42 83-63l-153-385c46-41 88-84 129-129l381 162c21-26 41-53 61-80l-249-333c34-52 65-107 92-162l409 56c13-30 26-60 36-90l-326-260c17-59 32-120 44-180l408-52c4-32 8-66 11-99l-385-166c1-60 0-120-4-181l379-154c-5-35-10-69-17-104l-413-60c-13-56-29-112-49-169l326-248c-6-15-12-31-19-46-7-18-14-35-22-52l-411 47c-28-52-57-102-89-152l253-325c-21-29-42-56-63-83l-384 152c-42-45-84-87-129-128l161-381c-25-21-52-42-79-61l-333 248c-52-33-107-64-162-92l56-409c-29-13-59-26-90-36l-260 327c-59-18-119-33-179-44l-52-409c-33-4-66-8-99-11l-166 385c-60-1-120 0-181 4l-154-379c-35 5-69 10-103 17l-61 413c-56 13-112 29-168 49l-248-326c-16 6-31 12-46 19z">
            <text:p/>
          </draw:path>
          <draw:path draw:style-name="gr69" draw:text-style-name="P3" draw:layer="layout" svg:width="3.4cm" svg:height="3.402cm" svg:x="11.086cm" svg:y="1.73cm" svg:viewBox="0 0 3401 3403" svg:d="m1043 141c885-373 1844 18 2217 903s-19 1846-904 2219-1844-19-2216-904 19-1846 903-2218z">
            <text:p/>
          </draw:path>
          <draw:path draw:style-name="gr70" draw:text-style-name="P3" draw:layer="layout" svg:width="2.999cm" svg:height="2.999cm" svg:x="11.287cm" svg:y="1.933cm" svg:viewBox="0 0 3000 3000" svg:d="m1378 406c-115 12-224 40-324 83l-276-314c-21 12-43 24-63 36l132 394c-91 66-172 146-238 237l-397-128c-15 24-29 50-42 75l312 281c-39 96-65 200-76 309l-405 81c-1 13-1 27-1 40s0 27 1 40l405 81c11 109 37 213 76 309l-312 281c13 25 27 51 42 75l397-128c66 91 147 171 238 237l-132 394c20 12 42 24 63 36l276-314c100 43 209 71 324 83l90 406c10 0 21 0 32 0 17 0 34 0 52-1l79-406c112-13 218-41 315-82l276 314c21-12 43-24 63-36l-132-394c91-66 172-146 238-237l397 128c15-24 29-50 42-75l-312-281c39-96 65-200 76-310l405-80c1-13 1-27 1-40s0-27-1-40l-405-80c-11-110-37-214-76-310l312-281c-13-25-27-51-42-75l-397 128c-66-91-147-171-238-237l132-394c-20-12-42-24-63-36l-276 314c-97-41-203-69-315-82l-80-406c-17-1-34-1-51-1-11 0-22 0-32 0z">
            <text:p/>
          </draw:path>
          <draw:path draw:style-name="gr71" draw:text-style-name="P3" draw:layer="layout" svg:width="1.8cm" svg:height="1.801cm" svg:x="11.886cm" svg:y="2.53cm" svg:viewBox="0 0 1801 1802" svg:d="m552 74c468-197 976 10 1174 479s-10 978-479 1175-976-10-1173-479 9-977 478-1175z">
            <text:p/>
          </draw:path>
          <draw:path draw:style-name="gr72" draw:text-style-name="P3" draw:layer="layout" svg:width="0.491cm" svg:height="0.491cm" svg:x="12.541cm" svg:y="3.185cm" svg:viewBox="0 0 492 492" svg:d="m150 20c-128 54-184 193-130 321s192 184 320 130 185-192 131-320-193-185-321-131z">
            <text:p/>
          </draw:path>
        </draw:g>
        <draw:g>
          <draw:path draw:style-name="gr73" draw:text-style-name="P3" draw:layer="layout" svg:width="4.598cm" svg:height="4.602cm" svg:x="10.489cm" svg:y="1.128cm" svg:viewBox="0 0 4599 4603" svg:d="m1408 182c-18 7-35 14-52 23l47 411c-52 27-103 57-152 88l-325-252c-28 20-56 41-83 62l153 385c-46 41-88 84-129 129l-381-162c-21 26-41 53-61 80l249 333c-34 52-65 107-92 162l-409-56c-13 30-26 60-36 90l326 260c-17 59-32 120-44 180l-408 52c-4 33-8 66-11 99l385 166c-1 60-1 120 4 181l-379 154c5 35 10 69 17 104l413 60c13 57 29 112 49 169l-326 247c5 15 12 32 18 47 8 18 15 35 24 53l411-48c27 52 57 103 88 152l-253 325c21 29 42 56 63 83l384-152c42 45 84 88 129 128l-162 381c26 21 53 42 80 61l333-248c52 33 106 64 162 92l-56 409c29 13 59 26 90 36l259-327c60 18 120 33 180 44l52 409c33 4 66 8 99 11l166-385c60 1 120 0 181-4l154 379c35-5 69-10 103-17l61-413c56-13 112-29 168-49l247 326c16-5 32-12 47-19 18-7 35-14 53-23l-48-412c52-26 103-56 152-87l325 253c28-21 56-42 83-63l-153-385c46-41 88-84 129-129l381 162c21-26 41-53 61-80l-249-333c34-52 65-107 92-162l409 56c13-30 26-60 36-90l-326-260c17-59 32-120 44-180l408-52c4-32 8-66 11-99l-385-166c1-60 0-120-4-181l379-154c-5-35-10-69-17-104l-413-60c-13-56-29-112-49-169l326-248c-6-15-12-31-19-46-7-18-14-35-22-52l-411 47c-28-52-57-102-89-152l253-325c-21-29-42-56-63-83l-384 152c-42-45-84-87-129-128l161-381c-25-21-52-42-79-61l-333 248c-52-33-107-64-162-92l56-409c-29-13-59-26-90-36l-260 327c-59-18-119-33-179-44l-52-409c-33-4-66-8-99-11l-166 385c-60-1-120 0-181 4l-154-379c-35 5-69 10-103 17l-61 413c-56 13-112 29-168 49l-248-326c-16 6-31 12-46 19z">
            <text:p/>
          </draw:path>
          <draw:path draw:style-name="gr74" draw:text-style-name="P3" draw:layer="layout" svg:width="3.4cm" svg:height="3.402cm" svg:x="11.087cm" svg:y="1.729cm" svg:viewBox="0 0 3401 3403" svg:d="m1043 141c885-373 1844 18 2217 903s-19 1846-904 2219-1844-19-2216-904 19-1846 903-2218z">
            <text:p/>
          </draw:path>
          <draw:path draw:style-name="gr75" draw:text-style-name="P3" draw:layer="layout" svg:width="2.999cm" svg:height="2.999cm" svg:x="11.288cm" svg:y="1.932cm" svg:viewBox="0 0 3000 3000" svg:d="m1378 406c-115 12-224 40-324 83l-276-314c-21 12-43 24-63 36l132 394c-91 66-172 146-238 237l-397-128c-15 24-29 50-42 75l312 281c-39 96-65 200-76 309l-405 81c-1 13-1 27-1 40s0 27 1 40l405 81c11 109 37 213 76 309l-312 281c13 25 27 51 42 75l397-128c66 91 147 171 238 237l-132 394c20 12 42 24 63 36l276-314c100 43 209 71 324 83l90 406c10 0 21 0 32 0 17 0 34 0 52-1l79-406c112-13 218-41 315-82l276 314c21-12 43-24 63-36l-132-394c91-66 172-146 238-237l397 128c15-24 29-50 42-75l-312-281c39-96 65-200 76-310l405-80c1-13 1-27 1-40s0-27-1-40l-405-80c-11-110-37-214-76-310l312-281c-13-25-27-51-42-75l-397 128c-66-91-147-171-238-237l132-394c-20-12-42-24-63-36l-276 314c-97-41-203-69-315-82l-80-406c-17-1-34-1-51-1-11 0-22 0-32 0z">
            <text:p/>
          </draw:path>
          <draw:path draw:style-name="gr76" draw:text-style-name="P3" draw:layer="layout" svg:width="1.8cm" svg:height="1.801cm" svg:x="11.887cm" svg:y="2.529cm" svg:viewBox="0 0 1801 1802" svg:d="m552 74c468-197 976 10 1174 479s-10 978-479 1175-976-10-1173-479 9-977 478-1175z">
            <text:p/>
          </draw:path>
          <draw:path draw:style-name="gr77" draw:text-style-name="P3" draw:layer="layout" svg:width="0.491cm" svg:height="0.491cm" svg:x="12.542cm" svg:y="3.184cm" svg:viewBox="0 0 492 492" svg:d="m150 20c-128 54-184 193-130 321s192 184 320 130 185-192 131-320-193-185-321-131z">
            <text:p/>
          </draw:path>
        </draw:g>
        <draw:custom-shape draw:style-name="gr34" draw:text-style-name="P1" draw:layer="layout" svg:width="5.025cm" svg:height="2.325cm" svg:x="8.587cm" svg:y="6.603cm">
          <text:p text:style-name="P1">歯車Ａ</text:p>
          <draw:enhanced-geometry svg:viewBox="0 0 21600 21600" draw:text-areas="800 800 20800 20800" draw:type="round-rectangular-callout" draw:modifiers="18217.7477118981 -12527.25709372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1" draw:layer="layout" svg:width="5.025cm" svg:height="2.325cm" svg:x="15.837cm" svg:y="6.628cm">
          <text:p text:style-name="P1">歯車Ｂ</text:p>
          <draw:enhanced-geometry svg:viewBox="0 0 21600 21600" draw:text-areas="800 800 20800 20800" draw:type="round-rectangular-callout" draw:modifiers="4233.18742538798 -12508.68443680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7" draw:text-style-name="P4" draw:layer="layout" svg:width="15.437cm" svg:height="4.646cm" svg:x="7.5cm" svg:y="9.378cm">
          <draw:text-box>
            <text:p text:style-name="P4"><text:span text:style-name="T2">歯車Ａが</text:span><text:span text:style-name="T2">1</text:span><text:span text:style-name="T2">回まわると</text:span></text:p>
            <text:p text:style-name="P4"><text:span text:style-name="T2"/></text:p>
            <text:p text:style-name="P4"><text:span text:style-name="T2">歯車Ｂは　　回まわります</text:span></text:p>
          </draw:text-box>
        </draw:frame>
        <draw:custom-shape draw:style-name="gr2" draw:text-style-name="P1" draw:layer="layout" svg:width="1.725cm" svg:height="2.9cm" svg:x="13.087cm" svg:y="11.703cm">
          <text:p/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15.437cm" svg:height="4.481cm" svg:x="7.587cm" svg:y="15.053cm">
          <draw:text-box>
            <text:p text:style-name="P4"><text:span text:style-name="T2">歯車Ａが２回まわると</text:span></text:p>
            <text:p text:style-name="P4"><text:span text:style-name="T2"/></text:p>
            <text:p text:style-name="P4"><text:span text:style-name="T2">歯車Ｂは　　回まわります</text:span></text:p>
          </draw:text-box>
        </draw:frame>
        <draw:custom-shape draw:style-name="gr2" draw:text-style-name="P1" draw:layer="layout" svg:width="1.725cm" svg:height="2.9cm" svg:x="13.174cm" svg:y="17.378cm">
          <text:p/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標準">
        <draw:g>
          <draw:path draw:style-name="gr18" draw:text-style-name="P1" draw:layer="layout" svg:width="10.098cm" svg:height="10.086cm" svg:x="11.477cm" svg:y="0.85cm" svg:viewBox="0 0 10099 10087" svg:d="m9285 3658v0c66 203 635-14 685 193v0c52 208-555 275-520 486v0c33 211 630 85 647 297v0c18 214-591 184-591 399v0c0 212 609 183 593 395v0c-17 213-613 89-646 301v0c-33 211 572 276 523 483v0c-48 207-619-6-685 196v0c-66 203 524 362 442 560v0c-82 197-612-104-708 86v0c-97 191 459 439 348 621v0c-110 183-586-198-712-25v0c-126 173 385 506 247 668v0c-139 164-549-286-700-135v0c-151 151 302 558 140 698v0c-163 140-498-369-671-244v0c-173 126 211 599 28 712v0c-182 112-434-443-624-346v0c-190 98 115 626-83 708v0c-197 82-358-505-561-439v0c-205 66 14 635-194 686v0c-209 50-275-555-487-521v0c-210 33-85 629-298 646v0c-213 18-184-591-398-589v0c-214 0-182 607-396 592v0c-214-17-90-613-302-646v0c-212-33-277 573-484 524v0c-208-50 8-619-197-685v0c-202-66-361 521-559 441v0c-198-82 104-611-87-707v0c-190-98-440 459-622 347v0c-182-111 198-586 25-710v0c-173-126-506 385-669 247v0c-162-140 287-549 136-700v0c-152-151-559 300-699 138v0c-140-161 371-496 244-668v0c-126-172-601 210-712 29v0c-114-183 443-434 345-624v0c-97-190-625 115-707-84v0c-83-196 505-358 439-561v0c-68-202-637 16-687-193v0c-51-207 555-273 522-486v0c-35-210-631-85-648-297v0c-17-213 591-185 591-397v0c-2-214-610-184-593-396v0c16-214 613-90 646-301v0c33-212-573-276-523-484v0c49-207 619 8 685-196v0c65-203-523-362-441-560v0c81-196 611 105 707-86v0c97-190-461-439-349-621v0c112-182 588 198 714 25v0c125-173-387-506-247-668v0c138-163 548 288 699 135v0c151-151-302-558-140-698v0c162-140 497 370 671 244v0c173-126-210-599-28-712v0c182-112 432 443 623 346v0c190-98-114-626 83-708v0c198-81 360 505 563 439v0c204-66-15-635 193-685v0c207-51 275 555 486 520v0c212-33 86-629 298-646v0c214-17 186 591 399 589v0c214 0 183-608 397-591v0c213 16 89 613 300 645v0c212 34 276-572 484-522v0c207 49-6 618 196 684v0c205 66 363-522 560-440v0c200 80-104 609 88 705v0c190 98 438-459 621-349v0c184 112-198 588-24 714v0c173 124 506-385 668-247v0c164 137-287 547-135 698v0c151 151 560-302 699-138v0c139 162-370 496-245 669v0c128 172 601-210 714-28v0c111 181-443 432-346 622v0c98 191 626-113 707 84v0c84 196-504 358-438 561z">
            <text:p/>
          </draw:path>
          <draw:custom-shape draw:style-name="gr19" draw:text-style-name="P1" draw:layer="layout" svg:width="7.979cm" svg:height="7.978cm" svg:x="12.538cm" svg:y="1.89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1" draw:layer="layout" svg:width="0.123cm" svg:height="7.743cm" svg:x="16.502cm" svg:y="2.0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7.825cm" svg:height="0.125cm" svg:x="12.653cm" svg:y="5.81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5.462cm" svg:height="5.463cm" svg:x="13.852cm" svg:y="3.15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1" draw:layer="layout" svg:width="1.476cm" svg:height="1.475cm" svg:x="15.838cm" svg:y="5.15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path draw:style-name="gr28" draw:text-style-name="P1" draw:layer="layout" svg:width="1.999cm" svg:height="1.999cm" svg:x="15.576cm" svg:y="4.9cm" svg:viewBox="0 0 2000 2000" svg:d="m306 901c16-124 63-236 133-329l-177-258c17-19 34-36 53-53l260 176c94-70 206-116 330-131l57-305c13-1 25-1 38-1s26 0 39 1l60 306c123 16 235 63 328 133l259-178c19 17 36 34 53 53l-176 261c69 93 115 205 130 329l306 57c1 13 1 25 1 38s0 26-1 39l-307 60c-16 123-63 234-132 327l178 260c-17 19-34 36-53 53l-262-177c-93 69-204 115-328 131l-57 306c-13 1-25 1-38 1s-26 0-39-1l-60-306c-123-17-235-63-328-133l-259 178c-19-17-36-34-53-53l176-261c-69-93-115-205-131-329l-305-57c-1-13-1-25-1-38s0-26 1-39z">
            <text:p/>
          </draw:path>
        </draw:g>
        <draw:g>
          <draw:path draw:style-name="gr18" draw:text-style-name="P1" draw:layer="layout" svg:width="10.098cm" svg:height="10.086cm" svg:x="5.8cm" svg:y="0.875cm" svg:viewBox="0 0 10099 10087" svg:d="m9285 3658v0c66 203 635-14 685 193v0c52 208-555 275-520 486v0c33 211 630 85 647 297v0c18 214-591 184-591 399v0c0 212 609 183 593 395v0c-17 213-613 89-646 301v0c-33 211 572 276 523 483v0c-48 207-619-6-685 196v0c-66 203 524 362 442 560v0c-82 197-612-104-708 86v0c-97 191 459 439 348 621v0c-110 183-586-198-712-25v0c-126 173 385 506 247 668v0c-139 164-549-286-700-135v0c-151 151 302 558 140 698v0c-163 140-498-369-671-244v0c-173 126 211 599 28 712v0c-182 112-434-443-624-346v0c-190 98 115 626-83 708v0c-197 82-358-505-561-439v0c-205 66 14 635-194 686v0c-209 50-275-555-487-521v0c-210 33-85 629-298 646v0c-213 18-184-591-398-589v0c-214 0-182 607-396 592v0c-214-17-90-613-302-646v0c-212-33-277 573-484 524v0c-208-50 8-619-197-685v0c-202-66-361 521-559 441v0c-198-82 104-611-87-707v0c-190-98-440 459-622 347v0c-182-111 198-586 25-710v0c-173-126-506 385-669 247v0c-162-140 287-549 136-700v0c-152-151-559 300-699 138v0c-140-161 371-496 244-668v0c-126-172-601 210-712 29v0c-114-183 443-434 345-624v0c-97-190-625 115-707-84v0c-83-196 505-358 439-561v0c-68-202-637 16-687-193v0c-51-207 555-273 522-486v0c-35-210-631-85-648-297v0c-17-213 591-185 591-397v0c-2-214-610-184-593-396v0c16-214 613-90 646-301v0c33-212-573-276-523-484v0c49-207 619 8 685-196v0c65-203-523-362-441-560v0c81-196 611 105 707-86v0c97-190-461-439-349-621v0c112-182 588 198 714 25v0c125-173-387-506-247-668v0c138-163 548 288 699 135v0c151-151-302-558-140-698v0c162-140 497 370 671 244v0c173-126-210-599-28-712v0c182-112 432 443 623 346v0c190-98-114-626 83-708v0c198-81 360 505 563 439v0c204-66-15-635 193-685v0c207-51 275 555 486 520v0c212-33 86-629 298-646v0c214-17 186 591 399 589v0c214 0 183-608 397-591v0c213 16 89 613 300 645v0c212 34 276-572 484-522v0c207 49-6 618 196 684v0c205 66 363-522 560-440v0c200 80-104 609 88 705v0c190 98 438-459 621-349v0c184 112-198 588-24 714v0c173 124 506-385 668-247v0c164 137-287 547-135 698v0c151 151 560-302 699-138v0c139 162-370 496-245 669v0c128 172 601-210 714-28v0c111 181-443 432-346 622v0c98 191 626-113 707 84v0c84 196-504 358-438 561z">
            <text:p/>
          </draw:path>
          <draw:custom-shape draw:style-name="gr19" draw:text-style-name="P1" draw:layer="layout" svg:width="7.979cm" svg:height="7.978cm" svg:x="6.861cm" svg:y="1.91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1" draw:layer="layout" svg:width="0.123cm" svg:height="7.743cm" svg:x="10.825cm" svg:y="2.0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7.825cm" svg:height="0.125cm" svg:x="6.976cm" svg:y="5.83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5.462cm" svg:height="5.463cm" svg:x="8.175cm" svg:y="3.1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1" draw:layer="layout" svg:width="1.476cm" svg:height="1.475cm" svg:x="10.161cm" svg:y="5.18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path draw:style-name="gr28" draw:text-style-name="P1" draw:layer="layout" svg:width="1.999cm" svg:height="1.999cm" svg:x="9.899cm" svg:y="4.925cm" svg:viewBox="0 0 2000 2000" svg:d="m306 901c16-124 63-236 133-329l-177-258c17-19 34-36 53-53l260 176c94-70 206-116 330-131l57-305c13-1 25-1 38-1s26 0 39 1l60 306c123 16 235 63 328 133l259-178c19 17 36 34 53 53l-176 261c69 93 115 205 130 329l306 57c1 13 1 25 1 38s0 26-1 39l-307 60c-16 123-63 234-132 327l178 260c-17 19-34 36-53 53l-262-177c-93 69-204 115-328 131l-57 306c-13 1-25 1-38 1s-26 0-39-1l-60-306c-123-17-235-63-328-133l-259 178c-19-17-36-34-53-53l176-261c-69-93-115-205-131-329l-305-57c-1-13-1-25-1-38s0-26 1-39z">
            <text:p/>
          </draw:path>
        </draw:g>
        <draw:custom-shape draw:style-name="gr34" draw:text-style-name="P1" draw:layer="layout" svg:width="5.025cm" svg:height="2.325cm" svg:x="1.825cm" svg:y="9.025cm">
          <text:p text:style-name="P1">歯車Ａ</text:p>
          <draw:enhanced-geometry svg:viewBox="0 0 21600 21600" draw:text-areas="800 800 20800 20800" draw:type="round-rectangular-callout" draw:modifiers="18217.7477118981 -12527.25709372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1" draw:layer="layout" svg:width="5.025cm" svg:height="2.325cm" svg:x="21.2cm" svg:y="7.225cm">
          <text:p text:style-name="P1">歯車Ｂ</text:p>
          <draw:enhanced-geometry svg:viewBox="0 0 21600 21600" draw:text-areas="800 800 20800 20800" draw:type="round-rectangular-callout" draw:modifiers="528.611221647433 -6379.707652622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7" draw:text-style-name="P6" draw:layer="layout" svg:width="12.478cm" svg:height="3.777cm" svg:x="8.55cm" svg:y="11.475cm">
          <draw:text-box>
            <text:p text:style-name="P6"><text:span text:style-name="T3">歯車Ａが</text:span><text:span text:style-name="T3">1</text:span><text:span text:style-name="T3">回まわると</text:span></text:p>
            <text:p text:style-name="P6"><text:span text:style-name="T3"/></text:p>
            <text:p text:style-name="P6"><text:span text:style-name="T3">歯車Ｂは　　回まわります</text:span></text:p>
          </draw:text-box>
        </draw:frame>
        <draw:custom-shape draw:style-name="gr2" draw:text-style-name="P1" draw:layer="layout" svg:width="1.525cm" svg:height="2.175cm" svg:x="13cm" svg:y="13.625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12.478cm" svg:height="3.641cm" svg:x="8.825cm" svg:y="16.109cm">
          <draw:text-box>
            <text:p text:style-name="P6"><text:span text:style-name="T3">歯車Ａが２回まわると</text:span></text:p>
            <text:p text:style-name="P6"><text:span text:style-name="T3"/></text:p>
            <text:p text:style-name="P6"><text:span text:style-name="T3">歯車Ｂは　　回まわります</text:span></text:p>
          </draw:text-box>
        </draw:frame>
        <draw:custom-shape draw:style-name="gr2" draw:text-style-name="P1" draw:layer="layout" svg:width="1.501cm" svg:height="2.229cm" svg:x="13.275cm" svg:y="17.9cm">
          <text:p/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標準">
        <draw:g>
          <draw:path draw:style-name="gr5" draw:text-style-name="P1" draw:layer="layout" svg:width="4.598cm" svg:height="4.598cm" svg:x="14.651cm" svg:y="3.75cm" svg:viewBox="0 0 4599 4599" svg:d="m3191 182c18 7 35 14 52 22l-47 411c52 28 103 57 152 89l325-253c28 21 56 42 83 63l-153 384c46 42 88 84 129 129l381-161c21 25 41 52 61 79l-249 333c34 52 65 107 92 162l409-56c13 29 26 59 36 90l-326 260c17 59 32 119 44 179l408 52c4 33 8 66 11 99l-385 166c1 60 1 120-4 181l379 154c-5 35-10 69-17 103l-413 61c-13 56-29 112-49 168l326 247c-5 16-12 32-18 47-8 18-15 35-24 53l-411-48c-27 52-57 103-88 152l253 325c-21 28-42 56-63 83l-384-153c-42 46-84 88-129 129l162 381c-26 21-53 41-80 61l-333-249c-52 34-106 65-162 92l56 409c-29 13-59 26-90 36l-259-326c-60 17-120 32-180 44l-52 408c-33 4-66 8-99 11l-166-385c-60 1-120 1-181-4l-154 379c-35-5-69-10-103-17l-61-413c-56-13-112-29-168-49l-247 326c-16-5-32-12-47-18-18-8-35-15-53-24l48-411c-52-27-103-57-152-88l-325 253c-28-21-56-42-83-63l153-384c-46-42-88-84-129-129l-381 162c-21-26-41-53-61-80l249-333c-34-52-65-106-92-162l-409 56c-13-29-26-59-36-90l326-259c-17-60-32-120-44-180l-408-52c-4-33-8-66-11-99l385-166c-1-60 0-120 4-181l-379-154c5-35 10-69 17-103l413-61c13-56 29-112 49-168l-326-248c6-15 12-31 19-46 7-18 14-35 22-52l411 47c28-52 57-103 89-152l-253-325c21-28 42-56 63-83l384 153c42-46 84-88 129-129l-161-381c25-21 52-41 79-61l333 249c52-34 107-65 162-92l-56-409c29-13 59-26 90-36l260 326c59-17 119-32 179-44l52-408c33-4 66-8 99-11l166 385c60-1 120 0 181 4l154-379c35 5 69 10 103 17l61 413c56 13 112 29 168 49l248-326c16 6 31 12 46 19z">
            <text:p/>
          </draw:path>
          <draw:path draw:style-name="gr6" draw:text-style-name="P1" draw:layer="layout" svg:width="3.045cm" svg:height="3.045cm" svg:x="15.428cm" svg:y="4.527cm" svg:viewBox="0 0 3046 3046" svg:d="m2111 126c-792-334-1652 16-1985 809s16 1651 809 1985 1651-17 1985-809-17-1652-809-1985z">
            <text:p/>
          </draw:path>
          <draw:path draw:style-name="gr5" draw:text-style-name="P1" draw:layer="layout" svg:width="1.999cm" svg:height="1.999cm" svg:x="15.951cm" svg:y="5.05cm" svg:viewBox="0 0 2000 2000" svg:d="m306 901c16-124 63-236 133-329l-177-258c17-19 34-36 53-53l260 176c94-70 206-116 330-131l57-305c13-1 25-1 38-1s26 0 39 1l60 306c123 16 235 63 328 133l259-178c19 17 36 34 53 53l-176 261c69 93 115 205 130 329l306 57c1 13 1 25 1 38s0 26-1 39l-307 60c-16 123-63 234-132 327l178 260c-17 19-34 36-53 53l-262-177c-93 69-204 115-328 131l-57 306c-13 1-25 1-38 1s-26 0-39-1l-60-306c-123-17-235-63-328-133l-259 178c-19-17-36-34-53-53l176-261c-69-93-115-205-131-329l-305-57c-1-13-1-25-1-38s0-26 1-39z">
            <text:p/>
          </draw:path>
          <draw:path draw:style-name="gr7" draw:text-style-name="P1" draw:layer="layout" svg:width="0.491cm" svg:height="0.491cm" svg:x="16.705cm" svg:y="5.804cm" svg:viewBox="0 0 492 492" svg:d="m341 20c128 54 184 193 130 321s-192 184-320 130-185-192-131-320 193-185 321-131z">
            <text:p/>
          </draw:path>
        </draw:g>
        <draw:g>
          <draw:path draw:style-name="gr18" draw:text-style-name="P1" draw:layer="layout" svg:width="10.098cm" svg:height="10.086cm" svg:x="5.8cm" svg:y="0.875cm" svg:viewBox="0 0 10099 10087" svg:d="m9285 3658v0c66 203 635-14 685 193v0c52 208-555 275-520 486v0c33 211 630 85 647 297v0c18 214-591 184-591 399v0c0 212 609 183 593 395v0c-17 213-613 89-646 301v0c-33 211 572 276 523 483v0c-48 207-619-6-685 196v0c-66 203 524 362 442 560v0c-82 197-612-104-708 86v0c-97 191 459 439 348 621v0c-110 183-586-198-712-25v0c-126 173 385 506 247 668v0c-139 164-549-286-700-135v0c-151 151 302 558 140 698v0c-163 140-498-369-671-244v0c-173 126 211 599 28 712v0c-182 112-434-443-624-346v0c-190 98 115 626-83 708v0c-197 82-358-505-561-439v0c-205 66 14 635-194 686v0c-209 50-275-555-487-521v0c-210 33-85 629-298 646v0c-213 18-184-591-398-589v0c-214 0-182 607-396 592v0c-214-17-90-613-302-646v0c-212-33-277 573-484 524v0c-208-50 8-619-197-685v0c-202-66-361 521-559 441v0c-198-82 104-611-87-707v0c-190-98-440 459-622 347v0c-182-111 198-586 25-710v0c-173-126-506 385-669 247v0c-162-140 287-549 136-700v0c-152-151-559 300-699 138v0c-140-161 371-496 244-668v0c-126-172-601 210-712 29v0c-114-183 443-434 345-624v0c-97-190-625 115-707-84v0c-83-196 505-358 439-561v0c-68-202-637 16-687-193v0c-51-207 555-273 522-486v0c-35-210-631-85-648-297v0c-17-213 591-185 591-397v0c-2-214-610-184-593-396v0c16-214 613-90 646-301v0c33-212-573-276-523-484v0c49-207 619 8 685-196v0c65-203-523-362-441-560v0c81-196 611 105 707-86v0c97-190-461-439-349-621v0c112-182 588 198 714 25v0c125-173-387-506-247-668v0c138-163 548 288 699 135v0c151-151-302-558-140-698v0c162-140 497 370 671 244v0c173-126-210-599-28-712v0c182-112 432 443 623 346v0c190-98-114-626 83-708v0c198-81 360 505 563 439v0c204-66-15-635 193-685v0c207-51 275 555 486 520v0c212-33 86-629 298-646v0c214-17 186 591 399 589v0c214 0 183-608 397-591v0c213 16 89 613 300 645v0c212 34 276-572 484-522v0c207 49-6 618 196 684v0c205 66 363-522 560-440v0c200 80-104 609 88 705v0c190 98 438-459 621-349v0c184 112-198 588-24 714v0c173 124 506-385 668-247v0c164 137-287 547-135 698v0c151 151 560-302 699-138v0c139 162-370 496-245 669v0c128 172 601-210 714-28v0c111 181-443 432-346 622v0c98 191 626-113 707 84v0c84 196-504 358-438 561z">
            <text:p/>
          </draw:path>
          <draw:custom-shape draw:style-name="gr19" draw:text-style-name="P1" draw:layer="layout" svg:width="7.979cm" svg:height="7.978cm" svg:x="6.861cm" svg:y="1.91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1" draw:layer="layout" svg:width="0.123cm" svg:height="7.743cm" svg:x="10.825cm" svg:y="2.0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7.825cm" svg:height="0.125cm" svg:x="6.976cm" svg:y="5.83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5.462cm" svg:height="5.463cm" svg:x="8.175cm" svg:y="3.1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1" draw:layer="layout" svg:width="1.476cm" svg:height="1.475cm" svg:x="10.161cm" svg:y="5.18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path draw:style-name="gr28" draw:text-style-name="P1" draw:layer="layout" svg:width="1.999cm" svg:height="1.999cm" svg:x="9.899cm" svg:y="4.925cm" svg:viewBox="0 0 2000 2000" svg:d="m306 901c16-124 63-236 133-329l-177-258c17-19 34-36 53-53l260 176c94-70 206-116 330-131l57-305c13-1 25-1 38-1s26 0 39 1l60 306c123 16 235 63 328 133l259-178c19 17 36 34 53 53l-176 261c69 93 115 205 130 329l306 57c1 13 1 25 1 38s0 26-1 39l-307 60c-16 123-63 234-132 327l178 260c-17 19-34 36-53 53l-262-177c-93 69-204 115-328 131l-57 306c-13 1-25 1-38 1s-26 0-39-1l-60-306c-123-17-235-63-328-133l-259 178c-19-17-36-34-53-53l176-261c-69-93-115-205-131-329l-305-57c-1-13-1-25-1-38s0-26 1-39z">
            <text:p/>
          </draw:path>
        </draw:g>
        <draw:custom-shape draw:style-name="gr34" draw:text-style-name="P1" draw:layer="layout" svg:width="5.025cm" svg:height="2.325cm" svg:x="1.925cm" svg:y="8.85cm">
          <text:p text:style-name="P1">歯車Ａ</text:p>
          <draw:enhanced-geometry svg:viewBox="0 0 21600 21600" draw:text-areas="800 800 20800 20800" draw:type="round-rectangular-callout" draw:modifiers="18217.7477118981 -12527.25709372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1" draw:layer="layout" svg:width="5.025cm" svg:height="2.325cm" svg:x="18.875cm" svg:y="7.175cm">
          <text:p text:style-name="P1">歯車Ｂ</text:p>
          <draw:enhanced-geometry svg:viewBox="0 0 21600 21600" draw:text-areas="800 800 20800 20800" draw:type="round-rectangular-callout" draw:modifiers="4233.18742538798 -12508.68443680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7" draw:text-style-name="P6" draw:layer="layout" svg:width="12.478cm" svg:height="3.777cm" svg:x="8.7cm" svg:y="11.05cm">
          <draw:text-box>
            <text:p text:style-name="P6"><text:span text:style-name="T3">歯車Ａが</text:span><text:span text:style-name="T3">1</text:span><text:span text:style-name="T3">回まわると</text:span></text:p>
            <text:p text:style-name="P6"><text:span text:style-name="T3"/></text:p>
            <text:p text:style-name="P6"><text:span text:style-name="T3">歯車Ｂは　　回まわります</text:span></text:p>
          </draw:text-box>
        </draw:frame>
        <draw:custom-shape draw:style-name="gr2" draw:text-style-name="P1" draw:layer="layout" svg:width="1.5cm" svg:height="2.9cm" svg:x="13.175cm" svg:y="12.6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12.478cm" svg:height="3.777cm" svg:x="8.297cm" svg:y="15.909cm">
          <draw:text-box>
            <text:p text:style-name="P6"><text:span text:style-name="T3">歯車Ａが</text:span><text:span text:style-name="T3">5</text:span><text:span text:style-name="T3">回まわると</text:span></text:p>
            <text:p text:style-name="P6"><text:span text:style-name="T3"/></text:p>
            <text:p text:style-name="P6"><text:span text:style-name="T3">歯車Ｂは　　回まわります</text:span></text:p>
          </draw:text-box>
        </draw:frame>
        <draw:custom-shape draw:style-name="gr2" draw:text-style-name="P1" draw:layer="layout" svg:width="1.725cm" svg:height="2.9cm" svg:x="12.7cm" svg:y="17.3cm">
          <text:p/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標準">
        <draw:g>
          <draw:path draw:style-name="gr5" draw:text-style-name="P1" draw:layer="layout" svg:width="4.598cm" svg:height="4.598cm" svg:x="1.925cm" svg:y="5cm" svg:viewBox="0 0 4599 4599" svg:d="m3191 182c18 7 35 14 52 22l-47 411c52 28 103 57 152 89l325-253c28 21 56 42 83 63l-153 384c46 42 88 84 129 129l381-161c21 25 41 52 61 79l-249 333c34 52 65 107 92 162l409-56c13 29 26 59 36 90l-326 260c17 59 32 119 44 179l408 52c4 33 8 66 11 99l-385 166c1 60 1 120-4 181l379 154c-5 35-10 69-17 103l-413 61c-13 56-29 112-49 168l326 247c-5 16-12 32-18 47-8 18-15 35-24 53l-411-48c-27 52-57 103-88 152l253 325c-21 28-42 56-63 83l-384-153c-42 46-84 88-129 129l162 381c-26 21-53 41-80 61l-333-249c-52 34-106 65-162 92l56 409c-29 13-59 26-90 36l-259-326c-60 17-120 32-180 44l-52 408c-33 4-66 8-99 11l-166-385c-60 1-120 1-181-4l-154 379c-35-5-69-10-103-17l-61-413c-56-13-112-29-168-49l-247 326c-16-5-32-12-47-18-18-8-35-15-53-24l48-411c-52-27-103-57-152-88l-325 253c-28-21-56-42-83-63l153-384c-46-42-88-84-129-129l-381 162c-21-26-41-53-61-80l249-333c-34-52-65-106-92-162l-409 56c-13-29-26-59-36-90l326-259c-17-60-32-120-44-180l-408-52c-4-33-8-66-11-99l385-166c-1-60 0-120 4-181l-379-154c5-35 10-69 17-103l413-61c13-56 29-112 49-168l-326-248c6-15 12-31 19-46 7-18 14-35 22-52l411 47c28-52 57-103 89-152l-253-325c21-28 42-56 63-83l384 153c42-46 84-88 129-129l-161-381c25-21 52-41 79-61l333 249c52-34 107-65 162-92l-56-409c29-13 59-26 90-36l260 326c59-17 119-32 179-44l52-408c33-4 66-8 99-11l166 385c60-1 120 0 181 4l154-379c35 5 69 10 103 17l61 413c56 13 112 29 168 49l248-326c16 6 31 12 46 19z">
            <text:p/>
          </draw:path>
          <draw:path draw:style-name="gr6" draw:text-style-name="P1" draw:layer="layout" svg:width="3.045cm" svg:height="3.045cm" svg:x="2.702cm" svg:y="5.777cm" svg:viewBox="0 0 3046 3046" svg:d="m2111 126c-792-334-1652 16-1985 809s16 1651 809 1985 1651-17 1985-809-17-1652-809-1985z">
            <text:p/>
          </draw:path>
          <draw:path draw:style-name="gr5" draw:text-style-name="P1" draw:layer="layout" svg:width="1.999cm" svg:height="1.999cm" svg:x="3.225cm" svg:y="6.3cm" svg:viewBox="0 0 2000 2000" svg:d="m306 901c16-124 63-236 133-329l-177-258c17-19 34-36 53-53l260 176c94-70 206-116 330-131l57-305c13-1 25-1 38-1s26 0 39 1l60 306c123 16 235 63 328 133l259-178c19 17 36 34 53 53l-176 261c69 93 115 205 130 329l306 57c1 13 1 25 1 38s0 26-1 39l-307 60c-16 123-63 234-132 327l178 260c-17 19-34 36-53 53l-262-177c-93 69-204 115-328 131l-57 306c-13 1-25 1-38 1s-26 0-39-1l-60-306c-123-17-235-63-328-133l-259 178c-19-17-36-34-53-53l176-261c-69-93-115-205-131-329l-305-57c-1-13-1-25-1-38s0-26 1-39z">
            <text:p/>
          </draw:path>
          <draw:path draw:style-name="gr7" draw:text-style-name="P1" draw:layer="layout" svg:width="0.491cm" svg:height="0.491cm" svg:x="3.979cm" svg:y="7.054cm" svg:viewBox="0 0 492 492" svg:d="m341 20c128 54 184 193 130 321s-192 184-320 130-185-192-131-320 193-185 321-131z">
            <text:p/>
          </draw:path>
        </draw:g>
        <draw:g>
          <draw:path draw:style-name="gr78" draw:text-style-name="P3" draw:layer="layout" svg:width="4.598cm" svg:height="4.602cm" svg:x="5.349cm" svg:y="4.925cm" svg:viewBox="0 0 4599 4603" svg:d="m3191 182c18 7 35 14 52 23l-47 411c52 27 103 57 152 88l325-252c28 20 56 41 83 62l-153 385c46 41 88 84 129 129l381-162c21 26 41 53 61 80l-249 333c34 52 65 107 92 162l409-56c13 30 26 60 36 90l-326 260c17 59 32 120 44 180l408 52c4 33 8 66 11 99l-385 166c1 60 1 120-4 181l379 154c-5 35-10 69-17 104l-413 60c-13 57-29 112-49 169l326 247c-5 15-12 32-18 47-8 18-15 35-24 53l-411-48c-27 52-57 103-88 152l253 325c-21 29-42 56-63 83l-384-152c-42 45-84 88-129 128l162 381c-26 21-53 42-80 61l-333-248c-52 33-106 64-162 92l56 409c-29 13-59 26-90 36l-259-327c-60 18-120 33-180 44l-52 409c-33 4-66 8-99 11l-166-385c-60 1-120 0-181-4l-154 379c-35-5-69-10-103-17l-61-413c-56-13-112-29-168-49l-247 326c-16-5-32-12-47-19-18-7-35-14-53-23l48-412c-52-26-103-56-152-87l-325 253c-28-21-56-42-83-63l153-385c-46-41-88-84-129-129l-381 162c-21-26-41-53-61-80l249-333c-34-52-65-107-92-162l-409 56c-13-30-26-60-36-90l326-260c-17-59-32-120-44-180l-408-52c-4-32-8-66-11-99l385-166c-1-60 0-120 4-181l-379-154c5-35 10-69 17-104l413-60c13-56 29-112 49-169l-326-248c6-15 12-31 19-46 7-18 14-35 22-52l411 47c28-52 57-102 89-152l-253-325c21-29 42-56 63-83l384 152c42-45 84-87 129-128l-161-381c25-21 52-42 79-61l333 248c52-33 107-64 162-92l-56-409c29-13 59-26 90-36l260 327c59-18 119-33 179-44l52-409c33-4 66-8 99-11l166 385c60-1 120 0 181 4l154-379c35 5 69 10 103 17l61 413c56 13 112 29 168 49l248-326c16 6 31 12 46 19z">
            <text:p/>
          </draw:path>
          <draw:path draw:style-name="gr79" draw:text-style-name="P3" draw:layer="layout" svg:width="3.4cm" svg:height="3.402cm" svg:x="5.949cm" svg:y="5.526cm" svg:viewBox="0 0 3401 3403" svg:d="m2358 141c-885-373-1844 18-2217 903s19 1846 904 2219 1844-19 2216-904-19-1846-903-2218z">
            <text:p/>
          </draw:path>
          <draw:path draw:style-name="gr80" draw:text-style-name="P3" draw:layer="layout" svg:width="2.999cm" svg:height="2.999cm" svg:x="6.149cm" svg:y="5.729cm" svg:viewBox="0 0 3000 3000" svg:d="m1622 406c115 12 224 40 324 83l276-314c21 12 43 24 63 36l-132 394c91 66 172 146 238 237l397-128c15 24 29 50 42 75l-312 281c39 96 65 200 76 309l405 81c1 13 1 27 1 40s0 27-1 40l-405 81c-11 109-37 213-76 309l312 281c-13 25-27 51-42 75l-397-128c-66 91-147 171-238 237l132 394c-20 12-42 24-63 36l-276-314c-100 43-209 71-324 83l-90 406c-10 0-21 0-32 0-17 0-34 0-52-1l-79-406c-112-13-218-41-315-82l-276 314c-21-12-43-24-63-36l132-394c-91-66-172-146-238-237l-397 128c-15-24-29-50-42-75l312-281c-39-96-65-200-76-310l-405-80c-1-13-1-27-1-40s0-27 1-40l405-80c11-110 37-214 76-310l-312-281c13-25 27-51 42-75l397 128c66-91 147-171 238-237l-132-394c20-12 42-24 63-36l276 314c97-41 203-69 315-82l80-406c17-1 34-1 51-1 11 0 22 0 32 0z">
            <text:p/>
          </draw:path>
          <draw:path draw:style-name="gr81" draw:text-style-name="P3" draw:layer="layout" svg:width="1.8cm" svg:height="1.801cm" svg:x="6.749cm" svg:y="6.326cm" svg:viewBox="0 0 1801 1802" svg:d="m1249 74c-468-197-976 10-1174 479s10 978 479 1175 976-10 1173-479-9-977-478-1175z">
            <text:p/>
          </draw:path>
          <draw:path draw:style-name="gr82" draw:text-style-name="P3" draw:layer="layout" svg:width="0.491cm" svg:height="0.491cm" svg:x="7.403cm" svg:y="6.981cm" svg:viewBox="0 0 492 492" svg:d="m341 20c128 54 184 193 130 321s-192 184-320 130-185-192-131-320 193-185 321-131z">
            <text:p/>
          </draw:path>
        </draw:g>
        <draw:g>
          <draw:path draw:style-name="gr83" draw:text-style-name="P3" draw:layer="layout" svg:width="4.598cm" svg:height="4.602cm" svg:x="8.749cm" svg:y="4.875cm" svg:viewBox="0 0 4599 4603" svg:d="m3191 182c18 7 35 14 52 23l-47 411c52 27 103 57 152 88l325-252c28 20 56 41 83 62l-153 385c46 41 88 84 129 129l381-162c21 26 41 53 61 80l-249 333c34 52 65 107 92 162l409-56c13 30 26 60 36 90l-326 260c17 59 32 120 44 180l408 52c4 33 8 66 11 99l-385 166c1 60 1 120-4 181l379 154c-5 35-10 69-17 104l-413 60c-13 57-29 112-49 169l326 247c-5 15-12 32-18 47-8 18-15 35-24 53l-411-48c-27 52-57 103-88 152l253 325c-21 29-42 56-63 83l-384-152c-42 45-84 88-129 128l162 381c-26 21-53 42-80 61l-333-248c-52 33-106 64-162 92l56 409c-29 13-59 26-90 36l-259-327c-60 18-120 33-180 44l-52 409c-33 4-66 8-99 11l-166-385c-60 1-120 0-181-4l-154 379c-35-5-69-10-103-17l-61-413c-56-13-112-29-168-49l-247 326c-16-5-32-12-47-19-18-7-35-14-53-23l48-412c-52-26-103-56-152-87l-325 253c-28-21-56-42-83-63l153-385c-46-41-88-84-129-129l-381 162c-21-26-41-53-61-80l249-333c-34-52-65-107-92-162l-409 56c-13-30-26-60-36-90l326-260c-17-59-32-120-44-180l-408-52c-4-32-8-66-11-99l385-166c-1-60 0-120 4-181l-379-154c5-35 10-69 17-104l413-60c13-56 29-112 49-169l-326-248c6-15 12-31 19-46 7-18 14-35 22-52l411 47c28-52 57-102 89-152l-253-325c21-29 42-56 63-83l384 152c42-45 84-87 129-128l-161-381c25-21 52-42 79-61l333 248c52-33 107-64 162-92l-56-409c29-13 59-26 90-36l260 327c59-18 119-33 179-44l52-409c33-4 66-8 99-11l166 385c60-1 120 0 181 4l154-379c35 5 69 10 103 17l61 413c56 13 112 29 168 49l248-326c16 6 31 12 46 19z">
            <text:p/>
          </draw:path>
          <draw:path draw:style-name="gr84" draw:text-style-name="P3" draw:layer="layout" svg:width="3.4cm" svg:height="3.402cm" svg:x="9.349cm" svg:y="5.476cm" svg:viewBox="0 0 3401 3403" svg:d="m2358 141c-885-373-1844 18-2217 903s19 1846 904 2219 1844-19 2216-904-19-1846-903-2218z">
            <text:p/>
          </draw:path>
          <draw:path draw:style-name="gr85" draw:text-style-name="P3" draw:layer="layout" svg:width="2.999cm" svg:height="2.999cm" svg:x="9.549cm" svg:y="5.679cm" svg:viewBox="0 0 3000 3000" svg:d="m1622 406c115 12 224 40 324 83l276-314c21 12 43 24 63 36l-132 394c91 66 172 146 238 237l397-128c15 24 29 50 42 75l-312 281c39 96 65 200 76 309l405 81c1 13 1 27 1 40s0 27-1 40l-405 81c-11 109-37 213-76 309l312 281c-13 25-27 51-42 75l-397-128c-66 91-147 171-238 237l132 394c-20 12-42 24-63 36l-276-314c-100 43-209 71-324 83l-90 406c-10 0-21 0-32 0-17 0-34 0-52-1l-79-406c-112-13-218-41-315-82l-276 314c-21-12-43-24-63-36l132-394c-91-66-172-146-238-237l-397 128c-15-24-29-50-42-75l312-281c-39-96-65-200-76-310l-405-80c-1-13-1-27-1-40s0-27 1-40l405-80c11-110 37-214 76-310l-312-281c13-25 27-51 42-75l397 128c66-91 147-171 238-237l-132-394c20-12 42-24 63-36l276 314c97-41 203-69 315-82l80-406c17-1 34-1 51-1 11 0 22 0 32 0z">
            <text:p/>
          </draw:path>
          <draw:path draw:style-name="gr86" draw:text-style-name="P3" draw:layer="layout" svg:width="1.8cm" svg:height="1.801cm" svg:x="10.149cm" svg:y="6.276cm" svg:viewBox="0 0 1801 1802" svg:d="m1249 74c-468-197-976 10-1174 479s10 978 479 1175 976-10 1173-479-9-977-478-1175z">
            <text:p/>
          </draw:path>
          <draw:path draw:style-name="gr87" draw:text-style-name="P3" draw:layer="layout" svg:width="0.491cm" svg:height="0.491cm" svg:x="10.803cm" svg:y="6.931cm" svg:viewBox="0 0 492 492" svg:d="m341 20c128 54 184 193 130 321s-192 184-320 130-185-192-131-320 193-185 321-131z">
            <text:p/>
          </draw:path>
        </draw:g>
        <draw:g>
          <draw:path draw:style-name="gr88" draw:text-style-name="P3" draw:layer="layout" svg:width="4.598cm" svg:height="4.602cm" svg:x="12.301cm" svg:y="4.922cm" svg:viewBox="0 0 4599 4603" svg:d="m3191 182c18 7 35 14 52 23l-47 411c52 27 103 57 152 88l325-252c28 20 56 41 83 62l-153 385c46 41 88 84 129 129l381-162c21 26 41 53 61 80l-249 333c34 52 65 107 92 162l409-56c13 30 26 60 36 90l-326 260c17 59 32 120 44 180l408 52c4 33 8 66 11 99l-385 166c1 60 1 120-4 181l379 154c-5 35-10 69-17 104l-413 60c-13 57-29 112-49 169l326 247c-5 15-12 32-18 47-8 18-15 35-24 53l-411-48c-27 52-57 103-88 152l253 325c-21 29-42 56-63 83l-384-152c-42 45-84 88-129 128l162 381c-26 21-53 42-80 61l-333-248c-52 33-106 64-162 92l56 409c-29 13-59 26-90 36l-259-327c-60 18-120 33-180 44l-52 409c-33 4-66 8-99 11l-166-385c-60 1-120 0-181-4l-154 379c-35-5-69-10-103-17l-61-413c-56-13-112-29-168-49l-247 326c-16-5-32-12-47-19-18-7-35-14-53-23l48-412c-52-26-103-56-152-87l-325 253c-28-21-56-42-83-63l153-385c-46-41-88-84-129-129l-381 162c-21-26-41-53-61-80l249-333c-34-52-65-107-92-162l-409 56c-13-30-26-60-36-90l326-260c-17-59-32-120-44-180l-408-52c-4-32-8-66-11-99l385-166c-1-60 0-120 4-181l-379-154c5-35 10-69 17-104l413-60c13-56 29-112 49-169l-326-248c6-15 12-31 19-46 7-18 14-35 22-52l411 47c28-52 57-102 89-152l-253-325c21-29 42-56 63-83l384 152c42-45 84-87 129-128l-161-381c25-21 52-42 79-61l333 248c52-33 107-64 162-92l-56-409c29-13 59-26 90-36l260 327c59-18 119-33 179-44l52-409c33-4 66-8 99-11l166 385c60-1 120 0 181 4l154-379c35 5 69 10 103 17l61 413c56 13 112 29 168 49l248-326c16 6 31 12 46 19z">
            <text:p/>
          </draw:path>
          <draw:path draw:style-name="gr89" draw:text-style-name="P3" draw:layer="layout" svg:width="3.4cm" svg:height="3.402cm" svg:x="12.901cm" svg:y="5.523cm" svg:viewBox="0 0 3401 3403" svg:d="m2358 141c-885-373-1844 18-2217 903s19 1846 904 2219 1844-19 2216-904-19-1846-903-2218z">
            <text:p/>
          </draw:path>
          <draw:path draw:style-name="gr90" draw:text-style-name="P3" draw:layer="layout" svg:width="2.999cm" svg:height="2.999cm" svg:x="13.101cm" svg:y="5.726cm" svg:viewBox="0 0 3000 3000" svg:d="m1622 406c115 12 224 40 324 83l276-314c21 12 43 24 63 36l-132 394c91 66 172 146 238 237l397-128c15 24 29 50 42 75l-312 281c39 96 65 200 76 309l405 81c1 13 1 27 1 40s0 27-1 40l-405 81c-11 109-37 213-76 309l312 281c-13 25-27 51-42 75l-397-128c-66 91-147 171-238 237l132 394c-20 12-42 24-63 36l-276-314c-100 43-209 71-324 83l-90 406c-10 0-21 0-32 0-17 0-34 0-52-1l-79-406c-112-13-218-41-315-82l-276 314c-21-12-43-24-63-36l132-394c-91-66-172-146-238-237l-397 128c-15-24-29-50-42-75l312-281c-39-96-65-200-76-310l-405-80c-1-13-1-27-1-40s0-27 1-40l405-80c11-110 37-214 76-310l-312-281c13-25 27-51 42-75l397 128c66-91 147-171 238-237l-132-394c20-12 42-24 63-36l276 314c97-41 203-69 315-82l80-406c17-1 34-1 51-1 11 0 22 0 32 0z">
            <text:p/>
          </draw:path>
          <draw:path draw:style-name="gr91" draw:text-style-name="P3" draw:layer="layout" svg:width="1.8cm" svg:height="1.801cm" svg:x="13.701cm" svg:y="6.323cm" svg:viewBox="0 0 1801 1802" svg:d="m1249 74c-468-197-976 10-1174 479s10 978 479 1175 976-10 1173-479-9-977-478-1175z">
            <text:p/>
          </draw:path>
          <draw:path draw:style-name="gr92" draw:text-style-name="P3" draw:layer="layout" svg:width="0.491cm" svg:height="0.491cm" svg:x="14.355cm" svg:y="6.978cm" svg:viewBox="0 0 492 492" svg:d="m341 20c128 54 184 193 130 321s-192 184-320 130-185-192-131-320 193-185 321-131z">
            <text:p/>
          </draw:path>
        </draw:g>
        <draw:g>
          <draw:path draw:style-name="gr18" draw:text-style-name="P1" draw:layer="layout" svg:width="10.098cm" svg:height="10.086cm" svg:x="15.875cm" svg:y="2.075cm" svg:viewBox="0 0 10099 10087" svg:d="m9285 3658v0c66 203 635-14 685 193v0c52 208-555 275-520 486v0c33 211 630 85 647 297v0c18 214-591 184-591 399v0c0 212 609 183 593 395v0c-17 213-613 89-646 301v0c-33 211 572 276 523 483v0c-48 207-619-6-685 196v0c-66 203 524 362 442 560v0c-82 197-612-104-708 86v0c-97 191 459 439 348 621v0c-110 183-586-198-712-25v0c-126 173 385 506 247 668v0c-139 164-549-286-700-135v0c-151 151 302 558 140 698v0c-163 140-498-369-671-244v0c-173 126 211 599 28 712v0c-182 112-434-443-624-346v0c-190 98 115 626-83 708v0c-197 82-358-505-561-439v0c-205 66 14 635-194 686v0c-209 50-275-555-487-521v0c-210 33-85 629-298 646v0c-213 18-184-591-398-589v0c-214 0-182 607-396 592v0c-214-17-90-613-302-646v0c-212-33-277 573-484 524v0c-208-50 8-619-197-685v0c-202-66-361 521-559 441v0c-198-82 104-611-87-707v0c-190-98-440 459-622 347v0c-182-111 198-586 25-710v0c-173-126-506 385-669 247v0c-162-140 287-549 136-700v0c-152-151-559 300-699 138v0c-140-161 371-496 244-668v0c-126-172-601 210-712 29v0c-114-183 443-434 345-624v0c-97-190-625 115-707-84v0c-83-196 505-358 439-561v0c-68-202-637 16-687-193v0c-51-207 555-273 522-486v0c-35-210-631-85-648-297v0c-17-213 591-185 591-397v0c-2-214-610-184-593-396v0c16-214 613-90 646-301v0c33-212-573-276-523-484v0c49-207 619 8 685-196v0c65-203-523-362-441-560v0c81-196 611 105 707-86v0c97-190-461-439-349-621v0c112-182 588 198 714 25v0c125-173-387-506-247-668v0c138-163 548 288 699 135v0c151-151-302-558-140-698v0c162-140 497 370 671 244v0c173-126-210-599-28-712v0c182-112 432 443 623 346v0c190-98-114-626 83-708v0c198-81 360 505 563 439v0c204-66-15-635 193-685v0c207-51 275 555 486 520v0c212-33 86-629 298-646v0c214-17 186 591 399 589v0c214 0 183-608 397-591v0c213 16 89 613 300 645v0c212 34 276-572 484-522v0c207 49-6 618 196 684v0c205 66 363-522 560-440v0c200 80-104 609 88 705v0c190 98 438-459 621-349v0c184 112-198 588-24 714v0c173 124 506-385 668-247v0c164 137-287 547-135 698v0c151 151 560-302 699-138v0c139 162-370 496-245 669v0c128 172 601-210 714-28v0c111 181-443 432-346 622v0c98 191 626-113 707 84v0c84 196-504 358-438 561z">
            <text:p/>
          </draw:path>
          <draw:custom-shape draw:style-name="gr19" draw:text-style-name="P1" draw:layer="layout" svg:width="7.979cm" svg:height="7.978cm" svg:x="16.936cm" svg:y="3.11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1" draw:layer="layout" svg:width="0.123cm" svg:height="7.743cm" svg:x="20.9cm" svg:y="3.2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7.825cm" svg:height="0.125cm" svg:x="17.051cm" svg:y="7.03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5.462cm" svg:height="5.463cm" svg:x="18.25cm" svg:y="4.3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1" draw:layer="layout" svg:width="1.476cm" svg:height="1.475cm" svg:x="20.236cm" svg:y="6.38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path draw:style-name="gr28" draw:text-style-name="P1" draw:layer="layout" svg:width="1.999cm" svg:height="1.999cm" svg:x="19.974cm" svg:y="6.125cm" svg:viewBox="0 0 2000 2000" svg:d="m306 901c16-124 63-236 133-329l-177-258c17-19 34-36 53-53l260 176c94-70 206-116 330-131l57-305c13-1 25-1 38-1s26 0 39 1l60 306c123 16 235 63 328 133l259-178c19 17 36 34 53 53l-176 261c69 93 115 205 130 329l306 57c1 13 1 25 1 38s0 26-1 39l-307 60c-16 123-63 234-132 327l178 260c-17 19-34 36-53 53l-262-177c-93 69-204 115-328 131l-57 306c-13 1-25 1-38 1s-26 0-39-1l-60-306c-123-17-235-63-328-133l-259 178c-19-17-36-34-53-53l176-261c-69-93-115-205-131-329l-305-57c-1-13-1-25-1-38s0-26 1-39z">
            <text:p/>
          </draw:path>
        </draw:g>
        <draw:custom-shape draw:style-name="gr93" draw:text-style-name="P1" draw:layer="layout" svg:width="2.1cm" svg:height="2.25cm" svg:x="3.023cm" svg:y="12.701cm">
          <text:p/>
          <draw:enhanced-geometry svg:viewBox="0 0 21600 21600" draw:mirror-horizontal="true" draw:type="line-callout-1" draw:modifiers="12491.1946692051 -34525.4553531764 -2570.2046644455 5316.0373167481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3" draw:text-style-name="P1" draw:layer="layout" svg:width="2.1cm" svg:height="2.175cm" svg:x="6.148cm" svg:y="12.776cm">
          <text:p/>
          <draw:enhanced-geometry svg:viewBox="0 0 21600 21600" draw:mirror-horizontal="true" draw:type="line-callout-1" draw:modifiers="12491.1946692051 -35705.5147058823 -2570.2046644455 5509.1911764705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3" draw:text-style-name="P1" draw:layer="layout" svg:width="2.1cm" svg:height="2.175cm" svg:x="9.775cm" svg:y="12.775cm">
          <text:p/>
          <draw:enhanced-geometry svg:viewBox="0 0 21600 21600" draw:mirror-horizontal="true" draw:type="line-callout-1" draw:modifiers="12491.1946692051 -35705.5147058823 -2570.2046644455 5509.1911764705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3" draw:text-style-name="P1" draw:layer="layout" svg:width="2.1cm" svg:height="2.375cm" svg:x="13.325cm" svg:y="12.55cm">
          <text:p/>
          <draw:enhanced-geometry svg:viewBox="0 0 21600 21600" draw:mirror-horizontal="true" draw:type="line-callout-1" draw:modifiers="12491.1946692051 -32700 -2570.2046644455 5045.4545454545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7" draw:text-style-name="P7" draw:layer="layout" svg:width="4.651cm" svg:height="2.745cm" svg:x="2.449cm" svg:y="13.13cm">
          <draw:text-box>
            <text:p><text:span text:style-name="T4">　</text:span><text:span text:style-name="T2">60</text:span></text:p>
            <text:p><text:span text:style-name="T4">回まわると</text:span></text:p>
          </draw:text-box>
        </draw:frame>
        <draw:frame draw:style-name="gr17" draw:text-style-name="P7" draw:layer="layout" svg:width="3.948cm" svg:height="1.17cm" svg:x="17.452cm" svg:y="17.125cm">
          <draw:text-box>
            <text:p><text:span text:style-name="T4">回まわる</text:span></text:p>
          </draw:text-box>
        </draw:frame>
        <draw:custom-shape draw:style-name="gr93" draw:text-style-name="P1" draw:layer="layout" svg:width="2.1cm" svg:height="2.375cm" svg:x="18.175cm" svg:y="14.575cm">
          <text:p/>
          <draw:enhanced-geometry svg:viewBox="0 0 21600 21600" draw:mirror-horizontal="true" draw:type="line-callout-1" draw:modifiers="12491.1946692051 -32700 -2570.2046644455 5045.4545454545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16" draw:style-name="dp1" draw:master-page-name="標準">
        <draw:g>
          <draw:path draw:style-name="gr5" draw:text-style-name="P1" draw:layer="layout" svg:width="4.598cm" svg:height="4.598cm" svg:x="21.374cm" svg:y="5cm" svg:viewBox="0 0 4599 4599" svg:d="m1408 182c-18 7-35 14-52 22l47 411c-52 28-103 57-152 89l-325-253c-28 21-56 42-83 63l153 384c-46 42-88 84-129 129l-381-161c-21 25-41 52-61 79l249 333c-34 52-65 107-92 162l-409-56c-13 29-26 59-36 90l326 260c-17 59-32 119-44 179l-408 52c-4 33-8 66-11 99l385 166c-1 60-1 120 4 181l-379 154c5 35 10 69 17 103l413 61c13 56 29 112 49 168l-326 247c5 16 12 32 18 47 8 18 15 35 24 53l411-48c27 52 57 103 88 152l-253 325c21 28 42 56 63 83l384-153c42 46 84 88 129 129l-162 381c26 21 53 41 80 61l333-249c52 34 106 65 162 92l-56 409c29 13 59 26 90 36l259-326c60 17 120 32 180 44l52 408c33 4 66 8 99 11l166-385c60 1 120 1 181-4l154 379c35-5 69-10 103-17l61-413c56-13 112-29 168-49l247 326c16-5 32-12 47-18 18-8 35-15 53-24l-48-411c52-27 103-57 152-88l325 253c28-21 56-42 83-63l-153-384c46-42 88-84 129-129l381 162c21-26 41-53 61-80l-249-333c34-52 65-106 92-162l409 56c13-29 26-59 36-90l-326-259c17-60 32-120 44-180l408-52c4-33 8-66 11-99l-385-166c1-60 0-120-4-181l379-154c-5-35-10-69-17-103l-413-61c-13-56-29-112-49-168l326-248c-6-15-12-31-19-46-7-18-14-35-22-52l-411 47c-28-52-57-103-89-152l253-325c-21-28-42-56-63-83l-384 153c-42-46-84-88-129-129l161-381c-25-21-52-41-79-61l-333 249c-52-34-107-65-162-92l56-409c-29-13-59-26-90-36l-260 326c-59-17-119-32-179-44l-52-408c-33-4-66-8-99-11l-166 385c-60-1-120 0-181 4l-154-379c-35 5-69 10-103 17l-61 413c-56 13-112 29-168 49l-248-326c-16 6-31 12-46 19z">
            <text:p/>
          </draw:path>
          <draw:path draw:style-name="gr6" draw:text-style-name="P1" draw:layer="layout" svg:width="3.045cm" svg:height="3.045cm" svg:x="22.15cm" svg:y="5.777cm" svg:viewBox="0 0 3046 3046" svg:d="m935 126c792-334 1652 16 1985 809s-16 1651-809 1985-1651-17-1985-809 17-1652 809-1985z">
            <text:p/>
          </draw:path>
          <draw:path draw:style-name="gr5" draw:text-style-name="P1" draw:layer="layout" svg:width="1.999cm" svg:height="1.999cm" svg:x="22.673cm" svg:y="6.3cm" svg:viewBox="0 0 2000 2000" svg:d="m1694 901c-16-124-63-236-133-329l177-258c-17-19-34-36-53-53l-260 176c-94-70-206-116-330-131l-57-305c-13-1-25-1-38-1s-26 0-39 1l-60 306c-123 16-235 63-328 133l-259-178c-19 17-36 34-53 53l176 261c-69 93-115 205-130 329l-306 57c-1 13-1 25-1 38s0 26 1 39l307 60c16 123 63 234 132 327l-178 260c17 19 34 36 53 53l262-177c93 69 204 115 328 131l57 306c13 1 25 1 38 1s26 0 39-1l60-306c123-17 235-63 328-133l259 178c19-17 36-34 53-53l-176-261c69-93 115-205 131-329l305-57c1-13 1-25 1-38s0-26-1-39z">
            <text:p/>
          </draw:path>
          <draw:path draw:style-name="gr7" draw:text-style-name="P1" draw:layer="layout" svg:width="0.491cm" svg:height="0.491cm" svg:x="23.427cm" svg:y="7.054cm" svg:viewBox="0 0 492 492" svg:d="m150 20c-128 54-184 193-130 321s192 184 320 130 185-192 131-320-193-185-321-131z">
            <text:p/>
          </draw:path>
        </draw:g>
        <draw:g>
          <draw:path draw:style-name="gr94" draw:text-style-name="P3" draw:layer="layout" svg:width="4.598cm" svg:height="4.602cm" svg:x="17.95cm" svg:y="4.925cm" svg:viewBox="0 0 4599 4603" svg:d="m1408 182c-18 7-35 14-52 23l47 411c-52 27-103 57-152 88l-325-252c-28 20-56 41-83 62l153 385c-46 41-88 84-129 129l-381-162c-21 26-41 53-61 80l249 333c-34 52-65 107-92 162l-409-56c-13 30-26 60-36 90l326 260c-17 59-32 120-44 180l-408 52c-4 33-8 66-11 99l385 166c-1 60-1 120 4 181l-379 154c5 35 10 69 17 104l413 60c13 57 29 112 49 169l-326 247c5 15 12 32 18 47 8 18 15 35 24 53l411-48c27 52 57 103 88 152l-253 325c21 29 42 56 63 83l384-152c42 45 84 88 129 128l-162 381c26 21 53 42 80 61l333-248c52 33 106 64 162 92l-56 409c29 13 59 26 90 36l259-327c60 18 120 33 180 44l52 409c33 4 66 8 99 11l166-385c60 1 120 0 181-4l154 379c35-5 69-10 103-17l61-413c56-13 112-29 168-49l247 326c16-5 32-12 47-19 18-7 35-14 53-23l-48-412c52-26 103-56 152-87l325 253c28-21 56-42 83-63l-153-385c46-41 88-84 129-129l381 162c21-26 41-53 61-80l-249-333c34-52 65-107 92-162l409 56c13-30 26-60 36-90l-326-260c17-59 32-120 44-180l408-52c4-32 8-66 11-99l-385-166c1-60 0-120-4-181l379-154c-5-35-10-69-17-104l-413-60c-13-56-29-112-49-169l326-248c-6-15-12-31-19-46-7-18-14-35-22-52l-411 47c-28-52-57-102-89-152l253-325c-21-29-42-56-63-83l-384 152c-42-45-84-87-129-128l161-381c-25-21-52-42-79-61l-333 248c-52-33-107-64-162-92l56-409c-29-13-59-26-90-36l-260 327c-59-18-119-33-179-44l-52-409c-33-4-66-8-99-11l-166 385c-60-1-120 0-181 4l-154-379c-35 5-69 10-103 17l-61 413c-56 13-112 29-168 49l-248-326c-16 6-31 12-46 19z">
            <text:p/>
          </draw:path>
          <draw:path draw:style-name="gr95" draw:text-style-name="P3" draw:layer="layout" svg:width="3.4cm" svg:height="3.402cm" svg:x="18.548cm" svg:y="5.526cm" svg:viewBox="0 0 3401 3403" svg:d="m1043 141c885-373 1844 18 2217 903s-19 1846-904 2219-1844-19-2216-904 19-1846 903-2218z">
            <text:p/>
          </draw:path>
          <draw:path draw:style-name="gr96" draw:text-style-name="P3" draw:layer="layout" svg:width="2.999cm" svg:height="2.999cm" svg:x="18.749cm" svg:y="5.729cm" svg:viewBox="0 0 3000 3000" svg:d="m1378 406c-115 12-224 40-324 83l-276-314c-21 12-43 24-63 36l132 394c-91 66-172 146-238 237l-397-128c-15 24-29 50-42 75l312 281c-39 96-65 200-76 309l-405 81c-1 13-1 27-1 40s0 27 1 40l405 81c11 109 37 213 76 309l-312 281c13 25 27 51 42 75l397-128c66 91 147 171 238 237l-132 394c20 12 42 24 63 36l276-314c100 43 209 71 324 83l90 406c10 0 21 0 32 0 17 0 34 0 52-1l79-406c112-13 218-41 315-82l276 314c21-12 43-24 63-36l-132-394c91-66 172-146 238-237l397 128c15-24 29-50 42-75l-312-281c39-96 65-200 76-310l405-80c1-13 1-27 1-40s0-27-1-40l-405-80c-11-110-37-214-76-310l312-281c-13-25-27-51-42-75l-397 128c-66-91-147-171-238-237l132-394c-20-12-42-24-63-36l-276 314c-97-41-203-69-315-82l-80-406c-17-1-34-1-51-1-11 0-22 0-32 0z">
            <text:p/>
          </draw:path>
          <draw:path draw:style-name="gr97" draw:text-style-name="P3" draw:layer="layout" svg:width="1.8cm" svg:height="1.801cm" svg:x="19.348cm" svg:y="6.326cm" svg:viewBox="0 0 1801 1802" svg:d="m552 74c468-197 976 10 1174 479s-10 978-479 1175-976-10-1173-479 9-977 478-1175z">
            <text:p/>
          </draw:path>
          <draw:path draw:style-name="gr98" draw:text-style-name="P3" draw:layer="layout" svg:width="0.491cm" svg:height="0.491cm" svg:x="20.003cm" svg:y="6.981cm" svg:viewBox="0 0 492 492" svg:d="m150 20c-128 54-184 193-130 321s192 184 320 130 185-192 131-320-193-185-321-131z">
            <text:p/>
          </draw:path>
        </draw:g>
        <draw:g>
          <draw:path draw:style-name="gr99" draw:text-style-name="P3" draw:layer="layout" svg:width="4.598cm" svg:height="4.602cm" svg:x="14.55cm" svg:y="4.875cm" svg:viewBox="0 0 4599 4603" svg:d="m1408 182c-18 7-35 14-52 23l47 411c-52 27-103 57-152 88l-325-252c-28 20-56 41-83 62l153 385c-46 41-88 84-129 129l-381-162c-21 26-41 53-61 80l249 333c-34 52-65 107-92 162l-409-56c-13 30-26 60-36 90l326 260c-17 59-32 120-44 180l-408 52c-4 33-8 66-11 99l385 166c-1 60-1 120 4 181l-379 154c5 35 10 69 17 104l413 60c13 57 29 112 49 169l-326 247c5 15 12 32 18 47 8 18 15 35 24 53l411-48c27 52 57 103 88 152l-253 325c21 29 42 56 63 83l384-152c42 45 84 88 129 128l-162 381c26 21 53 42 80 61l333-248c52 33 106 64 162 92l-56 409c29 13 59 26 90 36l259-327c60 18 120 33 180 44l52 409c33 4 66 8 99 11l166-385c60 1 120 0 181-4l154 379c35-5 69-10 103-17l61-413c56-13 112-29 168-49l247 326c16-5 32-12 47-19 18-7 35-14 53-23l-48-412c52-26 103-56 152-87l325 253c28-21 56-42 83-63l-153-385c46-41 88-84 129-129l381 162c21-26 41-53 61-80l-249-333c34-52 65-107 92-162l409 56c13-30 26-60 36-90l-326-260c17-59 32-120 44-180l408-52c4-32 8-66 11-99l-385-166c1-60 0-120-4-181l379-154c-5-35-10-69-17-104l-413-60c-13-56-29-112-49-169l326-248c-6-15-12-31-19-46-7-18-14-35-22-52l-411 47c-28-52-57-102-89-152l253-325c-21-29-42-56-63-83l-384 152c-42-45-84-87-129-128l161-381c-25-21-52-42-79-61l-333 248c-52-33-107-64-162-92l56-409c-29-13-59-26-90-36l-260 327c-59-18-119-33-179-44l-52-409c-33-4-66-8-99-11l-166 385c-60-1-120 0-181 4l-154-379c-35 5-69 10-103 17l-61 413c-56 13-112 29-168 49l-248-326c-16 6-31 12-46 19z">
            <text:p/>
          </draw:path>
          <draw:path draw:style-name="gr100" draw:text-style-name="P3" draw:layer="layout" svg:width="3.4cm" svg:height="3.402cm" svg:x="15.148cm" svg:y="5.476cm" svg:viewBox="0 0 3401 3403" svg:d="m1043 141c885-373 1844 18 2217 903s-19 1846-904 2219-1844-19-2216-904 19-1846 903-2218z">
            <text:p/>
          </draw:path>
          <draw:path draw:style-name="gr101" draw:text-style-name="P3" draw:layer="layout" svg:width="2.999cm" svg:height="2.999cm" svg:x="15.349cm" svg:y="5.679cm" svg:viewBox="0 0 3000 3000" svg:d="m1378 406c-115 12-224 40-324 83l-276-314c-21 12-43 24-63 36l132 394c-91 66-172 146-238 237l-397-128c-15 24-29 50-42 75l312 281c-39 96-65 200-76 309l-405 81c-1 13-1 27-1 40s0 27 1 40l405 81c11 109 37 213 76 309l-312 281c13 25 27 51 42 75l397-128c66 91 147 171 238 237l-132 394c20 12 42 24 63 36l276-314c100 43 209 71 324 83l90 406c10 0 21 0 32 0 17 0 34 0 52-1l79-406c112-13 218-41 315-82l276 314c21-12 43-24 63-36l-132-394c91-66 172-146 238-237l397 128c15-24 29-50 42-75l-312-281c39-96 65-200 76-310l405-80c1-13 1-27 1-40s0-27-1-40l-405-80c-11-110-37-214-76-310l312-281c-13-25-27-51-42-75l-397 128c-66-91-147-171-238-237l132-394c-20-12-42-24-63-36l-276 314c-97-41-203-69-315-82l-80-406c-17-1-34-1-51-1-11 0-22 0-32 0z">
            <text:p/>
          </draw:path>
          <draw:path draw:style-name="gr102" draw:text-style-name="P3" draw:layer="layout" svg:width="1.8cm" svg:height="1.801cm" svg:x="15.948cm" svg:y="6.276cm" svg:viewBox="0 0 1801 1802" svg:d="m552 74c468-197 976 10 1174 479s-10 978-479 1175-976-10-1173-479 9-977 478-1175z">
            <text:p/>
          </draw:path>
          <draw:path draw:style-name="gr103" draw:text-style-name="P3" draw:layer="layout" svg:width="0.491cm" svg:height="0.491cm" svg:x="16.603cm" svg:y="6.931cm" svg:viewBox="0 0 492 492" svg:d="m150 20c-128 54-184 193-130 321s192 184 320 130 185-192 131-320-193-185-321-131z">
            <text:p/>
          </draw:path>
        </draw:g>
        <draw:g>
          <draw:path draw:style-name="gr104" draw:text-style-name="P3" draw:layer="layout" svg:width="4.598cm" svg:height="4.602cm" svg:x="10.998cm" svg:y="4.922cm" svg:viewBox="0 0 4599 4603" svg:d="m1408 182c-18 7-35 14-52 23l47 411c-52 27-103 57-152 88l-325-252c-28 20-56 41-83 62l153 385c-46 41-88 84-129 129l-381-162c-21 26-41 53-61 80l249 333c-34 52-65 107-92 162l-409-56c-13 30-26 60-36 90l326 260c-17 59-32 120-44 180l-408 52c-4 33-8 66-11 99l385 166c-1 60-1 120 4 181l-379 154c5 35 10 69 17 104l413 60c13 57 29 112 49 169l-326 247c5 15 12 32 18 47 8 18 15 35 24 53l411-48c27 52 57 103 88 152l-253 325c21 29 42 56 63 83l384-152c42 45 84 88 129 128l-162 381c26 21 53 42 80 61l333-248c52 33 106 64 162 92l-56 409c29 13 59 26 90 36l259-327c60 18 120 33 180 44l52 409c33 4 66 8 99 11l166-385c60 1 120 0 181-4l154 379c35-5 69-10 103-17l61-413c56-13 112-29 168-49l247 326c16-5 32-12 47-19 18-7 35-14 53-23l-48-412c52-26 103-56 152-87l325 253c28-21 56-42 83-63l-153-385c46-41 88-84 129-129l381 162c21-26 41-53 61-80l-249-333c34-52 65-107 92-162l409 56c13-30 26-60 36-90l-326-260c17-59 32-120 44-180l408-52c4-32 8-66 11-99l-385-166c1-60 0-120-4-181l379-154c-5-35-10-69-17-104l-413-60c-13-56-29-112-49-169l326-248c-6-15-12-31-19-46-7-18-14-35-22-52l-411 47c-28-52-57-102-89-152l253-325c-21-29-42-56-63-83l-384 152c-42-45-84-87-129-128l161-381c-25-21-52-42-79-61l-333 248c-52-33-107-64-162-92l56-409c-29-13-59-26-90-36l-260 327c-59-18-119-33-179-44l-52-409c-33-4-66-8-99-11l-166 385c-60-1-120 0-181 4l-154-379c-35 5-69 10-103 17l-61 413c-56 13-112 29-168 49l-248-326c-16 6-31 12-46 19z">
            <text:p/>
          </draw:path>
          <draw:path draw:style-name="gr105" draw:text-style-name="P3" draw:layer="layout" svg:width="3.4cm" svg:height="3.402cm" svg:x="11.596cm" svg:y="5.523cm" svg:viewBox="0 0 3401 3403" svg:d="m1043 141c885-373 1844 18 2217 903s-19 1846-904 2219-1844-19-2216-904 19-1846 903-2218z">
            <text:p/>
          </draw:path>
          <draw:path draw:style-name="gr106" draw:text-style-name="P3" draw:layer="layout" svg:width="2.999cm" svg:height="2.999cm" svg:x="11.797cm" svg:y="5.726cm" svg:viewBox="0 0 3000 3000" svg:d="m1378 406c-115 12-224 40-324 83l-276-314c-21 12-43 24-63 36l132 394c-91 66-172 146-238 237l-397-128c-15 24-29 50-42 75l312 281c-39 96-65 200-76 309l-405 81c-1 13-1 27-1 40s0 27 1 40l405 81c11 109 37 213 76 309l-312 281c13 25 27 51 42 75l397-128c66 91 147 171 238 237l-132 394c20 12 42 24 63 36l276-314c100 43 209 71 324 83l90 406c10 0 21 0 32 0 17 0 34 0 52-1l79-406c112-13 218-41 315-82l276 314c21-12 43-24 63-36l-132-394c91-66 172-146 238-237l397 128c15-24 29-50 42-75l-312-281c39-96 65-200 76-310l405-80c1-13 1-27 1-40s0-27-1-40l-405-80c-11-110-37-214-76-310l312-281c-13-25-27-51-42-75l-397 128c-66-91-147-171-238-237l132-394c-20-12-42-24-63-36l-276 314c-97-41-203-69-315-82l-80-406c-17-1-34-1-51-1-11 0-22 0-32 0z">
            <text:p/>
          </draw:path>
          <draw:path draw:style-name="gr107" draw:text-style-name="P3" draw:layer="layout" svg:width="1.8cm" svg:height="1.801cm" svg:x="12.396cm" svg:y="6.323cm" svg:viewBox="0 0 1801 1802" svg:d="m552 74c468-197 976 10 1174 479s-10 978-479 1175-976-10-1173-479 9-977 478-1175z">
            <text:p/>
          </draw:path>
          <draw:path draw:style-name="gr108" draw:text-style-name="P3" draw:layer="layout" svg:width="0.491cm" svg:height="0.491cm" svg:x="13.051cm" svg:y="6.978cm" svg:viewBox="0 0 492 492" svg:d="m150 20c-128 54-184 193-130 321s192 184 320 130 185-192 131-320-193-185-321-131z">
            <text:p/>
          </draw:path>
        </draw:g>
        <draw:g>
          <draw:path draw:style-name="gr18" draw:text-style-name="P1" draw:layer="layout" svg:width="10.098cm" svg:height="10.086cm" svg:x="1.924cm" svg:y="2.075cm" svg:viewBox="0 0 10099 10087" svg:d="m814 3658v0c-66 203-635-14-685 193v0c-52 208 555 275 520 486v0c-33 211-630 85-647 297v0c-17 214 591 184 591 399v0c0 212-608 183-593 395v0c18 213 613 89 646 301v0c33 211-572 276-523 483v0c49 207 619-6 685 196v0c66 203-523 362-441 560v0c81 197 611-104 707 86v0c97 191-459 439-348 621v0c110 183 587-198 712-25v0c126 173-385 506-246 668v0c138 164 548-286 699-135v0c151 151-302 558-140 698v0c164 140 499-369 671-244v0c173 126-210 599-28 712v0c182 112 434-443 624-346v0c190 98-115 626 83 708v0c197 82 359-505 562-439v0c204 66-15 635 193 686v0c209 50 275-555 487-521v0c211 33 85 629 299 646v0c212 18 184-591 397-589v0c214 0 183 607 396 592v0c214-17 90-613 302-646v0c212-33 277 573 484 524v0c208-50-7-619 197-685v0c203-66 361 521 559 441v0c198-82-103-611 87-707v0c190-98 440 459 622 347v0c183-111-198-586-25-710v0c173-126 506 385 670 247v0c162-140-288-549-137-700v0c152-151 560 300 699 138v0c140-161-371-496-243-668v0c126-172 600 210 712 29v0c113-183-443-434-346-624v0c97-190 626 115 707-84v0c84-196-504-358-438-561v0c67-202 636 16 687-193v0c50-207-555-273-522-486v0c34-210 630-85 647-297v0c18-213-591-185-591-397v0c2-214 610-184 593-396v0c-16-214-613-90-646-301v0c-33-212 574-276 523-484v0c-48-207-619 8-685-196v0c-64-203 523-362 442-560v0c-82-196-612 105-708-86v0c-97-190 461-439 349-621v0c-111-182-587 198-713 25v0c-126-173 386-506 247-668v0c-139-163-549 288-700 135v0c-151-151 302-558 140-698v0c-162-140-497 370-671 244v0c-173-126 210-599 28-712v0c-182-112-432 443-622 346v0c-190-98 113-626-84-708v0c-198-81-360 505-562 439v0c-205-66 14-635-194-685v0c-207-51-275 555-485 520v0c-212-33-87-629-299-646v0c-214-17-185 591-399 589v0c-214 0-182-608-396-591v0c-214 16-90 613-300 645v0c-213 34-277-572-485-522v0c-207 49 7 618-196 684v0c-204 66-363-522-560-440v0c-199 80 104 609-88 705v0c-190 98-438-459-620-349v0c-184 112 198 588 23 714v0c-173 124-506-385-668-247v0c-163 137 288 547 135 698v0c-151 151-559-302-699-138v0c-138 162 371 496 245 669v0c-127 172-600-210-714-28v0c-111 181 444 432 346 622v0c-97 191-625-113-707 84v0c-83 196 504 358 438 561z">
            <text:p/>
          </draw:path>
          <draw:custom-shape draw:style-name="gr19" draw:text-style-name="P1" draw:layer="layout" svg:width="7.979cm" svg:height="7.978cm" svg:x="2.982cm" svg:y="3.117cm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</draw:custom-shape>
          <draw:custom-shape draw:style-name="gr19" draw:text-style-name="P1" draw:layer="layout" svg:width="0.123cm" svg:height="7.743cm" svg:x="6.874cm" svg:y="3.27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9" draw:text-style-name="P1" draw:layer="layout" svg:width="7.825cm" svg:height="0.125cm" svg:x="3.021cm" svg:y="7.03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7" draw:text-style-name="P1" draw:layer="layout" svg:width="5.462cm" svg:height="5.463cm" svg:x="4.186cm" svg:y="4.38cm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</draw:custom-shape>
          <draw:custom-shape draw:style-name="gr19" draw:text-style-name="P1" draw:layer="layout" svg:width="1.476cm" svg:height="1.475cm" svg:x="6.186cm" svg:y="6.384cm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</draw:custom-shape>
          <draw:path draw:style-name="gr28" draw:text-style-name="P1" draw:layer="layout" svg:width="1.999cm" svg:height="1.999cm" svg:x="5.924cm" svg:y="6.125cm" svg:viewBox="0 0 2000 2000" svg:d="m1694 901c-16-124-63-236-133-329l177-258c-17-19-34-36-53-53l-260 176c-94-70-206-116-330-131l-57-305c-13-1-25-1-38-1s-26 0-39 1l-60 306c-123 16-235 63-328 133l-259-178c-19 17-36 34-53 53l176 261c-69 93-115 205-130 329l-306 57c-1 13-1 25-1 38s0 26 1 39l307 60c16 123 63 234 132 327l-178 260c17 19 34 36 53 53l262-177c93 69 204 115 328 131l57 306c13 1 25 1 38 1s26 0 39-1l60-306c123-17 235-63 328-133l259 178c19-17 36-34 53-53l-176-261c69-93 115-205 131-329l305-57c1-13 1-25 1-38s0-26-1-39z">
            <text:p/>
          </draw:path>
        </draw:g>
        <draw:custom-shape draw:style-name="gr93" draw:text-style-name="P1" draw:layer="layout" svg:width="2.1cm" svg:height="2.25cm" svg:x="22.775cm" svg:y="12.701cm">
          <text:p/>
          <draw:enhanced-geometry svg:viewBox="0 0 21600 21600" draw:mirror-horizontal="false" draw:type="line-callout-1" draw:modifiers="12491.1946692051 -34525.4553531764 -2570.2046644455 5316.0373167481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3" draw:text-style-name="P1" draw:layer="layout" svg:width="2.1cm" svg:height="2.175cm" svg:x="19.65cm" svg:y="12.776cm">
          <text:p/>
          <draw:enhanced-geometry svg:viewBox="0 0 21600 21600" draw:mirror-horizontal="false" draw:type="line-callout-1" draw:modifiers="12491.1946692051 -35705.5147058823 -2570.2046644455 5509.1911764705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3" draw:text-style-name="P1" draw:layer="layout" svg:width="2.1cm" svg:height="2.175cm" svg:x="16.023cm" svg:y="12.775cm">
          <text:p/>
          <draw:enhanced-geometry svg:viewBox="0 0 21600 21600" draw:mirror-horizontal="false" draw:type="line-callout-1" draw:modifiers="12491.1946692051 -35705.5147058823 -2570.2046644455 5509.1911764705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3" draw:text-style-name="P1" draw:layer="layout" svg:width="2.1cm" svg:height="2.375cm" svg:x="12.473cm" svg:y="12.55cm">
          <text:p/>
          <draw:enhanced-geometry svg:viewBox="0 0 21600 21600" draw:mirror-horizontal="false" draw:type="line-callout-1" draw:modifiers="12491.1946692051 -32700 -2570.2046644455 5045.4545454545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7" draw:text-style-name="P7" draw:layer="layout" svg:width="3.948cm" svg:height="1.17cm" svg:x="22.75cm" svg:y="15.45cm">
          <draw:text-box>
            <text:p text:style-name="P8"><text:span text:style-name="T4">回まわる</text:span></text:p>
          </draw:text-box>
        </draw:frame>
        <draw:custom-shape draw:style-name="gr93" draw:text-style-name="P1" draw:layer="layout" svg:width="2.1cm" svg:height="2.375cm" svg:x="7.623cm" svg:y="14.575cm">
          <text:p/>
          <draw:enhanced-geometry svg:viewBox="0 0 21600 21600" draw:mirror-horizontal="false" draw:type="line-callout-1" draw:modifiers="12491.1946692051 -32700 -2570.2046644455 5045.4545454545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7" draw:text-style-name="P7" draw:layer="layout" svg:width="4.651cm" svg:height="2.58cm" svg:x="7.3cm" svg:y="15.42cm">
          <draw:text-box>
            <text:p text:style-name="P8"><text:span text:style-name="T4">　</text:span><text:span text:style-name="T2">１</text:span></text:p>
            <text:p text:style-name="P8"><text:span text:style-name="T4">回まわると</text:span></text:p>
          </draw:text-box>
        </draw:frame>
      </draw:page>
      <draw:page draw:name="page17" draw:style-name="dp1" draw:master-page-name="標準">
        <draw:g>
          <draw:path draw:style-name="gr5" draw:text-style-name="P1" draw:layer="layout" svg:width="3.724cm" svg:height="3.724cm" svg:x="23.024cm" svg:y="5.326cm" svg:viewBox="0 0 3725 3725" svg:d="m1140 147c-14 6-28 12-42 18l38 333c-42 23-83 46-123 72l-263-205c-23 17-45 34-67 51l124 311c-38 34-72 68-105 105l-308-131c-17 21-34 42-50 64l202 270c-28 42-53 87-75 131l-331-45c-10 23-21 48-29 73l264 210c-14 48-26 97-36 145l-330 42c-3 27-7 54-9 81l312 134c-1 49-1 97 3 147l-307 124c4 29 8 56 14 84l334 49c11 46 24 91 40 136l-264 200c4 13 10 26 15 38 6 15 12 29 19 43l333-39c22 42 46 84 71 123l-205 264c17 22 34 45 51 67l311-124c34 37 68 71 105 104l-131 309c21 17 42 33 64 49l270-201c42 27 86 52 131 74l-45 332c23 10 48 21 73 29l210-264c48 13 97 26 145 35l42 331c27 3 54 6 81 9l134-312c49 1 97 1 147-3l124 307c29-5 56-9 84-14l49-335c46-10 91-23 136-39l200 264c13-4 26-10 38-15 15-6 29-12 43-19l-39-333c42-22 84-46 123-72l264 205c22-17 45-34 67-51l-124-311c37-34 71-68 104-104l309 131c17-21 33-43 49-65l-201-269c27-43 52-86 74-132l332 46c10-24 21-48 29-73l-264-210c13-48 26-97 35-146l331-42c3-27 6-53 9-80l-312-134c1-49 0-98-3-147l307-125c-5-28-9-56-14-83l-335-50c-10-45-23-90-39-136l264-200c-5-13-10-26-16-38-5-14-11-28-18-42l-332 38c-23-42-47-83-73-123l205-263c-17-23-34-45-51-67l-311 124c-34-38-68-72-104-105l130-308c-20-17-42-34-64-50l-269 202c-43-28-87-53-132-75l46-331c-24-10-48-21-73-29l-211 264c-47-14-96-26-145-36l-42-330c-27-3-53-7-80-9l-134 312c-49-1-98 0-147 3l-125-307c-28 4-56 8-83 14l-50 334c-45 11-90 24-136 40l-200-264c-13 5-26 10-38 15z">
            <text:p/>
          </draw:path>
          <draw:path draw:style-name="gr6" draw:text-style-name="P1" draw:layer="layout" svg:width="2.466cm" svg:height="2.466cm" svg:x="23.652cm" svg:y="5.955cm" svg:viewBox="0 0 2467 2467" svg:d="m757 102c642-270 1338 13 1608 655s-13 1337-655 1608-1338-14-1608-655 14-1338 655-1608z">
            <text:p/>
          </draw:path>
          <draw:path draw:style-name="gr5" draw:text-style-name="P1" draw:layer="layout" svg:width="1.619cm" svg:height="1.619cm" svg:x="24.076cm" svg:y="6.379cm" svg:viewBox="0 0 1620 1620" svg:d="m1372 730c-13-101-51-191-108-267l144-209c-14-15-28-29-43-43l-211 143c-76-57-167-94-267-106l-46-247c-11-1-21-1-31-1s-21 0-32 1l-48 248c-100 13-191 51-266 107l-210-144c-15 14-29 28-43 43l143 211c-56 76-93 167-105 267l-248 46c-1 11-1 20-1 31s0 21 1 31l248 49c13 100 51 190 107 265l-144 210c14 16 28 30 43 43l212-143c76 56 166 93 266 106l46 248c11 1 20 1 31 1s21 0 31-1l49-248c100-14 190-51 266-108l209 145c16-14 30-28 43-43l-142-212c56-75 93-166 106-266l247-46c1-11 1-21 1-31s0-21-1-32z">
            <text:p/>
          </draw:path>
          <draw:path draw:style-name="gr7" draw:text-style-name="P1" draw:layer="layout" svg:width="0.397cm" svg:height="0.397cm" svg:x="24.686cm" svg:y="6.989cm" svg:viewBox="0 0 398 398" svg:d="m122 16c-104 44-149 157-105 260s155 149 259 106 150-156 106-259-156-150-260-107z">
            <text:p/>
          </draw:path>
        </draw:g>
        <draw:g>
          <draw:path draw:style-name="gr109" draw:text-style-name="P3" draw:layer="layout" svg:width="3.724cm" svg:height="3.727cm" svg:x="20.599cm" svg:y="5.25cm" svg:viewBox="0 0 3725 3728" svg:d="m1140 147c-14 6-28 12-42 19l38 333c-42 22-83 46-123 71l-263-204c-23 16-45 33-67 50l124 312c-38 33-72 68-105 105l-308-132c-17 21-34 43-50 65l202 270c-28 42-53 86-75 131l-331-45c-10 24-21 48-29 73l264 210c-14 48-26 97-36 146l-330 42c-3 27-7 53-9 80l312 135c-1 48-1 97 3 146l-307 125c4 28 8 56 14 84l334 49c11 46 24 90 40 137l-264 200c4 12 10 26 15 38 6 14 12 28 19 43l333-39c22 42 46 83 71 123l-205 263c17 24 34 45 51 67l311-123c34 37 68 71 105 104l-131 308c21 17 42 34 64 50l270-201c42 27 86 52 131 75l-45 331c23 10 48 21 73 29l210-265c48 15 97 27 145 36l42 331c27 3 54 6 81 9l134-312c49 1 97 0 147-3l124 307c29-4 56-8 84-14l49-334c46-11 91-24 136-40l200 264c13-4 26-10 38-16 15-5 29-11 43-18l-39-334c42-21 84-45 123-70l264 205c22-17 45-34 67-51l-124-312c37-33 71-68 104-105l309 132c17-22 33-43 49-65l-201-270c27-42 52-87 74-131l332 45c10-24 21-48 29-73l-264-210c13-48 26-97 35-146l331-42c3-26 6-54 9-80l-312-135c1-48 0-97-3-146l307-125c-5-28-9-56-14-84l-335-49c-10-45-23-91-39-137l264-201c-5-12-10-25-16-37-5-14-11-28-18-42l-332 38c-23-42-47-83-73-123l205-263c-17-24-34-46-51-67l-311 123c-34-37-68-71-104-104l130-309c-20-17-42-34-64-49l-269 201c-43-27-87-52-132-75l46-331c-24-10-48-21-73-29l-211 265c-47-15-96-27-145-36l-42-331c-27-3-53-7-80-9l-134 312c-49-1-98 0-147 3l-125-307c-28 4-56 8-83 14l-50 334c-45 11-90 24-136 40l-200-264c-13 5-26 10-38 15z">
            <text:p/>
          </draw:path>
          <draw:path draw:style-name="gr110" draw:text-style-name="P3" draw:layer="layout" svg:width="2.753cm" svg:height="2.755cm" svg:x="21.084cm" svg:y="5.736cm" svg:viewBox="0 0 2754 2756" svg:d="m845 114c717-302 1493 15 1795 731s-15 1495-732 1797-1493-15-1794-732 15-1495 731-1796z">
            <text:p/>
          </draw:path>
          <draw:path draw:style-name="gr111" draw:text-style-name="P3" draw:layer="layout" svg:width="2.429cm" svg:height="2.429cm" svg:x="21.246cm" svg:y="5.901cm" svg:viewBox="0 0 2430 2430" svg:d="m1116 329c-93 10-181 32-262 67l-224-254c-17 9-35 19-51 29l107 319c-74 53-139 118-193 192l-321-104c-12 20-24 41-34 61l252 228c-31 77-52 162-61 250l-328 65c-1 11-1 22-1 33s0 22 1 32l328 66c9 88 30 172 61 250l-252 228c10 20 22 41 34 60l321-103c54 73 119 138 193 192l-107 319c16 9 34 19 51 29l224-254c81 34 169 57 262 67l73 329c8 0 17 0 26 0 14 0 27 0 42-1l64-329c91-11 176-33 255-66l224 254c17-10 34-20 51-29l-107-319c73-54 139-119 192-192l322 103c12-19 23-40 34-60l-253-228c32-78 53-162 62-251l328-65c1-10 1-22 1-32s0-22-1-33l-328-64c-9-89-30-174-62-251l253-228c-11-20-22-41-34-61l-322 104c-53-74-119-139-192-192l107-319c-17-10-34-20-51-29l-224 254c-79-33-164-56-255-66l-65-329c-14-1-27-1-41-1-9 0-18 0-26 0z">
            <text:p/>
          </draw:path>
          <draw:path draw:style-name="gr112" draw:text-style-name="P3" draw:layer="layout" svg:width="1.458cm" svg:height="1.459cm" svg:x="21.731cm" svg:y="6.384cm" svg:viewBox="0 0 1459 1460" svg:d="m447 60c379-159 791 8 951 388s-8 792-388 952-790-8-950-388 8-792 387-952z">
            <text:p/>
          </draw:path>
          <draw:path draw:style-name="gr113" draw:text-style-name="P3" draw:layer="layout" svg:width="0.397cm" svg:height="0.397cm" svg:x="22.262cm" svg:y="6.915cm" svg:viewBox="0 0 398 398" svg:d="m122 16c-104 44-149 157-105 260s155 149 259 106 150-156 106-259-156-150-260-107z">
            <text:p/>
          </draw:path>
        </draw:g>
        <draw:g>
          <draw:path draw:style-name="gr114" draw:text-style-name="P3" draw:layer="layout" svg:width="3.724cm" svg:height="3.727cm" svg:x="17.799cm" svg:y="5.272cm" svg:viewBox="0 0 3725 3728" svg:d="m1140 147c-14 6-28 12-42 19l38 333c-42 22-83 46-123 71l-263-204c-23 16-45 33-67 50l124 312c-38 33-72 68-105 105l-308-132c-17 21-34 43-50 65l202 270c-28 42-53 86-75 131l-331-45c-10 24-21 48-29 73l264 210c-14 48-26 97-36 146l-330 42c-3 27-7 53-9 80l312 135c-1 48-1 97 3 146l-307 125c4 28 8 56 14 84l334 49c11 46 24 90 40 137l-264 200c4 12 10 26 15 38 6 14 12 28 19 43l333-39c22 42 46 83 71 123l-205 263c17 24 34 45 51 67l311-123c34 37 68 71 105 104l-131 308c21 17 42 34 64 50l270-201c42 27 86 52 131 75l-45 331c23 10 48 21 73 29l210-265c48 15 97 27 145 36l42 331c27 3 54 6 81 9l134-312c49 1 97 0 147-3l124 307c29-4 56-8 84-14l49-334c46-11 91-24 136-40l200 264c13-4 26-10 38-16 15-5 29-11 43-18l-39-334c42-21 84-45 123-70l264 205c22-17 45-34 67-51l-124-312c37-33 71-68 104-105l309 132c17-22 33-43 49-65l-201-270c27-42 52-87 74-131l332 45c10-24 21-48 29-73l-264-210c13-48 26-97 35-146l331-42c3-26 6-54 9-80l-312-135c1-48 0-97-3-146l307-125c-5-28-9-56-14-84l-335-49c-10-45-23-91-39-137l264-201c-5-12-10-25-16-37-5-14-11-28-18-42l-332 38c-23-42-47-83-73-123l205-263c-17-24-34-46-51-67l-311 123c-34-37-68-71-104-104l130-309c-20-17-42-34-64-49l-269 201c-43-27-87-52-132-75l46-331c-24-10-48-21-73-29l-211 265c-47-15-96-27-145-36l-42-331c-27-3-53-7-80-9l-134 312c-49-1-98 0-147 3l-125-307c-28 4-56 8-83 14l-50 334c-45 11-90 24-136 40l-200-264c-13 5-26 10-38 15z">
            <text:p/>
          </draw:path>
          <draw:path draw:style-name="gr115" draw:text-style-name="P3" draw:layer="layout" svg:width="2.753cm" svg:height="2.755cm" svg:x="18.284cm" svg:y="5.758cm" svg:viewBox="0 0 2754 2756" svg:d="m845 114c717-302 1493 15 1795 731s-15 1495-732 1797-1493-15-1794-732 15-1495 731-1796z">
            <text:p/>
          </draw:path>
          <draw:path draw:style-name="gr116" draw:text-style-name="P3" draw:layer="layout" svg:width="2.429cm" svg:height="2.429cm" svg:x="18.446cm" svg:y="5.923cm" svg:viewBox="0 0 2430 2430" svg:d="m1116 329c-93 10-181 32-262 67l-224-254c-17 9-35 19-51 29l107 319c-74 53-139 118-193 192l-321-104c-12 20-24 41-34 61l252 228c-31 77-52 162-61 250l-328 65c-1 11-1 22-1 33s0 22 1 32l328 66c9 88 30 172 61 250l-252 228c10 20 22 41 34 60l321-103c54 73 119 138 193 192l-107 319c16 9 34 19 51 29l224-254c81 34 169 57 262 67l73 329c8 0 17 0 26 0 14 0 27 0 42-1l64-329c91-11 176-33 255-66l224 254c17-10 34-20 51-29l-107-319c73-54 139-119 192-192l322 103c12-19 23-40 34-60l-253-228c32-78 53-162 62-251l328-65c1-10 1-22 1-32s0-22-1-33l-328-64c-9-89-30-174-62-251l253-228c-11-20-22-41-34-61l-322 104c-53-74-119-139-192-192l107-319c-17-10-34-20-51-29l-224 254c-79-33-164-56-255-66l-65-329c-14-1-27-1-41-1-9 0-18 0-26 0z">
            <text:p/>
          </draw:path>
          <draw:path draw:style-name="gr117" draw:text-style-name="P3" draw:layer="layout" svg:width="1.458cm" svg:height="1.459cm" svg:x="18.931cm" svg:y="6.406cm" svg:viewBox="0 0 1459 1460" svg:d="m447 60c379-159 791 8 951 388s-8 792-388 952-790-8-950-388 8-792 387-952z">
            <text:p/>
          </draw:path>
          <draw:path draw:style-name="gr118" draw:text-style-name="P3" draw:layer="layout" svg:width="0.397cm" svg:height="0.397cm" svg:x="19.462cm" svg:y="6.937cm" svg:viewBox="0 0 398 398" svg:d="m122 16c-104 44-149 157-105 260s155 149 259 106 150-156 106-259-156-150-260-107z">
            <text:p/>
          </draw:path>
        </draw:g>
        <draw:g>
          <draw:path draw:style-name="gr119" draw:text-style-name="P3" draw:layer="layout" svg:width="3.724cm" svg:height="3.727cm" svg:x="15.049cm" svg:y="5.3cm" svg:viewBox="0 0 3725 3728" svg:d="m1140 147c-14 6-28 12-42 19l38 333c-42 22-83 46-123 71l-263-204c-23 16-45 33-67 50l124 312c-38 33-72 68-105 105l-308-132c-17 21-34 43-50 65l202 270c-28 42-53 86-75 131l-331-45c-10 24-21 48-29 73l264 210c-14 48-26 97-36 146l-330 42c-3 27-7 53-9 80l312 135c-1 48-1 97 3 146l-307 125c4 28 8 56 14 84l334 49c11 46 24 90 40 137l-264 200c4 12 10 26 15 38 6 14 12 28 19 43l333-39c22 42 46 83 71 123l-205 263c17 24 34 45 51 67l311-123c34 37 68 71 105 104l-131 308c21 17 42 34 64 50l270-201c42 27 86 52 131 75l-45 331c23 10 48 21 73 29l210-265c48 15 97 27 145 36l42 331c27 3 54 6 81 9l134-312c49 1 97 0 147-3l124 307c29-4 56-8 84-14l49-334c46-11 91-24 136-40l200 264c13-4 26-10 38-16 15-5 29-11 43-18l-39-334c42-21 84-45 123-70l264 205c22-17 45-34 67-51l-124-312c37-33 71-68 104-105l309 132c17-22 33-43 49-65l-201-270c27-42 52-87 74-131l332 45c10-24 21-48 29-73l-264-210c13-48 26-97 35-146l331-42c3-26 6-54 9-80l-312-135c1-48 0-97-3-146l307-125c-5-28-9-56-14-84l-335-49c-10-45-23-91-39-137l264-201c-5-12-10-25-16-37-5-14-11-28-18-42l-332 38c-23-42-47-83-73-123l205-263c-17-24-34-46-51-67l-311 123c-34-37-68-71-104-104l130-309c-20-17-42-34-64-49l-269 201c-43-27-87-52-132-75l46-331c-24-10-48-21-73-29l-211 265c-47-15-96-27-145-36l-42-331c-27-3-53-7-80-9l-134 312c-49-1-98 0-147 3l-125-307c-28 4-56 8-83 14l-50 334c-45 11-90 24-136 40l-200-264c-13 5-26 10-38 15z">
            <text:p/>
          </draw:path>
          <draw:path draw:style-name="gr120" draw:text-style-name="P3" draw:layer="layout" svg:width="2.753cm" svg:height="2.755cm" svg:x="15.534cm" svg:y="5.786cm" svg:viewBox="0 0 2754 2756" svg:d="m845 114c717-302 1493 15 1795 731s-15 1495-732 1797-1493-15-1794-732 15-1495 731-1796z">
            <text:p/>
          </draw:path>
          <draw:path draw:style-name="gr121" draw:text-style-name="P3" draw:layer="layout" svg:width="2.429cm" svg:height="2.429cm" svg:x="15.696cm" svg:y="5.951cm" svg:viewBox="0 0 2430 2430" svg:d="m1116 329c-93 10-181 32-262 67l-224-254c-17 9-35 19-51 29l107 319c-74 53-139 118-193 192l-321-104c-12 20-24 41-34 61l252 228c-31 77-52 162-61 250l-328 65c-1 11-1 22-1 33s0 22 1 32l328 66c9 88 30 172 61 250l-252 228c10 20 22 41 34 60l321-103c54 73 119 138 193 192l-107 319c16 9 34 19 51 29l224-254c81 34 169 57 262 67l73 329c8 0 17 0 26 0 14 0 27 0 42-1l64-329c91-11 176-33 255-66l224 254c17-10 34-20 51-29l-107-319c73-54 139-119 192-192l322 103c12-19 23-40 34-60l-253-228c32-78 53-162 62-251l328-65c1-10 1-22 1-32s0-22-1-33l-328-64c-9-89-30-174-62-251l253-228c-11-20-22-41-34-61l-322 104c-53-74-119-139-192-192l107-319c-17-10-34-20-51-29l-224 254c-79-33-164-56-255-66l-65-329c-14-1-27-1-41-1-9 0-18 0-26 0z">
            <text:p/>
          </draw:path>
          <draw:path draw:style-name="gr122" draw:text-style-name="P3" draw:layer="layout" svg:width="1.458cm" svg:height="1.459cm" svg:x="16.181cm" svg:y="6.434cm" svg:viewBox="0 0 1459 1460" svg:d="m447 60c379-159 791 8 951 388s-8 792-388 952-790-8-950-388 8-792 387-952z">
            <text:p/>
          </draw:path>
          <draw:path draw:style-name="gr123" draw:text-style-name="P3" draw:layer="layout" svg:width="0.397cm" svg:height="0.397cm" svg:x="16.712cm" svg:y="6.965cm" svg:viewBox="0 0 398 398" svg:d="m122 16c-104 44-149 157-105 260s155 149 259 106 150-156 106-259-156-150-260-107z">
            <text:p/>
          </draw:path>
        </draw:g>
        <draw:g>
          <draw:path draw:style-name="gr18" draw:text-style-name="P1" draw:layer="layout" svg:width="8.178cm" svg:height="8.168cm" svg:x="7.745cm" svg:y="3.006cm" svg:viewBox="0 0 8179 8169" svg:d="m660 2962v0c-54 165-515-11-555 157v0c-42 168 449 223 421 393v0c-27 171-510 69-524 241v0c-14 173 478 149 478 323v0c0 172-492 148-480 320v0c14 173 497 72 523 244v0c27 171-463 223-423 391v0c39 168 501-5 555 159v0c53 164-424 293-358 453v0c66 159 495-84 573 70v0c79 154-372 355-282 503v0c89 148 475-160 577-20v0c102 140-312 410-200 541v0c112 132 444-232 567-110v0c122 122-245 452-114 565v0c133 114 404-299 544-197v0c140 102-171 485-23 577v0c148 90 351-359 505-280v0c154 79-93 506 68 573v0c159 66 290-409 454-356v0c166 54-11 515 157 555v0c169 41 223-449 394-421v0c171 27 69 509 242 523v0c172 14 149-478 322-477v0c173 0 148 491 321 480v0c173-14 73-497 244-523v0c172-27 225 463 393 423v0c168-40-7-501 159-555v0c164-53 292 423 453 358v0c160-66-84-495 70-573v0c154-79 356 372 504 282v0c148-91-160-475-20-576v0c140-102 409 312 542 200v0c131-113-233-444-111-566v0c124-123 453 243 567 112v0c113-131-301-403-198-541v0c102-140 487 169 577 23v0c92-148-359-352-280-506v0c79-154 506 93 573-67v0c67-159-409-290-355-455v0c54-164 515 13 556-156v0c41-168-450-222-423-394v0c28-170 511-68 525-240v0c14-173-479-150-479-322v0c1-173 494-149 480-321v0c-13-173-497-73-523-243v0c-27-172 464-224 424-392v0c-40-168-502 6-555-159v0c-53-165 423-293 357-453v0c-66-160-495 85-573-70v0c-78-154 373-356 283-503v0c-90-148-476 160-578 20v0c-102-140 313-410 200-541v0c-112-132-444 233-566 110v0c-123-123 244-452 113-566v0c-131-113-402 300-544 198v0c-140-102 171-485 23-577v0c-147-90-350 359-504 280v0c-154-79 92-507-67-573v0c-161-66-292 409-456 355v0c-166-53 11-514-157-555v0c-168-40-222 450-393 422v0c-172-27-70-509-242-523v0c-173-14-150 478-323 477v0c-173 0-148-493-321-479v0c-173 13-72 497-243 522v0c-172 28-224-463-392-422v0c-168 39 5 500-159 553v0c-166 54-294-422-453-356v0c-162 65 84 494-72 571v0c-154 79-355-371-503-282v0c-148 90 161 476 20 578v0c-140 100-410-312-541-200v0c-133 111 233 443 109 565v0c-122 122-453-244-566-112v0c-112 131 300 402 198 542v0c-103 139-486-170-578-23v0c-90 147 359 350 280 505v0c-79 154-506-92-573 67v0c-67 159 409 290 356 454z">
            <text:p/>
          </draw:path>
          <draw:custom-shape draw:style-name="gr19" draw:text-style-name="P1" draw:layer="layout" svg:width="6.462cm" svg:height="6.461cm" svg:x="8.603cm" svg:y="3.85cm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</draw:custom-shape>
          <draw:custom-shape draw:style-name="gr19" draw:text-style-name="P1" draw:layer="layout" svg:width="0.099cm" svg:height="6.271cm" svg:x="11.754cm" svg:y="3.9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9" draw:text-style-name="P1" draw:layer="layout" svg:width="6.338cm" svg:height="0.101cm" svg:x="8.634cm" svg:y="7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7" draw:text-style-name="P1" draw:layer="layout" svg:width="4.424cm" svg:height="4.424cm" svg:x="9.577cm" svg:y="4.873cm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</draw:custom-shape>
          <draw:custom-shape draw:style-name="gr19" draw:text-style-name="P1" draw:layer="layout" svg:width="1.195cm" svg:height="1.194cm" svg:x="11.196cm" svg:y="6.496cm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</draw:custom-shape>
          <draw:path draw:style-name="gr28" draw:text-style-name="P1" draw:layer="layout" svg:width="1.619cm" svg:height="1.619cm" svg:x="10.985cm" svg:y="6.286cm" svg:viewBox="0 0 1620 1620" svg:d="m1372 730c-13-101-51-191-108-267l144-209c-14-15-28-29-43-43l-211 143c-76-57-167-94-267-106l-46-247c-11-1-21-1-31-1s-21 0-32 1l-48 248c-100 13-191 51-266 107l-210-144c-15 14-29 28-43 43l143 211c-56 76-93 167-105 267l-248 46c-1 11-1 20-1 31s0 21 1 31l248 49c13 100 51 190 107 265l-144 210c14 16 28 30 43 43l212-143c76 56 166 93 266 106l46 248c11 1 20 1 31 1s21 0 31-1l49-248c100-14 190-51 266-108l209 145c16-14 30-28 43-43l-142-212c56-75 93-166 106-266l247-46c1-11 1-21 1-31s0-21-1-32z">
            <text:p/>
          </draw:path>
        </draw:g>
        <draw:g>
          <draw:path draw:style-name="gr12" draw:text-style-name="P1" draw:layer="layout" svg:width="3.724cm" svg:height="3.727cm" svg:x="7.474cm" svg:y="5.372cm" svg:viewBox="0 0 3725 3728" svg:d="m1140 147c-14 6-28 12-42 19l38 333c-42 22-83 46-123 71l-263-204c-23 16-45 33-67 50l124 312c-38 33-72 68-105 105l-308-132c-17 21-34 43-50 65l202 270c-28 42-53 86-75 131l-331-45c-10 24-21 48-29 73l264 210c-14 48-26 97-36 146l-330 42c-3 27-7 53-9 80l312 135c-1 48-1 97 3 146l-307 125c4 28 8 56 14 84l334 49c11 46 24 90 40 137l-264 200c4 12 10 26 15 38 6 14 12 28 19 43l333-39c22 42 46 83 71 123l-205 263c17 24 34 45 51 67l311-123c34 37 68 71 105 104l-131 308c21 17 42 34 64 50l270-201c42 27 86 52 131 75l-45 331c23 10 48 21 73 29l210-265c48 15 97 27 145 36l42 331c27 3 54 6 81 9l134-312c49 1 97 0 147-3l124 307c29-4 56-8 84-14l49-334c46-11 91-24 136-40l200 264c13-4 26-10 38-16 15-5 29-11 43-18l-39-334c42-21 84-45 123-70l264 205c22-17 45-34 67-51l-124-312c37-33 71-68 104-105l309 132c17-22 33-43 49-65l-201-270c27-42 52-87 74-131l332 45c10-24 21-48 29-73l-264-210c13-48 26-97 35-146l331-42c3-26 6-54 9-80l-312-135c1-48 0-97-3-146l307-125c-5-28-9-56-14-84l-335-49c-10-45-23-91-39-137l264-201c-5-12-10-25-16-37-5-14-11-28-18-42l-332 38c-23-42-47-83-73-123l205-263c-17-24-34-46-51-67l-311 123c-34-37-68-71-104-104l130-309c-20-17-42-34-64-49l-269 201c-43-27-87-52-132-75l46-331c-24-10-48-21-73-29l-211 265c-47-15-96-27-145-36l-42-331c-27-3-53-7-80-9l-134 312c-49-1-98 0-147 3l-125-307c-28 4-56 8-83 14l-50 334c-45 11-90 24-136 40l-200-264c-13 5-26 10-38 15z">
            <text:p/>
          </draw:path>
          <draw:path draw:style-name="gr11" draw:text-style-name="P1" draw:layer="layout" svg:width="2.753cm" svg:height="2.755cm" svg:x="7.958cm" svg:y="5.859cm" svg:viewBox="0 0 2754 2756" svg:d="m845 114c717-302 1493 15 1795 731s-15 1495-732 1797-1493-15-1794-732 15-1495 731-1796z">
            <text:p/>
          </draw:path>
          <draw:path draw:style-name="gr13" draw:text-style-name="P1" draw:layer="layout" svg:width="2.429cm" svg:height="2.429cm" svg:x="8.121cm" svg:y="6.023cm" svg:viewBox="0 0 2430 2430" svg:d="m1116 329c-93 10-181 32-262 67l-224-254c-17 9-35 19-51 29l107 319c-74 53-139 118-193 192l-321-104c-12 20-24 41-34 61l252 228c-31 77-52 162-61 250l-328 65c-1 11-1 22-1 33s0 22 1 32l328 66c9 88 30 172 61 250l-252 228c10 20 22 41 34 60l321-103c54 73 119 138 193 192l-107 319c16 9 34 19 51 29l224-254c81 34 169 57 262 67l73 329c8 0 17 0 26 0 14 0 27 0 42-1l64-329c91-11 176-33 255-66l224 254c17-10 34-20 51-29l-107-319c73-54 139-119 192-192l322 103c12-19 23-40 34-60l-253-228c32-78 53-162 62-251l328-65c1-10 1-22 1-32s0-22-1-33l-328-64c-9-89-30-174-62-251l253-228c-11-20-22-41-34-61l-322 104c-53-74-119-139-192-192l107-319c-17-10-34-20-51-29l-224 254c-79-33-164-56-255-66l-65-329c-14-1-27-1-41-1-9 0-18 0-26 0z">
            <text:p/>
          </draw:path>
          <draw:path draw:style-name="gr11" draw:text-style-name="P1" draw:layer="layout" svg:width="1.458cm" svg:height="1.459cm" svg:x="8.606cm" svg:y="6.507cm" svg:viewBox="0 0 1459 1460" svg:d="m447 60c379-159 791 8 951 388s-8 792-388 952-790-8-950-388 8-792 387-952z">
            <text:p/>
          </draw:path>
          <draw:path draw:style-name="gr1" draw:text-style-name="P1" draw:layer="layout" svg:width="0.397cm" svg:height="0.397cm" svg:x="9.137cm" svg:y="7.037cm" svg:viewBox="0 0 398 398" svg:d="m122 16c-104 44-149 157-105 260s155 149 259 106 150-156 106-259-156-150-260-107z">
            <text:p/>
          </draw:path>
        </draw:g>
        <draw:g>
          <draw:path draw:style-name="gr124" draw:text-style-name="P3" draw:layer="layout" svg:width="3.724cm" svg:height="3.727cm" svg:x="4.499cm" svg:y="5.397cm" svg:viewBox="0 0 3725 3728" svg:d="m1140 147c-14 6-28 12-42 19l38 333c-42 22-83 46-123 71l-263-204c-23 16-45 33-67 50l124 312c-38 33-72 68-105 105l-308-132c-17 21-34 43-50 65l202 270c-28 42-53 86-75 131l-331-45c-10 24-21 48-29 73l264 210c-14 48-26 97-36 146l-330 42c-3 27-7 53-9 80l312 135c-1 48-1 97 3 146l-307 125c4 28 8 56 14 84l334 49c11 46 24 90 40 137l-264 200c4 12 10 26 15 38 6 14 12 28 19 43l333-39c22 42 46 83 71 123l-205 263c17 24 34 45 51 67l311-123c34 37 68 71 105 104l-131 308c21 17 42 34 64 50l270-201c42 27 86 52 131 75l-45 331c23 10 48 21 73 29l210-265c48 15 97 27 145 36l42 331c27 3 54 6 81 9l134-312c49 1 97 0 147-3l124 307c29-4 56-8 84-14l49-334c46-11 91-24 136-40l200 264c13-4 26-10 38-16 15-5 29-11 43-18l-39-334c42-21 84-45 123-70l264 205c22-17 45-34 67-51l-124-312c37-33 71-68 104-105l309 132c17-22 33-43 49-65l-201-270c27-42 52-87 74-131l332 45c10-24 21-48 29-73l-264-210c13-48 26-97 35-146l331-42c3-26 6-54 9-80l-312-135c1-48 0-97-3-146l307-125c-5-28-9-56-14-84l-335-49c-10-45-23-91-39-137l264-201c-5-12-10-25-16-37-5-14-11-28-18-42l-332 38c-23-42-47-83-73-123l205-263c-17-24-34-46-51-67l-311 123c-34-37-68-71-104-104l130-309c-20-17-42-34-64-49l-269 201c-43-27-87-52-132-75l46-331c-24-10-48-21-73-29l-211 265c-47-15-96-27-145-36l-42-331c-27-3-53-7-80-9l-134 312c-49-1-98 0-147 3l-125-307c-28 4-56 8-83 14l-50 334c-45 11-90 24-136 40l-200-264c-13 5-26 10-38 15z">
            <text:p/>
          </draw:path>
          <draw:path draw:style-name="gr125" draw:text-style-name="P3" draw:layer="layout" svg:width="2.753cm" svg:height="2.755cm" svg:x="4.984cm" svg:y="5.883cm" svg:viewBox="0 0 2754 2756" svg:d="m845 114c717-302 1493 15 1795 731s-15 1495-732 1797-1493-15-1794-732 15-1495 731-1796z">
            <text:p/>
          </draw:path>
          <draw:path draw:style-name="gr126" draw:text-style-name="P3" draw:layer="layout" svg:width="2.429cm" svg:height="2.429cm" svg:x="5.146cm" svg:y="6.048cm" svg:viewBox="0 0 2430 2430" svg:d="m1116 329c-93 10-181 32-262 67l-224-254c-17 9-35 19-51 29l107 319c-74 53-139 118-193 192l-321-104c-12 20-24 41-34 61l252 228c-31 77-52 162-61 250l-328 65c-1 11-1 22-1 33s0 22 1 32l328 66c9 88 30 172 61 250l-252 228c10 20 22 41 34 60l321-103c54 73 119 138 193 192l-107 319c16 9 34 19 51 29l224-254c81 34 169 57 262 67l73 329c8 0 17 0 26 0 14 0 27 0 42-1l64-329c91-11 176-33 255-66l224 254c17-10 34-20 51-29l-107-319c73-54 139-119 192-192l322 103c12-19 23-40 34-60l-253-228c32-78 53-162 62-251l328-65c1-10 1-22 1-32s0-22-1-33l-328-64c-9-89-30-174-62-251l253-228c-11-20-22-41-34-61l-322 104c-53-74-119-139-192-192l107-319c-17-10-34-20-51-29l-224 254c-79-33-164-56-255-66l-65-329c-14-1-27-1-41-1-9 0-18 0-26 0z">
            <text:p/>
          </draw:path>
          <draw:path draw:style-name="gr127" draw:text-style-name="P3" draw:layer="layout" svg:width="1.458cm" svg:height="1.459cm" svg:x="5.631cm" svg:y="6.531cm" svg:viewBox="0 0 1459 1460" svg:d="m447 60c379-159 791 8 951 388s-8 792-388 952-790-8-950-388 8-792 387-952z">
            <text:p/>
          </draw:path>
          <draw:path draw:style-name="gr128" draw:text-style-name="P3" draw:layer="layout" svg:width="0.397cm" svg:height="0.397cm" svg:x="6.162cm" svg:y="7.062cm" svg:viewBox="0 0 398 398" svg:d="m122 16c-104 44-149 157-105 260s155 149 259 106 150-156 106-259-156-150-260-107z">
            <text:p/>
          </draw:path>
        </draw:g>
        <draw:g>
          <draw:path draw:style-name="gr12" draw:text-style-name="P1" draw:layer="layout" svg:width="3.724cm" svg:height="3.727cm" svg:x="1.599cm" svg:y="5.425cm" svg:viewBox="0 0 3725 3728" svg:d="m1140 147c-14 6-28 12-42 19l38 333c-42 22-83 46-123 71l-263-204c-23 16-45 33-67 50l124 312c-38 33-72 68-105 105l-308-132c-17 21-34 43-50 65l202 270c-28 42-53 86-75 131l-331-45c-10 24-21 48-29 73l264 210c-14 48-26 97-36 146l-330 42c-3 27-7 53-9 80l312 135c-1 48-1 97 3 146l-307 125c4 28 8 56 14 84l334 49c11 46 24 90 40 137l-264 200c4 12 10 26 15 38 6 14 12 28 19 43l333-39c22 42 46 83 71 123l-205 263c17 24 34 45 51 67l311-123c34 37 68 71 105 104l-131 308c21 17 42 34 64 50l270-201c42 27 86 52 131 75l-45 331c23 10 48 21 73 29l210-265c48 15 97 27 145 36l42 331c27 3 54 6 81 9l134-312c49 1 97 0 147-3l124 307c29-4 56-8 84-14l49-334c46-11 91-24 136-40l200 264c13-4 26-10 38-16 15-5 29-11 43-18l-39-334c42-21 84-45 123-70l264 205c22-17 45-34 67-51l-124-312c37-33 71-68 104-105l309 132c17-22 33-43 49-65l-201-270c27-42 52-87 74-131l332 45c10-24 21-48 29-73l-264-210c13-48 26-97 35-146l331-42c3-26 6-54 9-80l-312-135c1-48 0-97-3-146l307-125c-5-28-9-56-14-84l-335-49c-10-45-23-91-39-137l264-201c-5-12-10-25-16-37-5-14-11-28-18-42l-332 38c-23-42-47-83-73-123l205-263c-17-24-34-46-51-67l-311 123c-34-37-68-71-104-104l130-309c-20-17-42-34-64-49l-269 201c-43-27-87-52-132-75l46-331c-24-10-48-21-73-29l-211 265c-47-15-96-27-145-36l-42-331c-27-3-53-7-80-9l-134 312c-49-1-98 0-147 3l-125-307c-28 4-56 8-83 14l-50 334c-45 11-90 24-136 40l-200-264c-13 5-26 10-38 15z">
            <text:p/>
          </draw:path>
          <draw:path draw:style-name="gr11" draw:text-style-name="P1" draw:layer="layout" svg:width="2.753cm" svg:height="2.755cm" svg:x="2.083cm" svg:y="5.912cm" svg:viewBox="0 0 2754 2756" svg:d="m845 114c717-302 1493 15 1795 731s-15 1495-732 1797-1493-15-1794-732 15-1495 731-1796z">
            <text:p/>
          </draw:path>
          <draw:path draw:style-name="gr13" draw:text-style-name="P1" draw:layer="layout" svg:width="2.429cm" svg:height="2.429cm" svg:x="2.246cm" svg:y="6.076cm" svg:viewBox="0 0 2430 2430" svg:d="m1116 329c-93 10-181 32-262 67l-224-254c-17 9-35 19-51 29l107 319c-74 53-139 118-193 192l-321-104c-12 20-24 41-34 61l252 228c-31 77-52 162-61 250l-328 65c-1 11-1 22-1 33s0 22 1 32l328 66c9 88 30 172 61 250l-252 228c10 20 22 41 34 60l321-103c54 73 119 138 193 192l-107 319c16 9 34 19 51 29l224-254c81 34 169 57 262 67l73 329c8 0 17 0 26 0 14 0 27 0 42-1l64-329c91-11 176-33 255-66l224 254c17-10 34-20 51-29l-107-319c73-54 139-119 192-192l322 103c12-19 23-40 34-60l-253-228c32-78 53-162 62-251l328-65c1-10 1-22 1-32s0-22-1-33l-328-64c-9-89-30-174-62-251l253-228c-11-20-22-41-34-61l-322 104c-53-74-119-139-192-192l107-319c-17-10-34-20-51-29l-224 254c-79-33-164-56-255-66l-65-329c-14-1-27-1-41-1-9 0-18 0-26 0z">
            <text:p/>
          </draw:path>
          <draw:path draw:style-name="gr11" draw:text-style-name="P1" draw:layer="layout" svg:width="1.458cm" svg:height="1.459cm" svg:x="2.731cm" svg:y="6.56cm" svg:viewBox="0 0 1459 1460" svg:d="m447 60c379-159 791 8 951 388s-8 792-388 952-790-8-950-388 8-792 387-952z">
            <text:p/>
          </draw:path>
          <draw:path draw:style-name="gr1" draw:text-style-name="P1" draw:layer="layout" svg:width="0.397cm" svg:height="0.397cm" svg:x="3.262cm" svg:y="7.09cm" svg:viewBox="0 0 398 398" svg:d="m122 16c-104 44-149 157-105 260s155 149 259 106 150-156 106-259-156-150-260-107z">
            <text:p/>
          </draw:path>
        </draw:g>
        <draw:custom-shape draw:style-name="gr93" draw:text-style-name="P1" draw:layer="layout" svg:width="2.1cm" svg:height="2.25cm" svg:x="3.023cm" svg:y="12.7cm">
          <text:p/>
          <draw:enhanced-geometry svg:viewBox="0 0 21600 21600" draw:mirror-horizontal="true" draw:type="line-callout-1" draw:modifiers="12491.1946692051 -34525.4553531764 -2570.2046644455 5316.0373167481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3" draw:text-style-name="P1" draw:layer="layout" svg:width="2.1cm" svg:height="2.175cm" svg:x="6.148cm" svg:y="12.775cm">
          <text:p/>
          <draw:enhanced-geometry svg:viewBox="0 0 21600 21600" draw:mirror-horizontal="true" draw:type="line-callout-1" draw:modifiers="12491.1946692051 -35705.5147058823 -2570.2046644455 5509.1911764705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3" draw:text-style-name="P1" draw:layer="layout" svg:width="2.1cm" svg:height="2.175cm" svg:x="9.023cm" svg:y="12.775cm">
          <text:p/>
          <draw:enhanced-geometry svg:viewBox="0 0 21600 21600" draw:mirror-horizontal="true" draw:type="line-callout-1" draw:modifiers="12491.1946692051 -35705.5147058823 -2570.2046644455 5509.1911764705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3" draw:text-style-name="P1" draw:layer="layout" svg:width="2.1cm" svg:height="2.375cm" svg:x="11.65cm" svg:y="12.75cm">
          <text:p/>
          <draw:enhanced-geometry svg:viewBox="0 0 21600 21600" draw:mirror-horizontal="true" draw:type="line-callout-1" draw:modifiers="12491.1946692051 -32700 -2570.2046644455 5045.4545454545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7" draw:text-style-name="P7" draw:layer="layout" svg:width="4.651cm" svg:height="2.745cm" svg:x="2.9cm" svg:y="13.48cm">
          <draw:text-box>
            <text:p><text:span text:style-name="T4">　</text:span><text:span text:style-name="T2">1</text:span></text:p>
            <text:p><text:span text:style-name="T4">回まわると</text:span></text:p>
          </draw:text-box>
        </draw:frame>
        <draw:frame draw:style-name="gr129" draw:layer="layout" svg:width="0.502cm" svg:height="0.886cm" svg:x="31.175cm" svg:y="11.95cm">
          <draw:text-box>
            <text:p/>
          </draw:text-box>
        </draw:frame>
        <draw:frame draw:style-name="gr17" draw:text-style-name="P7" draw:layer="layout" svg:width="3.948cm" svg:height="1.17cm" svg:x="10.452cm" svg:y="15.255cm">
          <draw:text-box>
            <text:p><text:span text:style-name="T4">回まわる</text:span></text:p>
          </draw:text-box>
        </draw:frame>
        <draw:custom-shape draw:style-name="gr93" draw:text-style-name="P1" draw:layer="layout" svg:width="2.1cm" svg:height="2.25cm" svg:x="13.473cm" svg:y="16.5cm">
          <text:p/>
          <draw:enhanced-geometry svg:viewBox="0 0 21600 21600" draw:mirror-horizontal="true" draw:type="line-callout-1" draw:modifiers="12511.7563065207 -58639.5379831186 -2570.2046644455 5316.0373167481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3" draw:text-style-name="P1" draw:layer="layout" svg:width="2.1cm" svg:height="2.175cm" svg:x="16.598cm" svg:y="16.575cm">
          <text:p/>
          <draw:enhanced-geometry svg:viewBox="0 0 21600 21600" draw:mirror-horizontal="true" draw:type="line-callout-1" draw:modifiers="11432.2703474536 -69118.0147058824 -2570.2046644455 5509.1911764705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3" draw:text-style-name="P1" draw:layer="layout" svg:width="2.1cm" svg:height="2.175cm" svg:x="19.473cm" svg:y="16.575cm">
          <text:p/>
          <draw:enhanced-geometry svg:viewBox="0 0 21600 21600" draw:mirror-horizontal="true" draw:type="line-callout-1" draw:modifiers="14588.4816753927 -68353.6764705882 -2570.2046644455 5509.1911764705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3" draw:text-style-name="P1" draw:layer="layout" svg:width="2.1cm" svg:height="2.375cm" svg:x="22.625cm" svg:y="16.625cm">
          <text:p/>
          <draw:enhanced-geometry svg:viewBox="0 0 21600 21600" draw:mirror-horizontal="true" draw:type="line-callout-1" draw:modifiers="21795.3355544979 -64109.0909090909 -2570.2046644455 5045.4545454545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7" draw:text-style-name="P7" draw:layer="layout" svg:width="4.651cm" svg:height="2.745cm" svg:x="13.35cm" svg:y="17.28cm">
          <draw:text-box>
            <text:p><text:span text:style-name="T4">　</text:span><text:span text:style-name="T2">1</text:span></text:p>
            <text:p><text:span text:style-name="T4">回まわると</text:span></text:p>
          </draw:text-box>
        </draw:frame>
        <draw:frame draw:style-name="gr17" draw:text-style-name="P7" draw:layer="layout" svg:width="3.948cm" svg:height="1.17cm" svg:x="23.902cm" svg:y="19.055cm">
          <draw:text-box>
            <text:p><text:span text:style-name="T4">回まわる</text:span></text:p>
          </draw:text-box>
        </draw:frame>
        <draw:custom-shape draw:style-name="gr93" draw:text-style-name="P1" draw:layer="layout" svg:width="2.1cm" svg:height="2.375cm" svg:x="25.5cm" svg:y="16.55cm">
          <text:p/>
          <draw:enhanced-geometry svg:viewBox="0 0 21600 21600" draw:mirror-horizontal="true" draw:type="line-callout-1" draw:modifiers="21795.3355544979 -64109.0909090909 -2570.2046644455 5045.4545454545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18" draw:style-name="dp1" draw:master-page-name="標準">
        <draw:g>
          <draw:path draw:style-name="gr5" draw:text-style-name="P1" draw:layer="layout" svg:width="3.724cm" svg:height="3.724cm" svg:x="1.6cm" svg:y="5.326cm" svg:viewBox="0 0 3725 3725" svg:d="m2584 147c15 6 29 12 42 18l-38 333c42 23 84 46 123 72l264-205c22 17 45 34 67 51l-124 311c37 34 71 68 104 105l309-131c17 21 33 42 49 64l-201 270c27 42 52 87 74 131l332-45c10 23 21 48 29 73l-264 210c13 48 26 97 35 145l331 42c3 27 6 54 9 81l-312 134c1 49 1 97-3 147l307 124c-5 29-9 56-14 84l-335 49c-10 46-23 91-39 136l264 200c-4 13-10 26-15 38-6 15-12 29-19 43l-333-39c-22 42-46 84-72 123l205 264c-17 22-34 45-51 67l-311-124c-34 37-68 71-104 104l131 309c-21 17-43 33-65 49l-269-201c-43 27-86 52-132 74l46 332c-24 10-48 21-73 29l-210-264c-48 13-97 26-146 35l-42 331c-27 3-53 6-80 9l-134-312c-49 1-98 1-147-3l-125 307c-28-5-56-9-83-14l-50-335c-45-10-90-23-136-39l-200 264c-13-4-26-10-38-15-14-6-28-12-43-19l39-333c-42-22-83-46-123-72l-263 205c-23-17-45-34-67-51l124-311c-38-34-72-68-105-104l-308 131c-17-21-34-43-50-65l202-269c-28-43-53-86-75-132l-331 46c-10-24-21-48-29-73l264-210c-14-48-26-97-36-146l-330-42c-3-27-7-53-9-80l312-134c-1-49 0-98 3-147l-307-125c4-28 8-56 14-83l334-50c11-45 24-90 40-136l-264-200c5-13 10-26 15-38 6-14 12-28 18-42l333 38c23-42 46-83 72-123l-205-263c17-23 34-45 51-67l311 124c34-38 68-72 105-105l-131-308c21-17 42-34 64-50l270 202c42-28 87-53 131-75l-45-331c23-10 48-21 73-29l210 264c48-14 97-26 145-36l42-330c27-3 54-7 81-9l134 312c49-1 97 0 147 3l124-307c29 4 56 8 84 14l49 334c46 11 91 24 136 40l201-264c13 5 25 10 37 15z">
            <text:p/>
          </draw:path>
          <draw:path draw:style-name="gr6" draw:text-style-name="P1" draw:layer="layout" svg:width="2.466cm" svg:height="2.466cm" svg:x="2.229cm" svg:y="5.955cm" svg:viewBox="0 0 2467 2467" svg:d="m1709 102c-641-270-1338 13-1607 655s13 1337 655 1608 1337-14 1608-655-14-1338-656-1608z">
            <text:p/>
          </draw:path>
          <draw:path draw:style-name="gr5" draw:text-style-name="P1" draw:layer="layout" svg:width="1.619cm" svg:height="1.619cm" svg:x="2.653cm" svg:y="6.379cm" svg:viewBox="0 0 1620 1620" svg:d="m248 730c13-101 51-191 108-267l-144-209c14-15 28-29 43-43l211 143c76-57 167-94 267-106l46-247c11-1 20-1 31-1s21 0 31 1l49 248c100 13 190 51 266 107l209-144c16 14 30 28 43 43l-142 211c56 76 93 167 105 267l248 46c1 11 1 20 1 31s0 21-1 31l-249 49c-13 100-51 190-107 265l145 210c-14 16-28 30-43 43l-213-143c-75 56-165 93-265 106l-46 248c-11 1-21 1-31 1s-21 0-32-1l-48-248c-100-14-191-51-266-108l-210 145c-15-14-29-28-43-43l143-212c-56-75-93-166-106-266l-247-46c-1-11-1-21-1-31s0-21 1-32z">
            <text:p/>
          </draw:path>
          <draw:path draw:style-name="gr7" draw:text-style-name="P1" draw:layer="layout" svg:width="0.397cm" svg:height="0.397cm" svg:x="3.263cm" svg:y="6.989cm" svg:viewBox="0 0 398 398" svg:d="m276 16c104 44 149 157 106 260s-156 149-259 106-150-156-107-259 157-150 260-107z">
            <text:p/>
          </draw:path>
        </draw:g>
        <draw:g>
          <draw:path draw:style-name="gr130" draw:text-style-name="P3" draw:layer="layout" svg:width="3.724cm" svg:height="3.727cm" svg:x="4.024cm" svg:y="5.25cm" svg:viewBox="0 0 3725 3728" svg:d="m2584 147c15 6 29 12 42 19l-38 333c42 22 84 46 123 71l264-204c22 16 45 33 67 50l-124 312c37 33 71 68 104 105l309-132c17 21 33 43 49 65l-201 270c27 42 52 86 74 131l332-45c10 24 21 48 29 73l-264 210c13 48 26 97 35 146l331 42c3 27 6 53 9 80l-312 135c1 48 1 97-3 146l307 125c-5 28-9 56-14 84l-335 49c-10 46-23 90-39 137l264 200c-4 12-10 26-15 38-6 14-12 28-19 43l-333-39c-22 42-46 83-72 123l205 263c-17 24-34 45-51 67l-311-123c-34 37-68 71-104 104l131 308c-21 17-43 34-65 50l-269-201c-43 27-86 52-132 75l46 331c-24 10-48 21-73 29l-210-265c-48 15-97 27-146 36l-42 331c-27 3-53 6-80 9l-134-312c-49 1-98 0-147-3l-125 307c-28-4-56-8-83-14l-50-334c-45-11-90-24-136-40l-200 264c-13-4-26-10-38-16-14-5-28-11-43-18l39-334c-42-21-83-45-123-70l-263 205c-23-17-45-34-67-51l124-312c-38-33-72-68-105-105l-308 132c-17-22-34-43-50-65l202-270c-28-42-53-87-75-131l-331 45c-10-24-21-48-29-73l264-210c-14-48-26-97-36-146l-330-42c-3-26-7-54-9-80l312-135c-1-48 0-97 3-146l-307-125c4-28 8-56 14-84l334-49c11-45 24-91 40-137l-264-201c5-12 10-25 15-37 6-14 12-28 18-42l333 38c23-42 46-83 72-123l-205-263c17-24 34-46 51-67l311 123c34-37 68-71 105-104l-131-309c21-17 42-34 64-49l270 201c42-27 87-52 131-75l-45-331c23-10 48-21 73-29l210 265c48-15 97-27 145-36l42-331c27-3 54-7 81-9l134 312c49-1 97 0 147 3l124-307c29 4 56 8 84 14l49 334c46 11 91 24 136 40l201-264c13 5 25 10 37 15z">
            <text:p/>
          </draw:path>
          <draw:path draw:style-name="gr131" draw:text-style-name="P3" draw:layer="layout" svg:width="2.753cm" svg:height="2.755cm" svg:x="4.51cm" svg:y="5.736cm" svg:viewBox="0 0 2754 2756" svg:d="m1909 114c-716-302-1493 15-1795 731s15 1495 732 1797 1493-15 1795-732-16-1495-732-1796z">
            <text:p/>
          </draw:path>
          <draw:path draw:style-name="gr132" draw:text-style-name="P3" draw:layer="layout" svg:width="2.429cm" svg:height="2.429cm" svg:x="4.672cm" svg:y="5.901cm" svg:viewBox="0 0 2430 2430" svg:d="m1314 329c93 10 181 32 262 67l224-254c17 9 34 19 51 29l-107 319c73 53 139 118 192 192l322-104c12 20 23 41 34 61l-253 228c32 77 53 162 62 250l328 65c1 11 1 22 1 33s0 22-1 32l-328 66c-9 88-30 172-62 250l253 228c-11 20-22 41-34 60l-322-103c-53 73-119 138-192 192l107 319c-17 9-34 19-51 29l-224-254c-81 34-169 57-262 67l-73 329c-8 0-17 0-26 0-14 0-28 0-42-1l-64-329c-91-11-177-33-255-66l-224 254c-17-10-35-20-51-29l107-319c-74-54-139-119-193-192l-321 103c-12-19-24-40-34-60l252-228c-31-78-52-162-61-251l-328-65c-1-10-1-22-1-32s0-22 1-33l328-64c9-89 30-174 61-251l-252-228c10-20 22-41 34-61l321 104c54-74 119-139 193-192l-107-319c16-10 34-20 51-29l224 254c78-33 164-56 255-66l65-329c13-1 27-1 41-1 9 0 18 0 26 0z">
            <text:p/>
          </draw:path>
          <draw:path draw:style-name="gr133" draw:text-style-name="P3" draw:layer="layout" svg:width="1.458cm" svg:height="1.459cm" svg:x="5.158cm" svg:y="6.384cm" svg:viewBox="0 0 1459 1460" svg:d="m1011 60c-379-159-790 8-951 388s9 792 388 952 791-8 950-388-7-792-387-952z">
            <text:p/>
          </draw:path>
          <draw:path draw:style-name="gr134" draw:text-style-name="P3" draw:layer="layout" svg:width="0.397cm" svg:height="0.397cm" svg:x="5.688cm" svg:y="6.915cm" svg:viewBox="0 0 398 398" svg:d="m276 16c104 44 149 157 106 260s-156 149-259 106-150-156-107-259 157-150 260-107z">
            <text:p/>
          </draw:path>
        </draw:g>
        <draw:g>
          <draw:path draw:style-name="gr135" draw:text-style-name="P3" draw:layer="layout" svg:width="3.724cm" svg:height="3.727cm" svg:x="6.824cm" svg:y="5.272cm" svg:viewBox="0 0 3725 3728" svg:d="m2584 147c15 6 29 12 42 19l-38 333c42 22 84 46 123 71l264-204c22 16 45 33 67 50l-124 312c37 33 71 68 104 105l309-132c17 21 33 43 49 65l-201 270c27 42 52 86 74 131l332-45c10 24 21 48 29 73l-264 210c13 48 26 97 35 146l331 42c3 27 6 53 9 80l-312 135c1 48 1 97-3 146l307 125c-5 28-9 56-14 84l-335 49c-10 46-23 90-39 137l264 200c-4 12-10 26-15 38-6 14-12 28-19 43l-333-39c-22 42-46 83-72 123l205 263c-17 24-34 45-51 67l-311-123c-34 37-68 71-104 104l131 308c-21 17-43 34-65 50l-269-201c-43 27-86 52-132 75l46 331c-24 10-48 21-73 29l-210-265c-48 15-97 27-146 36l-42 331c-27 3-53 6-80 9l-134-312c-49 1-98 0-147-3l-125 307c-28-4-56-8-83-14l-50-334c-45-11-90-24-136-40l-200 264c-13-4-26-10-38-16-14-5-28-11-43-18l39-334c-42-21-83-45-123-70l-263 205c-23-17-45-34-67-51l124-312c-38-33-72-68-105-105l-308 132c-17-22-34-43-50-65l202-270c-28-42-53-87-75-131l-331 45c-10-24-21-48-29-73l264-210c-14-48-26-97-36-146l-330-42c-3-26-7-54-9-80l312-135c-1-48 0-97 3-146l-307-125c4-28 8-56 14-84l334-49c11-45 24-91 40-137l-264-201c5-12 10-25 15-37 6-14 12-28 18-42l333 38c23-42 46-83 72-123l-205-263c17-24 34-46 51-67l311 123c34-37 68-71 105-104l-131-309c21-17 42-34 64-49l270 201c42-27 87-52 131-75l-45-331c23-10 48-21 73-29l210 265c48-15 97-27 145-36l42-331c27-3 54-7 81-9l134 312c49-1 97 0 147 3l124-307c29 4 56 8 84 14l49 334c46 11 91 24 136 40l201-264c13 5 25 10 37 15z">
            <text:p/>
          </draw:path>
          <draw:path draw:style-name="gr136" draw:text-style-name="P3" draw:layer="layout" svg:width="2.753cm" svg:height="2.755cm" svg:x="7.31cm" svg:y="5.758cm" svg:viewBox="0 0 2754 2756" svg:d="m1909 114c-716-302-1493 15-1795 731s15 1495 732 1797 1493-15 1795-732-16-1495-732-1796z">
            <text:p/>
          </draw:path>
          <draw:path draw:style-name="gr137" draw:text-style-name="P3" draw:layer="layout" svg:width="2.429cm" svg:height="2.429cm" svg:x="7.472cm" svg:y="5.923cm" svg:viewBox="0 0 2430 2430" svg:d="m1314 329c93 10 181 32 262 67l224-254c17 9 34 19 51 29l-107 319c73 53 139 118 192 192l322-104c12 20 23 41 34 61l-253 228c32 77 53 162 62 250l328 65c1 11 1 22 1 33s0 22-1 32l-328 66c-9 88-30 172-62 250l253 228c-11 20-22 41-34 60l-322-103c-53 73-119 138-192 192l107 319c-17 9-34 19-51 29l-224-254c-81 34-169 57-262 67l-73 329c-8 0-17 0-26 0-14 0-28 0-42-1l-64-329c-91-11-177-33-255-66l-224 254c-17-10-35-20-51-29l107-319c-74-54-139-119-193-192l-321 103c-12-19-24-40-34-60l252-228c-31-78-52-162-61-251l-328-65c-1-10-1-22-1-32s0-22 1-33l328-64c9-89 30-174 61-251l-252-228c10-20 22-41 34-61l321 104c54-74 119-139 193-192l-107-319c16-10 34-20 51-29l224 254c78-33 164-56 255-66l65-329c13-1 27-1 41-1 9 0 18 0 26 0z">
            <text:p/>
          </draw:path>
          <draw:path draw:style-name="gr138" draw:text-style-name="P3" draw:layer="layout" svg:width="1.458cm" svg:height="1.459cm" svg:x="7.958cm" svg:y="6.406cm" svg:viewBox="0 0 1459 1460" svg:d="m1011 60c-379-159-790 8-951 388s9 792 388 952 791-8 950-388-7-792-387-952z">
            <text:p/>
          </draw:path>
          <draw:path draw:style-name="gr139" draw:text-style-name="P3" draw:layer="layout" svg:width="0.397cm" svg:height="0.397cm" svg:x="8.488cm" svg:y="6.937cm" svg:viewBox="0 0 398 398" svg:d="m276 16c104 44 149 157 106 260s-156 149-259 106-150-156-107-259 157-150 260-107z">
            <text:p/>
          </draw:path>
        </draw:g>
        <draw:g>
          <draw:path draw:style-name="gr140" draw:text-style-name="P3" draw:layer="layout" svg:width="3.724cm" svg:height="3.727cm" svg:x="9.574cm" svg:y="5.3cm" svg:viewBox="0 0 3725 3728" svg:d="m2584 147c15 6 29 12 42 19l-38 333c42 22 84 46 123 71l264-204c22 16 45 33 67 50l-124 312c37 33 71 68 104 105l309-132c17 21 33 43 49 65l-201 270c27 42 52 86 74 131l332-45c10 24 21 48 29 73l-264 210c13 48 26 97 35 146l331 42c3 27 6 53 9 80l-312 135c1 48 1 97-3 146l307 125c-5 28-9 56-14 84l-335 49c-10 46-23 90-39 137l264 200c-4 12-10 26-15 38-6 14-12 28-19 43l-333-39c-22 42-46 83-72 123l205 263c-17 24-34 45-51 67l-311-123c-34 37-68 71-104 104l131 308c-21 17-43 34-65 50l-269-201c-43 27-86 52-132 75l46 331c-24 10-48 21-73 29l-210-265c-48 15-97 27-146 36l-42 331c-27 3-53 6-80 9l-134-312c-49 1-98 0-147-3l-125 307c-28-4-56-8-83-14l-50-334c-45-11-90-24-136-40l-200 264c-13-4-26-10-38-16-14-5-28-11-43-18l39-334c-42-21-83-45-123-70l-263 205c-23-17-45-34-67-51l124-312c-38-33-72-68-105-105l-308 132c-17-22-34-43-50-65l202-270c-28-42-53-87-75-131l-331 45c-10-24-21-48-29-73l264-210c-14-48-26-97-36-146l-330-42c-3-26-7-54-9-80l312-135c-1-48 0-97 3-146l-307-125c4-28 8-56 14-84l334-49c11-45 24-91 40-137l-264-201c5-12 10-25 15-37 6-14 12-28 18-42l333 38c23-42 46-83 72-123l-205-263c17-24 34-46 51-67l311 123c34-37 68-71 105-104l-131-309c21-17 42-34 64-49l270 201c42-27 87-52 131-75l-45-331c23-10 48-21 73-29l210 265c48-15 97-27 145-36l42-331c27-3 54-7 81-9l134 312c49-1 97 0 147 3l124-307c29 4 56 8 84 14l49 334c46 11 91 24 136 40l201-264c13 5 25 10 37 15z">
            <text:p/>
          </draw:path>
          <draw:path draw:style-name="gr141" draw:text-style-name="P3" draw:layer="layout" svg:width="2.753cm" svg:height="2.755cm" svg:x="10.06cm" svg:y="5.786cm" svg:viewBox="0 0 2754 2756" svg:d="m1909 114c-716-302-1493 15-1795 731s15 1495 732 1797 1493-15 1795-732-16-1495-732-1796z">
            <text:p/>
          </draw:path>
          <draw:path draw:style-name="gr142" draw:text-style-name="P3" draw:layer="layout" svg:width="2.429cm" svg:height="2.429cm" svg:x="10.222cm" svg:y="5.951cm" svg:viewBox="0 0 2430 2430" svg:d="m1314 329c93 10 181 32 262 67l224-254c17 9 34 19 51 29l-107 319c73 53 139 118 192 192l322-104c12 20 23 41 34 61l-253 228c32 77 53 162 62 250l328 65c1 11 1 22 1 33s0 22-1 32l-328 66c-9 88-30 172-62 250l253 228c-11 20-22 41-34 60l-322-103c-53 73-119 138-192 192l107 319c-17 9-34 19-51 29l-224-254c-81 34-169 57-262 67l-73 329c-8 0-17 0-26 0-14 0-28 0-42-1l-64-329c-91-11-177-33-255-66l-224 254c-17-10-35-20-51-29l107-319c-74-54-139-119-193-192l-321 103c-12-19-24-40-34-60l252-228c-31-78-52-162-61-251l-328-65c-1-10-1-22-1-32s0-22 1-33l328-64c9-89 30-174 61-251l-252-228c10-20 22-41 34-61l321 104c54-74 119-139 193-192l-107-319c16-10 34-20 51-29l224 254c78-33 164-56 255-66l65-329c13-1 27-1 41-1 9 0 18 0 26 0z">
            <text:p/>
          </draw:path>
          <draw:path draw:style-name="gr143" draw:text-style-name="P3" draw:layer="layout" svg:width="1.458cm" svg:height="1.459cm" svg:x="10.708cm" svg:y="6.434cm" svg:viewBox="0 0 1459 1460" svg:d="m1011 60c-379-159-790 8-951 388s9 792 388 952 791-8 950-388-7-792-387-952z">
            <text:p/>
          </draw:path>
          <draw:path draw:style-name="gr144" draw:text-style-name="P3" draw:layer="layout" svg:width="0.397cm" svg:height="0.397cm" svg:x="11.238cm" svg:y="6.965cm" svg:viewBox="0 0 398 398" svg:d="m276 16c104 44 149 157 106 260s-156 149-259 106-150-156-107-259 157-150 260-107z">
            <text:p/>
          </draw:path>
        </draw:g>
        <draw:g>
          <draw:path draw:style-name="gr18" draw:text-style-name="P1" draw:layer="layout" svg:width="8.178cm" svg:height="8.168cm" svg:x="12.424cm" svg:y="3.006cm" svg:viewBox="0 0 8179 8169" svg:d="m7520 2962v0c53 165 514-11 555 157v0c42 168-450 223-422 393v0c27 171 511 69 525 241v0c14 173-479 149-479 323v0c0 172 493 148 480 320v0c-14 173-496 72-523 244v0c-27 171 463 223 424 391v0c-40 168-502-5-555 159v0c-54 164 424 293 357 453v0c-66 159-495-84-572 70v0c-79 154 371 355 281 503v0c-89 148-475-160-577-20v0c-102 140 312 410 200 541v0c-112 132-444-232-566-110v0c-123 122 244 452 113 565v0c-132 114-404-299-544-197v0c-140 102 171 485 23 577v0c-147 90-351-359-505-280v0c-154 79 93 506-68 573v0c-159 66-290-409-454-356v0c-165 54 11 515-157 555v0c-169 41-222-449-394-421v0c-171 27-69 509-242 523v0c-172 14-149-478-322-477v0c-173 0-148 491-321 480v0c-173-14-72-497-244-523v0c-172-27-224 463-392 423v0c-168-40 6-501-159-555v0c-165-53-293 423-454 358v0c-160-66 84-495-70-573v0c-154-79-356 372-504 282v0c-147-91 161-475 21-576v0c-140-102-410 312-543 200v0c-131-113 233-444 111-566v0c-123-123-453 243-566 112v0c-114-131 300-403 197-541v0c-102-140-486 169-577 23v0c-91-148 359-352 280-506v0c-79-154-506 93-572-67v0c-68-159 408-290 355-455v0c-55-164-516 13-557-156v0c-40-168 450-222 423-394v0c-28-170-510-68-524-240v0c-14-173 478-150 478-322v0c-1-173-494-149-480-321v0c13-173 497-73 523-243v0c27-172-464-224-423-392v0c39-168 501 6 555-159v0c52-165-424-293-358-453v0c66-160 495 85 573-70v0c79-154-373-356-283-503v0c90-148 476 160 578 20v0c102-140-313-410-200-541v0c112-132 444 233 567 110v0c122-123-245-452-114-566v0c131-113 403 300 544 198v0c140-102-171-485-23-577v0c148-90 350 359 504 280v0c154-79-92-507 68-573v0c160-66 291 409 455 355v0c166-53-11-514 157-555v0c168-40 223 450 393 422v0c172-27 70-509 242-523v0c173-14 150 478 323 477v0c173 0 148-493 321-479v0c173 13 73 497 243 522v0c172 28 224-463 392-422v0c168 39-5 500 159 553v0c166 54 294-422 454-356v0c161 65-84 494 71 571v0c154 79 355-371 503-282v0c149 90-161 476-19 578v0c140 100 410-312 541-200v0c132 111-233 443-110 565v0c122 122 453-244 567-112v0c112 131-301 402-199 542v0c103 139 486-170 578-23v0c90 147-359 350-280 505v0c79 154 507-92 573 67v0c67 159-409 290-355 454z">
            <text:p/>
          </draw:path>
          <draw:custom-shape draw:style-name="gr19" draw:text-style-name="P1" draw:layer="layout" svg:width="6.462cm" svg:height="6.461cm" svg:x="13.283cm" svg:y="3.8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1" draw:layer="layout" svg:width="0.099cm" svg:height="6.271cm" svg:x="16.494cm" svg:y="3.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6.338cm" svg:height="0.101cm" svg:x="13.376cm" svg:y="7.02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4.424cm" svg:height="4.424cm" svg:x="14.347cm" svg:y="4.87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1" draw:layer="layout" svg:width="1.195cm" svg:height="1.194cm" svg:x="15.956cm" svg:y="6.49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path draw:style-name="gr28" draw:text-style-name="P1" draw:layer="layout" svg:width="1.619cm" svg:height="1.619cm" svg:x="15.744cm" svg:y="6.286cm" svg:viewBox="0 0 1620 1620" svg:d="m248 730c13-101 51-191 108-267l-144-209c14-15 28-29 43-43l211 143c76-57 167-94 267-106l46-247c11-1 20-1 31-1s21 0 31 1l49 248c100 13 190 51 266 107l209-144c16 14 30 28 43 43l-142 211c56 76 93 167 105 267l248 46c1 11 1 20 1 31s0 21-1 31l-249 49c-13 100-51 190-107 265l145 210c-14 16-28 30-43 43l-213-143c-75 56-165 93-265 106l-46 248c-11 1-21 1-31 1s-21 0-32-1l-48-248c-100-14-191-51-266-108l-210 145c-15-14-29-28-43-43l143-212c-56-75-93-166-106-266l-247-46c-1-11-1-21-1-31s0-21 1-32z">
            <text:p/>
          </draw:path>
        </draw:g>
        <draw:g>
          <draw:path draw:style-name="gr12" draw:text-style-name="P1" draw:layer="layout" svg:width="3.724cm" svg:height="3.727cm" svg:x="17.149cm" svg:y="5.372cm" svg:viewBox="0 0 3725 3728" svg:d="m2584 147c15 6 29 12 42 19l-38 333c42 22 84 46 123 71l264-204c22 16 45 33 67 50l-124 312c37 33 71 68 104 105l309-132c17 21 33 43 49 65l-201 270c27 42 52 86 74 131l332-45c10 24 21 48 29 73l-264 210c13 48 26 97 35 146l331 42c3 27 6 53 9 80l-312 135c1 48 1 97-3 146l307 125c-5 28-9 56-14 84l-335 49c-10 46-23 90-39 137l264 200c-4 12-10 26-15 38-6 14-12 28-19 43l-333-39c-22 42-46 83-72 123l205 263c-17 24-34 45-51 67l-311-123c-34 37-68 71-104 104l131 308c-21 17-43 34-65 50l-269-201c-43 27-86 52-132 75l46 331c-24 10-48 21-73 29l-210-265c-48 15-97 27-146 36l-42 331c-27 3-53 6-80 9l-134-312c-49 1-98 0-147-3l-125 307c-28-4-56-8-83-14l-50-334c-45-11-90-24-136-40l-200 264c-13-4-26-10-38-16-14-5-28-11-43-18l39-334c-42-21-83-45-123-70l-263 205c-23-17-45-34-67-51l124-312c-38-33-72-68-105-105l-308 132c-17-22-34-43-50-65l202-270c-28-42-53-87-75-131l-331 45c-10-24-21-48-29-73l264-210c-14-48-26-97-36-146l-330-42c-3-26-7-54-9-80l312-135c-1-48 0-97 3-146l-307-125c4-28 8-56 14-84l334-49c11-45 24-91 40-137l-264-201c5-12 10-25 15-37 6-14 12-28 18-42l333 38c23-42 46-83 72-123l-205-263c17-24 34-46 51-67l311 123c34-37 68-71 105-104l-131-309c21-17 42-34 64-49l270 201c42-27 87-52 131-75l-45-331c23-10 48-21 73-29l210 265c48-15 97-27 145-36l42-331c27-3 54-7 81-9l134 312c49-1 97 0 147 3l124-307c29 4 56 8 84 14l49 334c46 11 91 24 136 40l201-264c13 5 25 10 37 15z">
            <text:p/>
          </draw:path>
          <draw:path draw:style-name="gr11" draw:text-style-name="P1" draw:layer="layout" svg:width="2.753cm" svg:height="2.755cm" svg:x="17.635cm" svg:y="5.859cm" svg:viewBox="0 0 2754 2756" svg:d="m1909 114c-716-302-1493 15-1795 731s15 1495 732 1797 1493-15 1795-732-16-1495-732-1796z">
            <text:p/>
          </draw:path>
          <draw:path draw:style-name="gr13" draw:text-style-name="P1" draw:layer="layout" svg:width="2.429cm" svg:height="2.429cm" svg:x="17.797cm" svg:y="6.023cm" svg:viewBox="0 0 2430 2430" svg:d="m1314 329c93 10 181 32 262 67l224-254c17 9 34 19 51 29l-107 319c73 53 139 118 192 192l322-104c12 20 23 41 34 61l-253 228c32 77 53 162 62 250l328 65c1 11 1 22 1 33s0 22-1 32l-328 66c-9 88-30 172-62 250l253 228c-11 20-22 41-34 60l-322-103c-53 73-119 138-192 192l107 319c-17 9-34 19-51 29l-224-254c-81 34-169 57-262 67l-73 329c-8 0-17 0-26 0-14 0-28 0-42-1l-64-329c-91-11-177-33-255-66l-224 254c-17-10-35-20-51-29l107-319c-74-54-139-119-193-192l-321 103c-12-19-24-40-34-60l252-228c-31-78-52-162-61-251l-328-65c-1-10-1-22-1-32s0-22 1-33l328-64c9-89 30-174 61-251l-252-228c10-20 22-41 34-61l321 104c54-74 119-139 193-192l-107-319c16-10 34-20 51-29l224 254c78-33 164-56 255-66l65-329c13-1 27-1 41-1 9 0 18 0 26 0z">
            <text:p/>
          </draw:path>
          <draw:path draw:style-name="gr11" draw:text-style-name="P1" draw:layer="layout" svg:width="1.458cm" svg:height="1.459cm" svg:x="18.283cm" svg:y="6.507cm" svg:viewBox="0 0 1459 1460" svg:d="m1011 60c-379-159-790 8-951 388s9 792 388 952 791-8 950-388-7-792-387-952z">
            <text:p/>
          </draw:path>
          <draw:path draw:style-name="gr1" draw:text-style-name="P1" draw:layer="layout" svg:width="0.397cm" svg:height="0.397cm" svg:x="18.813cm" svg:y="7.037cm" svg:viewBox="0 0 398 398" svg:d="m276 16c104 44 149 157 106 260s-156 149-259 106-150-156-107-259 157-150 260-107z">
            <text:p/>
          </draw:path>
        </draw:g>
        <draw:g>
          <draw:path draw:style-name="gr145" draw:text-style-name="P3" draw:layer="layout" svg:width="3.724cm" svg:height="3.727cm" svg:x="20.124cm" svg:y="5.397cm" svg:viewBox="0 0 3725 3728" svg:d="m2584 147c15 6 29 12 42 19l-38 333c42 22 84 46 123 71l264-204c22 16 45 33 67 50l-124 312c37 33 71 68 104 105l309-132c17 21 33 43 49 65l-201 270c27 42 52 86 74 131l332-45c10 24 21 48 29 73l-264 210c13 48 26 97 35 146l331 42c3 27 6 53 9 80l-312 135c1 48 1 97-3 146l307 125c-5 28-9 56-14 84l-335 49c-10 46-23 90-39 137l264 200c-4 12-10 26-15 38-6 14-12 28-19 43l-333-39c-22 42-46 83-72 123l205 263c-17 24-34 45-51 67l-311-123c-34 37-68 71-104 104l131 308c-21 17-43 34-65 50l-269-201c-43 27-86 52-132 75l46 331c-24 10-48 21-73 29l-210-265c-48 15-97 27-146 36l-42 331c-27 3-53 6-80 9l-134-312c-49 1-98 0-147-3l-125 307c-28-4-56-8-83-14l-50-334c-45-11-90-24-136-40l-200 264c-13-4-26-10-38-16-14-5-28-11-43-18l39-334c-42-21-83-45-123-70l-263 205c-23-17-45-34-67-51l124-312c-38-33-72-68-105-105l-308 132c-17-22-34-43-50-65l202-270c-28-42-53-87-75-131l-331 45c-10-24-21-48-29-73l264-210c-14-48-26-97-36-146l-330-42c-3-26-7-54-9-80l312-135c-1-48 0-97 3-146l-307-125c4-28 8-56 14-84l334-49c11-45 24-91 40-137l-264-201c5-12 10-25 15-37 6-14 12-28 18-42l333 38c23-42 46-83 72-123l-205-263c17-24 34-46 51-67l311 123c34-37 68-71 105-104l-131-309c21-17 42-34 64-49l270 201c42-27 87-52 131-75l-45-331c23-10 48-21 73-29l210 265c48-15 97-27 145-36l42-331c27-3 54-7 81-9l134 312c49-1 97 0 147 3l124-307c29 4 56 8 84 14l49 334c46 11 91 24 136 40l201-264c13 5 25 10 37 15z">
            <text:p/>
          </draw:path>
          <draw:path draw:style-name="gr146" draw:text-style-name="P3" draw:layer="layout" svg:width="2.753cm" svg:height="2.755cm" svg:x="20.61cm" svg:y="5.883cm" svg:viewBox="0 0 2754 2756" svg:d="m1909 114c-716-302-1493 15-1795 731s15 1495 732 1797 1493-15 1795-732-16-1495-732-1796z">
            <text:p/>
          </draw:path>
          <draw:path draw:style-name="gr147" draw:text-style-name="P3" draw:layer="layout" svg:width="2.429cm" svg:height="2.429cm" svg:x="20.772cm" svg:y="6.048cm" svg:viewBox="0 0 2430 2430" svg:d="m1314 329c93 10 181 32 262 67l224-254c17 9 34 19 51 29l-107 319c73 53 139 118 192 192l322-104c12 20 23 41 34 61l-253 228c32 77 53 162 62 250l328 65c1 11 1 22 1 33s0 22-1 32l-328 66c-9 88-30 172-62 250l253 228c-11 20-22 41-34 60l-322-103c-53 73-119 138-192 192l107 319c-17 9-34 19-51 29l-224-254c-81 34-169 57-262 67l-73 329c-8 0-17 0-26 0-14 0-28 0-42-1l-64-329c-91-11-177-33-255-66l-224 254c-17-10-35-20-51-29l107-319c-74-54-139-119-193-192l-321 103c-12-19-24-40-34-60l252-228c-31-78-52-162-61-251l-328-65c-1-10-1-22-1-32s0-22 1-33l328-64c9-89 30-174 61-251l-252-228c10-20 22-41 34-61l321 104c54-74 119-139 193-192l-107-319c16-10 34-20 51-29l224 254c78-33 164-56 255-66l65-329c13-1 27-1 41-1 9 0 18 0 26 0z">
            <text:p/>
          </draw:path>
          <draw:path draw:style-name="gr148" draw:text-style-name="P3" draw:layer="layout" svg:width="1.458cm" svg:height="1.459cm" svg:x="21.258cm" svg:y="6.531cm" svg:viewBox="0 0 1459 1460" svg:d="m1011 60c-379-159-790 8-951 388s9 792 388 952 791-8 950-388-7-792-387-952z">
            <text:p/>
          </draw:path>
          <draw:path draw:style-name="gr149" draw:text-style-name="P3" draw:layer="layout" svg:width="0.397cm" svg:height="0.397cm" svg:x="21.788cm" svg:y="7.062cm" svg:viewBox="0 0 398 398" svg:d="m276 16c104 44 149 157 106 260s-156 149-259 106-150-156-107-259 157-150 260-107z">
            <text:p/>
          </draw:path>
        </draw:g>
        <draw:g>
          <draw:path draw:style-name="gr12" draw:text-style-name="P1" draw:layer="layout" svg:width="3.724cm" svg:height="3.727cm" svg:x="23.024cm" svg:y="5.425cm" svg:viewBox="0 0 3725 3728" svg:d="m2584 147c15 6 29 12 42 19l-38 333c42 22 84 46 123 71l264-204c22 16 45 33 67 50l-124 312c37 33 71 68 104 105l309-132c17 21 33 43 49 65l-201 270c27 42 52 86 74 131l332-45c10 24 21 48 29 73l-264 210c13 48 26 97 35 146l331 42c3 27 6 53 9 80l-312 135c1 48 1 97-3 146l307 125c-5 28-9 56-14 84l-335 49c-10 46-23 90-39 137l264 200c-4 12-10 26-15 38-6 14-12 28-19 43l-333-39c-22 42-46 83-72 123l205 263c-17 24-34 45-51 67l-311-123c-34 37-68 71-104 104l131 308c-21 17-43 34-65 50l-269-201c-43 27-86 52-132 75l46 331c-24 10-48 21-73 29l-210-265c-48 15-97 27-146 36l-42 331c-27 3-53 6-80 9l-134-312c-49 1-98 0-147-3l-125 307c-28-4-56-8-83-14l-50-334c-45-11-90-24-136-40l-200 264c-13-4-26-10-38-16-14-5-28-11-43-18l39-334c-42-21-83-45-123-70l-263 205c-23-17-45-34-67-51l124-312c-38-33-72-68-105-105l-308 132c-17-22-34-43-50-65l202-270c-28-42-53-87-75-131l-331 45c-10-24-21-48-29-73l264-210c-14-48-26-97-36-146l-330-42c-3-26-7-54-9-80l312-135c-1-48 0-97 3-146l-307-125c4-28 8-56 14-84l334-49c11-45 24-91 40-137l-264-201c5-12 10-25 15-37 6-14 12-28 18-42l333 38c23-42 46-83 72-123l-205-263c17-24 34-46 51-67l311 123c34-37 68-71 105-104l-131-309c21-17 42-34 64-49l270 201c42-27 87-52 131-75l-45-331c23-10 48-21 73-29l210 265c48-15 97-27 145-36l42-331c27-3 54-7 81-9l134 312c49-1 97 0 147 3l124-307c29 4 56 8 84 14l49 334c46 11 91 24 136 40l201-264c13 5 25 10 37 15z">
            <text:p/>
          </draw:path>
          <draw:path draw:style-name="gr11" draw:text-style-name="P1" draw:layer="layout" svg:width="2.753cm" svg:height="2.755cm" svg:x="23.51cm" svg:y="5.912cm" svg:viewBox="0 0 2754 2756" svg:d="m1909 114c-716-302-1493 15-1795 731s15 1495 732 1797 1493-15 1795-732-16-1495-732-1796z">
            <text:p/>
          </draw:path>
          <draw:path draw:style-name="gr13" draw:text-style-name="P1" draw:layer="layout" svg:width="2.429cm" svg:height="2.429cm" svg:x="23.672cm" svg:y="6.076cm" svg:viewBox="0 0 2430 2430" svg:d="m1314 329c93 10 181 32 262 67l224-254c17 9 34 19 51 29l-107 319c73 53 139 118 192 192l322-104c12 20 23 41 34 61l-253 228c32 77 53 162 62 250l328 65c1 11 1 22 1 33s0 22-1 32l-328 66c-9 88-30 172-62 250l253 228c-11 20-22 41-34 60l-322-103c-53 73-119 138-192 192l107 319c-17 9-34 19-51 29l-224-254c-81 34-169 57-262 67l-73 329c-8 0-17 0-26 0-14 0-28 0-42-1l-64-329c-91-11-177-33-255-66l-224 254c-17-10-35-20-51-29l107-319c-74-54-139-119-193-192l-321 103c-12-19-24-40-34-60l252-228c-31-78-52-162-61-251l-328-65c-1-10-1-22-1-32s0-22 1-33l328-64c9-89 30-174 61-251l-252-228c10-20 22-41 34-61l321 104c54-74 119-139 193-192l-107-319c16-10 34-20 51-29l224 254c78-33 164-56 255-66l65-329c13-1 27-1 41-1 9 0 18 0 26 0z">
            <text:p/>
          </draw:path>
          <draw:path draw:style-name="gr11" draw:text-style-name="P1" draw:layer="layout" svg:width="1.458cm" svg:height="1.459cm" svg:x="24.158cm" svg:y="6.56cm" svg:viewBox="0 0 1459 1460" svg:d="m1011 60c-379-159-790 8-951 388s9 792 388 952 791-8 950-388-7-792-387-952z">
            <text:p/>
          </draw:path>
          <draw:path draw:style-name="gr1" draw:text-style-name="P1" draw:layer="layout" svg:width="0.397cm" svg:height="0.397cm" svg:x="24.688cm" svg:y="7.09cm" svg:viewBox="0 0 398 398" svg:d="m276 16c104 44 149 157 106 260s-156 149-259 106-150-156-107-259 157-150 260-107z">
            <text:p/>
          </draw:path>
        </draw:g>
        <draw:custom-shape draw:style-name="gr93" draw:text-style-name="P1" draw:layer="layout" svg:width="2.1cm" svg:height="2cm" svg:x="1.625cm" svg:y="12.625cm">
          <text:p/>
          <draw:enhanced-geometry svg:viewBox="0 0 21600 21600" draw:mirror-horizontal="false" draw:type="line-callout-1" draw:modifiers="12491.1946692051 -38838.9805097451 -2570.2046644455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3" draw:text-style-name="P1" draw:layer="layout" svg:width="2.1cm" svg:height="2cm" svg:x="25.325cm" svg:y="15.075cm">
          <text:p/>
          <draw:enhanced-geometry svg:viewBox="0 0 21600 21600" draw:mirror-horizontal="false" draw:type="line-callout-1" draw:modifiers="51.40409328891 -57729.5352323838 -2570.2046644455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3" draw:text-style-name="P1" draw:layer="layout" svg:width="2.1cm" svg:height="1.925cm" svg:x="22.45cm" svg:y="15.1cm">
          <text:p/>
          <draw:enhanced-geometry svg:viewBox="0 0 21600 21600" draw:mirror-horizontal="false" draw:type="line-callout-1" draw:modifiers="400.951927653498 -62859.8130841121 -2570.2046644455 6224.299065420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3" draw:text-style-name="P1" draw:layer="layout" svg:width="2.1cm" svg:height="2cm" svg:x="19.45cm" svg:y="15.35cm">
          <text:p/>
          <draw:enhanced-geometry svg:viewBox="0 0 21600 21600" draw:mirror-horizontal="false" draw:type="line-callout-1" draw:modifiers="1243.97905759162 -61950.2248875562 -2570.2046644455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3" draw:text-style-name="P1" draw:layer="layout" svg:width="2.1cm" svg:height="1.8cm" svg:x="12.975cm" svg:y="12.675cm">
          <text:p/>
          <draw:enhanced-geometry svg:viewBox="0 0 21600 21600" draw:mirror-horizontal="false" draw:type="line-callout-1" draw:modifiers="12491.1946692051 -43152.0266518601 -2570.2046644455 6644.3087173792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3" draw:text-style-name="P1" draw:layer="layout" svg:width="2.1cm" svg:height="2cm" svg:x="10.075cm" svg:y="12.675cm">
          <text:p/>
          <draw:enhanced-geometry svg:viewBox="0 0 21600 21600" draw:mirror-horizontal="false" draw:type="line-callout-1" draw:modifiers="12491.1946692051 -38838.9805097451 -2570.2046644455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3" draw:text-style-name="P1" draw:layer="layout" svg:width="2.1cm" svg:height="1.975cm" svg:x="7.225cm" svg:y="12.625cm">
          <text:p/>
          <draw:enhanced-geometry svg:viewBox="0 0 21600 21600" draw:mirror-horizontal="false" draw:type="line-callout-1" draw:modifiers="12491.1946692051 -39319.4331983806 -2570.2046644455 6066.801619433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3" draw:text-style-name="P1" draw:layer="layout" svg:width="2.1cm" svg:height="2cm" svg:x="4.375cm" svg:y="12.625cm">
          <text:p/>
          <draw:enhanced-geometry svg:viewBox="0 0 21600 21600" draw:mirror-horizontal="false" draw:type="line-callout-1" draw:modifiers="12491.1946692051 -38838.9805097451 -2570.2046644455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3" draw:text-style-name="P1" draw:layer="layout" svg:width="2.1cm" svg:height="2cm" svg:x="16.85cm" svg:y="15.25cm">
          <text:p/>
          <draw:enhanced-geometry svg:viewBox="0 0 21600 21600" draw:mirror-horizontal="false" draw:type="line-callout-1" draw:modifiers="5202.0942408377 -63472.263868066 -2570.2046644455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7" draw:text-style-name="P7" draw:layer="layout" svg:width="4.651cm" svg:height="2.745cm" svg:x="1.124cm" svg:y="13.05cm">
          <draw:text-box>
            <text:p><text:span text:style-name="T4">　</text:span><text:span text:style-name="T2">60</text:span></text:p>
            <text:p><text:span text:style-name="T4">回まわると</text:span></text:p>
          </draw:text-box>
        </draw:frame>
        <draw:frame draw:style-name="gr17" draw:text-style-name="P7" draw:layer="layout" svg:width="3.948cm" svg:height="1.17cm" svg:x="12.725cm" svg:y="15.055cm">
          <draw:text-box>
            <text:p><text:span text:style-name="T4">回まわる</text:span></text:p>
          </draw:text-box>
        </draw:frame>
        <draw:frame draw:style-name="gr17" draw:text-style-name="P7" draw:layer="layout" svg:width="4.651cm" svg:height="2.745cm" svg:x="16.112cm" svg:y="15.636cm">
          <draw:text-box>
            <text:p><text:span text:style-name="T4">　</text:span><text:span text:style-name="T2">12</text:span></text:p>
            <text:p><text:span text:style-name="T4">回まわると</text:span></text:p>
          </draw:text-box>
        </draw:frame>
        <draw:frame draw:style-name="gr17" draw:text-style-name="P7" draw:layer="layout" svg:width="3.948cm" svg:height="1.17cm" svg:x="24.527cm" svg:y="17.5cm">
          <draw:text-box>
            <text:p><text:span text:style-name="T4">回まわる</text:span></text:p>
          </draw:text-box>
        </draw:frame>
      </draw:page>
      <draw:page draw:name="page19" draw:style-name="dp1" draw:master-page-name="標準">
        <draw:custom-shape draw:style-name="gr93" draw:text-style-name="P1" draw:layer="layout" svg:width="2.4cm" svg:height="2.375cm" svg:x="12.575cm" svg:y="15.625cm">
          <text:p/>
          <draw:enhanced-geometry svg:viewBox="0 0 21600 21600" draw:mirror-horizontal="true" draw:mirror-vertical="false" draw:type="line-callout-1" draw:modifiers="-10732.5281132861 -33545.4545454545 -2240.06663890046 5045.4545454545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g>
          <draw:path draw:style-name="gr5" draw:text-style-name="P1" draw:layer="layout" svg:width="2.532cm" svg:height="2.532cm" svg:x="6.35cm" svg:y="8.523cm" svg:viewBox="0 0 2533 2533" svg:d="m1757 100c10 4 19 8 29 12l-26 227c29 15 57 31 84 49l179-140c15 12 30 23 45 35l-84 212c25 23 49 46 71 71l210-89c11 14 22 29 34 43l-138 184c19 28 36 59 51 89l225-31c7 16 15 33 20 50l-179 143c9 32 17 65 24 98l224 29c3 18 5 36 7 55l-212 91c0 33 0 66-3 100l209 84c-3 20-5 38-9 57l-228 34c-7 31-16 61-27 92l180 136c-3 9-7 18-10 26-5 10-8 19-13 29l-227-26c-15 29-31 57-48 84l139 179c-11 15-23 30-34 45l-212-84c-23 25-46 49-71 71l89 210c-14 11-29 22-44 34l-183-138c-29 19-59 36-89 51l30 225c-16 7-32 15-49 20l-143-179c-33 9-66 17-99 24l-29 224c-18 3-36 5-54 7l-91-212c-33 0-67 0-100-3l-85 209c-19-3-38-5-57-9l-33-228c-31-7-62-16-93-27l-136 180c-9-3-17-7-26-10-10-5-19-8-29-13l27-227c-29-15-57-31-84-48l-179 139c-15-11-31-23-46-34l84-212c-25-23-48-46-71-71l-209 89c-12-14-23-29-34-44l137-183c-19-29-36-59-51-89l-225 30c-7-16-14-32-20-49l180-143c-9-33-18-66-24-99l-225-29c-2-18-4-36-6-54l212-91c-1-33 0-67 2-100l-208-85c2-19 5-38 9-57l227-33c7-31 16-62 27-93l-179-136c3-9 6-17 10-26 4-10 8-19 12-28l227 26c15-29 31-57 49-84l-140-179c12-15 23-31 35-46l212 84c23-25 46-48 71-71l-89-209c14-12 29-23 43-34l184 137c28-19 59-36 89-51l-31-225c16-7 33-14 50-20l143 180c32-9 65-18 98-24l29-225c18-2 36-4 55-6l91 212c33-1 66 0 100 2l84-208c20 2 38 5 57 9l34 227c31 7 61 16 92 27l137-179c9 3 17 6 25 10z">
            <text:p/>
          </draw:path>
          <draw:path draw:style-name="gr6" draw:text-style-name="P1" draw:layer="layout" svg:width="1.676cm" svg:height="1.676cm" svg:x="6.778cm" svg:y="8.951cm" svg:viewBox="0 0 1677 1677" svg:d="m1162 69c-436-183-909 9-1093 446s9 909 446 1093 909-9 1093-445-10-910-446-1094z">
            <text:p/>
          </draw:path>
          <draw:path draw:style-name="gr5" draw:text-style-name="P1" draw:layer="layout" svg:width="1.1cm" svg:height="1.1cm" svg:x="7.066cm" svg:y="9.239cm" svg:viewBox="0 0 1101 1101" svg:d="m169 496c8-68 34-130 73-181l-98-142c10-11 19-20 29-29l144 97c51-39 113-64 181-72l32-168c7-1 14-1 21-1s14 0 21 1l33 168c68 9 130 35 181 73l142-98c11 10 20 19 30 29l-97 144c38 51 63 113 71 181l169 32c0 7 0 14 0 21s0 14 0 21l-169 33c-9 68-35 129-73 180l98 143c-9 11-19 20-29 30l-144-98c-52 38-113 63-181 72l-31 169c-8 0-14 0-21 0s-15 0-22 0l-33-169c-68-9-129-34-180-73l-143 98c-11-9-20-19-29-29l97-144c-38-51-64-113-72-181l-168-31c-1-8-1-14-1-21s0-15 1-22z">
            <text:p/>
          </draw:path>
          <draw:path draw:style-name="gr7" draw:text-style-name="P1" draw:layer="layout" svg:width="0.27cm" svg:height="0.27cm" svg:x="7.481cm" svg:y="9.654cm" svg:viewBox="0 0 271 271" svg:d="m188 11c70 30 101 106 72 177s-106 101-177 72-102-106-72-177 106-102 177-72z">
            <text:p/>
          </draw:path>
        </draw:g>
        <draw:g>
          <draw:path draw:style-name="gr150" draw:text-style-name="P3" draw:layer="layout" svg:width="2.532cm" svg:height="2.534cm" svg:x="7.998cm" svg:y="8.471cm" svg:viewBox="0 0 2533 2535" svg:d="m1757 100c10 4 19 8 29 13l-26 226c29 15 57 32 84 49l179-139c15 11 30 22 45 34l-84 212c25 23 49 46 71 71l210-89c11 14 22 29 34 44l-138 183c19 29 36 59 51 90l225-31c7 16 15 33 20 49l-179 143c9 33 17 66 24 100l224 28c3 18 5 37 7 55l-212 91c0 33 0 66-3 100l209 85c-3 19-5 38-9 57l-228 33c-7 31-16 62-27 93l180 136c-3 8-7 18-10 26-5 10-8 19-13 29l-227-26c-15 28-31 56-48 83l139 179c-11 16-23 31-34 46l-212-84c-23 25-46 49-71 71l89 210c-14 11-29 23-44 33l-183-136c-29 18-59 35-89 50l30 225c-16 8-32 15-49 20l-143-180c-33 10-66 18-99 24l-29 226c-18 2-36 4-54 6l-91-212c-33 0-67 0-100-2l-85 208c-19-3-38-5-57-9l-33-228c-31-7-62-16-93-27l-136 180c-9-3-17-7-26-10-10-4-19-8-29-13l27-227c-29-14-57-31-84-48l-179 139c-15-11-31-23-46-34l84-212c-25-23-48-47-71-71l-209 89c-12-14-23-29-34-44l137-184c-19-28-36-58-51-89l-225 31c-7-16-14-33-20-49l180-144c-9-32-18-66-24-99l-225-28c-2-18-4-37-6-55l212-91c-1-33 0-66 2-100l-208-85c2-19 5-38 9-57l227-33c7-31 16-62 27-93l-179-137c3-8 6-17 10-25 4-10 8-19 12-29l227 26c15-28 31-56 49-84l-140-179c12-15 23-30 35-45l212 83c23-24 46-47 71-70l-89-210c14-11 29-23 43-33l184 136c28-18 59-35 89-51l-31-225c16-7 33-14 50-20l143 181c32-10 65-19 98-25l29-225c18-2 36-4 55-6l91 212c33-1 66 0 100 2l84-208c20 2 38 5 57 9l34 227c31 7 61 16 92 27l137-179c9 3 17 6 25 10z">
            <text:p/>
          </draw:path>
          <draw:path draw:style-name="gr151" draw:text-style-name="P3" draw:layer="layout" svg:width="1.872cm" svg:height="1.873cm" svg:x="8.329cm" svg:y="8.802cm" svg:viewBox="0 0 1873 1874" svg:d="m1298 78c-487-206-1015 9-1221 497s11 1016 498 1222 1016-11 1221-498-11-1017-498-1221z">
            <text:p/>
          </draw:path>
          <draw:path draw:style-name="gr152" draw:text-style-name="P3" draw:layer="layout" svg:width="1.651cm" svg:height="1.651cm" svg:x="8.439cm" svg:y="8.914cm" svg:viewBox="0 0 1652 1652" svg:d="m893 224c64 6 124 22 179 45l152-173c11 7 23 14 34 20l-72 217c50 37 94 81 131 131l218-71c9 13 16 28 23 41l-171 155c21 53 35 110 41 170l223 45c1 7 1 15 1 22s0 15-1 22l-223 45c-6 60-20 117-41 170l171 155c-7 13-14 28-23 41l-218-71c-37 50-81 95-131 131l72 217c-11 6-23 13-34 20l-152-173c-55 23-115 39-179 45l-49 224c-6 0-12 0-18 0-9 0-19 0-29-1l-43-223c-62-7-120-23-174-45l-152 173c-11-7-23-14-34-20l72-217c-50-36-94-81-131-131l-218 71c-9-13-16-28-23-41l171-155c-21-53-35-110-41-171l-223-44c-1-7-1-15-1-22s0-15 1-22l223-44c6-61 20-118 41-171l-171-155c7-13 14-28 23-41l218 71c37-50 81-94 131-131l-72-217c11-6 23-13 34-20l152 173c54-22 112-38 174-45l44-223c9-1 19-1 28-1 6 0 12 0 18 0z">
            <text:p/>
          </draw:path>
          <draw:path draw:style-name="gr153" draw:text-style-name="P3" draw:layer="layout" svg:width="0.991cm" svg:height="0.992cm" svg:x="8.769cm" svg:y="9.243cm" svg:viewBox="0 0 992 993" svg:d="m688 41c-258-109-538 5-647 264s6 538 264 647 537-6 646-264-5-538-263-647z">
            <text:p/>
          </draw:path>
          <draw:path draw:style-name="gr154" draw:text-style-name="P3" draw:layer="layout" svg:width="0.27cm" svg:height="0.27cm" svg:x="9.129cm" svg:y="9.603cm" svg:viewBox="0 0 271 271" svg:d="m188 11c70 30 101 106 72 177s-106 101-177 72-102-106-72-177 106-102 177-72z">
            <text:p/>
          </draw:path>
        </draw:g>
        <draw:g>
          <draw:path draw:style-name="gr155" draw:text-style-name="P3" draw:layer="layout" svg:width="2.532cm" svg:height="2.534cm" svg:x="9.902cm" svg:y="8.486cm" svg:viewBox="0 0 2533 2535" svg:d="m1757 100c10 4 19 8 29 13l-26 226c29 15 57 32 84 49l179-139c15 11 30 22 45 34l-84 212c25 23 49 46 71 71l210-89c11 14 22 29 34 44l-138 183c19 29 36 59 51 90l225-31c7 16 15 33 20 49l-179 143c9 33 17 66 24 100l224 28c3 18 5 37 7 55l-212 91c0 33 0 66-3 100l209 85c-3 19-5 38-9 57l-228 33c-7 31-16 62-27 93l180 136c-3 8-7 18-10 26-5 10-8 19-13 29l-227-26c-15 28-31 56-48 83l139 179c-11 16-23 31-34 46l-212-84c-23 25-46 49-71 71l89 210c-14 11-29 23-44 33l-183-136c-29 18-59 35-89 50l30 225c-16 8-32 15-49 20l-143-180c-33 10-66 18-99 24l-29 226c-18 2-36 4-54 6l-91-212c-33 0-67 0-100-2l-85 208c-19-3-38-5-57-9l-33-228c-31-7-62-16-93-27l-136 180c-9-3-17-7-26-10-10-4-19-8-29-13l27-227c-29-14-57-31-84-48l-179 139c-15-11-31-23-46-34l84-212c-25-23-48-47-71-71l-209 89c-12-14-23-29-34-44l137-184c-19-28-36-58-51-89l-225 31c-7-16-14-33-20-49l180-144c-9-32-18-66-24-99l-225-28c-2-18-4-37-6-55l212-91c-1-33 0-66 2-100l-208-85c2-19 5-38 9-57l227-33c7-31 16-62 27-93l-179-137c3-8 6-17 10-25 4-10 8-19 12-29l227 26c15-28 31-56 49-84l-140-179c12-15 23-30 35-45l212 83c23-24 46-47 71-70l-89-210c14-11 29-23 43-33l184 136c28-18 59-35 89-51l-31-225c16-7 33-14 50-20l143 181c32-10 65-19 98-25l29-225c18-2 36-4 55-6l91 212c33-1 66 0 100 2l84-208c20 2 38 5 57 9l34 227c31 7 61 16 92 27l137-179c9 3 17 6 25 10z">
            <text:p/>
          </draw:path>
          <draw:path draw:style-name="gr156" draw:text-style-name="P3" draw:layer="layout" svg:width="1.872cm" svg:height="1.873cm" svg:x="10.232cm" svg:y="8.817cm" svg:viewBox="0 0 1873 1874" svg:d="m1298 78c-487-206-1015 9-1221 497s11 1016 498 1222 1016-11 1221-498-11-1017-498-1221z">
            <text:p/>
          </draw:path>
          <draw:path draw:style-name="gr157" draw:text-style-name="P3" draw:layer="layout" svg:width="1.651cm" svg:height="1.651cm" svg:x="10.343cm" svg:y="8.929cm" svg:viewBox="0 0 1652 1652" svg:d="m893 224c64 6 124 22 179 45l152-173c11 7 23 14 34 20l-72 217c50 37 94 81 131 131l218-71c9 13 16 28 23 41l-171 155c21 53 35 110 41 170l223 45c1 7 1 15 1 22s0 15-1 22l-223 45c-6 60-20 117-41 170l171 155c-7 13-14 28-23 41l-218-71c-37 50-81 95-131 131l72 217c-11 6-23 13-34 20l-152-173c-55 23-115 39-179 45l-49 224c-6 0-12 0-18 0-9 0-19 0-29-1l-43-223c-62-7-120-23-174-45l-152 173c-11-7-23-14-34-20l72-217c-50-36-94-81-131-131l-218 71c-9-13-16-28-23-41l171-155c-21-53-35-110-41-171l-223-44c-1-7-1-15-1-22s0-15 1-22l223-44c6-61 20-118 41-171l-171-155c7-13 14-28 23-41l218 71c37-50 81-94 131-131l-72-217c11-6 23-13 34-20l152 173c54-22 112-38 174-45l44-223c9-1 19-1 28-1 6 0 12 0 18 0z">
            <text:p/>
          </draw:path>
          <draw:path draw:style-name="gr158" draw:text-style-name="P3" draw:layer="layout" svg:width="0.991cm" svg:height="0.992cm" svg:x="10.673cm" svg:y="9.258cm" svg:viewBox="0 0 992 993" svg:d="m688 41c-258-109-538 5-647 264s6 538 264 647 537-6 646-264-5-538-263-647z">
            <text:p/>
          </draw:path>
          <draw:path draw:style-name="gr159" draw:text-style-name="P3" draw:layer="layout" svg:width="0.27cm" svg:height="0.27cm" svg:x="11.033cm" svg:y="9.618cm" svg:viewBox="0 0 271 271" svg:d="m188 11c70 30 101 106 72 177s-106 101-177 72-102-106-72-177 106-102 177-72z">
            <text:p/>
          </draw:path>
        </draw:g>
        <draw:g>
          <draw:path draw:style-name="gr160" draw:text-style-name="P3" draw:layer="layout" svg:width="2.532cm" svg:height="2.534cm" svg:x="11.772cm" svg:y="8.505cm" svg:viewBox="0 0 2533 2535" svg:d="m1757 100c10 4 19 8 29 13l-26 226c29 15 57 32 84 49l179-139c15 11 30 22 45 34l-84 212c25 23 49 46 71 71l210-89c11 14 22 29 34 44l-138 183c19 29 36 59 51 90l225-31c7 16 15 33 20 49l-179 143c9 33 17 66 24 100l224 28c3 18 5 37 7 55l-212 91c0 33 0 66-3 100l209 85c-3 19-5 38-9 57l-228 33c-7 31-16 62-27 93l180 136c-3 8-7 18-10 26-5 10-8 19-13 29l-227-26c-15 28-31 56-48 83l139 179c-11 16-23 31-34 46l-212-84c-23 25-46 49-71 71l89 210c-14 11-29 23-44 33l-183-136c-29 18-59 35-89 50l30 225c-16 8-32 15-49 20l-143-180c-33 10-66 18-99 24l-29 226c-18 2-36 4-54 6l-91-212c-33 0-67 0-100-2l-85 208c-19-3-38-5-57-9l-33-228c-31-7-62-16-93-27l-136 180c-9-3-17-7-26-10-10-4-19-8-29-13l27-227c-29-14-57-31-84-48l-179 139c-15-11-31-23-46-34l84-212c-25-23-48-47-71-71l-209 89c-12-14-23-29-34-44l137-184c-19-28-36-58-51-89l-225 31c-7-16-14-33-20-49l180-144c-9-32-18-66-24-99l-225-28c-2-18-4-37-6-55l212-91c-1-33 0-66 2-100l-208-85c2-19 5-38 9-57l227-33c7-31 16-62 27-93l-179-137c3-8 6-17 10-25 4-10 8-19 12-29l227 26c15-28 31-56 49-84l-140-179c12-15 23-30 35-45l212 83c23-24 46-47 71-70l-89-210c14-11 29-23 43-33l184 136c28-18 59-35 89-51l-31-225c16-7 33-14 50-20l143 181c32-10 65-19 98-25l29-225c18-2 36-4 55-6l91 212c33-1 66 0 100 2l84-208c20 2 38 5 57 9l34 227c31 7 61 16 92 27l137-179c9 3 17 6 25 10z">
            <text:p/>
          </draw:path>
          <draw:path draw:style-name="gr161" draw:text-style-name="P3" draw:layer="layout" svg:width="1.872cm" svg:height="1.873cm" svg:x="12.102cm" svg:y="8.836cm" svg:viewBox="0 0 1873 1874" svg:d="m1298 78c-487-206-1015 9-1221 497s11 1016 498 1222 1016-11 1221-498-11-1017-498-1221z">
            <text:p/>
          </draw:path>
          <draw:path draw:style-name="gr162" draw:text-style-name="P3" draw:layer="layout" svg:width="1.651cm" svg:height="1.651cm" svg:x="12.212cm" svg:y="8.948cm" svg:viewBox="0 0 1652 1652" svg:d="m893 224c64 6 124 22 179 45l152-173c11 7 23 14 34 20l-72 217c50 37 94 81 131 131l218-71c9 13 16 28 23 41l-171 155c21 53 35 110 41 170l223 45c1 7 1 15 1 22s0 15-1 22l-223 45c-6 60-20 117-41 170l171 155c-7 13-14 28-23 41l-218-71c-37 50-81 95-131 131l72 217c-11 6-23 13-34 20l-152-173c-55 23-115 39-179 45l-49 224c-6 0-12 0-18 0-9 0-19 0-29-1l-43-223c-62-7-120-23-174-45l-152 173c-11-7-23-14-34-20l72-217c-50-36-94-81-131-131l-218 71c-9-13-16-28-23-41l171-155c-21-53-35-110-41-171l-223-44c-1-7-1-15-1-22s0-15 1-22l223-44c6-61 20-118 41-171l-171-155c7-13 14-28 23-41l218 71c37-50 81-94 131-131l-72-217c11-6 23-13 34-20l152 173c54-22 112-38 174-45l44-223c9-1 19-1 28-1 6 0 12 0 18 0z">
            <text:p/>
          </draw:path>
          <draw:path draw:style-name="gr163" draw:text-style-name="P3" draw:layer="layout" svg:width="0.991cm" svg:height="0.992cm" svg:x="12.543cm" svg:y="9.277cm" svg:viewBox="0 0 992 993" svg:d="m688 41c-258-109-538 5-647 264s6 538 264 647 537-6 646-264-5-538-263-647z">
            <text:p/>
          </draw:path>
          <draw:path draw:style-name="gr164" draw:text-style-name="P3" draw:layer="layout" svg:width="0.27cm" svg:height="0.27cm" svg:x="12.903cm" svg:y="9.637cm" svg:viewBox="0 0 271 271" svg:d="m188 11c70 30 101 106 72 177s-106 101-177 72-102-106-72-177 106-102 177-72z">
            <text:p/>
          </draw:path>
        </draw:g>
        <draw:g>
          <draw:path draw:style-name="gr18" draw:text-style-name="P1" draw:layer="layout" svg:width="5.56cm" svg:height="5.553cm" svg:x="13.71cm" svg:y="6.945cm" svg:viewBox="0 0 5561 5554" svg:d="m5113 2014v0c36 112 350-7 377 107v0c29 114-305 151-286 267v0c18 116 347 47 356 164v0c10 118-325 101-325 220v0c0 116 335 100 326 217v0c-9 118-337 49-355 166v0c-19 116 315 152 288 266v0c-27 114-341-4-378 108v0c-36 112 289 199 244 308v0c-45 108-337-57-390 48v0c-54 104 253 241 191 342v0c-60 100-322-109-392-14v0c-69 95 212 278 136 368v0c-76 90-302-158-385-75v0c-83 83 166 307 77 384v0c-90 78-274-203-370-134v0c-95 70 116 330 16 392v0c-100 62-239-244-344-190v0c-104 54 64 344-45 389v0c-109 45-198-277-309-241v0c-113 36 7 350-107 377v0c-115 28-151-305-268-286v0c-116 18-47 346-165 356v0c-117 9-101-326-219-325v0c-117 0-100 334-218 326v0c-117-9-49-337-166-355v0c-117-19-152 315-267 288v0c-114-28 5-341-108-378v0c-111-36-199 288-308 244v0c-109-45 57-337-47-390v0c-105-53-243 253-343 191v0c-101-61 109-322 14-391v0c-96-69-279 212-369 136v0c-89-77 158-302 75-385v0c-84-83-308 165-385 76v0c-77-89 204-273 134-368v0c-69-95-330 115-392 16v0c-62-101 244-239 191-344v0c-54-104-345 63-390-46v0c-46-108 278-197 242-309v0c-38-111-351 9-379-106v0c-27-114 306-151 288-268v0c-19-116-347-46-357-163v0c-9-118 326-102 326-219v0c-1-118-336-101-327-218v0c9-118 338-50 356-166v0c18-116-316-152-288-266v0c27-114 341 4 377-108v0c36-112-288-199-243-308v0c45-109 337 58 389-48v0c54-105-253-242-192-342v0c62-100 324 109 393 14v0c69-95-213-279-136-368v0c76-90 302 158 385 74v0c84-83-166-307-77-384v0c90-77 274 204 370 134v0c95-69-116-329-16-392v0c101-61 238 244 343 191v0c105-54-62-345 46-390v0c109-45 198 278 310 242v0c112-37-8-350 106-378v0c115-27 152 306 268 287v0c117-18 47-346 164-356v0c118-9 102 326 220 325v0c118 0 101-335 218-326v0c118 9 50 338 166 355v0c116 19 152-315 266-287v0c114 27-3 340 108 376v0c113 37 200-287 308-242v0c110 44-57 336 49 388v0c105 54 241-252 342-192v0c101 62-109 324-13 393v0c95 69 279-212 368-136v0c90 76-159 302-75 385v0c83 83 308-166 385-76v0c77 89-204 273-135 368v0c70 95 331-116 393-15v0c62 99-244 238-190 342v0c54 105 344-62 389 46v0c46 108-277 198-241 309z">
            <text:p/>
          </draw:path>
          <draw:custom-shape draw:style-name="gr19" draw:text-style-name="P1" draw:layer="layout" svg:width="4.394cm" svg:height="4.394cm" svg:x="14.294cm" svg:y="7.51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1" draw:layer="layout" svg:width="0.067cm" svg:height="4.264cm" svg:x="16.477cm" svg:y="7.6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4.31cm" svg:height="0.069cm" svg:x="14.357cm" svg:y="9.67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3.008cm" svg:height="3.008cm" svg:x="15.017cm" svg:y="8.21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1" draw:layer="layout" svg:width="0.813cm" svg:height="0.811cm" svg:x="16.111cm" svg:y="9.31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path draw:style-name="gr28" draw:text-style-name="P1" draw:layer="layout" svg:width="1.1cm" svg:height="1.1cm" svg:x="15.967cm" svg:y="9.176cm" svg:viewBox="0 0 1101 1101" svg:d="m169 496c8-68 34-130 73-181l-98-142c10-11 19-20 29-29l144 97c51-39 113-64 181-72l32-168c7-1 14-1 21-1s14 0 21 1l33 168c68 9 130 35 181 73l142-98c11 10 20 19 30 29l-97 144c38 51 63 113 71 181l169 32c0 7 0 14 0 21s0 14 0 21l-169 33c-9 68-35 129-73 180l98 143c-9 11-19 20-29 30l-144-98c-52 38-113 63-181 72l-31 169c-8 0-14 0-21 0s-15 0-22 0l-33-169c-68-9-129-34-180-73l-143 98c-11-9-20-19-29-29l97-144c-38-51-64-113-72-181l-168-31c-1-8-1-14-1-21s0-15 1-22z">
            <text:p/>
          </draw:path>
        </draw:g>
        <draw:g>
          <draw:path draw:style-name="gr12" draw:text-style-name="P1" draw:layer="layout" svg:width="2.532cm" svg:height="2.534cm" svg:x="16.923cm" svg:y="8.554cm" svg:viewBox="0 0 2533 2535" svg:d="m1757 100c10 4 19 8 29 13l-26 226c29 15 57 32 84 49l179-139c15 11 30 22 45 34l-84 212c25 23 49 46 71 71l210-89c11 14 22 29 34 44l-138 183c19 29 36 59 51 90l225-31c7 16 15 33 20 49l-179 143c9 33 17 66 24 100l224 28c3 18 5 37 7 55l-212 91c0 33 0 66-3 100l209 85c-3 19-5 38-9 57l-228 33c-7 31-16 62-27 93l180 136c-3 8-7 18-10 26-5 10-8 19-13 29l-227-26c-15 28-31 56-48 83l139 179c-11 16-23 31-34 46l-212-84c-23 25-46 49-71 71l89 210c-14 11-29 23-44 33l-183-136c-29 18-59 35-89 50l30 225c-16 8-32 15-49 20l-143-180c-33 10-66 18-99 24l-29 226c-18 2-36 4-54 6l-91-212c-33 0-67 0-100-2l-85 208c-19-3-38-5-57-9l-33-228c-31-7-62-16-93-27l-136 180c-9-3-17-7-26-10-10-4-19-8-29-13l27-227c-29-14-57-31-84-48l-179 139c-15-11-31-23-46-34l84-212c-25-23-48-47-71-71l-209 89c-12-14-23-29-34-44l137-184c-19-28-36-58-51-89l-225 31c-7-16-14-33-20-49l180-144c-9-32-18-66-24-99l-225-28c-2-18-4-37-6-55l212-91c-1-33 0-66 2-100l-208-85c2-19 5-38 9-57l227-33c7-31 16-62 27-93l-179-137c3-8 6-17 10-25 4-10 8-19 12-29l227 26c15-28 31-56 49-84l-140-179c12-15 23-30 35-45l212 83c23-24 46-47 71-70l-89-210c14-11 29-23 43-33l184 136c28-18 59-35 89-51l-31-225c16-7 33-14 50-20l143 181c32-10 65-19 98-25l29-225c18-2 36-4 55-6l91 212c33-1 66 0 100 2l84-208c20 2 38 5 57 9l34 227c31 7 61 16 92 27l137-179c9 3 17 6 25 10z">
            <text:p/>
          </draw:path>
          <draw:path draw:style-name="gr11" draw:text-style-name="P1" draw:layer="layout" svg:width="1.872cm" svg:height="1.873cm" svg:x="17.253cm" svg:y="8.885cm" svg:viewBox="0 0 1873 1874" svg:d="m1298 78c-487-206-1015 9-1221 497s11 1016 498 1222 1016-11 1221-498-11-1017-498-1221z">
            <text:p/>
          </draw:path>
          <draw:path draw:style-name="gr13" draw:text-style-name="P1" draw:layer="layout" svg:width="1.651cm" svg:height="1.651cm" svg:x="17.363cm" svg:y="8.997cm" svg:viewBox="0 0 1652 1652" svg:d="m893 224c64 6 124 22 179 45l152-173c11 7 23 14 34 20l-72 217c50 37 94 81 131 131l218-71c9 13 16 28 23 41l-171 155c21 53 35 110 41 170l223 45c1 7 1 15 1 22s0 15-1 22l-223 45c-6 60-20 117-41 170l171 155c-7 13-14 28-23 41l-218-71c-37 50-81 95-131 131l72 217c-11 6-23 13-34 20l-152-173c-55 23-115 39-179 45l-49 224c-6 0-12 0-18 0-9 0-19 0-29-1l-43-223c-62-7-120-23-174-45l-152 173c-11-7-23-14-34-20l72-217c-50-36-94-81-131-131l-218 71c-9-13-16-28-23-41l171-155c-21-53-35-110-41-171l-223-44c-1-7-1-15-1-22s0-15 1-22l223-44c6-61 20-118 41-171l-171-155c7-13 14-28 23-41l218 71c37-50 81-94 131-131l-72-217c11-6 23-13 34-20l152 173c54-22 112-38 174-45l44-223c9-1 19-1 28-1 6 0 12 0 18 0z">
            <text:p/>
          </draw:path>
          <draw:path draw:style-name="gr11" draw:text-style-name="P1" draw:layer="layout" svg:width="0.991cm" svg:height="0.992cm" svg:x="17.694cm" svg:y="9.326cm" svg:viewBox="0 0 992 993" svg:d="m688 41c-258-109-538 5-647 264s6 538 264 647 537-6 646-264-5-538-263-647z">
            <text:p/>
          </draw:path>
          <draw:path draw:style-name="gr1" draw:text-style-name="P1" draw:layer="layout" svg:width="0.27cm" svg:height="0.27cm" svg:x="18.054cm" svg:y="9.686cm" svg:viewBox="0 0 271 271" svg:d="m188 11c70 30 101 106 72 177s-106 101-177 72-102-106-72-177 106-102 177-72z">
            <text:p/>
          </draw:path>
        </draw:g>
        <draw:g>
          <draw:path draw:style-name="gr165" draw:text-style-name="P3" draw:layer="layout" svg:width="2.532cm" svg:height="2.534cm" svg:x="18.945cm" svg:y="8.571cm" svg:viewBox="0 0 2533 2535" svg:d="m1757 100c10 4 19 8 29 13l-26 226c29 15 57 32 84 49l179-139c15 11 30 22 45 34l-84 212c25 23 49 46 71 71l210-89c11 14 22 29 34 44l-138 183c19 29 36 59 51 90l225-31c7 16 15 33 20 49l-179 143c9 33 17 66 24 100l224 28c3 18 5 37 7 55l-212 91c0 33 0 66-3 100l209 85c-3 19-5 38-9 57l-228 33c-7 31-16 62-27 93l180 136c-3 8-7 18-10 26-5 10-8 19-13 29l-227-26c-15 28-31 56-48 83l139 179c-11 16-23 31-34 46l-212-84c-23 25-46 49-71 71l89 210c-14 11-29 23-44 33l-183-136c-29 18-59 35-89 50l30 225c-16 8-32 15-49 20l-143-180c-33 10-66 18-99 24l-29 226c-18 2-36 4-54 6l-91-212c-33 0-67 0-100-2l-85 208c-19-3-38-5-57-9l-33-228c-31-7-62-16-93-27l-136 180c-9-3-17-7-26-10-10-4-19-8-29-13l27-227c-29-14-57-31-84-48l-179 139c-15-11-31-23-46-34l84-212c-25-23-48-47-71-71l-209 89c-12-14-23-29-34-44l137-184c-19-28-36-58-51-89l-225 31c-7-16-14-33-20-49l180-144c-9-32-18-66-24-99l-225-28c-2-18-4-37-6-55l212-91c-1-33 0-66 2-100l-208-85c2-19 5-38 9-57l227-33c7-31 16-62 27-93l-179-137c3-8 6-17 10-25 4-10 8-19 12-29l227 26c15-28 31-56 49-84l-140-179c12-15 23-30 35-45l212 83c23-24 46-47 71-70l-89-210c14-11 29-23 43-33l184 136c28-18 59-35 89-51l-31-225c16-7 33-14 50-20l143 181c32-10 65-19 98-25l29-225c18-2 36-4 55-6l91 212c33-1 66 0 100 2l84-208c20 2 38 5 57 9l34 227c31 7 61 16 92 27l137-179c9 3 17 6 25 10z">
            <text:p/>
          </draw:path>
          <draw:path draw:style-name="gr166" draw:text-style-name="P3" draw:layer="layout" svg:width="1.872cm" svg:height="1.873cm" svg:x="19.276cm" svg:y="8.902cm" svg:viewBox="0 0 1873 1874" svg:d="m1298 78c-487-206-1015 9-1221 497s11 1016 498 1222 1016-11 1221-498-11-1017-498-1221z">
            <text:p/>
          </draw:path>
          <draw:path draw:style-name="gr167" draw:text-style-name="P3" draw:layer="layout" svg:width="1.651cm" svg:height="1.651cm" svg:x="19.386cm" svg:y="9.014cm" svg:viewBox="0 0 1652 1652" svg:d="m893 224c64 6 124 22 179 45l152-173c11 7 23 14 34 20l-72 217c50 37 94 81 131 131l218-71c9 13 16 28 23 41l-171 155c21 53 35 110 41 170l223 45c1 7 1 15 1 22s0 15-1 22l-223 45c-6 60-20 117-41 170l171 155c-7 13-14 28-23 41l-218-71c-37 50-81 95-131 131l72 217c-11 6-23 13-34 20l-152-173c-55 23-115 39-179 45l-49 224c-6 0-12 0-18 0-9 0-19 0-29-1l-43-223c-62-7-120-23-174-45l-152 173c-11-7-23-14-34-20l72-217c-50-36-94-81-131-131l-218 71c-9-13-16-28-23-41l171-155c-21-53-35-110-41-171l-223-44c-1-7-1-15-1-22s0-15 1-22l223-44c6-61 20-118 41-171l-171-155c7-13 14-28 23-41l218 71c37-50 81-94 131-131l-72-217c11-6 23-13 34-20l152 173c54-22 112-38 174-45l44-223c9-1 19-1 28-1 6 0 12 0 18 0z">
            <text:p/>
          </draw:path>
          <draw:path draw:style-name="gr168" draw:text-style-name="P3" draw:layer="layout" svg:width="0.991cm" svg:height="0.992cm" svg:x="19.716cm" svg:y="9.343cm" svg:viewBox="0 0 992 993" svg:d="m688 41c-258-109-538 5-647 264s6 538 264 647 537-6 646-264-5-538-263-647z">
            <text:p/>
          </draw:path>
          <draw:path draw:style-name="gr169" draw:text-style-name="P3" draw:layer="layout" svg:width="0.27cm" svg:height="0.27cm" svg:x="20.076cm" svg:y="9.703cm" svg:viewBox="0 0 271 271" svg:d="m188 11c70 30 101 106 72 177s-106 101-177 72-102-106-72-177 106-102 177-72z">
            <text:p/>
          </draw:path>
        </draw:g>
        <draw:g>
          <draw:path draw:style-name="gr12" draw:text-style-name="P1" draw:layer="layout" svg:width="2.532cm" svg:height="2.534cm" svg:x="20.917cm" svg:y="8.59cm" svg:viewBox="0 0 2533 2535" svg:d="m1757 100c10 4 19 8 29 13l-26 226c29 15 57 32 84 49l179-139c15 11 30 22 45 34l-84 212c25 23 49 46 71 71l210-89c11 14 22 29 34 44l-138 183c19 29 36 59 51 90l225-31c7 16 15 33 20 49l-179 143c9 33 17 66 24 100l224 28c3 18 5 37 7 55l-212 91c0 33 0 66-3 100l209 85c-3 19-5 38-9 57l-228 33c-7 31-16 62-27 93l180 136c-3 8-7 18-10 26-5 10-8 19-13 29l-227-26c-15 28-31 56-48 83l139 179c-11 16-23 31-34 46l-212-84c-23 25-46 49-71 71l89 210c-14 11-29 23-44 33l-183-136c-29 18-59 35-89 50l30 225c-16 8-32 15-49 20l-143-180c-33 10-66 18-99 24l-29 226c-18 2-36 4-54 6l-91-212c-33 0-67 0-100-2l-85 208c-19-3-38-5-57-9l-33-228c-31-7-62-16-93-27l-136 180c-9-3-17-7-26-10-10-4-19-8-29-13l27-227c-29-14-57-31-84-48l-179 139c-15-11-31-23-46-34l84-212c-25-23-48-47-71-71l-209 89c-12-14-23-29-34-44l137-184c-19-28-36-58-51-89l-225 31c-7-16-14-33-20-49l180-144c-9-32-18-66-24-99l-225-28c-2-18-4-37-6-55l212-91c-1-33 0-66 2-100l-208-85c2-19 5-38 9-57l227-33c7-31 16-62 27-93l-179-137c3-8 6-17 10-25 4-10 8-19 12-29l227 26c15-28 31-56 49-84l-140-179c12-15 23-30 35-45l212 83c23-24 46-47 71-70l-89-210c14-11 29-23 43-33l184 136c28-18 59-35 89-51l-31-225c16-7 33-14 50-20l143 181c32-10 65-19 98-25l29-225c18-2 36-4 55-6l91 212c33-1 66 0 100 2l84-208c20 2 38 5 57 9l34 227c31 7 61 16 92 27l137-179c9 3 17 6 25 10z">
            <text:p/>
          </draw:path>
          <draw:path draw:style-name="gr11" draw:text-style-name="P1" draw:layer="layout" svg:width="1.872cm" svg:height="1.873cm" svg:x="21.248cm" svg:y="8.921cm" svg:viewBox="0 0 1873 1874" svg:d="m1298 78c-487-206-1015 9-1221 497s11 1016 498 1222 1016-11 1221-498-11-1017-498-1221z">
            <text:p/>
          </draw:path>
          <draw:path draw:style-name="gr13" draw:text-style-name="P1" draw:layer="layout" svg:width="1.651cm" svg:height="1.651cm" svg:x="21.358cm" svg:y="9.033cm" svg:viewBox="0 0 1652 1652" svg:d="m893 224c64 6 124 22 179 45l152-173c11 7 23 14 34 20l-72 217c50 37 94 81 131 131l218-71c9 13 16 28 23 41l-171 155c21 53 35 110 41 170l223 45c1 7 1 15 1 22s0 15-1 22l-223 45c-6 60-20 117-41 170l171 155c-7 13-14 28-23 41l-218-71c-37 50-81 95-131 131l72 217c-11 6-23 13-34 20l-152-173c-55 23-115 39-179 45l-49 224c-6 0-12 0-18 0-9 0-19 0-29-1l-43-223c-62-7-120-23-174-45l-152 173c-11-7-23-14-34-20l72-217c-50-36-94-81-131-131l-218 71c-9-13-16-28-23-41l171-155c-21-53-35-110-41-171l-223-44c-1-7-1-15-1-22s0-15 1-22l223-44c6-61 20-118 41-171l-171-155c7-13 14-28 23-41l218 71c37-50 81-94 131-131l-72-217c11-6 23-13 34-20l152 173c54-22 112-38 174-45l44-223c9-1 19-1 28-1 6 0 12 0 18 0z">
            <text:p/>
          </draw:path>
          <draw:path draw:style-name="gr11" draw:text-style-name="P1" draw:layer="layout" svg:width="0.991cm" svg:height="0.992cm" svg:x="21.688cm" svg:y="9.362cm" svg:viewBox="0 0 992 993" svg:d="m688 41c-258-109-538 5-647 264s6 538 264 647 537-6 646-264-5-538-263-647z">
            <text:p/>
          </draw:path>
          <draw:path draw:style-name="gr1" draw:text-style-name="P1" draw:layer="layout" svg:width="0.27cm" svg:height="0.27cm" svg:x="22.049cm" svg:y="9.722cm" svg:viewBox="0 0 271 271" svg:d="m188 11c70 30 101 106 72 177s-106 101-177 72-102-106-72-177 106-102 177-72z">
            <text:p/>
          </draw:path>
        </draw:g>
        <draw:custom-shape draw:style-name="gr170" draw:text-style-name="P1" draw:layer="layout" svg:width="4.744cm" svg:height="0.595cm" draw:transform="rotate (-2.57156811988845) translate (25.815cm 8.001cm)">
          <text:p/>
          <draw:enhanced-geometry svg:viewBox="0 0 21600 21600" draw:type="rectangle" draw:enhanced-path="M 0 0 L 21600 0 21600 21600 0 21600 0 0 Z N"/>
        </draw:custom-shape>
        <draw:custom-shape draw:style-name="gr171" draw:text-style-name="P1" draw:layer="layout" svg:width="10.688cm" svg:height="0.217cm" draw:transform="rotate (-1.5694000633933) translate (7.69cm 0.862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9.887cm" svg:height="0.568cm" draw:transform="rotate (-0.79133228285423) translate (10.086cm 2.767cm)">
          <text:p/>
          <draw:enhanced-geometry svg:viewBox="0 0 21600 21600" draw:type="rectangle" draw:enhanced-path="M 0 0 L 21600 0 21600 21600 0 21600 0 0 Z N"/>
        </draw:custom-shape>
        <draw:custom-shape draw:style-name="gr172" draw:text-style-name="P1" draw:layer="layout" svg:width="2.4cm" svg:height="2.375cm" svg:x="1.575cm" svg:y="13.525cm">
          <text:p/>
          <draw:enhanced-geometry svg:viewBox="0 0 21600 21600" draw:mirror-horizontal="true" draw:mirror-vertical="false" draw:type="line-callout-1" draw:modifiers="-26583.9233652645 -27990.9090909091 -2240.06663890046 5045.4545454545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3" draw:text-style-name="P1" draw:layer="layout" svg:width="2.4cm" svg:height="2.375cm" svg:x="8.875cm" svg:y="13.65cm">
          <text:p/>
          <draw:enhanced-geometry svg:viewBox="0 0 21600 21600" draw:mirror-horizontal="true" draw:mirror-vertical="false" draw:type="line-callout-1" draw:modifiers="-30218.4089962516 -17963.6363636364 -2240.06663890046 5045.4545454545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3" draw:text-style-name="P1" draw:layer="layout" svg:width="2.4cm" svg:height="2.375cm" svg:x="19.7cm" svg:y="15.675cm">
          <text:p/>
          <draw:enhanced-geometry svg:viewBox="0 0 21600 21600" draw:mirror-horizontal="true" draw:mirror-vertical="false" draw:type="line-callout-1" draw:modifiers="-1691.29529362766 -40618.1818181818 -2240.06663890046 5045.4545454545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73" draw:text-style-name="P7" draw:layer="layout" svg:width="25.45cm" svg:height="3.114cm" svg:x="2.25cm" svg:y="14.175cm">
          <draw:text-box>
            <text:p text:style-name="P7"><text:span text:style-name="T4">60</text:span><text:span text:style-name="T4">　回　まわると　　　　回まわる</text:span></text:p>
            <text:p text:style-name="P7"><text:span text:style-name="T4"/></text:p>
            <text:p text:style-name="P7"><text:span text:style-name="T4">　　　　　　　　　　　　　　　　　　１２　回まわると　　　　　回まわる</text:span></text:p>
          </draw:text-box>
        </draw:frame>
      </draw:page>
      <draw:page draw:name="page20" draw:style-name="dp1" draw:master-page-name="標準">
        <draw:g>
          <draw:path draw:style-name="gr5" draw:text-style-name="P1" draw:layer="layout" svg:width="2.532cm" svg:height="2.532cm" svg:x="6.35cm" svg:y="8.523cm" svg:viewBox="0 0 2533 2533" svg:d="m1757 100c10 4 19 8 29 12l-26 227c29 15 57 31 84 49l179-140c15 12 30 23 45 35l-84 212c25 23 49 46 71 71l210-89c11 14 22 29 34 43l-138 184c19 28 36 59 51 89l225-31c7 16 15 33 20 50l-179 143c9 32 17 65 24 98l224 29c3 18 5 36 7 55l-212 91c0 33 0 66-3 100l209 84c-3 20-5 38-9 57l-228 34c-7 31-16 61-27 92l180 136c-3 9-7 18-10 26-5 10-8 19-13 29l-227-26c-15 29-31 57-48 84l139 179c-11 15-23 30-34 45l-212-84c-23 25-46 49-71 71l89 210c-14 11-29 22-44 34l-183-138c-29 19-59 36-89 51l30 225c-16 7-32 15-49 20l-143-179c-33 9-66 17-99 24l-29 224c-18 3-36 5-54 7l-91-212c-33 0-67 0-100-3l-85 209c-19-3-38-5-57-9l-33-228c-31-7-62-16-93-27l-136 180c-9-3-17-7-26-10-10-5-19-8-29-13l27-227c-29-15-57-31-84-48l-179 139c-15-11-31-23-46-34l84-212c-25-23-48-46-71-71l-209 89c-12-14-23-29-34-44l137-183c-19-29-36-59-51-89l-225 30c-7-16-14-32-20-49l180-143c-9-33-18-66-24-99l-225-29c-2-18-4-36-6-54l212-91c-1-33 0-67 2-100l-208-85c2-19 5-38 9-57l227-33c7-31 16-62 27-93l-179-136c3-9 6-17 10-26 4-10 8-19 12-28l227 26c15-29 31-57 49-84l-140-179c12-15 23-31 35-46l212 84c23-25 46-48 71-71l-89-209c14-12 29-23 43-34l184 137c28-19 59-36 89-51l-31-225c16-7 33-14 50-20l143 180c32-9 65-18 98-24l29-225c18-2 36-4 55-6l91 212c33-1 66 0 100 2l84-208c20 2 38 5 57 9l34 227c31 7 61 16 92 27l137-179c9 3 17 6 25 10z">
            <text:p/>
          </draw:path>
          <draw:path draw:style-name="gr6" draw:text-style-name="P1" draw:layer="layout" svg:width="1.676cm" svg:height="1.676cm" svg:x="6.778cm" svg:y="8.951cm" svg:viewBox="0 0 1677 1677" svg:d="m1162 69c-436-183-909 9-1093 446s9 909 446 1093 909-9 1093-445-10-910-446-1094z">
            <text:p/>
          </draw:path>
          <draw:path draw:style-name="gr5" draw:text-style-name="P1" draw:layer="layout" svg:width="1.1cm" svg:height="1.1cm" svg:x="7.066cm" svg:y="9.239cm" svg:viewBox="0 0 1101 1101" svg:d="m169 496c8-68 34-130 73-181l-98-142c10-11 19-20 29-29l144 97c51-39 113-64 181-72l32-168c7-1 14-1 21-1s14 0 21 1l33 168c68 9 130 35 181 73l142-98c11 10 20 19 30 29l-97 144c38 51 63 113 71 181l169 32c0 7 0 14 0 21s0 14 0 21l-169 33c-9 68-35 129-73 180l98 143c-9 11-19 20-29 30l-144-98c-52 38-113 63-181 72l-31 169c-8 0-14 0-21 0s-15 0-22 0l-33-169c-68-9-129-34-180-73l-143 98c-11-9-20-19-29-29l97-144c-38-51-64-113-72-181l-168-31c-1-8-1-14-1-21s0-15 1-22z">
            <text:p/>
          </draw:path>
          <draw:path draw:style-name="gr7" draw:text-style-name="P1" draw:layer="layout" svg:width="0.27cm" svg:height="0.27cm" svg:x="7.481cm" svg:y="9.654cm" svg:viewBox="0 0 271 271" svg:d="m188 11c70 30 101 106 72 177s-106 101-177 72-102-106-72-177 106-102 177-72z">
            <text:p/>
          </draw:path>
        </draw:g>
        <draw:g>
          <draw:path draw:style-name="gr174" draw:text-style-name="P3" draw:layer="layout" svg:width="2.532cm" svg:height="2.534cm" svg:x="7.998cm" svg:y="8.471cm" svg:viewBox="0 0 2533 2535" svg:d="m1757 100c10 4 19 8 29 13l-26 226c29 15 57 32 84 49l179-139c15 11 30 22 45 34l-84 212c25 23 49 46 71 71l210-89c11 14 22 29 34 44l-138 183c19 29 36 59 51 90l225-31c7 16 15 33 20 49l-179 143c9 33 17 66 24 100l224 28c3 18 5 37 7 55l-212 91c0 33 0 66-3 100l209 85c-3 19-5 38-9 57l-228 33c-7 31-16 62-27 93l180 136c-3 8-7 18-10 26-5 10-8 19-13 29l-227-26c-15 28-31 56-48 83l139 179c-11 16-23 31-34 46l-212-84c-23 25-46 49-71 71l89 210c-14 11-29 23-44 33l-183-136c-29 18-59 35-89 50l30 225c-16 8-32 15-49 20l-143-180c-33 10-66 18-99 24l-29 226c-18 2-36 4-54 6l-91-212c-33 0-67 0-100-2l-85 208c-19-3-38-5-57-9l-33-228c-31-7-62-16-93-27l-136 180c-9-3-17-7-26-10-10-4-19-8-29-13l27-227c-29-14-57-31-84-48l-179 139c-15-11-31-23-46-34l84-212c-25-23-48-47-71-71l-209 89c-12-14-23-29-34-44l137-184c-19-28-36-58-51-89l-225 31c-7-16-14-33-20-49l180-144c-9-32-18-66-24-99l-225-28c-2-18-4-37-6-55l212-91c-1-33 0-66 2-100l-208-85c2-19 5-38 9-57l227-33c7-31 16-62 27-93l-179-137c3-8 6-17 10-25 4-10 8-19 12-29l227 26c15-28 31-56 49-84l-140-179c12-15 23-30 35-45l212 83c23-24 46-47 71-70l-89-210c14-11 29-23 43-33l184 136c28-18 59-35 89-51l-31-225c16-7 33-14 50-20l143 181c32-10 65-19 98-25l29-225c18-2 36-4 55-6l91 212c33-1 66 0 100 2l84-208c20 2 38 5 57 9l34 227c31 7 61 16 92 27l137-179c9 3 17 6 25 10z">
            <text:p/>
          </draw:path>
          <draw:path draw:style-name="gr175" draw:text-style-name="P3" draw:layer="layout" svg:width="1.872cm" svg:height="1.873cm" svg:x="8.329cm" svg:y="8.802cm" svg:viewBox="0 0 1873 1874" svg:d="m1298 78c-487-206-1015 9-1221 497s11 1016 498 1222 1016-11 1221-498-11-1017-498-1221z">
            <text:p/>
          </draw:path>
          <draw:path draw:style-name="gr176" draw:text-style-name="P3" draw:layer="layout" svg:width="1.651cm" svg:height="1.651cm" svg:x="8.439cm" svg:y="8.914cm" svg:viewBox="0 0 1652 1652" svg:d="m893 224c64 6 124 22 179 45l152-173c11 7 23 14 34 20l-72 217c50 37 94 81 131 131l218-71c9 13 16 28 23 41l-171 155c21 53 35 110 41 170l223 45c1 7 1 15 1 22s0 15-1 22l-223 45c-6 60-20 117-41 170l171 155c-7 13-14 28-23 41l-218-71c-37 50-81 95-131 131l72 217c-11 6-23 13-34 20l-152-173c-55 23-115 39-179 45l-49 224c-6 0-12 0-18 0-9 0-19 0-29-1l-43-223c-62-7-120-23-174-45l-152 173c-11-7-23-14-34-20l72-217c-50-36-94-81-131-131l-218 71c-9-13-16-28-23-41l171-155c-21-53-35-110-41-171l-223-44c-1-7-1-15-1-22s0-15 1-22l223-44c6-61 20-118 41-171l-171-155c7-13 14-28 23-41l218 71c37-50 81-94 131-131l-72-217c11-6 23-13 34-20l152 173c54-22 112-38 174-45l44-223c9-1 19-1 28-1 6 0 12 0 18 0z">
            <text:p/>
          </draw:path>
          <draw:path draw:style-name="gr177" draw:text-style-name="P3" draw:layer="layout" svg:width="0.991cm" svg:height="0.992cm" svg:x="8.769cm" svg:y="9.243cm" svg:viewBox="0 0 992 993" svg:d="m688 41c-258-109-538 5-647 264s6 538 264 647 537-6 646-264-5-538-263-647z">
            <text:p/>
          </draw:path>
          <draw:path draw:style-name="gr178" draw:text-style-name="P3" draw:layer="layout" svg:width="0.27cm" svg:height="0.27cm" svg:x="9.129cm" svg:y="9.603cm" svg:viewBox="0 0 271 271" svg:d="m188 11c70 30 101 106 72 177s-106 101-177 72-102-106-72-177 106-102 177-72z">
            <text:p/>
          </draw:path>
        </draw:g>
        <draw:g>
          <draw:path draw:style-name="gr179" draw:text-style-name="P3" draw:layer="layout" svg:width="2.532cm" svg:height="2.534cm" svg:x="9.902cm" svg:y="8.486cm" svg:viewBox="0 0 2533 2535" svg:d="m1757 100c10 4 19 8 29 13l-26 226c29 15 57 32 84 49l179-139c15 11 30 22 45 34l-84 212c25 23 49 46 71 71l210-89c11 14 22 29 34 44l-138 183c19 29 36 59 51 90l225-31c7 16 15 33 20 49l-179 143c9 33 17 66 24 100l224 28c3 18 5 37 7 55l-212 91c0 33 0 66-3 100l209 85c-3 19-5 38-9 57l-228 33c-7 31-16 62-27 93l180 136c-3 8-7 18-10 26-5 10-8 19-13 29l-227-26c-15 28-31 56-48 83l139 179c-11 16-23 31-34 46l-212-84c-23 25-46 49-71 71l89 210c-14 11-29 23-44 33l-183-136c-29 18-59 35-89 50l30 225c-16 8-32 15-49 20l-143-180c-33 10-66 18-99 24l-29 226c-18 2-36 4-54 6l-91-212c-33 0-67 0-100-2l-85 208c-19-3-38-5-57-9l-33-228c-31-7-62-16-93-27l-136 180c-9-3-17-7-26-10-10-4-19-8-29-13l27-227c-29-14-57-31-84-48l-179 139c-15-11-31-23-46-34l84-212c-25-23-48-47-71-71l-209 89c-12-14-23-29-34-44l137-184c-19-28-36-58-51-89l-225 31c-7-16-14-33-20-49l180-144c-9-32-18-66-24-99l-225-28c-2-18-4-37-6-55l212-91c-1-33 0-66 2-100l-208-85c2-19 5-38 9-57l227-33c7-31 16-62 27-93l-179-137c3-8 6-17 10-25 4-10 8-19 12-29l227 26c15-28 31-56 49-84l-140-179c12-15 23-30 35-45l212 83c23-24 46-47 71-70l-89-210c14-11 29-23 43-33l184 136c28-18 59-35 89-51l-31-225c16-7 33-14 50-20l143 181c32-10 65-19 98-25l29-225c18-2 36-4 55-6l91 212c33-1 66 0 100 2l84-208c20 2 38 5 57 9l34 227c31 7 61 16 92 27l137-179c9 3 17 6 25 10z">
            <text:p/>
          </draw:path>
          <draw:path draw:style-name="gr180" draw:text-style-name="P3" draw:layer="layout" svg:width="1.872cm" svg:height="1.873cm" svg:x="10.232cm" svg:y="8.817cm" svg:viewBox="0 0 1873 1874" svg:d="m1298 78c-487-206-1015 9-1221 497s11 1016 498 1222 1016-11 1221-498-11-1017-498-1221z">
            <text:p/>
          </draw:path>
          <draw:path draw:style-name="gr181" draw:text-style-name="P3" draw:layer="layout" svg:width="1.651cm" svg:height="1.651cm" svg:x="10.343cm" svg:y="8.929cm" svg:viewBox="0 0 1652 1652" svg:d="m893 224c64 6 124 22 179 45l152-173c11 7 23 14 34 20l-72 217c50 37 94 81 131 131l218-71c9 13 16 28 23 41l-171 155c21 53 35 110 41 170l223 45c1 7 1 15 1 22s0 15-1 22l-223 45c-6 60-20 117-41 170l171 155c-7 13-14 28-23 41l-218-71c-37 50-81 95-131 131l72 217c-11 6-23 13-34 20l-152-173c-55 23-115 39-179 45l-49 224c-6 0-12 0-18 0-9 0-19 0-29-1l-43-223c-62-7-120-23-174-45l-152 173c-11-7-23-14-34-20l72-217c-50-36-94-81-131-131l-218 71c-9-13-16-28-23-41l171-155c-21-53-35-110-41-171l-223-44c-1-7-1-15-1-22s0-15 1-22l223-44c6-61 20-118 41-171l-171-155c7-13 14-28 23-41l218 71c37-50 81-94 131-131l-72-217c11-6 23-13 34-20l152 173c54-22 112-38 174-45l44-223c9-1 19-1 28-1 6 0 12 0 18 0z">
            <text:p/>
          </draw:path>
          <draw:path draw:style-name="gr182" draw:text-style-name="P3" draw:layer="layout" svg:width="0.991cm" svg:height="0.992cm" svg:x="10.673cm" svg:y="9.258cm" svg:viewBox="0 0 992 993" svg:d="m688 41c-258-109-538 5-647 264s6 538 264 647 537-6 646-264-5-538-263-647z">
            <text:p/>
          </draw:path>
          <draw:path draw:style-name="gr183" draw:text-style-name="P3" draw:layer="layout" svg:width="0.27cm" svg:height="0.27cm" svg:x="11.033cm" svg:y="9.618cm" svg:viewBox="0 0 271 271" svg:d="m188 11c70 30 101 106 72 177s-106 101-177 72-102-106-72-177 106-102 177-72z">
            <text:p/>
          </draw:path>
        </draw:g>
        <draw:g>
          <draw:path draw:style-name="gr184" draw:text-style-name="P3" draw:layer="layout" svg:width="2.532cm" svg:height="2.534cm" svg:x="11.772cm" svg:y="8.505cm" svg:viewBox="0 0 2533 2535" svg:d="m1757 100c10 4 19 8 29 13l-26 226c29 15 57 32 84 49l179-139c15 11 30 22 45 34l-84 212c25 23 49 46 71 71l210-89c11 14 22 29 34 44l-138 183c19 29 36 59 51 90l225-31c7 16 15 33 20 49l-179 143c9 33 17 66 24 100l224 28c3 18 5 37 7 55l-212 91c0 33 0 66-3 100l209 85c-3 19-5 38-9 57l-228 33c-7 31-16 62-27 93l180 136c-3 8-7 18-10 26-5 10-8 19-13 29l-227-26c-15 28-31 56-48 83l139 179c-11 16-23 31-34 46l-212-84c-23 25-46 49-71 71l89 210c-14 11-29 23-44 33l-183-136c-29 18-59 35-89 50l30 225c-16 8-32 15-49 20l-143-180c-33 10-66 18-99 24l-29 226c-18 2-36 4-54 6l-91-212c-33 0-67 0-100-2l-85 208c-19-3-38-5-57-9l-33-228c-31-7-62-16-93-27l-136 180c-9-3-17-7-26-10-10-4-19-8-29-13l27-227c-29-14-57-31-84-48l-179 139c-15-11-31-23-46-34l84-212c-25-23-48-47-71-71l-209 89c-12-14-23-29-34-44l137-184c-19-28-36-58-51-89l-225 31c-7-16-14-33-20-49l180-144c-9-32-18-66-24-99l-225-28c-2-18-4-37-6-55l212-91c-1-33 0-66 2-100l-208-85c2-19 5-38 9-57l227-33c7-31 16-62 27-93l-179-137c3-8 6-17 10-25 4-10 8-19 12-29l227 26c15-28 31-56 49-84l-140-179c12-15 23-30 35-45l212 83c23-24 46-47 71-70l-89-210c14-11 29-23 43-33l184 136c28-18 59-35 89-51l-31-225c16-7 33-14 50-20l143 181c32-10 65-19 98-25l29-225c18-2 36-4 55-6l91 212c33-1 66 0 100 2l84-208c20 2 38 5 57 9l34 227c31 7 61 16 92 27l137-179c9 3 17 6 25 10z">
            <text:p/>
          </draw:path>
          <draw:path draw:style-name="gr185" draw:text-style-name="P3" draw:layer="layout" svg:width="1.872cm" svg:height="1.873cm" svg:x="12.102cm" svg:y="8.836cm" svg:viewBox="0 0 1873 1874" svg:d="m1298 78c-487-206-1015 9-1221 497s11 1016 498 1222 1016-11 1221-498-11-1017-498-1221z">
            <text:p/>
          </draw:path>
          <draw:path draw:style-name="gr186" draw:text-style-name="P3" draw:layer="layout" svg:width="1.651cm" svg:height="1.651cm" svg:x="12.212cm" svg:y="8.948cm" svg:viewBox="0 0 1652 1652" svg:d="m893 224c64 6 124 22 179 45l152-173c11 7 23 14 34 20l-72 217c50 37 94 81 131 131l218-71c9 13 16 28 23 41l-171 155c21 53 35 110 41 170l223 45c1 7 1 15 1 22s0 15-1 22l-223 45c-6 60-20 117-41 170l171 155c-7 13-14 28-23 41l-218-71c-37 50-81 95-131 131l72 217c-11 6-23 13-34 20l-152-173c-55 23-115 39-179 45l-49 224c-6 0-12 0-18 0-9 0-19 0-29-1l-43-223c-62-7-120-23-174-45l-152 173c-11-7-23-14-34-20l72-217c-50-36-94-81-131-131l-218 71c-9-13-16-28-23-41l171-155c-21-53-35-110-41-171l-223-44c-1-7-1-15-1-22s0-15 1-22l223-44c6-61 20-118 41-171l-171-155c7-13 14-28 23-41l218 71c37-50 81-94 131-131l-72-217c11-6 23-13 34-20l152 173c54-22 112-38 174-45l44-223c9-1 19-1 28-1 6 0 12 0 18 0z">
            <text:p/>
          </draw:path>
          <draw:path draw:style-name="gr187" draw:text-style-name="P3" draw:layer="layout" svg:width="0.991cm" svg:height="0.992cm" svg:x="12.543cm" svg:y="9.277cm" svg:viewBox="0 0 992 993" svg:d="m688 41c-258-109-538 5-647 264s6 538 264 647 537-6 646-264-5-538-263-647z">
            <text:p/>
          </draw:path>
          <draw:path draw:style-name="gr188" draw:text-style-name="P3" draw:layer="layout" svg:width="0.27cm" svg:height="0.27cm" svg:x="12.903cm" svg:y="9.637cm" svg:viewBox="0 0 271 271" svg:d="m188 11c70 30 101 106 72 177s-106 101-177 72-102-106-72-177 106-102 177-72z">
            <text:p/>
          </draw:path>
        </draw:g>
        <draw:g>
          <draw:path draw:style-name="gr18" draw:text-style-name="P1" draw:layer="layout" svg:width="5.56cm" svg:height="5.553cm" svg:x="13.71cm" svg:y="6.945cm" svg:viewBox="0 0 5561 5554" svg:d="m5113 2014v0c36 112 350-7 377 107v0c29 114-305 151-286 267v0c18 116 347 47 356 164v0c10 118-325 101-325 220v0c0 116 335 100 326 217v0c-9 118-337 49-355 166v0c-19 116 315 152 288 266v0c-27 114-341-4-378 108v0c-36 112 289 199 244 308v0c-45 108-337-57-390 48v0c-54 104 253 241 191 342v0c-60 100-322-109-392-14v0c-69 95 212 278 136 368v0c-76 90-302-158-385-75v0c-83 83 166 307 77 384v0c-90 78-274-203-370-134v0c-95 70 116 330 16 392v0c-100 62-239-244-344-190v0c-104 54 64 344-45 389v0c-109 45-198-277-309-241v0c-113 36 7 350-107 377v0c-115 28-151-305-268-286v0c-116 18-47 346-165 356v0c-117 9-101-326-219-325v0c-117 0-100 334-218 326v0c-117-9-49-337-166-355v0c-117-19-152 315-267 288v0c-114-28 5-341-108-378v0c-111-36-199 288-308 244v0c-109-45 57-337-47-390v0c-105-53-243 253-343 191v0c-101-61 109-322 14-391v0c-96-69-279 212-369 136v0c-89-77 158-302 75-385v0c-84-83-308 165-385 76v0c-77-89 204-273 134-368v0c-69-95-330 115-392 16v0c-62-101 244-239 191-344v0c-54-104-345 63-390-46v0c-46-108 278-197 242-309v0c-38-111-351 9-379-106v0c-27-114 306-151 288-268v0c-19-116-347-46-357-163v0c-9-118 326-102 326-219v0c-1-118-336-101-327-218v0c9-118 338-50 356-166v0c18-116-316-152-288-266v0c27-114 341 4 377-108v0c36-112-288-199-243-308v0c45-109 337 58 389-48v0c54-105-253-242-192-342v0c62-100 324 109 393 14v0c69-95-213-279-136-368v0c76-90 302 158 385 74v0c84-83-166-307-77-384v0c90-77 274 204 370 134v0c95-69-116-329-16-392v0c101-61 238 244 343 191v0c105-54-62-345 46-390v0c109-45 198 278 310 242v0c112-37-8-350 106-378v0c115-27 152 306 268 287v0c117-18 47-346 164-356v0c118-9 102 326 220 325v0c118 0 101-335 218-326v0c118 9 50 338 166 355v0c116 19 152-315 266-287v0c114 27-3 340 108 376v0c113 37 200-287 308-242v0c110 44-57 336 49 388v0c105 54 241-252 342-192v0c101 62-109 324-13 393v0c95 69 279-212 368-136v0c90 76-159 302-75 385v0c83 83 308-166 385-76v0c77 89-204 273-135 368v0c70 95 331-116 393-15v0c62 99-244 238-190 342v0c54 105 344-62 389 46v0c46 108-277 198-241 309z">
            <text:p/>
          </draw:path>
          <draw:custom-shape draw:style-name="gr19" draw:text-style-name="P1" draw:layer="layout" svg:width="4.394cm" svg:height="4.394cm" svg:x="14.294cm" svg:y="7.51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1" draw:layer="layout" svg:width="0.067cm" svg:height="4.264cm" svg:x="16.477cm" svg:y="7.6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4.31cm" svg:height="0.069cm" svg:x="14.357cm" svg:y="9.67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3.008cm" svg:height="3.008cm" svg:x="15.017cm" svg:y="8.21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1" draw:layer="layout" svg:width="0.813cm" svg:height="0.811cm" svg:x="16.111cm" svg:y="9.31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path draw:style-name="gr28" draw:text-style-name="P1" draw:layer="layout" svg:width="1.1cm" svg:height="1.1cm" svg:x="15.967cm" svg:y="9.176cm" svg:viewBox="0 0 1101 1101" svg:d="m169 496c8-68 34-130 73-181l-98-142c10-11 19-20 29-29l144 97c51-39 113-64 181-72l32-168c7-1 14-1 21-1s14 0 21 1l33 168c68 9 130 35 181 73l142-98c11 10 20 19 30 29l-97 144c38 51 63 113 71 181l169 32c0 7 0 14 0 21s0 14 0 21l-169 33c-9 68-35 129-73 180l98 143c-9 11-19 20-29 30l-144-98c-52 38-113 63-181 72l-31 169c-8 0-14 0-21 0s-15 0-22 0l-33-169c-68-9-129-34-180-73l-143 98c-11-9-20-19-29-29l97-144c-38-51-64-113-72-181l-168-31c-1-8-1-14-1-21s0-15 1-22z">
            <text:p/>
          </draw:path>
        </draw:g>
        <draw:g>
          <draw:path draw:style-name="gr12" draw:text-style-name="P1" draw:layer="layout" svg:width="2.532cm" svg:height="2.534cm" svg:x="16.923cm" svg:y="8.554cm" svg:viewBox="0 0 2533 2535" svg:d="m1757 100c10 4 19 8 29 13l-26 226c29 15 57 32 84 49l179-139c15 11 30 22 45 34l-84 212c25 23 49 46 71 71l210-89c11 14 22 29 34 44l-138 183c19 29 36 59 51 90l225-31c7 16 15 33 20 49l-179 143c9 33 17 66 24 100l224 28c3 18 5 37 7 55l-212 91c0 33 0 66-3 100l209 85c-3 19-5 38-9 57l-228 33c-7 31-16 62-27 93l180 136c-3 8-7 18-10 26-5 10-8 19-13 29l-227-26c-15 28-31 56-48 83l139 179c-11 16-23 31-34 46l-212-84c-23 25-46 49-71 71l89 210c-14 11-29 23-44 33l-183-136c-29 18-59 35-89 50l30 225c-16 8-32 15-49 20l-143-180c-33 10-66 18-99 24l-29 226c-18 2-36 4-54 6l-91-212c-33 0-67 0-100-2l-85 208c-19-3-38-5-57-9l-33-228c-31-7-62-16-93-27l-136 180c-9-3-17-7-26-10-10-4-19-8-29-13l27-227c-29-14-57-31-84-48l-179 139c-15-11-31-23-46-34l84-212c-25-23-48-47-71-71l-209 89c-12-14-23-29-34-44l137-184c-19-28-36-58-51-89l-225 31c-7-16-14-33-20-49l180-144c-9-32-18-66-24-99l-225-28c-2-18-4-37-6-55l212-91c-1-33 0-66 2-100l-208-85c2-19 5-38 9-57l227-33c7-31 16-62 27-93l-179-137c3-8 6-17 10-25 4-10 8-19 12-29l227 26c15-28 31-56 49-84l-140-179c12-15 23-30 35-45l212 83c23-24 46-47 71-70l-89-210c14-11 29-23 43-33l184 136c28-18 59-35 89-51l-31-225c16-7 33-14 50-20l143 181c32-10 65-19 98-25l29-225c18-2 36-4 55-6l91 212c33-1 66 0 100 2l84-208c20 2 38 5 57 9l34 227c31 7 61 16 92 27l137-179c9 3 17 6 25 10z">
            <text:p/>
          </draw:path>
          <draw:path draw:style-name="gr11" draw:text-style-name="P1" draw:layer="layout" svg:width="1.872cm" svg:height="1.873cm" svg:x="17.253cm" svg:y="8.885cm" svg:viewBox="0 0 1873 1874" svg:d="m1298 78c-487-206-1015 9-1221 497s11 1016 498 1222 1016-11 1221-498-11-1017-498-1221z">
            <text:p/>
          </draw:path>
          <draw:path draw:style-name="gr13" draw:text-style-name="P1" draw:layer="layout" svg:width="1.651cm" svg:height="1.651cm" svg:x="17.363cm" svg:y="8.997cm" svg:viewBox="0 0 1652 1652" svg:d="m893 224c64 6 124 22 179 45l152-173c11 7 23 14 34 20l-72 217c50 37 94 81 131 131l218-71c9 13 16 28 23 41l-171 155c21 53 35 110 41 170l223 45c1 7 1 15 1 22s0 15-1 22l-223 45c-6 60-20 117-41 170l171 155c-7 13-14 28-23 41l-218-71c-37 50-81 95-131 131l72 217c-11 6-23 13-34 20l-152-173c-55 23-115 39-179 45l-49 224c-6 0-12 0-18 0-9 0-19 0-29-1l-43-223c-62-7-120-23-174-45l-152 173c-11-7-23-14-34-20l72-217c-50-36-94-81-131-131l-218 71c-9-13-16-28-23-41l171-155c-21-53-35-110-41-171l-223-44c-1-7-1-15-1-22s0-15 1-22l223-44c6-61 20-118 41-171l-171-155c7-13 14-28 23-41l218 71c37-50 81-94 131-131l-72-217c11-6 23-13 34-20l152 173c54-22 112-38 174-45l44-223c9-1 19-1 28-1 6 0 12 0 18 0z">
            <text:p/>
          </draw:path>
          <draw:path draw:style-name="gr11" draw:text-style-name="P1" draw:layer="layout" svg:width="0.991cm" svg:height="0.992cm" svg:x="17.694cm" svg:y="9.326cm" svg:viewBox="0 0 992 993" svg:d="m688 41c-258-109-538 5-647 264s6 538 264 647 537-6 646-264-5-538-263-647z">
            <text:p/>
          </draw:path>
          <draw:path draw:style-name="gr1" draw:text-style-name="P1" draw:layer="layout" svg:width="0.27cm" svg:height="0.27cm" svg:x="18.054cm" svg:y="9.686cm" svg:viewBox="0 0 271 271" svg:d="m188 11c70 30 101 106 72 177s-106 101-177 72-102-106-72-177 106-102 177-72z">
            <text:p/>
          </draw:path>
        </draw:g>
        <draw:g>
          <draw:path draw:style-name="gr189" draw:text-style-name="P3" draw:layer="layout" svg:width="2.532cm" svg:height="2.534cm" svg:x="18.945cm" svg:y="8.571cm" svg:viewBox="0 0 2533 2535" svg:d="m1757 100c10 4 19 8 29 13l-26 226c29 15 57 32 84 49l179-139c15 11 30 22 45 34l-84 212c25 23 49 46 71 71l210-89c11 14 22 29 34 44l-138 183c19 29 36 59 51 90l225-31c7 16 15 33 20 49l-179 143c9 33 17 66 24 100l224 28c3 18 5 37 7 55l-212 91c0 33 0 66-3 100l209 85c-3 19-5 38-9 57l-228 33c-7 31-16 62-27 93l180 136c-3 8-7 18-10 26-5 10-8 19-13 29l-227-26c-15 28-31 56-48 83l139 179c-11 16-23 31-34 46l-212-84c-23 25-46 49-71 71l89 210c-14 11-29 23-44 33l-183-136c-29 18-59 35-89 50l30 225c-16 8-32 15-49 20l-143-180c-33 10-66 18-99 24l-29 226c-18 2-36 4-54 6l-91-212c-33 0-67 0-100-2l-85 208c-19-3-38-5-57-9l-33-228c-31-7-62-16-93-27l-136 180c-9-3-17-7-26-10-10-4-19-8-29-13l27-227c-29-14-57-31-84-48l-179 139c-15-11-31-23-46-34l84-212c-25-23-48-47-71-71l-209 89c-12-14-23-29-34-44l137-184c-19-28-36-58-51-89l-225 31c-7-16-14-33-20-49l180-144c-9-32-18-66-24-99l-225-28c-2-18-4-37-6-55l212-91c-1-33 0-66 2-100l-208-85c2-19 5-38 9-57l227-33c7-31 16-62 27-93l-179-137c3-8 6-17 10-25 4-10 8-19 12-29l227 26c15-28 31-56 49-84l-140-179c12-15 23-30 35-45l212 83c23-24 46-47 71-70l-89-210c14-11 29-23 43-33l184 136c28-18 59-35 89-51l-31-225c16-7 33-14 50-20l143 181c32-10 65-19 98-25l29-225c18-2 36-4 55-6l91 212c33-1 66 0 100 2l84-208c20 2 38 5 57 9l34 227c31 7 61 16 92 27l137-179c9 3 17 6 25 10z">
            <text:p/>
          </draw:path>
          <draw:path draw:style-name="gr190" draw:text-style-name="P3" draw:layer="layout" svg:width="1.872cm" svg:height="1.873cm" svg:x="19.276cm" svg:y="8.902cm" svg:viewBox="0 0 1873 1874" svg:d="m1298 78c-487-206-1015 9-1221 497s11 1016 498 1222 1016-11 1221-498-11-1017-498-1221z">
            <text:p/>
          </draw:path>
          <draw:path draw:style-name="gr191" draw:text-style-name="P3" draw:layer="layout" svg:width="1.651cm" svg:height="1.651cm" svg:x="19.386cm" svg:y="9.014cm" svg:viewBox="0 0 1652 1652" svg:d="m893 224c64 6 124 22 179 45l152-173c11 7 23 14 34 20l-72 217c50 37 94 81 131 131l218-71c9 13 16 28 23 41l-171 155c21 53 35 110 41 170l223 45c1 7 1 15 1 22s0 15-1 22l-223 45c-6 60-20 117-41 170l171 155c-7 13-14 28-23 41l-218-71c-37 50-81 95-131 131l72 217c-11 6-23 13-34 20l-152-173c-55 23-115 39-179 45l-49 224c-6 0-12 0-18 0-9 0-19 0-29-1l-43-223c-62-7-120-23-174-45l-152 173c-11-7-23-14-34-20l72-217c-50-36-94-81-131-131l-218 71c-9-13-16-28-23-41l171-155c-21-53-35-110-41-171l-223-44c-1-7-1-15-1-22s0-15 1-22l223-44c6-61 20-118 41-171l-171-155c7-13 14-28 23-41l218 71c37-50 81-94 131-131l-72-217c11-6 23-13 34-20l152 173c54-22 112-38 174-45l44-223c9-1 19-1 28-1 6 0 12 0 18 0z">
            <text:p/>
          </draw:path>
          <draw:path draw:style-name="gr192" draw:text-style-name="P3" draw:layer="layout" svg:width="0.991cm" svg:height="0.992cm" svg:x="19.716cm" svg:y="9.343cm" svg:viewBox="0 0 992 993" svg:d="m688 41c-258-109-538 5-647 264s6 538 264 647 537-6 646-264-5-538-263-647z">
            <text:p/>
          </draw:path>
          <draw:path draw:style-name="gr193" draw:text-style-name="P3" draw:layer="layout" svg:width="0.27cm" svg:height="0.27cm" svg:x="20.076cm" svg:y="9.703cm" svg:viewBox="0 0 271 271" svg:d="m188 11c70 30 101 106 72 177s-106 101-177 72-102-106-72-177 106-102 177-72z">
            <text:p/>
          </draw:path>
        </draw:g>
        <draw:g>
          <draw:path draw:style-name="gr12" draw:text-style-name="P1" draw:layer="layout" svg:width="2.532cm" svg:height="2.534cm" svg:x="20.917cm" svg:y="8.59cm" svg:viewBox="0 0 2533 2535" svg:d="m1757 100c10 4 19 8 29 13l-26 226c29 15 57 32 84 49l179-139c15 11 30 22 45 34l-84 212c25 23 49 46 71 71l210-89c11 14 22 29 34 44l-138 183c19 29 36 59 51 90l225-31c7 16 15 33 20 49l-179 143c9 33 17 66 24 100l224 28c3 18 5 37 7 55l-212 91c0 33 0 66-3 100l209 85c-3 19-5 38-9 57l-228 33c-7 31-16 62-27 93l180 136c-3 8-7 18-10 26-5 10-8 19-13 29l-227-26c-15 28-31 56-48 83l139 179c-11 16-23 31-34 46l-212-84c-23 25-46 49-71 71l89 210c-14 11-29 23-44 33l-183-136c-29 18-59 35-89 50l30 225c-16 8-32 15-49 20l-143-180c-33 10-66 18-99 24l-29 226c-18 2-36 4-54 6l-91-212c-33 0-67 0-100-2l-85 208c-19-3-38-5-57-9l-33-228c-31-7-62-16-93-27l-136 180c-9-3-17-7-26-10-10-4-19-8-29-13l27-227c-29-14-57-31-84-48l-179 139c-15-11-31-23-46-34l84-212c-25-23-48-47-71-71l-209 89c-12-14-23-29-34-44l137-184c-19-28-36-58-51-89l-225 31c-7-16-14-33-20-49l180-144c-9-32-18-66-24-99l-225-28c-2-18-4-37-6-55l212-91c-1-33 0-66 2-100l-208-85c2-19 5-38 9-57l227-33c7-31 16-62 27-93l-179-137c3-8 6-17 10-25 4-10 8-19 12-29l227 26c15-28 31-56 49-84l-140-179c12-15 23-30 35-45l212 83c23-24 46-47 71-70l-89-210c14-11 29-23 43-33l184 136c28-18 59-35 89-51l-31-225c16-7 33-14 50-20l143 181c32-10 65-19 98-25l29-225c18-2 36-4 55-6l91 212c33-1 66 0 100 2l84-208c20 2 38 5 57 9l34 227c31 7 61 16 92 27l137-179c9 3 17 6 25 10z">
            <text:p/>
          </draw:path>
          <draw:path draw:style-name="gr11" draw:text-style-name="P1" draw:layer="layout" svg:width="1.872cm" svg:height="1.873cm" svg:x="21.248cm" svg:y="8.921cm" svg:viewBox="0 0 1873 1874" svg:d="m1298 78c-487-206-1015 9-1221 497s11 1016 498 1222 1016-11 1221-498-11-1017-498-1221z">
            <text:p/>
          </draw:path>
          <draw:path draw:style-name="gr13" draw:text-style-name="P1" draw:layer="layout" svg:width="1.651cm" svg:height="1.651cm" svg:x="21.358cm" svg:y="9.033cm" svg:viewBox="0 0 1652 1652" svg:d="m893 224c64 6 124 22 179 45l152-173c11 7 23 14 34 20l-72 217c50 37 94 81 131 131l218-71c9 13 16 28 23 41l-171 155c21 53 35 110 41 170l223 45c1 7 1 15 1 22s0 15-1 22l-223 45c-6 60-20 117-41 170l171 155c-7 13-14 28-23 41l-218-71c-37 50-81 95-131 131l72 217c-11 6-23 13-34 20l-152-173c-55 23-115 39-179 45l-49 224c-6 0-12 0-18 0-9 0-19 0-29-1l-43-223c-62-7-120-23-174-45l-152 173c-11-7-23-14-34-20l72-217c-50-36-94-81-131-131l-218 71c-9-13-16-28-23-41l171-155c-21-53-35-110-41-171l-223-44c-1-7-1-15-1-22s0-15 1-22l223-44c6-61 20-118 41-171l-171-155c7-13 14-28 23-41l218 71c37-50 81-94 131-131l-72-217c11-6 23-13 34-20l152 173c54-22 112-38 174-45l44-223c9-1 19-1 28-1 6 0 12 0 18 0z">
            <text:p/>
          </draw:path>
          <draw:path draw:style-name="gr11" draw:text-style-name="P1" draw:layer="layout" svg:width="0.991cm" svg:height="0.992cm" svg:x="21.688cm" svg:y="9.362cm" svg:viewBox="0 0 992 993" svg:d="m688 41c-258-109-538 5-647 264s6 538 264 647 537-6 646-264-5-538-263-647z">
            <text:p/>
          </draw:path>
          <draw:path draw:style-name="gr1" draw:text-style-name="P1" draw:layer="layout" svg:width="0.27cm" svg:height="0.27cm" svg:x="22.049cm" svg:y="9.722cm" svg:viewBox="0 0 271 271" svg:d="m188 11c70 30 101 106 72 177s-106 101-177 72-102-106-72-177 106-102 177-72z">
            <text:p/>
          </draw:path>
        </draw:g>
        <draw:custom-shape draw:style-name="gr170" draw:text-style-name="P1" draw:layer="layout" svg:width="4.744cm" svg:height="0.595cm" draw:transform="rotate (-2.57156811988845) translate (25.815cm 8.001cm)">
          <text:p/>
          <draw:enhanced-geometry svg:viewBox="0 0 21600 21600" draw:type="rectangle" draw:enhanced-path="M 0 0 L 21600 0 21600 21600 0 21600 0 0 Z N"/>
        </draw:custom-shape>
        <draw:custom-shape draw:style-name="gr171" draw:text-style-name="P1" draw:layer="layout" svg:width="10.688cm" svg:height="0.217cm" draw:transform="rotate (-1.5694000633933) translate (7.69cm 0.862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9.887cm" svg:height="0.568cm" draw:transform="rotate (-0.79133228285423) translate (10.086cm 2.767cm)">
          <text:p/>
          <draw:enhanced-geometry svg:viewBox="0 0 21600 21600" draw:type="rectangle" draw:enhanced-path="M 0 0 L 21600 0 21600 21600 0 21600 0 0 Z N"/>
        </draw:custom-shape>
        <draw:path draw:style-name="gr194" draw:text-style-name="P1" draw:layer="layout" svg:width="1.274cm" svg:height="1.569cm" draw:transform="skewX (0.0176278254451427) rotate (-2.99027260744189) translate (7.275cm 11.675cm)" svg:viewBox="0 0 1275 1570" svg:d="m1204 1570c312-1188-475-1535-1204-1570">
          <text:p/>
        </draw:path>
        <draw:frame draw:style-name="gr17" draw:text-style-name="P9" draw:layer="layout" svg:width="19.738cm" svg:height="2.368cm" svg:x="6.525cm" svg:y="16.482cm">
          <draw:text-box>
            <text:p text:style-name="P9"><text:span text:style-name="T5">どちらに回りますか？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91" draw:display-name="Hatching 9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1-26T11:26:33.45</meta:creation-date>
    <meta:print-date>2015-08-25T11:22:59.08</meta:print-date>
    <dc:date>2015-08-25T11:23:21.62</dc:date>
    <meta:editing-duration>P2DT8H34M43S</meta:editing-duration>
    <meta:editing-cycles>4</meta:editing-cycles>
    <meta:generator>LibreOffice/3.4$Win32 LibreOffice_project/340m1$Build-203</meta:generator>
    <meta:document-statistic meta:object-count="623"/>
  </office:meta>
</office:document-meta>
</file>